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611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tDgaitpad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9" table:number-columns-repeated="17" table:default-cell-style-name="Default"/>
        <table:table-column table:style-name="co4" table:default-cell-style-name="Default"/>
        <table:table-column table:style-name="co9" table:number-columns-repeated="6" table:default-cell-style-name="Default"/>
        <table:table-column table:style-name="co11" table:default-cell-style-name="Default"/>
        <table:table-column table:style-name="co9" table:number-columns-repeated="16" table:default-cell-style-name="Default"/>
        <table:table-column table:style-name="co11" table:default-cell-style-name="Default"/>
        <table:table-column table:style-name="co9" table:number-columns-repeated="6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6" table:default-cell-style-name="Default"/>
        <table:table-column table:style-name="co11" table:default-cell-style-name="Default"/>
        <table:table-column table:style-name="co9" table:number-columns-repeated="7" table:default-cell-style-name="Default"/>
        <table:table-column table:style-name="co2" table:default-cell-style-name="Default"/>
        <table:table-column table:style-name="co9" table:number-columns-repeated="7" table:default-cell-style-name="Default"/>
        <table:table-column table:style-name="co11" table:default-cell-style-name="Default"/>
        <table:table-column table:style-name="co9" table:number-columns-repeated="17" table:default-cell-style-name="Default"/>
        <table:table-column table:style-name="co10" table:default-cell-style-name="Default"/>
        <table:table-column table:style-name="co3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24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5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9" table:number-columns-repeated="4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number-columns-repeated="57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3809967041" calcext:value-type="float">
            <text:p>0.066713809967041</text:p>
          </table:table-cell>
          <table:table-cell office:value-type="float" office:value="0.133427381515503" calcext:value-type="float">
            <text:p>0.133427381515503</text:p>
          </table:table-cell>
          <table:table-cell office:value-type="float" office:value="0.200140953063965" calcext:value-type="float">
            <text:p>0.200140953063965</text:p>
          </table:table-cell>
          <table:table-cell office:value-type="float" office:value="0.266854763031006" calcext:value-type="float">
            <text:p>0.266854763031006</text:p>
          </table:table-cell>
          <table:table-cell office:value-type="float" office:value="0.366925239562988" calcext:value-type="float">
            <text:p>0.366925239562988</text:p>
          </table:table-cell>
          <table:table-cell office:value-type="float" office:value="0.43363881111145" calcext:value-type="float">
            <text:p>0.43363881111145</text:p>
          </table:table-cell>
          <table:table-cell office:value-type="float" office:value="0.533709049224854" calcext:value-type="float">
            <text:p>0.533709049224854</text:p>
          </table:table-cell>
          <table:table-cell office:value-type="float" office:value="0.600422859191895" calcext:value-type="float">
            <text:p>0.600422859191895</text:p>
          </table:table-cell>
          <table:table-cell office:value-type="float" office:value="0.667136192321777" calcext:value-type="float">
            <text:p>0.667136192321777</text:p>
          </table:table-cell>
          <table:table-cell office:value-type="float" office:value="0.733847856521606" calcext:value-type="float">
            <text:p>0.733847856521606</text:p>
          </table:table-cell>
          <table:table-cell office:value-type="float" office:value="0.83391261100769" calcext:value-type="float">
            <text:p>0.83391261100769</text:p>
          </table:table-cell>
          <table:table-cell office:value-type="float" office:value="0.900621891021729" calcext:value-type="float">
            <text:p>0.900621891021729</text:p>
          </table:table-cell>
          <table:table-cell office:value-type="float" office:value="1.00068640708923" calcext:value-type="float">
            <text:p>1.00068640708923</text:p>
          </table:table-cell>
          <table:table-cell office:value-type="float" office:value="1.06739592552185" calcext:value-type="float">
            <text:p>1.06739592552185</text:p>
          </table:table-cell>
          <table:table-cell office:value-type="float" office:value="1.1674599647522" calcext:value-type="float">
            <text:p>1.1674599647522</text:p>
          </table:table-cell>
          <table:table-cell office:value-type="float" office:value="1.23416900634766" calcext:value-type="float">
            <text:p>1.23416900634766</text:p>
          </table:table-cell>
          <table:table-cell office:value-type="float" office:value="1.33423280715942" calcext:value-type="float">
            <text:p>1.33423280715942</text:p>
          </table:table-cell>
          <table:table-cell office:value-type="float" office:value="1.40094184875488" calcext:value-type="float">
            <text:p>1.40094184875488</text:p>
          </table:table-cell>
          <table:table-cell office:value-type="float" office:value="1.46765089035034" calcext:value-type="float">
            <text:p>1.46765089035034</text:p>
          </table:table-cell>
          <table:table-cell office:value-type="float" office:value="1.56771421432495" calcext:value-type="float">
            <text:p>1.56771421432495</text:p>
          </table:table-cell>
          <table:table-cell office:value-type="float" office:value="1.66777753829956" calcext:value-type="float">
            <text:p>1.66777753829956</text:p>
          </table:table-cell>
          <table:table-cell office:value-type="float" office:value="1.76784443855286" calcext:value-type="float">
            <text:p>1.76784443855286</text:p>
          </table:table-cell>
          <table:table-cell office:value-type="float" office:value="1.83455729484558" calcext:value-type="float">
            <text:p>1.83455729484558</text:p>
          </table:table-cell>
          <table:table-cell office:value-type="float" office:value="1.93462610244751" calcext:value-type="float">
            <text:p>1.93462610244751</text:p>
          </table:table-cell>
          <table:table-cell office:value-type="float" office:value="2.03469514846802" calcext:value-type="float">
            <text:p>2.03469514846802</text:p>
          </table:table-cell>
          <table:table-cell office:value-type="float" office:value="2.10140776634216" calcext:value-type="float">
            <text:p>2.10140776634216</text:p>
          </table:table-cell>
          <table:table-cell office:value-type="float" office:value="2.16812014579773" calcext:value-type="float">
            <text:p>2.16812014579773</text:p>
          </table:table-cell>
          <table:table-cell office:value-type="float" office:value="2.23483300209045" calcext:value-type="float">
            <text:p>2.23483300209045</text:p>
          </table:table-cell>
          <table:table-cell office:value-type="float" office:value="2.3015456199646" calcext:value-type="float">
            <text:p>2.3015456199646</text:p>
          </table:table-cell>
          <table:table-cell office:value-type="float" office:value="2.40161442756653" calcext:value-type="float">
            <text:p>2.40161442756653</text:p>
          </table:table-cell>
          <table:table-cell office:value-type="float" office:value="2.46832680702209" calcext:value-type="float">
            <text:p>2.46832680702209</text:p>
          </table:table-cell>
          <table:table-cell office:value-type="float" office:value="2.53503918647766" calcext:value-type="float">
            <text:p>2.53503918647766</text:p>
          </table:table-cell>
          <table:table-cell office:value-type="float" office:value="2.63510799407959" calcext:value-type="float">
            <text:p>2.63510799407959</text:p>
          </table:table-cell>
          <table:table-cell office:value-type="float" office:value="2.70182037353516" calcext:value-type="float">
            <text:p>2.70182037353516</text:p>
          </table:table-cell>
          <table:table-cell office:value-type="float" office:value="2.80189418792725" calcext:value-type="float">
            <text:p>2.80189418792725</text:p>
          </table:table-cell>
          <table:table-cell office:value-type="float" office:value="2.86860990524292" calcext:value-type="float">
            <text:p>2.86860990524292</text:p>
          </table:table-cell>
          <table:table-cell office:value-type="float" office:value="2.96868371963501" calcext:value-type="float">
            <text:p>2.96868371963501</text:p>
          </table:table-cell>
          <table:table-cell office:value-type="float" office:value="3.03539991378784" calcext:value-type="float">
            <text:p>3.03539991378784</text:p>
          </table:table-cell>
          <table:table-cell office:value-type="float" office:value="3.10211563110352" calcext:value-type="float">
            <text:p>3.10211563110352</text:p>
          </table:table-cell>
          <table:table-cell office:value-type="float" office:value="3.26890516281128" calcext:value-type="float">
            <text:p>3.26890516281128</text:p>
          </table:table-cell>
          <table:table-cell office:value-type="float" office:value="3.40233707427979" calcext:value-type="float">
            <text:p>3.40233707427979</text:p>
          </table:table-cell>
          <table:table-cell office:value-type="float" office:value="3.46905279159546" calcext:value-type="float">
            <text:p>3.46905279159546</text:p>
          </table:table-cell>
          <table:table-cell office:value-type="float" office:value="3.56912660598755" calcext:value-type="float">
            <text:p>3.56912660598755</text:p>
          </table:table-cell>
          <table:table-cell office:value-type="float" office:value="3.73591947555542" calcext:value-type="float">
            <text:p>3.73591947555542</text:p>
          </table:table-cell>
          <table:table-cell office:value-type="float" office:value="3.80264210700989" calcext:value-type="float">
            <text:p>3.80264210700989</text:p>
          </table:table-cell>
          <table:table-cell office:value-type="float" office:value="3.86936473846436" calcext:value-type="float">
            <text:p>3.86936473846436</text:p>
          </table:table-cell>
          <table:table-cell office:value-type="float" office:value="3.9360876083374" calcext:value-type="float">
            <text:p>3.9360876083374</text:p>
          </table:table-cell>
          <table:table-cell office:value-type="float" office:value="4.23634338378906" calcext:value-type="float">
            <text:p>4.23634338378906</text:p>
          </table:table-cell>
          <table:table-cell office:value-type="float" office:value="4.30306768417358" calcext:value-type="float">
            <text:p>4.30306768417358</text:p>
          </table:table-cell>
          <table:table-cell office:value-type="float" office:value="4.40315437316895" calcext:value-type="float">
            <text:p>4.40315437316895</text:p>
          </table:table-cell>
          <table:table-cell office:value-type="float" office:value="4.4698793888092" calcext:value-type="float">
            <text:p>4.4698793888092</text:p>
          </table:table-cell>
          <table:table-cell office:value-type="float" office:value="4.83684635162354" calcext:value-type="float">
            <text:p>4.83684635162354</text:p>
          </table:table-cell>
          <table:table-cell office:value-type="float" office:value="4.90356040000916" calcext:value-type="float">
            <text:p>4.90356040000916</text:p>
          </table:table-cell>
          <table:table-cell office:value-type="float" office:value="5.00363183021545" calcext:value-type="float">
            <text:p>5.00363183021545</text:p>
          </table:table-cell>
          <table:table-cell office:value-type="float" office:value="5.07034587860107" calcext:value-type="float">
            <text:p>5.07034587860107</text:p>
          </table:table-cell>
          <table:table-cell office:value-type="float" office:value="5.13705992698669" calcext:value-type="float">
            <text:p>5.13705992698669</text:p>
          </table:table-cell>
          <table:table-cell office:value-type="float" office:value="5.23713135719299" calcext:value-type="float">
            <text:p>5.23713135719299</text:p>
          </table:table-cell>
          <table:table-cell office:value-type="float" office:value="5.30384540557861" calcext:value-type="float">
            <text:p>5.30384540557861</text:p>
          </table:table-cell>
          <table:table-cell office:value-type="float" office:value="5.37055969238281" calcext:value-type="float">
            <text:p>5.37055969238281</text:p>
          </table:table-cell>
          <table:table-cell office:value-type="float" office:value="5.47063112258911" calcext:value-type="float">
            <text:p>5.47063112258911</text:p>
          </table:table-cell>
          <table:table-cell office:value-type="float" office:value="5.53734540939331" calcext:value-type="float">
            <text:p>5.53734540939331</text:p>
          </table:table-cell>
          <table:table-cell office:value-type="float" office:value="5.60405945777893" calcext:value-type="float">
            <text:p>5.60405945777893</text:p>
          </table:table-cell>
          <table:table-cell office:value-type="float" office:value="5.67077374458313" calcext:value-type="float">
            <text:p>5.67077374458313</text:p>
          </table:table-cell>
          <table:table-cell office:value-type="float" office:value="5.73748898506165" calcext:value-type="float">
            <text:p>5.73748898506165</text:p>
          </table:table-cell>
          <table:table-cell office:value-type="float" office:value="5.83756232261658" calcext:value-type="float">
            <text:p>5.83756232261658</text:p>
          </table:table-cell>
          <table:table-cell office:value-type="float" office:value="5.90427851676941" calcext:value-type="float">
            <text:p>5.90427851676941</text:p>
          </table:table-cell>
          <table:table-cell office:value-type="float" office:value="5.97099423408508" calcext:value-type="float">
            <text:p>5.97099423408508</text:p>
          </table:table-cell>
          <table:table-cell office:value-type="float" office:value="6.03771042823792" calcext:value-type="float">
            <text:p>6.03771042823792</text:p>
          </table:table-cell>
          <table:table-cell office:value-type="float" office:value="6.10442638397217" calcext:value-type="float">
            <text:p>6.10442638397217</text:p>
          </table:table-cell>
          <table:table-cell office:value-type="float" office:value="6.20450067520142" calcext:value-type="float">
            <text:p>6.20450067520142</text:p>
          </table:table-cell>
          <table:table-cell office:value-type="float" office:value="6.70487356185913" calcext:value-type="float">
            <text:p>6.70487356185913</text:p>
          </table:table-cell>
          <table:table-cell office:value-type="float" office:value="6.77158689498901" calcext:value-type="float">
            <text:p>6.77158689498901</text:p>
          </table:table-cell>
          <table:table-cell office:value-type="float" office:value="6.83829998970032" calcext:value-type="float">
            <text:p>6.83829998970032</text:p>
          </table:table-cell>
          <table:table-cell office:value-type="float" office:value="6.93836975097656" calcext:value-type="float">
            <text:p>6.93836975097656</text:p>
          </table:table-cell>
          <table:table-cell office:value-type="float" office:value="7.00508260726929" calcext:value-type="float">
            <text:p>7.00508260726929</text:p>
          </table:table-cell>
          <table:table-cell office:value-type="float" office:value="7.07179570198059" calcext:value-type="float">
            <text:p>7.07179570198059</text:p>
          </table:table-cell>
          <table:table-cell office:value-type="float" office:value="7.30529141426086" calcext:value-type="float">
            <text:p>7.30529141426086</text:p>
          </table:table-cell>
          <table:table-cell office:value-type="float" office:value="7.37200450897217" calcext:value-type="float">
            <text:p>7.37200450897217</text:p>
          </table:table-cell>
          <table:table-cell office:value-type="float" office:value="7.53878712654114" calcext:value-type="float">
            <text:p>7.53878712654114</text:p>
          </table:table-cell>
          <table:table-cell office:value-type="float" office:value="7.60549998283386" calcext:value-type="float">
            <text:p>7.60549998283386</text:p>
          </table:table-cell>
          <table:table-cell office:value-type="float" office:value="7.67221283912659" calcext:value-type="float">
            <text:p>7.67221283912659</text:p>
          </table:table-cell>
          <table:table-cell office:value-type="float" office:value="7.70556950569153" calcext:value-type="float">
            <text:p>7.70556950569153</text:p>
          </table:table-cell>
          <table:table-cell office:value-type="float" office:value="7.80563998222351" calcext:value-type="float">
            <text:p>7.80563998222351</text:p>
          </table:table-cell>
          <table:table-cell office:value-type="float" office:value="7.87235379219055" calcext:value-type="float">
            <text:p>7.87235379219055</text:p>
          </table:table-cell>
          <table:table-cell office:value-type="float" office:value="7.93906760215759" calcext:value-type="float">
            <text:p>7.93906760215759</text:p>
          </table:table-cell>
          <table:table-cell office:value-type="float" office:value="8.03913807868958" calcext:value-type="float">
            <text:p>8.03913807868958</text:p>
          </table:table-cell>
          <table:table-cell office:value-type="float" office:value="8.10585188865662" calcext:value-type="float">
            <text:p>8.10585188865662</text:p>
          </table:table-cell>
          <table:table-cell office:value-type="float" office:value="8.17256593704224" calcext:value-type="float">
            <text:p>8.17256593704224</text:p>
          </table:table-cell>
          <table:table-cell office:value-type="float" office:value="8.2392795085907" calcext:value-type="float">
            <text:p>8.2392795085907</text:p>
          </table:table-cell>
          <table:table-cell office:value-type="float" office:value="8.30599331855774" calcext:value-type="float">
            <text:p>8.30599331855774</text:p>
          </table:table-cell>
          <table:table-cell office:value-type="float" office:value="8.43942070007324" calcext:value-type="float">
            <text:p>8.43942070007324</text:p>
          </table:table-cell>
          <table:table-cell office:value-type="float" office:value="8.57284832000732" calcext:value-type="float">
            <text:p>8.57284832000732</text:p>
          </table:table-cell>
          <table:table-cell office:value-type="float" office:value="8.63956212997437" calcext:value-type="float">
            <text:p>8.63956212997437</text:p>
          </table:table-cell>
          <table:table-cell office:value-type="float" office:value="8.70627593994141" calcext:value-type="float">
            <text:p>8.70627593994141</text:p>
          </table:table-cell>
          <table:table-cell office:value-type="float" office:value="8.77299022674561" calcext:value-type="float">
            <text:p>8.77299022674561</text:p>
          </table:table-cell>
          <table:table-cell office:value-type="float" office:value="8.87306141853333" calcext:value-type="float">
            <text:p>8.87306141853333</text:p>
          </table:table-cell>
          <table:table-cell office:value-type="float" office:value="9.34006094932556" calcext:value-type="float">
            <text:p>9.34006094932556</text:p>
          </table:table-cell>
          <table:table-cell office:value-type="float" office:value="9.4734890460968" calcext:value-type="float">
            <text:p>9.4734890460968</text:p>
          </table:table-cell>
          <table:table-cell office:value-type="float" office:value="9.540203332901" calcext:value-type="float">
            <text:p>9.540203332901</text:p>
          </table:table-cell>
          <table:table-cell office:value-type="float" office:value="9.60691738128662" calcext:value-type="float">
            <text:p>9.60691738128662</text:p>
          </table:table-cell>
          <table:table-cell office:value-type="float" office:value="9.67363142967224" calcext:value-type="float">
            <text:p>9.67363142967224</text:p>
          </table:table-cell>
          <table:table-cell office:value-type="float" office:value="9.87377309799194" calcext:value-type="float">
            <text:p>9.87377309799194</text:p>
          </table:table-cell>
          <table:table-cell office:value-type="float" office:value="9.97384381294251" calcext:value-type="float">
            <text:p>9.97384381294251</text:p>
          </table:table-cell>
          <table:table-cell office:value-type="float" office:value="10.1072714328766" calcext:value-type="float">
            <text:p>10.1072714328766</text:p>
          </table:table-cell>
          <table:table-cell office:value-type="float" office:value="10.2406988143921" calcext:value-type="float">
            <text:p>10.2406988143921</text:p>
          </table:table-cell>
          <table:table-cell office:value-type="float" office:value="10.3074126243591" calcext:value-type="float">
            <text:p>10.3074126243591</text:p>
          </table:table-cell>
          <table:table-cell office:value-type="float" office:value="10.3741266727448" calcext:value-type="float">
            <text:p>10.3741266727448</text:p>
          </table:table-cell>
          <table:table-cell office:value-type="float" office:value="10.4741971492767" calcext:value-type="float">
            <text:p>10.4741971492767</text:p>
          </table:table-cell>
          <table:table-cell office:value-type="float" office:value="10.5409109592438" calcext:value-type="float">
            <text:p>10.5409109592438</text:p>
          </table:table-cell>
          <table:table-cell office:value-type="float" office:value="10.6076247692108" calcext:value-type="float">
            <text:p>10.6076247692108</text:p>
          </table:table-cell>
          <table:table-cell office:value-type="float" office:value="10.6743385791779" calcext:value-type="float">
            <text:p>10.6743385791779</text:p>
          </table:table-cell>
          <table:table-cell office:value-type="float" office:value="10.7744083404541" calcext:value-type="float">
            <text:p>10.7744083404541</text:p>
          </table:table-cell>
          <table:table-cell office:value-type="float" office:value="11.0412604808807" calcext:value-type="float">
            <text:p>11.0412604808807</text:p>
          </table:table-cell>
          <table:table-cell office:value-type="float" office:value="11.1079733371735" calcext:value-type="float">
            <text:p>11.1079733371735</text:p>
          </table:table-cell>
          <table:table-cell office:value-type="float" office:value="11.2080426216125" calcext:value-type="float">
            <text:p>11.2080426216125</text:p>
          </table:table-cell>
          <table:table-cell office:value-type="float" office:value="11.2747554779053" calcext:value-type="float">
            <text:p>11.2747554779053</text:p>
          </table:table-cell>
          <table:table-cell office:value-type="float" office:value="11.341468334198" calcext:value-type="float">
            <text:p>11.341468334198</text:p>
          </table:table-cell>
          <table:table-cell office:value-type="float" office:value="11.4081811904907" calcext:value-type="float">
            <text:p>11.4081811904907</text:p>
          </table:table-cell>
          <table:table-cell office:value-type="float" office:value="11.5082504749298" calcext:value-type="float">
            <text:p>11.5082504749298</text:p>
          </table:table-cell>
          <table:table-cell office:value-type="float" office:value="11.6750321388245" calcext:value-type="float">
            <text:p>11.6750321388245</text:p>
          </table:table-cell>
          <table:table-cell office:value-type="float" office:value="11.7417454719543" calcext:value-type="float">
            <text:p>11.7417454719543</text:p>
          </table:table-cell>
          <table:table-cell office:value-type="float" office:value="11.8084592819214" calcext:value-type="float">
            <text:p>11.8084592819214</text:p>
          </table:table-cell>
          <table:table-cell office:value-type="float" office:value="11.9085302352905" calcext:value-type="float">
            <text:p>11.9085302352905</text:p>
          </table:table-cell>
          <table:table-cell office:value-type="float" office:value="11.9752440452576" calcext:value-type="float">
            <text:p>11.9752440452576</text:p>
          </table:table-cell>
          <table:table-cell office:value-type="float" office:value="12.0419578552246" calcext:value-type="float">
            <text:p>12.0419578552246</text:p>
          </table:table-cell>
          <table:table-cell office:value-type="float" office:value="12.1086716651917" calcext:value-type="float">
            <text:p>12.1086716651917</text:p>
          </table:table-cell>
          <table:table-cell office:value-type="float" office:value="12.2087426185608" calcext:value-type="float">
            <text:p>12.2087426185608</text:p>
          </table:table-cell>
          <table:table-cell office:value-type="float" office:value="12.542311668396" calcext:value-type="float">
            <text:p>12.542311668396</text:p>
          </table:table-cell>
          <table:table-cell office:value-type="float" office:value="12.6090252399445" calcext:value-type="float">
            <text:p>12.6090252399445</text:p>
          </table:table-cell>
          <table:table-cell office:value-type="float" office:value="12.7090961933136" calcext:value-type="float">
            <text:p>12.7090961933136</text:p>
          </table:table-cell>
          <table:table-cell office:value-type="float" office:value="12.7758097648621" calcext:value-type="float">
            <text:p>12.7758097648621</text:p>
          </table:table-cell>
          <table:table-cell office:value-type="float" office:value="12.8758800029755" calcext:value-type="float">
            <text:p>12.8758800029755</text:p>
          </table:table-cell>
          <table:table-cell office:value-type="float" office:value="12.9425935745239" calcext:value-type="float">
            <text:p>12.9425935745239</text:p>
          </table:table-cell>
          <table:table-cell office:value-type="float" office:value="13.009307384491" calcext:value-type="float">
            <text:p>13.009307384491</text:p>
          </table:table-cell>
          <table:table-cell office:value-type="float" office:value="13.0760207176208" calcext:value-type="float">
            <text:p>13.0760207176208</text:p>
          </table:table-cell>
          <table:table-cell office:value-type="float" office:value="13.1427342891693" calcext:value-type="float">
            <text:p>13.1427342891693</text:p>
          </table:table-cell>
          <table:table-cell office:value-type="float" office:value="13.2094478607178" calcext:value-type="float">
            <text:p>13.2094478607178</text:p>
          </table:table-cell>
          <table:table-cell office:value-type="float" office:value="13.3095180988312" calcext:value-type="float">
            <text:p>13.3095180988312</text:p>
          </table:table-cell>
          <table:table-cell office:value-type="float" office:value="13.3762316703796" calcext:value-type="float">
            <text:p>13.3762316703796</text:p>
          </table:table-cell>
          <table:table-cell office:value-type="float" office:value="13.4429452419281" calcext:value-type="float">
            <text:p>13.4429452419281</text:p>
          </table:table-cell>
          <table:table-cell office:value-type="float" office:value="13.6097288131714" calcext:value-type="float">
            <text:p>13.6097288131714</text:p>
          </table:table-cell>
          <table:table-cell office:value-type="float" office:value="13.7097990512848" calcext:value-type="float">
            <text:p>13.7097990512848</text:p>
          </table:table-cell>
          <table:table-cell office:value-type="float" office:value="13.8098697662354" calcext:value-type="float">
            <text:p>13.8098697662354</text:p>
          </table:table-cell>
          <table:table-cell office:value-type="float" office:value="13.8765835762024" calcext:value-type="float">
            <text:p>13.8765835762024</text:p>
          </table:table-cell>
          <table:table-cell office:value-type="float" office:value="13.943297624588" calcext:value-type="float">
            <text:p>13.943297624588</text:p>
          </table:table-cell>
          <table:table-cell office:value-type="float" office:value="14.04336810112" calcext:value-type="float">
            <text:p>14.04336810112</text:p>
          </table:table-cell>
          <table:table-cell office:value-type="float" office:value="14.210152387619" calcext:value-type="float">
            <text:p>14.210152387619</text:p>
          </table:table-cell>
          <table:table-cell office:value-type="float" office:value="14.2768664360046" calcext:value-type="float">
            <text:p>14.2768664360046</text:p>
          </table:table-cell>
          <table:table-cell office:value-type="float" office:value="14.3435800075531" calcext:value-type="float">
            <text:p>14.3435800075531</text:p>
          </table:table-cell>
          <table:table-cell office:value-type="float" office:value="14.4436504840851" calcext:value-type="float">
            <text:p>14.4436504840851</text:p>
          </table:table-cell>
          <table:table-cell office:value-type="float" office:value="14.5437214374542" calcext:value-type="float">
            <text:p>14.5437214374542</text:p>
          </table:table-cell>
          <table:table-cell office:value-type="float" office:value="14.6771485805511" calcext:value-type="float">
            <text:p>14.6771485805511</text:p>
          </table:table-cell>
          <table:table-cell office:value-type="float" office:value="14.7438621520996" calcext:value-type="float">
            <text:p>14.7438621520996</text:p>
          </table:table-cell>
          <table:table-cell office:value-type="float" office:value="15.1775002479553" calcext:value-type="float">
            <text:p>15.1775002479553</text:p>
          </table:table-cell>
          <table:table-cell office:value-type="float" office:value="15.2442138195038" calcext:value-type="float">
            <text:p>15.2442138195038</text:p>
          </table:table-cell>
          <table:table-cell office:value-type="float" office:value="15.3109271526337" calcext:value-type="float">
            <text:p>15.3109271526337</text:p>
          </table:table-cell>
          <table:table-cell office:value-type="float" office:value="15.3776404857636" calcext:value-type="float">
            <text:p>15.3776404857636</text:p>
          </table:table-cell>
          <table:table-cell office:value-type="float" office:value="15.444354057312" calcext:value-type="float">
            <text:p>15.444354057312</text:p>
          </table:table-cell>
          <table:table-cell office:value-type="float" office:value="15.5444242954254" calcext:value-type="float">
            <text:p>15.5444242954254</text:p>
          </table:table-cell>
          <table:table-cell office:value-type="float" office:value="15.6111376285553" calcext:value-type="float">
            <text:p>15.6111376285553</text:p>
          </table:table-cell>
          <table:table-cell office:value-type="float" office:value="15.6778509616852" calcext:value-type="float">
            <text:p>15.6778509616852</text:p>
          </table:table-cell>
          <table:table-cell office:value-type="float" office:value="15.744567155838" calcext:value-type="float">
            <text:p>15.744567155838</text:p>
          </table:table-cell>
          <table:table-cell office:value-type="float" office:value="15.8446452617645" calcext:value-type="float">
            <text:p>15.8446452617645</text:p>
          </table:table-cell>
          <table:table-cell office:value-type="float" office:value="15.9113640785217" calcext:value-type="float">
            <text:p>15.9113640785217</text:p>
          </table:table-cell>
          <table:table-cell office:value-type="float" office:value="15.9780831336975" calcext:value-type="float">
            <text:p>15.9780831336975</text:p>
          </table:table-cell>
          <table:table-cell office:value-type="float" office:value="16.0448024272919" calcext:value-type="float">
            <text:p>16.0448024272919</text:p>
          </table:table-cell>
          <table:table-cell office:value-type="float" office:value="16.1115214824677" calcext:value-type="float">
            <text:p>16.1115214824677</text:p>
          </table:table-cell>
          <table:table-cell office:value-type="float" office:value="16.178240776062" calcext:value-type="float">
            <text:p>16.178240776062</text:p>
          </table:table-cell>
          <table:table-cell office:value-type="float" office:value="16.3450391292572" calcext:value-type="float">
            <text:p>16.3450391292572</text:p>
          </table:table-cell>
          <table:table-cell office:value-type="float" office:value="16.4117586612701" calcext:value-type="float">
            <text:p>16.4117586612701</text:p>
          </table:table-cell>
          <table:table-cell office:value-type="float" office:value="16.5785579681396" calcext:value-type="float">
            <text:p>16.5785579681396</text:p>
          </table:table-cell>
          <table:table-cell office:value-type="float" office:value="16.8120667934418" calcext:value-type="float">
            <text:p>16.8120667934418</text:p>
          </table:table-cell>
          <table:table-cell office:value-type="float" office:value="16.8787796497345" calcext:value-type="float">
            <text:p>16.8787796497345</text:p>
          </table:table-cell>
          <table:table-cell office:value-type="float" office:value="16.9454925060272" calcext:value-type="float">
            <text:p>16.9454925060272</text:p>
          </table:table-cell>
          <table:table-cell office:value-type="float" office:value="17.0789182186127" calcext:value-type="float">
            <text:p>17.0789182186127</text:p>
          </table:table-cell>
          <table:table-cell office:value-type="float" office:value="17.1456308364868" calcext:value-type="float">
            <text:p>17.1456308364868</text:p>
          </table:table-cell>
          <table:table-cell office:value-type="float" office:value="17.2123436927795" calcext:value-type="float">
            <text:p>17.2123436927795</text:p>
          </table:table-cell>
          <table:table-cell office:value-type="float" office:value="17.2790563106537" calcext:value-type="float">
            <text:p>17.2790563106537</text:p>
          </table:table-cell>
          <table:table-cell office:value-type="float" office:value="17.3457689285278" calcext:value-type="float">
            <text:p>17.3457689285278</text:p>
          </table:table-cell>
          <table:table-cell office:value-type="float" office:value="17.7794024944305" calcext:value-type="float">
            <text:p>17.7794024944305</text:p>
          </table:table-cell>
          <table:table-cell office:value-type="float" office:value="17.8461165428162" calcext:value-type="float">
            <text:p>17.8461165428162</text:p>
          </table:table-cell>
          <table:table-cell office:value-type="float" office:value="17.9128310680389" calcext:value-type="float">
            <text:p>17.9128310680389</text:p>
          </table:table-cell>
          <table:table-cell office:value-type="float" office:value="17.9795453548431" calcext:value-type="float">
            <text:p>17.9795453548431</text:p>
          </table:table-cell>
          <table:table-cell office:value-type="float" office:value="18.0462596416473" calcext:value-type="float">
            <text:p>18.0462596416473</text:p>
          </table:table-cell>
          <table:table-cell office:value-type="float" office:value="18.112973690033" calcext:value-type="float">
            <text:p>18.112973690033</text:p>
          </table:table-cell>
          <table:table-cell office:value-type="float" office:value="18.1796882152557" calcext:value-type="float">
            <text:p>18.1796882152557</text:p>
          </table:table-cell>
          <table:table-cell office:value-type="float" office:value="18.2464025020599" calcext:value-type="float">
            <text:p>18.2464025020599</text:p>
          </table:table-cell>
          <table:table-cell office:value-type="float" office:value="18.3131167888641" calcext:value-type="float">
            <text:p>18.3131167888641</text:p>
          </table:table-cell>
          <table:table-cell office:value-type="float" office:value="18.3798313140869" calcext:value-type="float">
            <text:p>18.3798313140869</text:p>
          </table:table-cell>
          <table:table-cell office:value-type="float" office:value="18.4465456008911" calcext:value-type="float">
            <text:p>18.4465456008911</text:p>
          </table:table-cell>
          <table:table-cell office:value-type="float" office:value="18.5132596492767" calcext:value-type="float">
            <text:p>18.5132596492767</text:p>
          </table:table-cell>
          <table:table-cell office:value-type="float" office:value="18.6133313179016" calcext:value-type="float">
            <text:p>18.6133313179016</text:p>
          </table:table-cell>
          <table:table-cell office:value-type="float" office:value="18.6800456047058" calcext:value-type="float">
            <text:p>18.6800456047058</text:p>
          </table:table-cell>
          <table:table-cell office:value-type="float" office:value="18.7467632293701" calcext:value-type="float">
            <text:p>18.7467632293701</text:p>
          </table:table-cell>
          <table:table-cell office:value-type="float" office:value="18.8468456268311" calcext:value-type="float">
            <text:p>18.8468456268311</text:p>
          </table:table-cell>
          <table:table-cell office:value-type="float" office:value="18.9135670661926" calcext:value-type="float">
            <text:p>18.9135670661926</text:p>
          </table:table-cell>
          <table:table-cell office:value-type="float" office:value="18.9802887439728" calcext:value-type="float">
            <text:p>18.9802887439728</text:p>
          </table:table-cell>
          <table:table-cell office:value-type="float" office:value="19.0470106601715" calcext:value-type="float">
            <text:p>19.0470106601715</text:p>
          </table:table-cell>
          <table:table-cell office:value-type="float" office:value="19.1137325763702" calcext:value-type="float">
            <text:p>19.1137325763702</text:p>
          </table:table-cell>
          <table:table-cell office:value-type="float" office:value="19.180454492569" calcext:value-type="float">
            <text:p>19.180454492569</text:p>
          </table:table-cell>
          <table:table-cell office:value-type="float" office:value="19.2471766471863" calcext:value-type="float">
            <text:p>19.2471766471863</text:p>
          </table:table-cell>
          <table:table-cell office:value-type="float" office:value="19.3138990402222" calcext:value-type="float">
            <text:p>19.3138990402222</text:p>
          </table:table-cell>
          <table:table-cell office:value-type="float" office:value="19.4139828681946" calcext:value-type="float">
            <text:p>19.4139828681946</text:p>
          </table:table-cell>
          <table:table-cell office:value-type="float" office:value="19.480705499649" calcext:value-type="float">
            <text:p>19.480705499649</text:p>
          </table:table-cell>
          <table:table-cell office:value-type="float" office:value="19.5807898044586" calcext:value-type="float">
            <text:p>19.5807898044586</text:p>
          </table:table-cell>
          <table:table-cell office:value-type="float" office:value="19.6475126743317" calcext:value-type="float">
            <text:p>19.6475126743317</text:p>
          </table:table-cell>
          <table:table-cell office:value-type="float" office:value="19.7142355442047" calcext:value-type="float">
            <text:p>19.7142355442047</text:p>
          </table:table-cell>
          <table:table-cell office:value-type="float" office:value="19.8143067359924" calcext:value-type="float">
            <text:p>19.8143067359924</text:p>
          </table:table-cell>
          <table:table-cell office:value-type="float" office:value="19.8810207843781" calcext:value-type="float">
            <text:p>19.8810207843781</text:p>
          </table:table-cell>
          <table:table-cell office:value-type="float" office:value="19.9143781661987" calcext:value-type="float">
            <text:p>19.9143781661987</text:p>
          </table:table-cell>
          <table:table-cell office:value-type="float" office:value="20.0144491195679" calcext:value-type="float">
            <text:p>20.0144491195679</text:p>
          </table:table-cell>
          <table:table-cell office:value-type="float" office:value="20.0811631679535" calcext:value-type="float">
            <text:p>20.0811631679535</text:p>
          </table:table-cell>
          <table:table-cell office:value-type="float" office:value="20.1478774547577" calcext:value-type="float">
            <text:p>20.1478774547577</text:p>
          </table:table-cell>
          <table:table-cell office:value-type="float" office:value="20.2145915031433" calcext:value-type="float">
            <text:p>20.2145915031433</text:p>
          </table:table-cell>
          <table:table-cell office:value-type="float" office:value="20.2813055515289" calcext:value-type="float">
            <text:p>20.2813055515289</text:p>
          </table:table-cell>
          <table:table-cell office:value-type="float" office:value="20.3813767433166" calcext:value-type="float">
            <text:p>20.3813767433166</text:p>
          </table:table-cell>
          <table:table-cell office:value-type="float" office:value="20.4480910301208" calcext:value-type="float">
            <text:p>20.4480910301208</text:p>
          </table:table-cell>
          <table:table-cell office:value-type="float" office:value="20.5148050785065" calcext:value-type="float">
            <text:p>20.5148050785065</text:p>
          </table:table-cell>
          <table:table-cell office:value-type="float" office:value="20.5815191268921" calcext:value-type="float">
            <text:p>20.5815191268921</text:p>
          </table:table-cell>
          <table:table-cell office:value-type="float" office:value="20.6815903186798" calcext:value-type="float">
            <text:p>20.6815903186798</text:p>
          </table:table-cell>
          <table:table-cell office:value-type="float" office:value="20.7483038902283" calcext:value-type="float">
            <text:p>20.7483038902283</text:p>
          </table:table-cell>
          <table:table-cell office:value-type="float" office:value="20.8150172233582" calcext:value-type="float">
            <text:p>20.8150172233582</text:p>
          </table:table-cell>
          <table:table-cell office:value-type="float" office:value="20.881730556488" calcext:value-type="float">
            <text:p>20.881730556488</text:p>
          </table:table-cell>
          <table:table-cell office:value-type="float" office:value="20.9484436511993" calcext:value-type="float">
            <text:p>20.9484436511993</text:p>
          </table:table-cell>
          <table:table-cell office:value-type="float" office:value="21.0485138893127" calcext:value-type="float">
            <text:p>21.0485138893127</text:p>
          </table:table-cell>
          <table:table-cell office:value-type="float" office:value="21.115226984024" calcext:value-type="float">
            <text:p>21.115226984024</text:p>
          </table:table-cell>
          <table:table-cell office:value-type="float" office:value="21.1819400787353" calcext:value-type="float">
            <text:p>21.1819400787353</text:p>
          </table:table-cell>
          <table:table-cell office:value-type="float" office:value="21.2486534118652" calcext:value-type="float">
            <text:p>21.2486534118652</text:p>
          </table:table-cell>
          <table:table-cell office:value-type="float" office:value="21.4154362678528" calcext:value-type="float">
            <text:p>21.4154362678528</text:p>
          </table:table-cell>
          <table:table-cell office:value-type="float" office:value="21.515506029129" calcext:value-type="float">
            <text:p>21.515506029129</text:p>
          </table:table-cell>
          <table:table-cell office:value-type="float" office:value="21.5822191238403" calcext:value-type="float">
            <text:p>21.5822191238403</text:p>
          </table:table-cell>
          <table:table-cell office:value-type="float" office:value="21.6489322185516" calcext:value-type="float">
            <text:p>21.6489322185516</text:p>
          </table:table-cell>
          <table:table-cell office:value-type="float" office:value="21.682288646698" calcext:value-type="float">
            <text:p>21.682288646698</text:p>
          </table:table-cell>
          <table:table-cell office:value-type="float" office:value="21.7823615074158" calcext:value-type="float">
            <text:p>21.7823615074158</text:p>
          </table:table-cell>
          <table:table-cell office:value-type="float" office:value="21.84907746315" calcext:value-type="float">
            <text:p>21.84907746315</text:p>
          </table:table-cell>
          <table:table-cell office:value-type="float" office:value="21.9157936573029" calcext:value-type="float">
            <text:p>21.9157936573029</text:p>
          </table:table-cell>
          <table:table-cell office:value-type="float" office:value="21.9825096130371" calcext:value-type="float">
            <text:p>21.9825096130371</text:p>
          </table:table-cell>
          <table:table-cell office:value-type="float" office:value="22.0492258071899" calcext:value-type="float">
            <text:p>22.0492258071899</text:p>
          </table:table-cell>
          <table:table-cell office:value-type="float" office:value="22.1159420013428" calcext:value-type="float">
            <text:p>22.1159420013428</text:p>
          </table:table-cell>
          <table:table-cell office:value-type="float" office:value="22.1826581954956" calcext:value-type="float">
            <text:p>22.1826581954956</text:p>
          </table:table-cell>
          <table:table-cell office:value-type="float" office:value="22.2827322483063" calcext:value-type="float">
            <text:p>22.2827322483063</text:p>
          </table:table-cell>
          <table:table-cell office:value-type="float" office:value="22.3494486808777" calcext:value-type="float">
            <text:p>22.3494486808777</text:p>
          </table:table-cell>
          <table:table-cell office:value-type="float" office:value="22.4161646366119" calcext:value-type="float">
            <text:p>22.4161646366119</text:p>
          </table:table-cell>
          <table:table-cell office:value-type="float" office:value="22.5162391662598" calcext:value-type="float">
            <text:p>22.5162391662598</text:p>
          </table:table-cell>
          <table:table-cell office:value-type="float" office:value="22.582955121994" calcext:value-type="float">
            <text:p>22.582955121994</text:p>
          </table:table-cell>
          <table:table-cell office:value-type="float" office:value="22.6496715545654" calcext:value-type="float">
            <text:p>22.6496715545654</text:p>
          </table:table-cell>
          <table:table-cell office:value-type="float" office:value="22.7163877487183" calcext:value-type="float">
            <text:p>22.7163877487183</text:p>
          </table:table-cell>
          <table:table-cell office:value-type="float" office:value="22.783100605011" calcext:value-type="float">
            <text:p>22.783100605011</text:p>
          </table:table-cell>
          <table:table-cell office:value-type="float" office:value="22.8498132228851" calcext:value-type="float">
            <text:p>22.8498132228851</text:p>
          </table:table-cell>
          <table:table-cell office:value-type="float" office:value="22.9165258407593" calcext:value-type="float">
            <text:p>22.9165258407593</text:p>
          </table:table-cell>
          <table:table-cell office:value-type="float" office:value="22.9832384586334" calcext:value-type="float">
            <text:p>22.9832384586334</text:p>
          </table:table-cell>
          <table:table-cell office:value-type="float" office:value="23.0499510765076" calcext:value-type="float">
            <text:p>23.0499510765076</text:p>
          </table:table-cell>
          <table:table-cell office:value-type="float" office:value="23.1166634559631" calcext:value-type="float">
            <text:p>23.1166634559631</text:p>
          </table:table-cell>
          <table:table-cell office:value-type="float" office:value="23.1833760738373" calcext:value-type="float">
            <text:p>23.1833760738373</text:p>
          </table:table-cell>
          <table:table-cell office:value-type="float" office:value="23.2500884532928" calcext:value-type="float">
            <text:p>23.2500884532928</text:p>
          </table:table-cell>
          <table:table-cell office:value-type="float" office:value="23.3501572608948" calcext:value-type="float">
            <text:p>23.3501572608948</text:p>
          </table:table-cell>
          <table:table-cell office:value-type="float" office:value="23.4168698787689" calcext:value-type="float">
            <text:p>23.4168698787689</text:p>
          </table:table-cell>
          <table:table-cell office:value-type="float" office:value="23.4835822582245" calcext:value-type="float">
            <text:p>23.4835822582245</text:p>
          </table:table-cell>
          <table:table-cell office:value-type="float" office:value="23.5836505889893" calcext:value-type="float">
            <text:p>23.5836505889893</text:p>
          </table:table-cell>
          <table:table-cell office:value-type="float" office:value="23.6503629684448" calcext:value-type="float">
            <text:p>23.6503629684448</text:p>
          </table:table-cell>
          <table:table-cell office:value-type="float" office:value="23.7170753479004" calcext:value-type="float">
            <text:p>23.7170753479004</text:p>
          </table:table-cell>
          <table:table-cell office:value-type="float" office:value="23.7837905883789" calcext:value-type="float">
            <text:p>23.7837905883789</text:p>
          </table:table-cell>
          <table:table-cell office:value-type="float" office:value="23.8505063056946" calcext:value-type="float">
            <text:p>23.8505063056946</text:p>
          </table:table-cell>
          <table:table-cell table:number-columns-repeated="579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49423839524576" calcext:value-type="float">
            <text:p>0.149423839524576</text:p>
          </table:table-cell>
          <table:table-cell office:value-type="float" office:value="0.149378985041122" calcext:value-type="float">
            <text:p>0.149378985041122</text:p>
          </table:table-cell>
          <table:table-cell office:value-type="float" office:value="0.149608963250378" calcext:value-type="float">
            <text:p>0.149608963250378</text:p>
          </table:table-cell>
          <table:table-cell office:value-type="float" office:value="0.149684112848666" calcext:value-type="float">
            <text:p>0.149684112848666</text:p>
          </table:table-cell>
          <table:table-cell office:value-type="float" office:value="0.149463044449819" calcext:value-type="float">
            <text:p>0.149463044449819</text:p>
          </table:table-cell>
          <table:table-cell office:value-type="float" office:value="0.149737466411257" calcext:value-type="float">
            <text:p>0.149737466411257</text:p>
          </table:table-cell>
          <table:table-cell office:value-type="float" office:value="0.149452495412654" calcext:value-type="float">
            <text:p>0.149452495412654</text:p>
          </table:table-cell>
          <table:table-cell office:value-type="float" office:value="0.149449321557441" calcext:value-type="float">
            <text:p>0.149449321557441</text:p>
          </table:table-cell>
          <table:table-cell office:value-type="float" office:value="0.149447406506258" calcext:value-type="float">
            <text:p>0.149447406506258</text:p>
          </table:table-cell>
          <table:table-cell office:value-type="float" office:value="0.149433377892635" calcext:value-type="float">
            <text:p>0.149433377892635</text:p>
          </table:table-cell>
          <table:table-cell office:value-type="float" office:value="0.14955826383373" calcext:value-type="float">
            <text:p>0.14955826383373</text:p>
          </table:table-cell>
          <table:table-cell office:value-type="float" office:value="0.149380143956264" calcext:value-type="float">
            <text:p>0.149380143956264</text:p>
          </table:table-cell>
          <table:table-cell office:value-type="float" office:value="0.149586311691117" calcext:value-type="float">
            <text:p>0.149586311691117</text:p>
          </table:table-cell>
          <table:table-cell office:value-type="float" office:value="0.149593646131208" calcext:value-type="float">
            <text:p>0.149593646131208</text:p>
          </table:table-cell>
          <table:table-cell office:value-type="float" office:value="0.149446158576458" calcext:value-type="float">
            <text:p>0.149446158576458</text:p>
          </table:table-cell>
          <table:table-cell office:value-type="float" office:value="0.149405010311378" calcext:value-type="float">
            <text:p>0.149405010311378</text:p>
          </table:table-cell>
          <table:table-cell office:value-type="float" office:value="0.149541820116723" calcext:value-type="float">
            <text:p>0.149541820116723</text:p>
          </table:table-cell>
          <table:table-cell office:value-type="float" office:value="0.149534007847083" calcext:value-type="float">
            <text:p>0.149534007847083</text:p>
          </table:table-cell>
          <table:table-cell office:value-type="float" office:value="0.149500790133949" calcext:value-type="float">
            <text:p>0.149500790133949</text:p>
          </table:table-cell>
          <table:table-cell office:value-type="float" office:value="0.149389576699643" calcext:value-type="float">
            <text:p>0.149389576699643</text:p>
          </table:table-cell>
          <table:table-cell office:value-type="float" office:value="0.149386726229792" calcext:value-type="float">
            <text:p>0.149386726229792</text:p>
          </table:table-cell>
          <table:table-cell office:value-type="float" office:value="0.149423153841537" calcext:value-type="float">
            <text:p>0.149423153841537</text:p>
          </table:table-cell>
          <table:table-cell office:value-type="float" office:value="0.149568308640761" calcext:value-type="float">
            <text:p>0.149568308640761</text:p>
          </table:table-cell>
          <table:table-cell office:value-type="float" office:value="0.14943353177273" calcext:value-type="float">
            <text:p>0.14943353177273</text:p>
          </table:table-cell>
          <table:table-cell office:value-type="float" office:value="0.149275459906002" calcext:value-type="float">
            <text:p>0.149275459906002</text:p>
          </table:table-cell>
          <table:table-cell office:value-type="float" office:value="0.149646276715371" calcext:value-type="float">
            <text:p>0.149646276715371</text:p>
          </table:table-cell>
          <table:table-cell office:value-type="float" office:value="0.149607478800703" calcext:value-type="float">
            <text:p>0.149607478800703</text:p>
          </table:table-cell>
          <table:table-cell office:value-type="float" office:value="0.149717307742067" calcext:value-type="float">
            <text:p>0.149717307742067</text:p>
          </table:table-cell>
          <table:table-cell office:value-type="float" office:value="0.149547347661468" calcext:value-type="float">
            <text:p>0.149547347661468</text:p>
          </table:table-cell>
          <table:table-cell office:value-type="float" office:value="0.149687016110675" calcext:value-type="float">
            <text:p>0.149687016110675</text:p>
          </table:table-cell>
          <table:table-cell office:value-type="float" office:value="0.149380758842746" calcext:value-type="float">
            <text:p>0.149380758842746</text:p>
          </table:table-cell>
          <table:table-cell office:value-type="float" office:value="0.14933664533469" calcext:value-type="float">
            <text:p>0.14933664533469</text:p>
          </table:table-cell>
          <table:table-cell office:value-type="float" office:value="0.149184487794441" calcext:value-type="float">
            <text:p>0.149184487794441</text:p>
          </table:table-cell>
          <table:table-cell office:value-type="float" office:value="0.150940891408403" calcext:value-type="float">
            <text:p>0.150940891408403</text:p>
          </table:table-cell>
          <table:table-cell office:value-type="float" office:value="0.153556600042376" calcext:value-type="float">
            <text:p>0.153556600042376</text:p>
          </table:table-cell>
          <table:table-cell office:value-type="float" office:value="0.157171381948638" calcext:value-type="float">
            <text:p>0.157171381948638</text:p>
          </table:table-cell>
          <table:table-cell office:value-type="float" office:value="0.15716299746026" calcext:value-type="float">
            <text:p>0.15716299746026</text:p>
          </table:table-cell>
          <table:table-cell office:value-type="float" office:value="0.153029946249416" calcext:value-type="float">
            <text:p>0.153029946249416</text:p>
          </table:table-cell>
          <table:table-cell office:value-type="float" office:value="0.148881132042396" calcext:value-type="float">
            <text:p>0.148881132042396</text:p>
          </table:table-cell>
          <table:table-cell office:value-type="float" office:value="0.15028730952608" calcext:value-type="float">
            <text:p>0.15028730952608</text:p>
          </table:table-cell>
          <table:table-cell office:value-type="float" office:value="0.188153421108638" calcext:value-type="float">
            <text:p>0.188153421108638</text:p>
          </table:table-cell>
          <table:table-cell office:value-type="float" office:value="0.182807868074449" calcext:value-type="float">
            <text:p>0.182807868074449</text:p>
          </table:table-cell>
          <table:table-cell office:value-type="float" office:value="0.180850660473423" calcext:value-type="float">
            <text:p>0.180850660473423</text:p>
          </table:table-cell>
          <table:table-cell office:value-type="float" office:value="0.184546239082238" calcext:value-type="float">
            <text:p>0.184546239082238</text:p>
          </table:table-cell>
          <table:table-cell office:value-type="float" office:value="0.188365227840899" calcext:value-type="float">
            <text:p>0.188365227840899</text:p>
          </table:table-cell>
          <table:table-cell office:value-type="float" office:value="0.193816055310928" calcext:value-type="float">
            <text:p>0.193816055310928</text:p>
          </table:table-cell>
          <table:table-cell office:value-type="float" office:value="0.201170223759109" calcext:value-type="float">
            <text:p>0.201170223759109</text:p>
          </table:table-cell>
          <table:table-cell office:value-type="float" office:value="0.192859000156802" calcext:value-type="float">
            <text:p>0.192859000156802</text:p>
          </table:table-cell>
          <table:table-cell office:value-type="float" office:value="0.179738605574692" calcext:value-type="float">
            <text:p>0.179738605574692</text:p>
          </table:table-cell>
          <table:table-cell office:value-type="float" office:value="0.185862935008976" calcext:value-type="float">
            <text:p>0.185862935008976</text:p>
          </table:table-cell>
          <table:table-cell office:value-type="float" office:value="0.183959421071443" calcext:value-type="float">
            <text:p>0.183959421071443</text:p>
          </table:table-cell>
          <table:table-cell office:value-type="float" office:value="0.180635824931388" calcext:value-type="float">
            <text:p>0.180635824931388</text:p>
          </table:table-cell>
          <table:table-cell office:value-type="float" office:value="0.124200071383165" calcext:value-type="float">
            <text:p>0.124200071383165</text:p>
          </table:table-cell>
          <table:table-cell office:value-type="float" office:value="0.114844272431891" calcext:value-type="float">
            <text:p>0.114844272431891</text:p>
          </table:table-cell>
          <table:table-cell office:value-type="float" office:value="0.118949958915966" calcext:value-type="float">
            <text:p>0.118949958915966</text:p>
          </table:table-cell>
          <table:table-cell office:value-type="float" office:value="0.116197475841441" calcext:value-type="float">
            <text:p>0.116197475841441</text:p>
          </table:table-cell>
          <table:table-cell office:value-type="float" office:value="0.117339663558137" calcext:value-type="float">
            <text:p>0.117339663558137</text:p>
          </table:table-cell>
          <table:table-cell office:value-type="float" office:value="0.119803523827827" calcext:value-type="float">
            <text:p>0.119803523827827</text:p>
          </table:table-cell>
          <table:table-cell office:value-type="float" office:value="0.125460947484806" calcext:value-type="float">
            <text:p>0.125460947484806</text:p>
          </table:table-cell>
          <table:table-cell office:value-type="float" office:value="0.126507341288225" calcext:value-type="float">
            <text:p>0.126507341288225</text:p>
          </table:table-cell>
          <table:table-cell office:value-type="float" office:value="0.123712531299672" calcext:value-type="float">
            <text:p>0.123712531299672</text:p>
          </table:table-cell>
          <table:table-cell office:value-type="float" office:value="0.116061831059648" calcext:value-type="float">
            <text:p>0.116061831059648</text:p>
          </table:table-cell>
          <table:table-cell office:value-type="float" office:value="0.106905109889372" calcext:value-type="float">
            <text:p>0.106905109889372</text:p>
          </table:table-cell>
          <table:table-cell office:value-type="float" office:value="0.101380382631129" calcext:value-type="float">
            <text:p>0.101380382631129</text:p>
          </table:table-cell>
          <table:table-cell office:value-type="float" office:value="0.115503676472386" calcext:value-type="float">
            <text:p>0.115503676472386</text:p>
          </table:table-cell>
          <table:table-cell office:value-type="float" office:value="0.131902725685306" calcext:value-type="float">
            <text:p>0.131902725685306</text:p>
          </table:table-cell>
          <table:table-cell office:value-type="float" office:value="0.13636914393413" calcext:value-type="float">
            <text:p>0.13636914393413</text:p>
          </table:table-cell>
          <table:table-cell office:value-type="float" office:value="0.148952975657842" calcext:value-type="float">
            <text:p>0.148952975657842</text:p>
          </table:table-cell>
          <table:table-cell office:value-type="float" office:value="0.156845792612249" calcext:value-type="float">
            <text:p>0.156845792612249</text:p>
          </table:table-cell>
          <table:table-cell office:value-type="float" office:value="0.164691537771003" calcext:value-type="float">
            <text:p>0.164691537771003</text:p>
          </table:table-cell>
          <table:table-cell office:value-type="float" office:value="0.175742361848127" calcext:value-type="float">
            <text:p>0.175742361848127</text:p>
          </table:table-cell>
          <table:table-cell office:value-type="float" office:value="0.134650780710166" calcext:value-type="float">
            <text:p>0.134650780710166</text:p>
          </table:table-cell>
          <table:table-cell office:value-type="float" office:value="0.13520854395689" calcext:value-type="float">
            <text:p>0.13520854395689</text:p>
          </table:table-cell>
          <table:table-cell office:value-type="float" office:value="0.138739079639607" calcext:value-type="float">
            <text:p>0.138739079639607</text:p>
          </table:table-cell>
          <table:table-cell office:value-type="float" office:value="0.142530231650116" calcext:value-type="float">
            <text:p>0.142530231650116</text:p>
          </table:table-cell>
          <table:table-cell office:value-type="float" office:value="0.143526090741473" calcext:value-type="float">
            <text:p>0.143526090741473</text:p>
          </table:table-cell>
          <table:table-cell office:value-type="float" office:value="0.148005946839289" calcext:value-type="float">
            <text:p>0.148005946839289</text:p>
          </table:table-cell>
          <table:table-cell office:value-type="float" office:value="0.124092297941281" calcext:value-type="float">
            <text:p>0.124092297941281</text:p>
          </table:table-cell>
          <table:table-cell office:value-type="float" office:value="0.125976888489402" calcext:value-type="float">
            <text:p>0.125976888489402</text:p>
          </table:table-cell>
          <table:table-cell office:value-type="float" office:value="0.121554577054023" calcext:value-type="float">
            <text:p>0.121554577054023</text:p>
          </table:table-cell>
          <table:table-cell office:value-type="float" office:value="0.119636709654597" calcext:value-type="float">
            <text:p>0.119636709654597</text:p>
          </table:table-cell>
          <table:table-cell office:value-type="float" office:value="0.115907828003844" calcext:value-type="float">
            <text:p>0.115907828003844</text:p>
          </table:table-cell>
          <table:table-cell office:value-type="float" office:value="0.121476206708997" calcext:value-type="float">
            <text:p>0.121476206708997</text:p>
          </table:table-cell>
          <table:table-cell office:value-type="float" office:value="0.131261505669663" calcext:value-type="float">
            <text:p>0.131261505669663</text:p>
          </table:table-cell>
          <table:table-cell office:value-type="float" office:value="0.138672986609238" calcext:value-type="float">
            <text:p>0.138672986609238</text:p>
          </table:table-cell>
          <table:table-cell office:value-type="float" office:value="0.138876973596967" calcext:value-type="float">
            <text:p>0.138876973596967</text:p>
          </table:table-cell>
          <table:table-cell office:value-type="float" office:value="0.13646793951376" calcext:value-type="float">
            <text:p>0.13646793951376</text:p>
          </table:table-cell>
          <table:table-cell office:value-type="float" office:value="0.133135927953171" calcext:value-type="float">
            <text:p>0.133135927953171</text:p>
          </table:table-cell>
          <table:table-cell office:value-type="float" office:value="0.127627962797454" calcext:value-type="float">
            <text:p>0.127627962797454</text:p>
          </table:table-cell>
          <table:table-cell office:value-type="float" office:value="0.121394959961187" calcext:value-type="float">
            <text:p>0.121394959961187</text:p>
          </table:table-cell>
          <table:table-cell office:value-type="float" office:value="0.131948094807162" calcext:value-type="float">
            <text:p>0.131948094807162</text:p>
          </table:table-cell>
          <table:table-cell office:value-type="float" office:value="0.15233600380257" calcext:value-type="float">
            <text:p>0.15233600380257</text:p>
          </table:table-cell>
          <table:table-cell office:value-type="float" office:value="0.16004564783053" calcext:value-type="float">
            <text:p>0.16004564783053</text:p>
          </table:table-cell>
          <table:table-cell office:value-type="float" office:value="0.16263771777621" calcext:value-type="float">
            <text:p>0.16263771777621</text:p>
          </table:table-cell>
          <table:table-cell office:value-type="float" office:value="0.1656421538427" calcext:value-type="float">
            <text:p>0.1656421538427</text:p>
          </table:table-cell>
          <table:table-cell office:value-type="float" office:value="0.172243618403007" calcext:value-type="float">
            <text:p>0.172243618403007</text:p>
          </table:table-cell>
          <table:table-cell office:value-type="float" office:value="0.180812847529494" calcext:value-type="float">
            <text:p>0.180812847529494</text:p>
          </table:table-cell>
          <table:table-cell office:value-type="float" office:value="0.160417885587378" calcext:value-type="float">
            <text:p>0.160417885587378</text:p>
          </table:table-cell>
          <table:table-cell office:value-type="float" office:value="0.176630059257765" calcext:value-type="float">
            <text:p>0.176630059257765</text:p>
          </table:table-cell>
          <table:table-cell office:value-type="float" office:value="0.1761667456936" calcext:value-type="float">
            <text:p>0.1761667456936</text:p>
          </table:table-cell>
          <table:table-cell office:value-type="float" office:value="0.17810986117296" calcext:value-type="float">
            <text:p>0.17810986117296</text:p>
          </table:table-cell>
          <table:table-cell office:value-type="float" office:value="0.189105337747405" calcext:value-type="float">
            <text:p>0.189105337747405</text:p>
          </table:table-cell>
          <table:table-cell office:value-type="float" office:value="0.157687154241353" calcext:value-type="float">
            <text:p>0.157687154241353</text:p>
          </table:table-cell>
          <table:table-cell office:value-type="float" office:value="0.167056592784725" calcext:value-type="float">
            <text:p>0.167056592784725</text:p>
          </table:table-cell>
          <table:table-cell office:value-type="float" office:value="0.157356215448537" calcext:value-type="float">
            <text:p>0.157356215448537</text:p>
          </table:table-cell>
          <table:table-cell office:value-type="float" office:value="0.135544913187936" calcext:value-type="float">
            <text:p>0.135544913187936</text:p>
          </table:table-cell>
          <table:table-cell office:value-type="float" office:value="0.134710726633715" calcext:value-type="float">
            <text:p>0.134710726633715</text:p>
          </table:table-cell>
          <table:table-cell office:value-type="float" office:value="0.137042020828096" calcext:value-type="float">
            <text:p>0.137042020828096</text:p>
          </table:table-cell>
          <table:table-cell office:value-type="float" office:value="0.14075916008182" calcext:value-type="float">
            <text:p>0.14075916008182</text:p>
          </table:table-cell>
          <table:table-cell office:value-type="float" office:value="0.144118166151502" calcext:value-type="float">
            <text:p>0.144118166151502</text:p>
          </table:table-cell>
          <table:table-cell office:value-type="float" office:value="0.142969527988408" calcext:value-type="float">
            <text:p>0.142969527988408</text:p>
          </table:table-cell>
          <table:table-cell office:value-type="float" office:value="0.139602367330911" calcext:value-type="float">
            <text:p>0.139602367330911</text:p>
          </table:table-cell>
          <table:table-cell office:value-type="float" office:value="0.130182454666437" calcext:value-type="float">
            <text:p>0.130182454666437</text:p>
          </table:table-cell>
          <table:table-cell office:value-type="float" office:value="0.144948182604375" calcext:value-type="float">
            <text:p>0.144948182604375</text:p>
          </table:table-cell>
          <table:table-cell office:value-type="float" office:value="0.159817530333865" calcext:value-type="float">
            <text:p>0.159817530333865</text:p>
          </table:table-cell>
          <table:table-cell office:value-type="float" office:value="0.168142719512724" calcext:value-type="float">
            <text:p>0.168142719512724</text:p>
          </table:table-cell>
          <table:table-cell office:value-type="float" office:value="0.167128361482268" calcext:value-type="float">
            <text:p>0.167128361482268</text:p>
          </table:table-cell>
          <table:table-cell office:value-type="float" office:value="0.165762822299461" calcext:value-type="float">
            <text:p>0.165762822299461</text:p>
          </table:table-cell>
          <table:table-cell office:value-type="float" office:value="0.161957553007635" calcext:value-type="float">
            <text:p>0.161957553007635</text:p>
          </table:table-cell>
          <table:table-cell office:value-type="float" office:value="0.171905708183109" calcext:value-type="float">
            <text:p>0.171905708183109</text:p>
          </table:table-cell>
          <table:table-cell office:value-type="float" office:value="0.177776259511247" calcext:value-type="float">
            <text:p>0.177776259511247</text:p>
          </table:table-cell>
          <table:table-cell office:value-type="float" office:value="0.174461335288775" calcext:value-type="float">
            <text:p>0.174461335288775</text:p>
          </table:table-cell>
          <table:table-cell office:value-type="float" office:value="0.172090296473657" calcext:value-type="float">
            <text:p>0.172090296473657</text:p>
          </table:table-cell>
          <table:table-cell office:value-type="float" office:value="0.172565078744594" calcext:value-type="float">
            <text:p>0.172565078744594</text:p>
          </table:table-cell>
          <table:table-cell office:value-type="float" office:value="0.177011182582935" calcext:value-type="float">
            <text:p>0.177011182582935</text:p>
          </table:table-cell>
          <table:table-cell office:value-type="float" office:value="0.177990726171347" calcext:value-type="float">
            <text:p>0.177990726171347</text:p>
          </table:table-cell>
          <table:table-cell office:value-type="float" office:value="0.175741983603023" calcext:value-type="float">
            <text:p>0.175741983603023</text:p>
          </table:table-cell>
          <table:table-cell office:value-type="float" office:value="0.179353588932811" calcext:value-type="float">
            <text:p>0.179353588932811</text:p>
          </table:table-cell>
          <table:table-cell office:value-type="float" office:value="0.117942491828385" calcext:value-type="float">
            <text:p>0.117942491828385</text:p>
          </table:table-cell>
          <table:table-cell office:value-type="float" office:value="0.108271303994104" calcext:value-type="float">
            <text:p>0.108271303994104</text:p>
          </table:table-cell>
          <table:table-cell office:value-type="float" office:value="0.106011801943693" calcext:value-type="float">
            <text:p>0.106011801943693</text:p>
          </table:table-cell>
          <table:table-cell office:value-type="float" office:value="0.105257062344478" calcext:value-type="float">
            <text:p>0.105257062344478</text:p>
          </table:table-cell>
          <table:table-cell office:value-type="float" office:value="0.108835974045513" calcext:value-type="float">
            <text:p>0.108835974045513</text:p>
          </table:table-cell>
          <table:table-cell office:value-type="float" office:value="0.116147330521898" calcext:value-type="float">
            <text:p>0.116147330521898</text:p>
          </table:table-cell>
          <table:table-cell office:value-type="float" office:value="0.124143404790603" calcext:value-type="float">
            <text:p>0.124143404790603</text:p>
          </table:table-cell>
          <table:table-cell office:value-type="float" office:value="0.130117666796905" calcext:value-type="float">
            <text:p>0.130117666796905</text:p>
          </table:table-cell>
          <table:table-cell office:value-type="float" office:value="0.13327388532552" calcext:value-type="float">
            <text:p>0.13327388532552</text:p>
          </table:table-cell>
          <table:table-cell office:value-type="float" office:value="0.130386822400994" calcext:value-type="float">
            <text:p>0.130386822400994</text:p>
          </table:table-cell>
          <table:table-cell office:value-type="float" office:value="0.119066205682096" calcext:value-type="float">
            <text:p>0.119066205682096</text:p>
          </table:table-cell>
          <table:table-cell office:value-type="float" office:value="0.111508829918884" calcext:value-type="float">
            <text:p>0.111508829918884</text:p>
          </table:table-cell>
          <table:table-cell office:value-type="float" office:value="0.123121201048512" calcext:value-type="float">
            <text:p>0.123121201048512</text:p>
          </table:table-cell>
          <table:table-cell office:value-type="float" office:value="0.161178391427741" calcext:value-type="float">
            <text:p>0.161178391427741</text:p>
          </table:table-cell>
          <table:table-cell office:value-type="float" office:value="0.174496601013987" calcext:value-type="float">
            <text:p>0.174496601013987</text:p>
          </table:table-cell>
          <table:table-cell office:value-type="float" office:value="0.177829075964785" calcext:value-type="float">
            <text:p>0.177829075964785</text:p>
          </table:table-cell>
          <table:table-cell office:value-type="float" office:value="0.179543461505187" calcext:value-type="float">
            <text:p>0.179543461505187</text:p>
          </table:table-cell>
          <table:table-cell office:value-type="float" office:value="0.18344056361957" calcext:value-type="float">
            <text:p>0.18344056361957</text:p>
          </table:table-cell>
          <table:table-cell office:value-type="float" office:value="0.184882295546093" calcext:value-type="float">
            <text:p>0.184882295546093</text:p>
          </table:table-cell>
          <table:table-cell office:value-type="float" office:value="0.198539328584637" calcext:value-type="float">
            <text:p>0.198539328584637</text:p>
          </table:table-cell>
          <table:table-cell office:value-type="float" office:value="0.196391244661231" calcext:value-type="float">
            <text:p>0.196391244661231</text:p>
          </table:table-cell>
          <table:table-cell office:value-type="float" office:value="0.189363821284469" calcext:value-type="float">
            <text:p>0.189363821284469</text:p>
          </table:table-cell>
          <table:table-cell office:value-type="float" office:value="0.193564416241482" calcext:value-type="float">
            <text:p>0.193564416241482</text:p>
          </table:table-cell>
          <table:table-cell office:value-type="float" office:value="0.202152914763286" calcext:value-type="float">
            <text:p>0.202152914763286</text:p>
          </table:table-cell>
          <table:table-cell office:value-type="float" office:value="0.207484612908147" calcext:value-type="float">
            <text:p>0.207484612908147</text:p>
          </table:table-cell>
          <table:table-cell office:value-type="float" office:value="0.205084226269754" calcext:value-type="float">
            <text:p>0.205084226269754</text:p>
          </table:table-cell>
          <table:table-cell office:value-type="float" office:value="0.122204807017649" calcext:value-type="float">
            <text:p>0.122204807017649</text:p>
          </table:table-cell>
          <table:table-cell office:value-type="float" office:value="0.10956776180105" calcext:value-type="float">
            <text:p>0.10956776180105</text:p>
          </table:table-cell>
          <table:table-cell office:value-type="float" office:value="0.110884112011992" calcext:value-type="float">
            <text:p>0.110884112011992</text:p>
          </table:table-cell>
          <table:table-cell office:value-type="float" office:value="0.110546337961044" calcext:value-type="float">
            <text:p>0.110546337961044</text:p>
          </table:table-cell>
          <table:table-cell office:value-type="float" office:value="0.112728793651713" calcext:value-type="float">
            <text:p>0.112728793651713</text:p>
          </table:table-cell>
          <table:table-cell office:value-type="float" office:value="0.123029736472257" calcext:value-type="float">
            <text:p>0.123029736472257</text:p>
          </table:table-cell>
          <table:table-cell office:value-type="float" office:value="0.131248898165692" calcext:value-type="float">
            <text:p>0.131248898165692</text:p>
          </table:table-cell>
          <table:table-cell office:value-type="float" office:value="0.136077949996642" calcext:value-type="float">
            <text:p>0.136077949996642</text:p>
          </table:table-cell>
          <table:table-cell office:value-type="float" office:value="0.139970163973409" calcext:value-type="float">
            <text:p>0.139970163973409</text:p>
          </table:table-cell>
          <table:table-cell office:value-type="float" office:value="0.136111417987673" calcext:value-type="float">
            <text:p>0.136111417987673</text:p>
          </table:table-cell>
          <table:table-cell office:value-type="float" office:value="0.124986576198454" calcext:value-type="float">
            <text:p>0.124986576198454</text:p>
          </table:table-cell>
          <table:table-cell office:value-type="float" office:value="0.114189756937782" calcext:value-type="float">
            <text:p>0.114189756937782</text:p>
          </table:table-cell>
          <table:table-cell office:value-type="float" office:value="0.122781527381396" calcext:value-type="float">
            <text:p>0.122781527381396</text:p>
          </table:table-cell>
          <table:table-cell office:value-type="float" office:value="0.128201166303574" calcext:value-type="float">
            <text:p>0.128201166303574</text:p>
          </table:table-cell>
          <table:table-cell office:value-type="float" office:value="0.135245693858478" calcext:value-type="float">
            <text:p>0.135245693858478</text:p>
          </table:table-cell>
          <table:table-cell office:value-type="float" office:value="0.152920517307825" calcext:value-type="float">
            <text:p>0.152920517307825</text:p>
          </table:table-cell>
          <table:table-cell office:value-type="float" office:value="0.159207561375459" calcext:value-type="float">
            <text:p>0.159207561375459</text:p>
          </table:table-cell>
          <table:table-cell office:value-type="float" office:value="0.168877670936176" calcext:value-type="float">
            <text:p>0.168877670936176</text:p>
          </table:table-cell>
          <table:table-cell office:value-type="float" office:value="0.20498283396047" calcext:value-type="float">
            <text:p>0.20498283396047</text:p>
          </table:table-cell>
          <table:table-cell office:value-type="float" office:value="0.197271402626107" calcext:value-type="float">
            <text:p>0.197271402626107</text:p>
          </table:table-cell>
          <table:table-cell office:value-type="float" office:value="0.194686745382711" calcext:value-type="float">
            <text:p>0.194686745382711</text:p>
          </table:table-cell>
          <table:table-cell office:value-type="float" office:value="0.198026969683944" calcext:value-type="float">
            <text:p>0.198026969683944</text:p>
          </table:table-cell>
          <table:table-cell office:value-type="float" office:value="0.207308511750653" calcext:value-type="float">
            <text:p>0.207308511750653</text:p>
          </table:table-cell>
          <table:table-cell office:value-type="float" office:value="0.209050805377588" calcext:value-type="float">
            <text:p>0.209050805377588</text:p>
          </table:table-cell>
          <table:table-cell office:value-type="float" office:value="0.206202574640781" calcext:value-type="float">
            <text:p>0.206202574640781</text:p>
          </table:table-cell>
          <table:table-cell office:value-type="float" office:value="0.203362975205004" calcext:value-type="float">
            <text:p>0.203362975205004</text:p>
          </table:table-cell>
          <table:table-cell office:value-type="float" office:value="0.108164581826041" calcext:value-type="float">
            <text:p>0.108164581826041</text:p>
          </table:table-cell>
          <table:table-cell office:value-type="float" office:value="0.109196052175625" calcext:value-type="float">
            <text:p>0.109196052175625</text:p>
          </table:table-cell>
          <table:table-cell office:value-type="float" office:value="0.106617940961015" calcext:value-type="float">
            <text:p>0.106617940961015</text:p>
          </table:table-cell>
          <table:table-cell office:value-type="float" office:value="0.108099295360974" calcext:value-type="float">
            <text:p>0.108099295360974</text:p>
          </table:table-cell>
          <table:table-cell office:value-type="float" office:value="0.11244149544735" calcext:value-type="float">
            <text:p>0.11244149544735</text:p>
          </table:table-cell>
          <table:table-cell office:value-type="float" office:value="0.116884500665399" calcext:value-type="float">
            <text:p>0.116884500665399</text:p>
          </table:table-cell>
          <table:table-cell office:value-type="float" office:value="0.123041204025821" calcext:value-type="float">
            <text:p>0.123041204025821</text:p>
          </table:table-cell>
          <table:table-cell office:value-type="float" office:value="0.126588896231783" calcext:value-type="float">
            <text:p>0.126588896231783</text:p>
          </table:table-cell>
          <table:table-cell office:value-type="float" office:value="0.12861687185951" calcext:value-type="float">
            <text:p>0.12861687185951</text:p>
          </table:table-cell>
          <table:table-cell office:value-type="float" office:value="0.128311829159601" calcext:value-type="float">
            <text:p>0.128311829159601</text:p>
          </table:table-cell>
          <table:table-cell office:value-type="float" office:value="0.125405099649216" calcext:value-type="float">
            <text:p>0.125405099649216</text:p>
          </table:table-cell>
          <table:table-cell office:value-type="float" office:value="0.120884675954979" calcext:value-type="float">
            <text:p>0.120884675954979</text:p>
          </table:table-cell>
          <table:table-cell office:value-type="float" office:value="0.122611205394368" calcext:value-type="float">
            <text:p>0.122611205394368</text:p>
          </table:table-cell>
          <table:table-cell office:value-type="float" office:value="0.122446521483591" calcext:value-type="float">
            <text:p>0.122446521483591</text:p>
          </table:table-cell>
          <table:table-cell office:value-type="float" office:value="0.121784211511904" calcext:value-type="float">
            <text:p>0.121784211511904</text:p>
          </table:table-cell>
          <table:table-cell office:value-type="float" office:value="0.121477696652978" calcext:value-type="float">
            <text:p>0.121477696652978</text:p>
          </table:table-cell>
          <table:table-cell office:value-type="float" office:value="0.121832889274587" calcext:value-type="float">
            <text:p>0.121832889274587</text:p>
          </table:table-cell>
          <table:table-cell office:value-type="float" office:value="0.121883761493765" calcext:value-type="float">
            <text:p>0.121883761493765</text:p>
          </table:table-cell>
          <table:table-cell office:value-type="float" office:value="0.121819702840621" calcext:value-type="float">
            <text:p>0.121819702840621</text:p>
          </table:table-cell>
          <table:table-cell office:value-type="float" office:value="0.121726130974563" calcext:value-type="float">
            <text:p>0.121726130974563</text:p>
          </table:table-cell>
          <table:table-cell office:value-type="float" office:value="0.121563416157973" calcext:value-type="float">
            <text:p>0.121563416157973</text:p>
          </table:table-cell>
          <table:table-cell office:value-type="float" office:value="0.121546298118056" calcext:value-type="float">
            <text:p>0.121546298118056</text:p>
          </table:table-cell>
          <table:table-cell office:value-type="float" office:value="0.121656293237242" calcext:value-type="float">
            <text:p>0.121656293237242</text:p>
          </table:table-cell>
          <table:table-cell office:value-type="float" office:value="0.1216496157126" calcext:value-type="float">
            <text:p>0.1216496157126</text:p>
          </table:table-cell>
          <table:table-cell office:value-type="float" office:value="0.121649618595786" calcext:value-type="float">
            <text:p>0.121649618595786</text:p>
          </table:table-cell>
          <table:table-cell office:value-type="float" office:value="0.121691276595382" calcext:value-type="float">
            <text:p>0.121691276595382</text:p>
          </table:table-cell>
          <table:table-cell office:value-type="float" office:value="0.121647298831124" calcext:value-type="float">
            <text:p>0.121647298831124</text:p>
          </table:table-cell>
          <table:table-cell office:value-type="float" office:value="0.121631274578766" calcext:value-type="float">
            <text:p>0.121631274578766</text:p>
          </table:table-cell>
          <table:table-cell office:value-type="float" office:value="0.121639965066859" calcext:value-type="float">
            <text:p>0.121639965066859</text:p>
          </table:table-cell>
          <table:table-cell office:value-type="float" office:value="0.121740916736179" calcext:value-type="float">
            <text:p>0.121740916736179</text:p>
          </table:table-cell>
          <table:table-cell office:value-type="float" office:value="0.121702900904898" calcext:value-type="float">
            <text:p>0.121702900904898</text:p>
          </table:table-cell>
          <table:table-cell office:value-type="float" office:value="0.121632340064931" calcext:value-type="float">
            <text:p>0.121632340064931</text:p>
          </table:table-cell>
          <table:table-cell office:value-type="float" office:value="0.121685333447852" calcext:value-type="float">
            <text:p>0.121685333447852</text:p>
          </table:table-cell>
          <table:table-cell office:value-type="float" office:value="0.121609108046262" calcext:value-type="float">
            <text:p>0.121609108046262</text:p>
          </table:table-cell>
          <table:table-cell office:value-type="float" office:value="0.121696542228099" calcext:value-type="float">
            <text:p>0.121696542228099</text:p>
          </table:table-cell>
          <table:table-cell office:value-type="float" office:value="0.121654047603355" calcext:value-type="float">
            <text:p>0.121654047603355</text:p>
          </table:table-cell>
          <table:table-cell office:value-type="float" office:value="0.121742663801483" calcext:value-type="float">
            <text:p>0.121742663801483</text:p>
          </table:table-cell>
          <table:table-cell office:value-type="float" office:value="0.121639355599763" calcext:value-type="float">
            <text:p>0.121639355599763</text:p>
          </table:table-cell>
          <table:table-cell office:value-type="float" office:value="0.121617496769992" calcext:value-type="float">
            <text:p>0.121617496769992</text:p>
          </table:table-cell>
          <table:table-cell office:value-type="float" office:value="0.121686778696736" calcext:value-type="float">
            <text:p>0.121686778696736</text:p>
          </table:table-cell>
          <table:table-cell office:value-type="float" office:value="0.121734240887863" calcext:value-type="float">
            <text:p>0.121734240887863</text:p>
          </table:table-cell>
          <table:table-cell office:value-type="float" office:value="0.121738001491448" calcext:value-type="float">
            <text:p>0.121738001491448</text:p>
          </table:table-cell>
          <table:table-cell office:value-type="float" office:value="0.121763175572759" calcext:value-type="float">
            <text:p>0.121763175572759</text:p>
          </table:table-cell>
          <table:table-cell office:value-type="float" office:value="0.121725108511048" calcext:value-type="float">
            <text:p>0.121725108511048</text:p>
          </table:table-cell>
          <table:table-cell office:value-type="float" office:value="0.121740448538952" calcext:value-type="float">
            <text:p>0.121740448538952</text:p>
          </table:table-cell>
          <table:table-cell office:value-type="float" office:value="0.121641476519559" calcext:value-type="float">
            <text:p>0.121641476519559</text:p>
          </table:table-cell>
          <table:table-cell office:value-type="float" office:value="0.121633645961414" calcext:value-type="float">
            <text:p>0.121633645961414</text:p>
          </table:table-cell>
          <table:table-cell office:value-type="float" office:value="0.121749763367463" calcext:value-type="float">
            <text:p>0.121749763367463</text:p>
          </table:table-cell>
          <table:table-cell office:value-type="float" office:value="0.121762421288311" calcext:value-type="float">
            <text:p>0.121762421288311</text:p>
          </table:table-cell>
          <table:table-cell office:value-type="float" office:value="0.121812757068754" calcext:value-type="float">
            <text:p>0.121812757068754</text:p>
          </table:table-cell>
          <table:table-cell office:value-type="float" office:value="0.121679572472985" calcext:value-type="float">
            <text:p>0.121679572472985</text:p>
          </table:table-cell>
          <table:table-cell office:value-type="float" office:value="0.121743218042802" calcext:value-type="float">
            <text:p>0.121743218042802</text:p>
          </table:table-cell>
          <table:table-cell office:value-type="float" office:value="0.121714332967502" calcext:value-type="float">
            <text:p>0.121714332967502</text:p>
          </table:table-cell>
          <table:table-cell office:value-type="float" office:value="0.121802027804163" calcext:value-type="float">
            <text:p>0.121802027804163</text:p>
          </table:table-cell>
          <table:table-cell office:value-type="float" office:value="0.121752321516712" calcext:value-type="float">
            <text:p>0.121752321516712</text:p>
          </table:table-cell>
          <table:table-cell office:value-type="float" office:value="0.121704881024663" calcext:value-type="float">
            <text:p>0.121704881024663</text:p>
          </table:table-cell>
          <table:table-cell office:value-type="float" office:value="0.121782757330405" calcext:value-type="float">
            <text:p>0.121782757330405</text:p>
          </table:table-cell>
          <table:table-cell office:value-type="float" office:value="0.121809373179788" calcext:value-type="float">
            <text:p>0.121809373179788</text:p>
          </table:table-cell>
          <table:table-cell office:value-type="float" office:value="0.121680915597234" calcext:value-type="float">
            <text:p>0.121680915597234</text:p>
          </table:table-cell>
          <table:table-cell office:value-type="float" office:value="0.121716595309899" calcext:value-type="float">
            <text:p>0.121716595309899</text:p>
          </table:table-cell>
          <table:table-cell office:value-type="float" office:value="0.121773382438462" calcext:value-type="float">
            <text:p>0.121773382438462</text:p>
          </table:table-cell>
          <table:table-cell office:value-type="float" office:value="0.121654189596187" calcext:value-type="float">
            <text:p>0.121654189596187</text:p>
          </table:table-cell>
          <table:table-cell office:value-type="float" office:value="0.121776633754839" calcext:value-type="float">
            <text:p>0.121776633754839</text:p>
          </table:table-cell>
          <table:table-cell office:value-type="float" office:value="0.121845596057097" calcext:value-type="float">
            <text:p>0.121845596057097</text:p>
          </table:table-cell>
          <table:table-cell office:value-type="float" office:value="0.121802695473635" calcext:value-type="float">
            <text:p>0.121802695473635</text:p>
          </table:table-cell>
          <table:table-cell office:value-type="float" office:value="0.121735133961071" calcext:value-type="float">
            <text:p>0.121735133961071</text:p>
          </table:table-cell>
          <table:table-cell office:value-type="float" office:value="0.121807958567258" calcext:value-type="float">
            <text:p>0.121807958567258</text:p>
          </table:table-cell>
          <table:table-cell office:value-type="float" office:value="0.12174049651554" calcext:value-type="float">
            <text:p>0.12174049651554</text:p>
          </table:table-cell>
          <table:table-cell office:value-type="float" office:value="0.121695940485938" calcext:value-type="float">
            <text:p>0.121695940485938</text:p>
          </table:table-cell>
          <table:table-cell office:value-type="float" office:value="0.121741180993298" calcext:value-type="float">
            <text:p>0.121741180993298</text:p>
          </table:table-cell>
          <table:table-cell office:value-type="float" office:value="0.121813619846935" calcext:value-type="float">
            <text:p>0.121813619846935</text:p>
          </table:table-cell>
          <table:table-cell office:value-type="float" office:value="0.121743507489274" calcext:value-type="float">
            <text:p>0.121743507489274</text:p>
          </table:table-cell>
          <table:table-cell office:value-type="float" office:value="0.121751811260843" calcext:value-type="float">
            <text:p>0.121751811260843</text:p>
          </table:table-cell>
          <table:table-cell office:value-type="float" office:value="0.121745024796486" calcext:value-type="float">
            <text:p>0.121745024796486</text:p>
          </table:table-cell>
          <table:table-cell office:value-type="float" office:value="0.121799766748903" calcext:value-type="float">
            <text:p>0.121799766748903</text:p>
          </table:table-cell>
          <table:table-cell office:value-type="float" office:value="0.121714232415573" calcext:value-type="float">
            <text:p>0.121714232415573</text:p>
          </table:table-cell>
          <table:table-cell office:value-type="float" office:value="0.121738768555536" calcext:value-type="float">
            <text:p>0.121738768555536</text:p>
          </table:table-cell>
          <table:table-cell office:value-type="float" office:value="0.121744266904404" calcext:value-type="float">
            <text:p>0.121744266904404</text:p>
          </table:table-cell>
          <table:table-cell office:value-type="float" office:value="0.12181098104538" calcext:value-type="float">
            <text:p>0.12181098104538</text:p>
          </table:table-cell>
          <table:table-cell office:value-type="float" office:value="0.121740711294964" calcext:value-type="float">
            <text:p>0.121740711294964</text:p>
          </table:table-cell>
          <table:table-cell office:value-type="float" office:value="0.121771491245655" calcext:value-type="float">
            <text:p>0.121771491245655</text:p>
          </table:table-cell>
          <table:table-cell office:value-type="float" office:value="0.121766137400603" calcext:value-type="float">
            <text:p>0.121766137400603</text:p>
          </table:table-cell>
          <table:table-cell office:value-type="float" office:value="0.121736261207136" calcext:value-type="float">
            <text:p>0.121736261207136</text:p>
          </table:table-cell>
          <table:table-cell office:value-type="float" office:value="0.121844010179658" calcext:value-type="float">
            <text:p>0.121844010179658</text:p>
          </table:table-cell>
          <table:table-cell table:number-columns-repeated="579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23907918518958" calcext:value-type="float">
            <text:p>-0.012390791851896</text:p>
          </table:table-cell>
          <table:table-cell office:value-type="float" office:value="-0.0123701989436075" calcext:value-type="float">
            <text:p>-0.012370198943608</text:p>
          </table:table-cell>
          <table:table-cell office:value-type="float" office:value="-0.012455622693067" calcext:value-type="float">
            <text:p>-0.012455622693067</text:p>
          </table:table-cell>
          <table:table-cell office:value-type="float" office:value="-0.0124084391697266" calcext:value-type="float">
            <text:p>-0.012408439169727</text:p>
          </table:table-cell>
          <table:table-cell office:value-type="float" office:value="-0.0124597449571133" calcext:value-type="float">
            <text:p>-0.012459744957113</text:p>
          </table:table-cell>
          <table:table-cell office:value-type="float" office:value="-0.0124132818052625" calcext:value-type="float">
            <text:p>-0.012413281805263</text:p>
          </table:table-cell>
          <table:table-cell office:value-type="float" office:value="-0.0124516006785493" calcext:value-type="float">
            <text:p>-0.012451600678549</text:p>
          </table:table-cell>
          <table:table-cell office:value-type="float" office:value="-0.0124480769258799" calcext:value-type="float">
            <text:p>-0.01244807692588</text:p>
          </table:table-cell>
          <table:table-cell office:value-type="float" office:value="-0.0124079742228739" calcext:value-type="float">
            <text:p>-0.012407974222874</text:p>
          </table:table-cell>
          <table:table-cell office:value-type="float" office:value="-0.0124588448838001" calcext:value-type="float">
            <text:p>-0.0124588448838</text:p>
          </table:table-cell>
          <table:table-cell office:value-type="float" office:value="-0.0123924655903816" calcext:value-type="float">
            <text:p>-0.012392465590382</text:p>
          </table:table-cell>
          <table:table-cell office:value-type="float" office:value="-0.0123898601049135" calcext:value-type="float">
            <text:p>-0.012389860104914</text:p>
          </table:table-cell>
          <table:table-cell office:value-type="float" office:value="-0.0124608812334367" calcext:value-type="float">
            <text:p>-0.012460881233437</text:p>
          </table:table-cell>
          <table:table-cell office:value-type="float" office:value="-0.0124059077143624" calcext:value-type="float">
            <text:p>-0.012405907714363</text:p>
          </table:table-cell>
          <table:table-cell office:value-type="float" office:value="-0.0124609098175691" calcext:value-type="float">
            <text:p>-0.012460909817569</text:p>
          </table:table-cell>
          <table:table-cell office:value-type="float" office:value="-0.0123796473022045" calcext:value-type="float">
            <text:p>-0.012379647302205</text:p>
          </table:table-cell>
          <table:table-cell office:value-type="float" office:value="-0.0123965163839361" calcext:value-type="float">
            <text:p>-0.012396516383936</text:p>
          </table:table-cell>
          <table:table-cell office:value-type="float" office:value="-0.0124032313156661" calcext:value-type="float">
            <text:p>-0.012403231315666</text:p>
          </table:table-cell>
          <table:table-cell office:value-type="float" office:value="-0.0124622345752536" calcext:value-type="float">
            <text:p>-0.012462234575254</text:p>
          </table:table-cell>
          <table:table-cell office:value-type="float" office:value="-0.0124501499596428" calcext:value-type="float">
            <text:p>-0.012450149959643</text:p>
          </table:table-cell>
          <table:table-cell office:value-type="float" office:value="-0.0123803619154691" calcext:value-type="float">
            <text:p>-0.012380361915469</text:p>
          </table:table-cell>
          <table:table-cell office:value-type="float" office:value="-0.012385737716129" calcext:value-type="float">
            <text:p>-0.012385737716129</text:p>
          </table:table-cell>
          <table:table-cell office:value-type="float" office:value="-0.012419412671294" calcext:value-type="float">
            <text:p>-0.012419412671294</text:p>
          </table:table-cell>
          <table:table-cell office:value-type="float" office:value="-0.0124037849646367" calcext:value-type="float">
            <text:p>-0.012403784964637</text:p>
          </table:table-cell>
          <table:table-cell office:value-type="float" office:value="-0.0124547728097799" calcext:value-type="float">
            <text:p>-0.01245477280978</text:p>
          </table:table-cell>
          <table:table-cell office:value-type="float" office:value="-0.0124777269494303" calcext:value-type="float">
            <text:p>-0.01247772694943</text:p>
          </table:table-cell>
          <table:table-cell office:value-type="float" office:value="-0.0124145887364937" calcext:value-type="float">
            <text:p>-0.012414588736494</text:p>
          </table:table-cell>
          <table:table-cell office:value-type="float" office:value="-0.012408907367569" calcext:value-type="float">
            <text:p>-0.012408907367569</text:p>
          </table:table-cell>
          <table:table-cell office:value-type="float" office:value="-0.0123975538854892" calcext:value-type="float">
            <text:p>-0.012397553885489</text:p>
          </table:table-cell>
          <table:table-cell office:value-type="float" office:value="-0.0123943677276616" calcext:value-type="float">
            <text:p>-0.012394367727662</text:p>
          </table:table-cell>
          <table:table-cell office:value-type="float" office:value="-0.0124501761929005" calcext:value-type="float">
            <text:p>-0.012450176192901</text:p>
          </table:table-cell>
          <table:table-cell office:value-type="float" office:value="-0.0117101595135796" calcext:value-type="float">
            <text:p>-0.01171015951358</text:p>
          </table:table-cell>
          <table:table-cell office:value-type="float" office:value="-0.0116247797331401" calcext:value-type="float">
            <text:p>-0.01162477973314</text:p>
          </table:table-cell>
          <table:table-cell office:value-type="float" office:value="-0.0110935473611072" calcext:value-type="float">
            <text:p>-0.011093547361107</text:p>
          </table:table-cell>
          <table:table-cell office:value-type="float" office:value="-0.0124166450847742" calcext:value-type="float">
            <text:p>-0.012416645084774</text:p>
          </table:table-cell>
          <table:table-cell office:value-type="float" office:value="-0.0134282102171825" calcext:value-type="float">
            <text:p>-0.013428210217183</text:p>
          </table:table-cell>
          <table:table-cell office:value-type="float" office:value="-0.0136415427972076" calcext:value-type="float">
            <text:p>-0.013641542797208</text:p>
          </table:table-cell>
          <table:table-cell office:value-type="float" office:value="-0.0147044684766976" calcext:value-type="float">
            <text:p>-0.014704468476698</text:p>
          </table:table-cell>
          <table:table-cell office:value-type="float" office:value="-0.0183846919210409" calcext:value-type="float">
            <text:p>-0.018384691921041</text:p>
          </table:table-cell>
          <table:table-cell office:value-type="float" office:value="-0.028152299608717" calcext:value-type="float">
            <text:p>-0.028152299608717</text:p>
          </table:table-cell>
          <table:table-cell office:value-type="float" office:value="-0.0382873378225393" calcext:value-type="float">
            <text:p>-0.038287337822539</text:p>
          </table:table-cell>
          <table:table-cell office:value-type="float" office:value="-0.0534195362034051" calcext:value-type="float">
            <text:p>-0.053419536203405</text:p>
          </table:table-cell>
          <table:table-cell office:value-type="float" office:value="-0.0556035277387443" calcext:value-type="float">
            <text:p>-0.055603527738744</text:p>
          </table:table-cell>
          <table:table-cell office:value-type="float" office:value="-0.0541724993958727" calcext:value-type="float">
            <text:p>-0.054172499395873</text:p>
          </table:table-cell>
          <table:table-cell office:value-type="float" office:value="-0.0558406989894364" calcext:value-type="float">
            <text:p>-0.055840698989436</text:p>
          </table:table-cell>
          <table:table-cell office:value-type="float" office:value="-0.0476954417916864" calcext:value-type="float">
            <text:p>-0.047695441791686</text:p>
          </table:table-cell>
          <table:table-cell office:value-type="float" office:value="-0.0371935833934289" calcext:value-type="float">
            <text:p>-0.037193583393429</text:p>
          </table:table-cell>
          <table:table-cell office:value-type="float" office:value="-0.0280020927453552" calcext:value-type="float">
            <text:p>-0.028002092745355</text:p>
          </table:table-cell>
          <table:table-cell office:value-type="float" office:value="-0.0206984782266285" calcext:value-type="float">
            <text:p>-0.020698478226629</text:p>
          </table:table-cell>
          <table:table-cell office:value-type="float" office:value="-0.0217124679274959" calcext:value-type="float">
            <text:p>-0.021712467927496</text:p>
          </table:table-cell>
          <table:table-cell office:value-type="float" office:value="-0.0247329399710471" calcext:value-type="float">
            <text:p>-0.024732939971047</text:p>
          </table:table-cell>
          <table:table-cell office:value-type="float" office:value="-0.0246595144017244" calcext:value-type="float">
            <text:p>-0.024659514401724</text:p>
          </table:table-cell>
          <table:table-cell office:value-type="float" office:value="-0.0529280061240808" calcext:value-type="float">
            <text:p>-0.052928006124081</text:p>
          </table:table-cell>
          <table:table-cell office:value-type="float" office:value="-0.0454575810534907" calcext:value-type="float">
            <text:p>-0.045457581053491</text:p>
          </table:table-cell>
          <table:table-cell office:value-type="float" office:value="-0.042600432459796" calcext:value-type="float">
            <text:p>-0.042600432459796</text:p>
          </table:table-cell>
          <table:table-cell office:value-type="float" office:value="-0.0409245673940891" calcext:value-type="float">
            <text:p>-0.040924567394089</text:p>
          </table:table-cell>
          <table:table-cell office:value-type="float" office:value="-0.0341433724308411" calcext:value-type="float">
            <text:p>-0.034143372430841</text:p>
          </table:table-cell>
          <table:table-cell office:value-type="float" office:value="-0.0207178453609479" calcext:value-type="float">
            <text:p>-0.020717845360948</text:p>
          </table:table-cell>
          <table:table-cell office:value-type="float" office:value="-0.0175811540057053" calcext:value-type="float">
            <text:p>-0.017581154005705</text:p>
          </table:table-cell>
          <table:table-cell office:value-type="float" office:value="-0.0156282474054485" calcext:value-type="float">
            <text:p>-0.015628247405449</text:p>
          </table:table-cell>
          <table:table-cell office:value-type="float" office:value="-0.0153708068658022" calcext:value-type="float">
            <text:p>-0.015370806865802</text:p>
          </table:table-cell>
          <table:table-cell office:value-type="float" office:value="-0.0166640709780667" calcext:value-type="float">
            <text:p>-0.016664070978067</text:p>
          </table:table-cell>
          <table:table-cell office:value-type="float" office:value="-0.0179391724663281" calcext:value-type="float">
            <text:p>-0.017939172466328</text:p>
          </table:table-cell>
          <table:table-cell office:value-type="float" office:value="-0.0223877243174322" calcext:value-type="float">
            <text:p>-0.022387724317432</text:p>
          </table:table-cell>
          <table:table-cell office:value-type="float" office:value="-0.0329762789402191" calcext:value-type="float">
            <text:p>-0.032976278940219</text:p>
          </table:table-cell>
          <table:table-cell office:value-type="float" office:value="-0.0297030283351443" calcext:value-type="float">
            <text:p>-0.029703028335144</text:p>
          </table:table-cell>
          <table:table-cell office:value-type="float" office:value="-0.0332984228192681" calcext:value-type="float">
            <text:p>-0.033298422819268</text:p>
          </table:table-cell>
          <table:table-cell office:value-type="float" office:value="-0.0456995729068986" calcext:value-type="float">
            <text:p>-0.045699572906899</text:p>
          </table:table-cell>
          <table:table-cell office:value-type="float" office:value="-0.0454384671668568" calcext:value-type="float">
            <text:p>-0.045438467166857</text:p>
          </table:table-cell>
          <table:table-cell office:value-type="float" office:value="-0.0417582069990011" calcext:value-type="float">
            <text:p>-0.041758206999001</text:p>
          </table:table-cell>
          <table:table-cell office:value-type="float" office:value="-0.0396105641204859" calcext:value-type="float">
            <text:p>-0.039610564120486</text:p>
          </table:table-cell>
          <table:table-cell office:value-type="float" office:value="-0.0135557455329405" calcext:value-type="float">
            <text:p>-0.013555745532941</text:p>
          </table:table-cell>
          <table:table-cell office:value-type="float" office:value="-0.012351445191854" calcext:value-type="float">
            <text:p>-0.012351445191854</text:p>
          </table:table-cell>
          <table:table-cell office:value-type="float" office:value="-0.0107255139602628" calcext:value-type="float">
            <text:p>-0.010725513960263</text:p>
          </table:table-cell>
          <table:table-cell office:value-type="float" office:value="-0.0101271381758572" calcext:value-type="float">
            <text:p>-0.010127138175857</text:p>
          </table:table-cell>
          <table:table-cell office:value-type="float" office:value="-0.00959329841155543" calcext:value-type="float">
            <text:p>-0.009593298411555</text:p>
          </table:table-cell>
          <table:table-cell office:value-type="float" office:value="-0.0105189228785948" calcext:value-type="float">
            <text:p>-0.010518922878595</text:p>
          </table:table-cell>
          <table:table-cell office:value-type="float" office:value="-0.0430849978003115" calcext:value-type="float">
            <text:p>-0.043084997800312</text:p>
          </table:table-cell>
          <table:table-cell office:value-type="float" office:value="-0.0418776020735542" calcext:value-type="float">
            <text:p>-0.041877602073554</text:p>
          </table:table-cell>
          <table:table-cell office:value-type="float" office:value="-0.0160488210447379" calcext:value-type="float">
            <text:p>-0.016048821044738</text:p>
          </table:table-cell>
          <table:table-cell office:value-type="float" office:value="-0.0145406010698563" calcext:value-type="float">
            <text:p>-0.014540601069856</text:p>
          </table:table-cell>
          <table:table-cell office:value-type="float" office:value="-0.0109669325203782" calcext:value-type="float">
            <text:p>-0.010966932520378</text:p>
          </table:table-cell>
          <table:table-cell office:value-type="float" office:value="-0.0122923748911887" calcext:value-type="float">
            <text:p>-0.012292374891189</text:p>
          </table:table-cell>
          <table:table-cell office:value-type="float" office:value="-0.018840939507487" calcext:value-type="float">
            <text:p>-0.018840939507487</text:p>
          </table:table-cell>
          <table:table-cell office:value-type="float" office:value="-0.0179119002314828" calcext:value-type="float">
            <text:p>-0.017911900231483</text:p>
          </table:table-cell>
          <table:table-cell office:value-type="float" office:value="-0.0162428872059605" calcext:value-type="float">
            <text:p>-0.016242887205961</text:p>
          </table:table-cell>
          <table:table-cell office:value-type="float" office:value="-0.0151538475022909" calcext:value-type="float">
            <text:p>-0.015153847502291</text:p>
          </table:table-cell>
          <table:table-cell office:value-type="float" office:value="-0.0166596370978417" calcext:value-type="float">
            <text:p>-0.016659637097842</text:p>
          </table:table-cell>
          <table:table-cell office:value-type="float" office:value="-0.0185329327125254" calcext:value-type="float">
            <text:p>-0.018532932712525</text:p>
          </table:table-cell>
          <table:table-cell office:value-type="float" office:value="-0.0236499802225665" calcext:value-type="float">
            <text:p>-0.023649980222567</text:p>
          </table:table-cell>
          <table:table-cell office:value-type="float" office:value="-0.0348510766669735" calcext:value-type="float">
            <text:p>-0.034851076666974</text:p>
          </table:table-cell>
          <table:table-cell office:value-type="float" office:value="-0.0319116714922561" calcext:value-type="float">
            <text:p>-0.031911671492256</text:p>
          </table:table-cell>
          <table:table-cell office:value-type="float" office:value="-0.0498456995322508" calcext:value-type="float">
            <text:p>-0.049845699532251</text:p>
          </table:table-cell>
          <table:table-cell office:value-type="float" office:value="-0.0488043401801608" calcext:value-type="float">
            <text:p>-0.048804340180161</text:p>
          </table:table-cell>
          <table:table-cell office:value-type="float" office:value="-0.046467645973821" calcext:value-type="float">
            <text:p>-0.046467645973821</text:p>
          </table:table-cell>
          <table:table-cell office:value-type="float" office:value="-0.0482062769156137" calcext:value-type="float">
            <text:p>-0.048206276915614</text:p>
          </table:table-cell>
          <table:table-cell office:value-type="float" office:value="-0.0480437270427817" calcext:value-type="float">
            <text:p>-0.048043727042782</text:p>
          </table:table-cell>
          <table:table-cell office:value-type="float" office:value="-0.0144266198501215" calcext:value-type="float">
            <text:p>-0.014426619850122</text:p>
          </table:table-cell>
          <table:table-cell office:value-type="float" office:value="-0.0101022449032487" calcext:value-type="float">
            <text:p>-0.010102244903249</text:p>
          </table:table-cell>
          <table:table-cell office:value-type="float" office:value="-0.0100470612237341" calcext:value-type="float">
            <text:p>-0.010047061223734</text:p>
          </table:table-cell>
          <table:table-cell office:value-type="float" office:value="-0.00976736832892881" calcext:value-type="float">
            <text:p>-0.009767368328929</text:p>
          </table:table-cell>
          <table:table-cell office:value-type="float" office:value="-0.0136443677432351" calcext:value-type="float">
            <text:p>-0.013644367743235</text:p>
          </table:table-cell>
          <table:table-cell office:value-type="float" office:value="-0.0430608759181985" calcext:value-type="float">
            <text:p>-0.043060875918199</text:p>
          </table:table-cell>
          <table:table-cell office:value-type="float" office:value="-0.0383873952943597" calcext:value-type="float">
            <text:p>-0.03838739529436</text:p>
          </table:table-cell>
          <table:table-cell office:value-type="float" office:value="-0.00774520214436866" calcext:value-type="float">
            <text:p>-0.007745202144369</text:p>
          </table:table-cell>
          <table:table-cell office:value-type="float" office:value="-0.00543958330056641" calcext:value-type="float">
            <text:p>-0.005439583300566</text:p>
          </table:table-cell>
          <table:table-cell office:value-type="float" office:value="-0.0143953550543928" calcext:value-type="float">
            <text:p>-0.014395355054393</text:p>
          </table:table-cell>
          <table:table-cell office:value-type="float" office:value="-0.0216211375533499" calcext:value-type="float">
            <text:p>-0.02162113755335</text:p>
          </table:table-cell>
          <table:table-cell office:value-type="float" office:value="-0.0187808526284166" calcext:value-type="float">
            <text:p>-0.018780852628417</text:p>
          </table:table-cell>
          <table:table-cell office:value-type="float" office:value="-0.0181308631880795" calcext:value-type="float">
            <text:p>-0.01813086318808</text:p>
          </table:table-cell>
          <table:table-cell office:value-type="float" office:value="-0.017609210278099" calcext:value-type="float">
            <text:p>-0.017609210278099</text:p>
          </table:table-cell>
          <table:table-cell office:value-type="float" office:value="-0.0181928577547878" calcext:value-type="float">
            <text:p>-0.018192857754788</text:p>
          </table:table-cell>
          <table:table-cell office:value-type="float" office:value="-0.0239252944872451" calcext:value-type="float">
            <text:p>-0.023925294487245</text:p>
          </table:table-cell>
          <table:table-cell office:value-type="float" office:value="-0.040355137565881" calcext:value-type="float">
            <text:p>-0.040355137565881</text:p>
          </table:table-cell>
          <table:table-cell office:value-type="float" office:value="-0.0546514760371304" calcext:value-type="float">
            <text:p>-0.054651476037131</text:p>
          </table:table-cell>
          <table:table-cell office:value-type="float" office:value="-0.0571063473478287" calcext:value-type="float">
            <text:p>-0.057106347347829</text:p>
          </table:table-cell>
          <table:table-cell office:value-type="float" office:value="-0.0555933864173717" calcext:value-type="float">
            <text:p>-0.055593386417372</text:p>
          </table:table-cell>
          <table:table-cell office:value-type="float" office:value="-0.0558163817894088" calcext:value-type="float">
            <text:p>-0.055816381789409</text:p>
          </table:table-cell>
          <table:table-cell office:value-type="float" office:value="-0.0574768185186624" calcext:value-type="float">
            <text:p>-0.057476818518662</text:p>
          </table:table-cell>
          <table:table-cell office:value-type="float" office:value="-0.0526359177851226" calcext:value-type="float">
            <text:p>-0.052635917785123</text:p>
          </table:table-cell>
          <table:table-cell office:value-type="float" office:value="-0.0260053766341254" calcext:value-type="float">
            <text:p>-0.026005376634125</text:p>
          </table:table-cell>
          <table:table-cell office:value-type="float" office:value="-0.022231352335531" calcext:value-type="float">
            <text:p>-0.022231352335531</text:p>
          </table:table-cell>
          <table:table-cell office:value-type="float" office:value="-0.0203195393790524" calcext:value-type="float">
            <text:p>-0.020319539379052</text:p>
          </table:table-cell>
          <table:table-cell office:value-type="float" office:value="-0.0194920845539204" calcext:value-type="float">
            <text:p>-0.01949208455392</text:p>
          </table:table-cell>
          <table:table-cell office:value-type="float" office:value="-0.0182407476729095" calcext:value-type="float">
            <text:p>-0.01824074767291</text:p>
          </table:table-cell>
          <table:table-cell office:value-type="float" office:value="-0.0179277115781184" calcext:value-type="float">
            <text:p>-0.017927711578118</text:p>
          </table:table-cell>
          <table:table-cell office:value-type="float" office:value="-0.0180042735034586" calcext:value-type="float">
            <text:p>-0.018004273503459</text:p>
          </table:table-cell>
          <table:table-cell office:value-type="float" office:value="-0.0142856793306753" calcext:value-type="float">
            <text:p>-0.014285679330675</text:p>
          </table:table-cell>
          <table:table-cell office:value-type="float" office:value="-0.0508325857926602" calcext:value-type="float">
            <text:p>-0.05083258579266</text:p>
          </table:table-cell>
          <table:table-cell office:value-type="float" office:value="-0.0449808755402063" calcext:value-type="float">
            <text:p>-0.044980875540206</text:p>
          </table:table-cell>
          <table:table-cell office:value-type="float" office:value="-0.0340723967760023" calcext:value-type="float">
            <text:p>-0.034072396776002</text:p>
          </table:table-cell>
          <table:table-cell office:value-type="float" office:value="-0.0314667696264378" calcext:value-type="float">
            <text:p>-0.031466769626438</text:p>
          </table:table-cell>
          <table:table-cell office:value-type="float" office:value="-0.0211427687310888" calcext:value-type="float">
            <text:p>-0.021142768731089</text:p>
          </table:table-cell>
          <table:table-cell office:value-type="float" office:value="-0.0207869708663942" calcext:value-type="float">
            <text:p>-0.020786970866394</text:p>
          </table:table-cell>
          <table:table-cell office:value-type="float" office:value="-0.0195614802267406" calcext:value-type="float">
            <text:p>-0.019561480226741</text:p>
          </table:table-cell>
          <table:table-cell office:value-type="float" office:value="-0.0170248413450458" calcext:value-type="float">
            <text:p>-0.017024841345046</text:p>
          </table:table-cell>
          <table:table-cell office:value-type="float" office:value="-0.016616907664595" calcext:value-type="float">
            <text:p>-0.016616907664595</text:p>
          </table:table-cell>
          <table:table-cell office:value-type="float" office:value="-0.0163139283507815" calcext:value-type="float">
            <text:p>-0.016313928350782</text:p>
          </table:table-cell>
          <table:table-cell office:value-type="float" office:value="-0.0177512701915537" calcext:value-type="float">
            <text:p>-0.017751270191554</text:p>
          </table:table-cell>
          <table:table-cell office:value-type="float" office:value="-0.0224051420429592" calcext:value-type="float">
            <text:p>-0.022405142042959</text:p>
          </table:table-cell>
          <table:table-cell office:value-type="float" office:value="-0.0337034177899046" calcext:value-type="float">
            <text:p>-0.033703417789905</text:p>
          </table:table-cell>
          <table:table-cell office:value-type="float" office:value="-0.0346003491349904" calcext:value-type="float">
            <text:p>-0.034600349134991</text:p>
          </table:table-cell>
          <table:table-cell office:value-type="float" office:value="-0.0491413256413644" calcext:value-type="float">
            <text:p>-0.049141325641365</text:p>
          </table:table-cell>
          <table:table-cell office:value-type="float" office:value="-0.0503778917908728" calcext:value-type="float">
            <text:p>-0.050377891790873</text:p>
          </table:table-cell>
          <table:table-cell office:value-type="float" office:value="-0.0500346294449049" calcext:value-type="float">
            <text:p>-0.050034629444905</text:p>
          </table:table-cell>
          <table:table-cell office:value-type="float" office:value="-0.0533233408966041" calcext:value-type="float">
            <text:p>-0.053323340896604</text:p>
          </table:table-cell>
          <table:table-cell office:value-type="float" office:value="-0.0503443501386257" calcext:value-type="float">
            <text:p>-0.050344350138626</text:p>
          </table:table-cell>
          <table:table-cell office:value-type="float" office:value="-0.0292581518786702" calcext:value-type="float">
            <text:p>-0.02925815187867</text:p>
          </table:table-cell>
          <table:table-cell office:value-type="float" office:value="-0.0257470027559236" calcext:value-type="float">
            <text:p>-0.025747002755924</text:p>
          </table:table-cell>
          <table:table-cell office:value-type="float" office:value="-0.024173569732175" calcext:value-type="float">
            <text:p>-0.024173569732175</text:p>
          </table:table-cell>
          <table:table-cell office:value-type="float" office:value="-0.0238650617135803" calcext:value-type="float">
            <text:p>-0.02386506171358</text:p>
          </table:table-cell>
          <table:table-cell office:value-type="float" office:value="-0.0250143077506732" calcext:value-type="float">
            <text:p>-0.025014307750673</text:p>
          </table:table-cell>
          <table:table-cell office:value-type="float" office:value="-0.0239861093128221" calcext:value-type="float">
            <text:p>-0.023986109312822</text:p>
          </table:table-cell>
          <table:table-cell office:value-type="float" office:value="-0.0220428507488361" calcext:value-type="float">
            <text:p>-0.022042850748836</text:p>
          </table:table-cell>
          <table:table-cell office:value-type="float" office:value="-0.0396598245273332" calcext:value-type="float">
            <text:p>-0.039659824527333</text:p>
          </table:table-cell>
          <table:table-cell office:value-type="float" office:value="-0.0287166819227979" calcext:value-type="float">
            <text:p>-0.028716681922798</text:p>
          </table:table-cell>
          <table:table-cell office:value-type="float" office:value="-0.024824540143841" calcext:value-type="float">
            <text:p>-0.024824540143841</text:p>
          </table:table-cell>
          <table:table-cell office:value-type="float" office:value="-0.0211870414262513" calcext:value-type="float">
            <text:p>-0.021187041426251</text:p>
          </table:table-cell>
          <table:table-cell office:value-type="float" office:value="-0.0173804366256946" calcext:value-type="float">
            <text:p>-0.017380436625695</text:p>
          </table:table-cell>
          <table:table-cell office:value-type="float" office:value="-0.0198855651995892" calcext:value-type="float">
            <text:p>-0.019885565199589</text:p>
          </table:table-cell>
          <table:table-cell office:value-type="float" office:value="-0.0181081112165419" calcext:value-type="float">
            <text:p>-0.018108111216542</text:p>
          </table:table-cell>
          <table:table-cell office:value-type="float" office:value="-0.0171685612536481" calcext:value-type="float">
            <text:p>-0.017168561253648</text:p>
          </table:table-cell>
          <table:table-cell office:value-type="float" office:value="-0.0172626784652743" calcext:value-type="float">
            <text:p>-0.017262678465274</text:p>
          </table:table-cell>
          <table:table-cell office:value-type="float" office:value="-0.0178920101448823" calcext:value-type="float">
            <text:p>-0.017892010144882</text:p>
          </table:table-cell>
          <table:table-cell office:value-type="float" office:value="-0.0204804111481943" calcext:value-type="float">
            <text:p>-0.020480411148194</text:p>
          </table:table-cell>
          <table:table-cell office:value-type="float" office:value="-0.0277407188131754" calcext:value-type="float">
            <text:p>-0.027740718813175</text:p>
          </table:table-cell>
          <table:table-cell office:value-type="float" office:value="-0.0422584015219848" calcext:value-type="float">
            <text:p>-0.042258401521985</text:p>
          </table:table-cell>
          <table:table-cell office:value-type="float" office:value="-0.0433405966458515" calcext:value-type="float">
            <text:p>-0.043340596645852</text:p>
          </table:table-cell>
          <table:table-cell office:value-type="float" office:value="-0.0411060576848098" calcext:value-type="float">
            <text:p>-0.04110605768481</text:p>
          </table:table-cell>
          <table:table-cell office:value-type="float" office:value="-0.0613200669206024" calcext:value-type="float">
            <text:p>-0.061320066920603</text:p>
          </table:table-cell>
          <table:table-cell office:value-type="float" office:value="-0.0602381938005151" calcext:value-type="float">
            <text:p>-0.060238193800515</text:p>
          </table:table-cell>
          <table:table-cell office:value-type="float" office:value="-0.0616048886280263" calcext:value-type="float">
            <text:p>-0.061604888628026</text:p>
          </table:table-cell>
          <table:table-cell office:value-type="float" office:value="-0.0397364998576035" calcext:value-type="float">
            <text:p>-0.039736499857604</text:p>
          </table:table-cell>
          <table:table-cell office:value-type="float" office:value="-0.0328968348280534" calcext:value-type="float">
            <text:p>-0.032896834828053</text:p>
          </table:table-cell>
          <table:table-cell office:value-type="float" office:value="-0.0281953053076506" calcext:value-type="float">
            <text:p>-0.028195305307651</text:p>
          </table:table-cell>
          <table:table-cell office:value-type="float" office:value="-0.0236712842060731" calcext:value-type="float">
            <text:p>-0.023671284206073</text:p>
          </table:table-cell>
          <table:table-cell office:value-type="float" office:value="-0.0244478027869589" calcext:value-type="float">
            <text:p>-0.024447802786959</text:p>
          </table:table-cell>
          <table:table-cell office:value-type="float" office:value="-0.0256272753545843" calcext:value-type="float">
            <text:p>-0.025627275354584</text:p>
          </table:table-cell>
          <table:table-cell office:value-type="float" office:value="-0.0251254302361549" calcext:value-type="float">
            <text:p>-0.025125430236155</text:p>
          </table:table-cell>
          <table:table-cell office:value-type="float" office:value="-0.022362951829522" calcext:value-type="float">
            <text:p>-0.022362951829522</text:p>
          </table:table-cell>
          <table:table-cell office:value-type="float" office:value="-0.0342506785623108" calcext:value-type="float">
            <text:p>-0.034250678562311</text:p>
          </table:table-cell>
          <table:table-cell office:value-type="float" office:value="-0.027343968280106" calcext:value-type="float">
            <text:p>-0.027343968280106</text:p>
          </table:table-cell>
          <table:table-cell office:value-type="float" office:value="-0.0259601300191535" calcext:value-type="float">
            <text:p>-0.025960130019154</text:p>
          </table:table-cell>
          <table:table-cell office:value-type="float" office:value="-0.0220150370848063" calcext:value-type="float">
            <text:p>-0.022015037084806</text:p>
          </table:table-cell>
          <table:table-cell office:value-type="float" office:value="-0.0205208117086622" calcext:value-type="float">
            <text:p>-0.020520811708662</text:p>
          </table:table-cell>
          <table:table-cell office:value-type="float" office:value="-0.0206385690098739" calcext:value-type="float">
            <text:p>-0.020638569009874</text:p>
          </table:table-cell>
          <table:table-cell office:value-type="float" office:value="-0.0189124969969375" calcext:value-type="float">
            <text:p>-0.018912496996938</text:p>
          </table:table-cell>
          <table:table-cell office:value-type="float" office:value="-0.0177648120327742" calcext:value-type="float">
            <text:p>-0.017764812032774</text:p>
          </table:table-cell>
          <table:table-cell office:value-type="float" office:value="-0.0188089260211884" calcext:value-type="float">
            <text:p>-0.018808926021188</text:p>
          </table:table-cell>
          <table:table-cell office:value-type="float" office:value="-0.0187697718394544" calcext:value-type="float">
            <text:p>-0.018769771839455</text:p>
          </table:table-cell>
          <table:table-cell office:value-type="float" office:value="-0.0176825301783836" calcext:value-type="float">
            <text:p>-0.017682530178384</text:p>
          </table:table-cell>
          <table:table-cell office:value-type="float" office:value="-0.017080405336798" calcext:value-type="float">
            <text:p>-0.017080405336798</text:p>
          </table:table-cell>
          <table:table-cell office:value-type="float" office:value="-0.0175283551569824" calcext:value-type="float">
            <text:p>-0.017528355156982</text:p>
          </table:table-cell>
          <table:table-cell office:value-type="float" office:value="-0.0176632682769975" calcext:value-type="float">
            <text:p>-0.017663268276998</text:p>
          </table:table-cell>
          <table:table-cell office:value-type="float" office:value="-0.0177269262565827" calcext:value-type="float">
            <text:p>-0.017726926256583</text:p>
          </table:table-cell>
          <table:table-cell office:value-type="float" office:value="-0.0175443577349212" calcext:value-type="float">
            <text:p>-0.017544357734921</text:p>
          </table:table-cell>
          <table:table-cell office:value-type="float" office:value="-0.0175363859931037" calcext:value-type="float">
            <text:p>-0.017536385993104</text:p>
          </table:table-cell>
          <table:table-cell office:value-type="float" office:value="-0.0175396198795483" calcext:value-type="float">
            <text:p>-0.017539619879548</text:p>
          </table:table-cell>
          <table:table-cell office:value-type="float" office:value="-0.0175661992528282" calcext:value-type="float">
            <text:p>-0.017566199252828</text:p>
          </table:table-cell>
          <table:table-cell office:value-type="float" office:value="-0.0175880732767006" calcext:value-type="float">
            <text:p>-0.017588073276701</text:p>
          </table:table-cell>
          <table:table-cell office:value-type="float" office:value="-0.0175590531233628" calcext:value-type="float">
            <text:p>-0.017559053123363</text:p>
          </table:table-cell>
          <table:table-cell office:value-type="float" office:value="-0.0175467462573993" calcext:value-type="float">
            <text:p>-0.017546746257399</text:p>
          </table:table-cell>
          <table:table-cell office:value-type="float" office:value="-0.0175490157974443" calcext:value-type="float">
            <text:p>-0.017549015797444</text:p>
          </table:table-cell>
          <table:table-cell office:value-type="float" office:value="-0.0175484755210953" calcext:value-type="float">
            <text:p>-0.017548475521095</text:p>
          </table:table-cell>
          <table:table-cell office:value-type="float" office:value="-0.0175556331738358" calcext:value-type="float">
            <text:p>-0.017555633173836</text:p>
          </table:table-cell>
          <table:table-cell office:value-type="float" office:value="-0.0175607566019296" calcext:value-type="float">
            <text:p>-0.01756075660193</text:p>
          </table:table-cell>
          <table:table-cell office:value-type="float" office:value="-0.0175408849434607" calcext:value-type="float">
            <text:p>-0.017540884943461</text:p>
          </table:table-cell>
          <table:table-cell office:value-type="float" office:value="-0.0175477536747655" calcext:value-type="float">
            <text:p>-0.017547753674766</text:p>
          </table:table-cell>
          <table:table-cell office:value-type="float" office:value="-0.017547670667963" calcext:value-type="float">
            <text:p>-0.017547670667963</text:p>
          </table:table-cell>
          <table:table-cell office:value-type="float" office:value="-0.01756789684009" calcext:value-type="float">
            <text:p>-0.01756789684009</text:p>
          </table:table-cell>
          <table:table-cell office:value-type="float" office:value="-0.0175635873436307" calcext:value-type="float">
            <text:p>-0.017563587343631</text:p>
          </table:table-cell>
          <table:table-cell office:value-type="float" office:value="-0.017555839930794" calcext:value-type="float">
            <text:p>-0.017555839930794</text:p>
          </table:table-cell>
          <table:table-cell office:value-type="float" office:value="-0.0175633096440383" calcext:value-type="float">
            <text:p>-0.017563309644038</text:p>
          </table:table-cell>
          <table:table-cell office:value-type="float" office:value="-0.0175466227450621" calcext:value-type="float">
            <text:p>-0.017546622745062</text:p>
          </table:table-cell>
          <table:table-cell office:value-type="float" office:value="-0.0175682525470419" calcext:value-type="float">
            <text:p>-0.017568252547042</text:p>
          </table:table-cell>
          <table:table-cell office:value-type="float" office:value="-0.0175536598882815" calcext:value-type="float">
            <text:p>-0.017553659888282</text:p>
          </table:table-cell>
          <table:table-cell office:value-type="float" office:value="-0.0175584289889634" calcext:value-type="float">
            <text:p>-0.017558428988963</text:p>
          </table:table-cell>
          <table:table-cell office:value-type="float" office:value="-0.017545671440479" calcext:value-type="float">
            <text:p>-0.017545671440479</text:p>
          </table:table-cell>
          <table:table-cell office:value-type="float" office:value="-0.0175460155875239" calcext:value-type="float">
            <text:p>-0.017546015587524</text:p>
          </table:table-cell>
          <table:table-cell office:value-type="float" office:value="-0.0175527002377577" calcext:value-type="float">
            <text:p>-0.017552700237758</text:p>
          </table:table-cell>
          <table:table-cell office:value-type="float" office:value="-0.0175595110810737" calcext:value-type="float">
            <text:p>-0.017559511081074</text:p>
          </table:table-cell>
          <table:table-cell office:value-type="float" office:value="-0.0175538378219946" calcext:value-type="float">
            <text:p>-0.017553837821995</text:p>
          </table:table-cell>
          <table:table-cell office:value-type="float" office:value="-0.0175925350238067" calcext:value-type="float">
            <text:p>-0.017592535023807</text:p>
          </table:table-cell>
          <table:table-cell office:value-type="float" office:value="-0.017559007659258" calcext:value-type="float">
            <text:p>-0.017559007659258</text:p>
          </table:table-cell>
          <table:table-cell office:value-type="float" office:value="-0.0175634905542988" calcext:value-type="float">
            <text:p>-0.017563490554299</text:p>
          </table:table-cell>
          <table:table-cell office:value-type="float" office:value="-0.0175513329000147" calcext:value-type="float">
            <text:p>-0.017551332900015</text:p>
          </table:table-cell>
          <table:table-cell office:value-type="float" office:value="-0.0175432129013932" calcext:value-type="float">
            <text:p>-0.017543212901393</text:p>
          </table:table-cell>
          <table:table-cell office:value-type="float" office:value="-0.0175575723728864" calcext:value-type="float">
            <text:p>-0.017557572372886</text:p>
          </table:table-cell>
          <table:table-cell office:value-type="float" office:value="-0.0175801379463661" calcext:value-type="float">
            <text:p>-0.017580137946366</text:p>
          </table:table-cell>
          <table:table-cell office:value-type="float" office:value="-0.0175684876576208" calcext:value-type="float">
            <text:p>-0.017568487657621</text:p>
          </table:table-cell>
          <table:table-cell office:value-type="float" office:value="-0.0175591411395418" calcext:value-type="float">
            <text:p>-0.017559141139542</text:p>
          </table:table-cell>
          <table:table-cell office:value-type="float" office:value="-0.0175593937766594" calcext:value-type="float">
            <text:p>-0.01755939377666</text:p>
          </table:table-cell>
          <table:table-cell office:value-type="float" office:value="-0.0175562253945951" calcext:value-type="float">
            <text:p>-0.017556225394595</text:p>
          </table:table-cell>
          <table:table-cell office:value-type="float" office:value="-0.0175866881226713" calcext:value-type="float">
            <text:p>-0.017586688122671</text:p>
          </table:table-cell>
          <table:table-cell office:value-type="float" office:value="-0.0175618874384393" calcext:value-type="float">
            <text:p>-0.017561887438439</text:p>
          </table:table-cell>
          <table:table-cell office:value-type="float" office:value="-0.0175572407104195" calcext:value-type="float">
            <text:p>-0.01755724071042</text:p>
          </table:table-cell>
          <table:table-cell office:value-type="float" office:value="-0.0175646911916251" calcext:value-type="float">
            <text:p>-0.017564691191625</text:p>
          </table:table-cell>
          <table:table-cell office:value-type="float" office:value="-0.0175780323161435" calcext:value-type="float">
            <text:p>-0.017578032316144</text:p>
          </table:table-cell>
          <table:table-cell office:value-type="float" office:value="-0.0175655560488539" calcext:value-type="float">
            <text:p>-0.017565556048854</text:p>
          </table:table-cell>
          <table:table-cell office:value-type="float" office:value="-0.0175395559124483" calcext:value-type="float">
            <text:p>-0.017539555912448</text:p>
          </table:table-cell>
          <table:table-cell office:value-type="float" office:value="-0.0175649926437072" calcext:value-type="float">
            <text:p>-0.017564992643707</text:p>
          </table:table-cell>
          <table:table-cell office:value-type="float" office:value="-0.0175575883749481" calcext:value-type="float">
            <text:p>-0.017557588374948</text:p>
          </table:table-cell>
          <table:table-cell office:value-type="float" office:value="-0.0175795005057476" calcext:value-type="float">
            <text:p>-0.017579500505748</text:p>
          </table:table-cell>
          <table:table-cell office:value-type="float" office:value="-0.0175894681895773" calcext:value-type="float">
            <text:p>-0.017589468189577</text:p>
          </table:table-cell>
          <table:table-cell office:value-type="float" office:value="-0.0175713522679708" calcext:value-type="float">
            <text:p>-0.017571352267971</text:p>
          </table:table-cell>
          <table:table-cell office:value-type="float" office:value="-0.0175566139417019" calcext:value-type="float">
            <text:p>-0.017556613941702</text:p>
          </table:table-cell>
          <table:table-cell office:value-type="float" office:value="-0.0175684827098373" calcext:value-type="float">
            <text:p>-0.017568482709837</text:p>
          </table:table-cell>
          <table:table-cell office:value-type="float" office:value="-0.0175589600542543" calcext:value-type="float">
            <text:p>-0.017558960054254</text:p>
          </table:table-cell>
          <table:table-cell office:value-type="float" office:value="-0.017549999827324" calcext:value-type="float">
            <text:p>-0.017549999827324</text:p>
          </table:table-cell>
          <table:table-cell office:value-type="float" office:value="-0.0175533458551215" calcext:value-type="float">
            <text:p>-0.017553345855122</text:p>
          </table:table-cell>
          <table:table-cell office:value-type="float" office:value="-0.0175815061155781" calcext:value-type="float">
            <text:p>-0.017581506115578</text:p>
          </table:table-cell>
          <table:table-cell office:value-type="float" office:value="-0.0175784447302566" calcext:value-type="float">
            <text:p>-0.017578444730257</text:p>
          </table:table-cell>
          <table:table-cell office:value-type="float" office:value="-0.0175720090043427" calcext:value-type="float">
            <text:p>-0.017572009004343</text:p>
          </table:table-cell>
          <table:table-cell office:value-type="float" office:value="-0.0175610776868849" calcext:value-type="float">
            <text:p>-0.017561077686885</text:p>
          </table:table-cell>
          <table:table-cell office:value-type="float" office:value="-0.0175719049013373" calcext:value-type="float">
            <text:p>-0.017571904901337</text:p>
          </table:table-cell>
          <table:table-cell office:value-type="float" office:value="-0.0175662160124431" calcext:value-type="float">
            <text:p>-0.017566216012443</text:p>
          </table:table-cell>
          <table:table-cell office:value-type="float" office:value="-0.0175583630837837" calcext:value-type="float">
            <text:p>-0.017558363083784</text:p>
          </table:table-cell>
          <table:table-cell office:value-type="float" office:value="-0.017565559230948" calcext:value-type="float">
            <text:p>-0.017565559230948</text:p>
          </table:table-cell>
          <table:table-cell office:value-type="float" office:value="-0.0175824232920305" calcext:value-type="float">
            <text:p>-0.017582423292031</text:p>
          </table:table-cell>
          <table:table-cell office:value-type="float" office:value="-0.0175791187252575" calcext:value-type="float">
            <text:p>-0.017579118725258</text:p>
          </table:table-cell>
          <table:table-cell office:value-type="float" office:value="-0.0175641444545223" calcext:value-type="float">
            <text:p>-0.017564144454522</text:p>
          </table:table-cell>
          <table:table-cell office:value-type="float" office:value="-0.0175684191215427" calcext:value-type="float">
            <text:p>-0.017568419121543</text:p>
          </table:table-cell>
          <table:table-cell office:value-type="float" office:value="-0.0175524688420934" calcext:value-type="float">
            <text:p>-0.017552468842094</text:p>
          </table:table-cell>
          <table:table-cell office:value-type="float" office:value="-0.0175832387887171" calcext:value-type="float">
            <text:p>-0.017583238788717</text:p>
          </table:table-cell>
          <table:table-cell table:number-columns-repeated="579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91236661605995" calcext:value-type="float">
            <text:p>0.591236661605995</text:p>
          </table:table-cell>
          <table:table-cell office:value-type="float" office:value="0.591098264517766" calcext:value-type="float">
            <text:p>0.591098264517766</text:p>
          </table:table-cell>
          <table:table-cell office:value-type="float" office:value="0.592315725457685" calcext:value-type="float">
            <text:p>0.592315725457685</text:p>
          </table:table-cell>
          <table:table-cell office:value-type="float" office:value="0.592319979413187" calcext:value-type="float">
            <text:p>0.592319979413187</text:p>
          </table:table-cell>
          <table:table-cell office:value-type="float" office:value="0.591737621955511" calcext:value-type="float">
            <text:p>0.591737621955511</text:p>
          </table:table-cell>
          <table:table-cell office:value-type="float" office:value="0.592518752047998" calcext:value-type="float">
            <text:p>0.592518752047998</text:p>
          </table:table-cell>
          <table:table-cell office:value-type="float" office:value="0.591732017659207" calcext:value-type="float">
            <text:p>0.591732017659207</text:p>
          </table:table-cell>
          <table:table-cell office:value-type="float" office:value="0.591735796281518" calcext:value-type="float">
            <text:p>0.591735796281518</text:p>
          </table:table-cell>
          <table:table-cell office:value-type="float" office:value="0.591330742770039" calcext:value-type="float">
            <text:p>0.591330742770039</text:p>
          </table:table-cell>
          <table:table-cell office:value-type="float" office:value="0.591597925743237" calcext:value-type="float">
            <text:p>0.591597925743237</text:p>
          </table:table-cell>
          <table:table-cell office:value-type="float" office:value="0.591790795275966" calcext:value-type="float">
            <text:p>0.591790795275966</text:p>
          </table:table-cell>
          <table:table-cell office:value-type="float" office:value="0.591087076075825" calcext:value-type="float">
            <text:p>0.591087076075825</text:p>
          </table:table-cell>
          <table:table-cell office:value-type="float" office:value="0.592159591051384" calcext:value-type="float">
            <text:p>0.592159591051384</text:p>
          </table:table-cell>
          <table:table-cell office:value-type="float" office:value="0.59190475170422" calcext:value-type="float">
            <text:p>0.59190475170422</text:p>
          </table:table-cell>
          <table:table-cell office:value-type="float" office:value="0.591656783276547" calcext:value-type="float">
            <text:p>0.591656783276547</text:p>
          </table:table-cell>
          <table:table-cell office:value-type="float" office:value="0.591204073737273" calcext:value-type="float">
            <text:p>0.591204073737273</text:p>
          </table:table-cell>
          <table:table-cell office:value-type="float" office:value="0.591690575840076" calcext:value-type="float">
            <text:p>0.591690575840076</text:p>
          </table:table-cell>
          <table:table-cell office:value-type="float" office:value="0.591625426487339" calcext:value-type="float">
            <text:p>0.591625426487339</text:p>
          </table:table-cell>
          <table:table-cell office:value-type="float" office:value="0.591879110457614" calcext:value-type="float">
            <text:p>0.591879110457614</text:p>
          </table:table-cell>
          <table:table-cell office:value-type="float" office:value="0.591453738884571" calcext:value-type="float">
            <text:p>0.591453738884571</text:p>
          </table:table-cell>
          <table:table-cell office:value-type="float" office:value="0.591144482577844" calcext:value-type="float">
            <text:p>0.591144482577844</text:p>
          </table:table-cell>
          <table:table-cell office:value-type="float" office:value="0.59129552143171" calcext:value-type="float">
            <text:p>0.59129552143171</text:p>
          </table:table-cell>
          <table:table-cell office:value-type="float" office:value="0.591760171005588" calcext:value-type="float">
            <text:p>0.591760171005588</text:p>
          </table:table-cell>
          <table:table-cell office:value-type="float" office:value="0.591264900401955" calcext:value-type="float">
            <text:p>0.591264900401955</text:p>
          </table:table-cell>
          <table:table-cell office:value-type="float" office:value="0.591007158114206" calcext:value-type="float">
            <text:p>0.591007158114206</text:p>
          </table:table-cell>
          <table:table-cell office:value-type="float" office:value="0.592416602454756" calcext:value-type="float">
            <text:p>0.592416602454756</text:p>
          </table:table-cell>
          <table:table-cell office:value-type="float" office:value="0.592053951733664" calcext:value-type="float">
            <text:p>0.592053951733664</text:p>
          </table:table-cell>
          <table:table-cell office:value-type="float" office:value="0.592397296724157" calcext:value-type="float">
            <text:p>0.592397296724157</text:p>
          </table:table-cell>
          <table:table-cell office:value-type="float" office:value="0.591736842006095" calcext:value-type="float">
            <text:p>0.591736842006095</text:p>
          </table:table-cell>
          <table:table-cell office:value-type="float" office:value="0.592241108284502" calcext:value-type="float">
            <text:p>0.592241108284502</text:p>
          </table:table-cell>
          <table:table-cell office:value-type="float" office:value="0.591409451793979" calcext:value-type="float">
            <text:p>0.591409451793979</text:p>
          </table:table-cell>
          <table:table-cell office:value-type="float" office:value="0.590819946141604" calcext:value-type="float">
            <text:p>0.590819946141604</text:p>
          </table:table-cell>
          <table:table-cell office:value-type="float" office:value="0.590896464135119" calcext:value-type="float">
            <text:p>0.590896464135119</text:p>
          </table:table-cell>
          <table:table-cell office:value-type="float" office:value="0.597654791156941" calcext:value-type="float">
            <text:p>0.597654791156941</text:p>
          </table:table-cell>
          <table:table-cell office:value-type="float" office:value="0.605237289317098" calcext:value-type="float">
            <text:p>0.605237289317098</text:p>
          </table:table-cell>
          <table:table-cell office:value-type="float" office:value="0.611525389780637" calcext:value-type="float">
            <text:p>0.611525389780637</text:p>
          </table:table-cell>
          <table:table-cell office:value-type="float" office:value="0.603925371144944" calcext:value-type="float">
            <text:p>0.603925371144944</text:p>
          </table:table-cell>
          <table:table-cell office:value-type="float" office:value="0.584609383611965" calcext:value-type="float">
            <text:p>0.584609383611965</text:p>
          </table:table-cell>
          <table:table-cell office:value-type="float" office:value="0.568681116484813" calcext:value-type="float">
            <text:p>0.568681116484813</text:p>
          </table:table-cell>
          <table:table-cell office:value-type="float" office:value="0.565501696626135" calcext:value-type="float">
            <text:p>0.565501696626135</text:p>
          </table:table-cell>
          <table:table-cell office:value-type="float" office:value="0.582644915981326" calcext:value-type="float">
            <text:p>0.582644915981326</text:p>
          </table:table-cell>
          <table:table-cell office:value-type="float" office:value="0.623331687441559" calcext:value-type="float">
            <text:p>0.623331687441559</text:p>
          </table:table-cell>
          <table:table-cell office:value-type="float" office:value="0.621576694519807" calcext:value-type="float">
            <text:p>0.621576694519807</text:p>
          </table:table-cell>
          <table:table-cell office:value-type="float" office:value="0.613041865462272" calcext:value-type="float">
            <text:p>0.613041865462272</text:p>
          </table:table-cell>
          <table:table-cell office:value-type="float" office:value="0.626393537189385" calcext:value-type="float">
            <text:p>0.626393537189385</text:p>
          </table:table-cell>
          <table:table-cell office:value-type="float" office:value="0.618591188313863" calcext:value-type="float">
            <text:p>0.618591188313863</text:p>
          </table:table-cell>
          <table:table-cell office:value-type="float" office:value="0.60647558933646" calcext:value-type="float">
            <text:p>0.60647558933646</text:p>
          </table:table-cell>
          <table:table-cell office:value-type="float" office:value="0.575639932758913" calcext:value-type="float">
            <text:p>0.575639932758913</text:p>
          </table:table-cell>
          <table:table-cell office:value-type="float" office:value="0.571188707383581" calcext:value-type="float">
            <text:p>0.571188707383581</text:p>
          </table:table-cell>
          <table:table-cell office:value-type="float" office:value="0.562196801119848" calcext:value-type="float">
            <text:p>0.562196801119848</text:p>
          </table:table-cell>
          <table:table-cell office:value-type="float" office:value="0.552782732740011" calcext:value-type="float">
            <text:p>0.552782732740011</text:p>
          </table:table-cell>
          <table:table-cell office:value-type="float" office:value="0.547358697336291" calcext:value-type="float">
            <text:p>0.547358697336291</text:p>
          </table:table-cell>
          <table:table-cell office:value-type="float" office:value="0.590607271959661" calcext:value-type="float">
            <text:p>0.590607271959661</text:p>
          </table:table-cell>
          <table:table-cell office:value-type="float" office:value="0.554125580777204" calcext:value-type="float">
            <text:p>0.554125580777204</text:p>
          </table:table-cell>
          <table:table-cell office:value-type="float" office:value="0.529637037775246" calcext:value-type="float">
            <text:p>0.529637037775246</text:p>
          </table:table-cell>
          <table:table-cell office:value-type="float" office:value="0.516589059727822" calcext:value-type="float">
            <text:p>0.516589059727822</text:p>
          </table:table-cell>
          <table:table-cell office:value-type="float" office:value="0.518989469251476" calcext:value-type="float">
            <text:p>0.518989469251476</text:p>
          </table:table-cell>
          <table:table-cell office:value-type="float" office:value="0.524462156244419" calcext:value-type="float">
            <text:p>0.524462156244419</text:p>
          </table:table-cell>
          <table:table-cell office:value-type="float" office:value="0.547245909886876" calcext:value-type="float">
            <text:p>0.547245909886876</text:p>
          </table:table-cell>
          <table:table-cell office:value-type="float" office:value="0.565795319675005" calcext:value-type="float">
            <text:p>0.565795319675005</text:p>
          </table:table-cell>
          <table:table-cell office:value-type="float" office:value="0.587810959417782" calcext:value-type="float">
            <text:p>0.587810959417782</text:p>
          </table:table-cell>
          <table:table-cell office:value-type="float" office:value="0.586093542084014" calcext:value-type="float">
            <text:p>0.586093542084014</text:p>
          </table:table-cell>
          <table:table-cell office:value-type="float" office:value="0.573414156133899" calcext:value-type="float">
            <text:p>0.573414156133899</text:p>
          </table:table-cell>
          <table:table-cell office:value-type="float" office:value="0.555954011758347" calcext:value-type="float">
            <text:p>0.555954011758347</text:p>
          </table:table-cell>
          <table:table-cell office:value-type="float" office:value="0.578583808401199" calcext:value-type="float">
            <text:p>0.578583808401199</text:p>
          </table:table-cell>
          <table:table-cell office:value-type="float" office:value="0.571140869618759" calcext:value-type="float">
            <text:p>0.571140869618759</text:p>
          </table:table-cell>
          <table:table-cell office:value-type="float" office:value="0.568584720062846" calcext:value-type="float">
            <text:p>0.568584720062846</text:p>
          </table:table-cell>
          <table:table-cell office:value-type="float" office:value="0.592985012277078" calcext:value-type="float">
            <text:p>0.592985012277078</text:p>
          </table:table-cell>
          <table:table-cell office:value-type="float" office:value="0.601076174778002" calcext:value-type="float">
            <text:p>0.601076174778002</text:p>
          </table:table-cell>
          <table:table-cell office:value-type="float" office:value="0.607547925121454" calcext:value-type="float">
            <text:p>0.607547925121454</text:p>
          </table:table-cell>
          <table:table-cell office:value-type="float" office:value="0.597950505597792" calcext:value-type="float">
            <text:p>0.597950505597792</text:p>
          </table:table-cell>
          <table:table-cell office:value-type="float" office:value="0.628220858727814" calcext:value-type="float">
            <text:p>0.628220858727814</text:p>
          </table:table-cell>
          <table:table-cell office:value-type="float" office:value="0.617320823311979" calcext:value-type="float">
            <text:p>0.617320823311979</text:p>
          </table:table-cell>
          <table:table-cell office:value-type="float" office:value="0.603921056470218" calcext:value-type="float">
            <text:p>0.603921056470218</text:p>
          </table:table-cell>
          <table:table-cell office:value-type="float" office:value="0.590313204415052" calcext:value-type="float">
            <text:p>0.590313204415052</text:p>
          </table:table-cell>
          <table:table-cell office:value-type="float" office:value="0.587710587195075" calcext:value-type="float">
            <text:p>0.587710587195075</text:p>
          </table:table-cell>
          <table:table-cell office:value-type="float" office:value="0.599298560440144" calcext:value-type="float">
            <text:p>0.599298560440144</text:p>
          </table:table-cell>
          <table:table-cell office:value-type="float" office:value="0.622336853761724" calcext:value-type="float">
            <text:p>0.622336853761724</text:p>
          </table:table-cell>
          <table:table-cell office:value-type="float" office:value="0.610746659630933" calcext:value-type="float">
            <text:p>0.610746659630933</text:p>
          </table:table-cell>
          <table:table-cell office:value-type="float" office:value="0.554136548243875" calcext:value-type="float">
            <text:p>0.554136548243875</text:p>
          </table:table-cell>
          <table:table-cell office:value-type="float" office:value="0.561810464325588" calcext:value-type="float">
            <text:p>0.561810464325588</text:p>
          </table:table-cell>
          <table:table-cell office:value-type="float" office:value="0.561054213219711" calcext:value-type="float">
            <text:p>0.561054213219711</text:p>
          </table:table-cell>
          <table:table-cell office:value-type="float" office:value="0.569515150078688" calcext:value-type="float">
            <text:p>0.569515150078688</text:p>
          </table:table-cell>
          <table:table-cell office:value-type="float" office:value="0.594932915727588" calcext:value-type="float">
            <text:p>0.594932915727588</text:p>
          </table:table-cell>
          <table:table-cell office:value-type="float" office:value="0.619189712730448" calcext:value-type="float">
            <text:p>0.619189712730448</text:p>
          </table:table-cell>
          <table:table-cell office:value-type="float" office:value="0.6223929246495" calcext:value-type="float">
            <text:p>0.6223929246495</text:p>
          </table:table-cell>
          <table:table-cell office:value-type="float" office:value="0.625726304708127" calcext:value-type="float">
            <text:p>0.625726304708127</text:p>
          </table:table-cell>
          <table:table-cell office:value-type="float" office:value="0.626929931649207" calcext:value-type="float">
            <text:p>0.626929931649207</text:p>
          </table:table-cell>
          <table:table-cell office:value-type="float" office:value="0.612029800563164" calcext:value-type="float">
            <text:p>0.612029800563164</text:p>
          </table:table-cell>
          <table:table-cell office:value-type="float" office:value="0.593874849424503" calcext:value-type="float">
            <text:p>0.593874849424503</text:p>
          </table:table-cell>
          <table:table-cell office:value-type="float" office:value="0.614776490052734" calcext:value-type="float">
            <text:p>0.614776490052734</text:p>
          </table:table-cell>
          <table:table-cell office:value-type="float" office:value="0.602601669649099" calcext:value-type="float">
            <text:p>0.602601669649099</text:p>
          </table:table-cell>
          <table:table-cell office:value-type="float" office:value="0.619654768118779" calcext:value-type="float">
            <text:p>0.619654768118779</text:p>
          </table:table-cell>
          <table:table-cell office:value-type="float" office:value="0.620590864335116" calcext:value-type="float">
            <text:p>0.620590864335116</text:p>
          </table:table-cell>
          <table:table-cell office:value-type="float" office:value="0.617437083721411" calcext:value-type="float">
            <text:p>0.617437083721411</text:p>
          </table:table-cell>
          <table:table-cell office:value-type="float" office:value="0.623025608446048" calcext:value-type="float">
            <text:p>0.623025608446048</text:p>
          </table:table-cell>
          <table:table-cell office:value-type="float" office:value="0.62556749436419" calcext:value-type="float">
            <text:p>0.62556749436419</text:p>
          </table:table-cell>
          <table:table-cell office:value-type="float" office:value="0.620517911426668" calcext:value-type="float">
            <text:p>0.620517911426668</text:p>
          </table:table-cell>
          <table:table-cell office:value-type="float" office:value="0.597838541710876" calcext:value-type="float">
            <text:p>0.597838541710876</text:p>
          </table:table-cell>
          <table:table-cell office:value-type="float" office:value="0.592548115408095" calcext:value-type="float">
            <text:p>0.592548115408095</text:p>
          </table:table-cell>
          <table:table-cell office:value-type="float" office:value="0.596516072113968" calcext:value-type="float">
            <text:p>0.596516072113968</text:p>
          </table:table-cell>
          <table:table-cell office:value-type="float" office:value="0.631093995052623" calcext:value-type="float">
            <text:p>0.631093995052623</text:p>
          </table:table-cell>
          <table:table-cell office:value-type="float" office:value="0.637257015787302" calcext:value-type="float">
            <text:p>0.637257015787302</text:p>
          </table:table-cell>
          <table:table-cell office:value-type="float" office:value="0.639626995116746" calcext:value-type="float">
            <text:p>0.639626995116746</text:p>
          </table:table-cell>
          <table:table-cell office:value-type="float" office:value="0.569207867137582" calcext:value-type="float">
            <text:p>0.569207867137582</text:p>
          </table:table-cell>
          <table:table-cell office:value-type="float" office:value="0.585675753364474" calcext:value-type="float">
            <text:p>0.585675753364474</text:p>
          </table:table-cell>
          <table:table-cell office:value-type="float" office:value="0.59455574216175" calcext:value-type="float">
            <text:p>0.59455574216175</text:p>
          </table:table-cell>
          <table:table-cell office:value-type="float" office:value="0.612723027241922" calcext:value-type="float">
            <text:p>0.612723027241922</text:p>
          </table:table-cell>
          <table:table-cell office:value-type="float" office:value="0.631743452046231" calcext:value-type="float">
            <text:p>0.631743452046231</text:p>
          </table:table-cell>
          <table:table-cell office:value-type="float" office:value="0.633194390362732" calcext:value-type="float">
            <text:p>0.633194390362732</text:p>
          </table:table-cell>
          <table:table-cell office:value-type="float" office:value="0.63472793839157" calcext:value-type="float">
            <text:p>0.63472793839157</text:p>
          </table:table-cell>
          <table:table-cell office:value-type="float" office:value="0.633025863620347" calcext:value-type="float">
            <text:p>0.633025863620347</text:p>
          </table:table-cell>
          <table:table-cell office:value-type="float" office:value="0.607602662149774" calcext:value-type="float">
            <text:p>0.607602662149774</text:p>
          </table:table-cell>
          <table:table-cell office:value-type="float" office:value="0.585403342839114" calcext:value-type="float">
            <text:p>0.585403342839114</text:p>
          </table:table-cell>
          <table:table-cell office:value-type="float" office:value="0.620119938282709" calcext:value-type="float">
            <text:p>0.620119938282709</text:p>
          </table:table-cell>
          <table:table-cell office:value-type="float" office:value="0.624998194888341" calcext:value-type="float">
            <text:p>0.624998194888341</text:p>
          </table:table-cell>
          <table:table-cell office:value-type="float" office:value="0.624307984180155" calcext:value-type="float">
            <text:p>0.624307984180155</text:p>
          </table:table-cell>
          <table:table-cell office:value-type="float" office:value="0.622769504115037" calcext:value-type="float">
            <text:p>0.622769504115037</text:p>
          </table:table-cell>
          <table:table-cell office:value-type="float" office:value="0.613919706596632" calcext:value-type="float">
            <text:p>0.613919706596632</text:p>
          </table:table-cell>
          <table:table-cell office:value-type="float" office:value="0.626648805622305" calcext:value-type="float">
            <text:p>0.626648805622305</text:p>
          </table:table-cell>
          <table:table-cell office:value-type="float" office:value="0.559160497186183" calcext:value-type="float">
            <text:p>0.559160497186183</text:p>
          </table:table-cell>
          <table:table-cell office:value-type="float" office:value="0.552649896138246" calcext:value-type="float">
            <text:p>0.552649896138246</text:p>
          </table:table-cell>
          <table:table-cell office:value-type="float" office:value="0.557854195187828" calcext:value-type="float">
            <text:p>0.557854195187828</text:p>
          </table:table-cell>
          <table:table-cell office:value-type="float" office:value="0.561580683831783" calcext:value-type="float">
            <text:p>0.561580683831783</text:p>
          </table:table-cell>
          <table:table-cell office:value-type="float" office:value="0.568264581218103" calcext:value-type="float">
            <text:p>0.568264581218103</text:p>
          </table:table-cell>
          <table:table-cell office:value-type="float" office:value="0.560453149963546" calcext:value-type="float">
            <text:p>0.560453149963546</text:p>
          </table:table-cell>
          <table:table-cell office:value-type="float" office:value="0.55493604611137" calcext:value-type="float">
            <text:p>0.55493604611137</text:p>
          </table:table-cell>
          <table:table-cell office:value-type="float" office:value="0.551203643463177" calcext:value-type="float">
            <text:p>0.551203643463177</text:p>
          </table:table-cell>
          <table:table-cell office:value-type="float" office:value="0.608565384717048" calcext:value-type="float">
            <text:p>0.608565384717048</text:p>
          </table:table-cell>
          <table:table-cell office:value-type="float" office:value="0.597399572759107" calcext:value-type="float">
            <text:p>0.597399572759107</text:p>
          </table:table-cell>
          <table:table-cell office:value-type="float" office:value="0.563168609215321" calcext:value-type="float">
            <text:p>0.563168609215321</text:p>
          </table:table-cell>
          <table:table-cell office:value-type="float" office:value="0.525432894968983" calcext:value-type="float">
            <text:p>0.525432894968983</text:p>
          </table:table-cell>
          <table:table-cell office:value-type="float" office:value="0.520296793511171" calcext:value-type="float">
            <text:p>0.520296793511171</text:p>
          </table:table-cell>
          <table:table-cell office:value-type="float" office:value="0.535917750139921" calcext:value-type="float">
            <text:p>0.535917750139921</text:p>
          </table:table-cell>
          <table:table-cell office:value-type="float" office:value="0.544155671126892" calcext:value-type="float">
            <text:p>0.544155671126892</text:p>
          </table:table-cell>
          <table:table-cell office:value-type="float" office:value="0.566523403110038" calcext:value-type="float">
            <text:p>0.566523403110038</text:p>
          </table:table-cell>
          <table:table-cell office:value-type="float" office:value="0.585056834124386" calcext:value-type="float">
            <text:p>0.585056834124386</text:p>
          </table:table-cell>
          <table:table-cell office:value-type="float" office:value="0.591498004170712" calcext:value-type="float">
            <text:p>0.591498004170712</text:p>
          </table:table-cell>
          <table:table-cell office:value-type="float" office:value="0.577752831795757" calcext:value-type="float">
            <text:p>0.577752831795757</text:p>
          </table:table-cell>
          <table:table-cell office:value-type="float" office:value="0.560031353988584" calcext:value-type="float">
            <text:p>0.560031353988584</text:p>
          </table:table-cell>
          <table:table-cell office:value-type="float" office:value="0.590013732471739" calcext:value-type="float">
            <text:p>0.590013732471739</text:p>
          </table:table-cell>
          <table:table-cell office:value-type="float" office:value="0.584171069026007" calcext:value-type="float">
            <text:p>0.584171069026007</text:p>
          </table:table-cell>
          <table:table-cell office:value-type="float" office:value="0.587360528844064" calcext:value-type="float">
            <text:p>0.587360528844064</text:p>
          </table:table-cell>
          <table:table-cell office:value-type="float" office:value="0.600738484460718" calcext:value-type="float">
            <text:p>0.600738484460718</text:p>
          </table:table-cell>
          <table:table-cell office:value-type="float" office:value="0.608769260718735" calcext:value-type="float">
            <text:p>0.608769260718735</text:p>
          </table:table-cell>
          <table:table-cell office:value-type="float" office:value="0.616882294243249" calcext:value-type="float">
            <text:p>0.616882294243249</text:p>
          </table:table-cell>
          <table:table-cell office:value-type="float" office:value="0.598605621681484" calcext:value-type="float">
            <text:p>0.598605621681484</text:p>
          </table:table-cell>
          <table:table-cell office:value-type="float" office:value="0.554334264503578" calcext:value-type="float">
            <text:p>0.554334264503578</text:p>
          </table:table-cell>
          <table:table-cell office:value-type="float" office:value="0.560524738088183" calcext:value-type="float">
            <text:p>0.560524738088183</text:p>
          </table:table-cell>
          <table:table-cell office:value-type="float" office:value="0.555669852004975" calcext:value-type="float">
            <text:p>0.555669852004975</text:p>
          </table:table-cell>
          <table:table-cell office:value-type="float" office:value="0.573854838859406" calcext:value-type="float">
            <text:p>0.573854838859406</text:p>
          </table:table-cell>
          <table:table-cell office:value-type="float" office:value="0.583126444313339" calcext:value-type="float">
            <text:p>0.583126444313339</text:p>
          </table:table-cell>
          <table:table-cell office:value-type="float" office:value="0.555621567193009" calcext:value-type="float">
            <text:p>0.555621567193009</text:p>
          </table:table-cell>
          <table:table-cell office:value-type="float" office:value="0.548031523887092" calcext:value-type="float">
            <text:p>0.548031523887092</text:p>
          </table:table-cell>
          <table:table-cell office:value-type="float" office:value="0.567167489259207" calcext:value-type="float">
            <text:p>0.567167489259207</text:p>
          </table:table-cell>
          <table:table-cell office:value-type="float" office:value="0.525317223954451" calcext:value-type="float">
            <text:p>0.525317223954451</text:p>
          </table:table-cell>
          <table:table-cell office:value-type="float" office:value="0.509203403416746" calcext:value-type="float">
            <text:p>0.509203403416746</text:p>
          </table:table-cell>
          <table:table-cell office:value-type="float" office:value="0.497761409701401" calcext:value-type="float">
            <text:p>0.497761409701401</text:p>
          </table:table-cell>
          <table:table-cell office:value-type="float" office:value="0.504515597929335" calcext:value-type="float">
            <text:p>0.504515597929335</text:p>
          </table:table-cell>
          <table:table-cell office:value-type="float" office:value="0.529767435502264" calcext:value-type="float">
            <text:p>0.529767435502264</text:p>
          </table:table-cell>
          <table:table-cell office:value-type="float" office:value="0.549799980268083" calcext:value-type="float">
            <text:p>0.549799980268083</text:p>
          </table:table-cell>
          <table:table-cell office:value-type="float" office:value="0.565935629972019" calcext:value-type="float">
            <text:p>0.565935629972019</text:p>
          </table:table-cell>
          <table:table-cell office:value-type="float" office:value="0.571036102875328" calcext:value-type="float">
            <text:p>0.571036102875328</text:p>
          </table:table-cell>
          <table:table-cell office:value-type="float" office:value="0.575226042130475" calcext:value-type="float">
            <text:p>0.575226042130475</text:p>
          </table:table-cell>
          <table:table-cell office:value-type="float" office:value="0.557177903188532" calcext:value-type="float">
            <text:p>0.557177903188532</text:p>
          </table:table-cell>
          <table:table-cell office:value-type="float" office:value="0.534007944724157" calcext:value-type="float">
            <text:p>0.534007944724157</text:p>
          </table:table-cell>
          <table:table-cell office:value-type="float" office:value="0.557915158341392" calcext:value-type="float">
            <text:p>0.557915158341392</text:p>
          </table:table-cell>
          <table:table-cell office:value-type="float" office:value="0.540557527830632" calcext:value-type="float">
            <text:p>0.540557527830632</text:p>
          </table:table-cell>
          <table:table-cell office:value-type="float" office:value="0.537308384044312" calcext:value-type="float">
            <text:p>0.537308384044312</text:p>
          </table:table-cell>
          <table:table-cell office:value-type="float" office:value="0.589279941864486" calcext:value-type="float">
            <text:p>0.589279941864486</text:p>
          </table:table-cell>
          <table:table-cell office:value-type="float" office:value="0.597658168164436" calcext:value-type="float">
            <text:p>0.597658168164436</text:p>
          </table:table-cell>
          <table:table-cell office:value-type="float" office:value="0.590301835116941" calcext:value-type="float">
            <text:p>0.590301835116941</text:p>
          </table:table-cell>
          <table:table-cell office:value-type="float" office:value="0.547054352111613" calcext:value-type="float">
            <text:p>0.547054352111613</text:p>
          </table:table-cell>
          <table:table-cell office:value-type="float" office:value="0.535506729873448" calcext:value-type="float">
            <text:p>0.535506729873448</text:p>
          </table:table-cell>
          <table:table-cell office:value-type="float" office:value="0.53875910970868" calcext:value-type="float">
            <text:p>0.53875910970868</text:p>
          </table:table-cell>
          <table:table-cell office:value-type="float" office:value="0.539740867464899" calcext:value-type="float">
            <text:p>0.539740867464899</text:p>
          </table:table-cell>
          <table:table-cell office:value-type="float" office:value="0.548362619856826" calcext:value-type="float">
            <text:p>0.548362619856826</text:p>
          </table:table-cell>
          <table:table-cell office:value-type="float" office:value="0.546456576469299" calcext:value-type="float">
            <text:p>0.546456576469299</text:p>
          </table:table-cell>
          <table:table-cell office:value-type="float" office:value="0.541471524504152" calcext:value-type="float">
            <text:p>0.541471524504152</text:p>
          </table:table-cell>
          <table:table-cell office:value-type="float" office:value="0.54138766339511" calcext:value-type="float">
            <text:p>0.54138766339511</text:p>
          </table:table-cell>
          <table:table-cell office:value-type="float" office:value="0.545994362728391" calcext:value-type="float">
            <text:p>0.545994362728391</text:p>
          </table:table-cell>
          <table:table-cell office:value-type="float" office:value="0.543198758987383" calcext:value-type="float">
            <text:p>0.543198758987383</text:p>
          </table:table-cell>
          <table:table-cell office:value-type="float" office:value="0.499042314834033" calcext:value-type="float">
            <text:p>0.499042314834033</text:p>
          </table:table-cell>
          <table:table-cell office:value-type="float" office:value="0.496298868516994" calcext:value-type="float">
            <text:p>0.496298868516994</text:p>
          </table:table-cell>
          <table:table-cell office:value-type="float" office:value="0.504907568754058" calcext:value-type="float">
            <text:p>0.504907568754058</text:p>
          </table:table-cell>
          <table:table-cell office:value-type="float" office:value="0.514578747328278" calcext:value-type="float">
            <text:p>0.514578747328278</text:p>
          </table:table-cell>
          <table:table-cell office:value-type="float" office:value="0.529896952779762" calcext:value-type="float">
            <text:p>0.529896952779762</text:p>
          </table:table-cell>
          <table:table-cell office:value-type="float" office:value="0.546742544674623" calcext:value-type="float">
            <text:p>0.546742544674623</text:p>
          </table:table-cell>
          <table:table-cell office:value-type="float" office:value="0.555476447269995" calcext:value-type="float">
            <text:p>0.555476447269995</text:p>
          </table:table-cell>
          <table:table-cell office:value-type="float" office:value="0.553536724459922" calcext:value-type="float">
            <text:p>0.553536724459922</text:p>
          </table:table-cell>
          <table:table-cell office:value-type="float" office:value="0.552215638108102" calcext:value-type="float">
            <text:p>0.552215638108102</text:p>
          </table:table-cell>
          <table:table-cell office:value-type="float" office:value="0.542103339257052" calcext:value-type="float">
            <text:p>0.542103339257052</text:p>
          </table:table-cell>
          <table:table-cell office:value-type="float" office:value="0.540142486479268" calcext:value-type="float">
            <text:p>0.540142486479268</text:p>
          </table:table-cell>
          <table:table-cell office:value-type="float" office:value="0.54101083387835" calcext:value-type="float">
            <text:p>0.54101083387835</text:p>
          </table:table-cell>
          <table:table-cell office:value-type="float" office:value="0.542776364050484" calcext:value-type="float">
            <text:p>0.542776364050484</text:p>
          </table:table-cell>
          <table:table-cell office:value-type="float" office:value="0.542066559117819" calcext:value-type="float">
            <text:p>0.542066559117819</text:p>
          </table:table-cell>
          <table:table-cell office:value-type="float" office:value="0.540600375898169" calcext:value-type="float">
            <text:p>0.540600375898169</text:p>
          </table:table-cell>
          <table:table-cell office:value-type="float" office:value="0.540250840656857" calcext:value-type="float">
            <text:p>0.540250840656857</text:p>
          </table:table-cell>
          <table:table-cell office:value-type="float" office:value="0.540675410831506" calcext:value-type="float">
            <text:p>0.540675410831506</text:p>
          </table:table-cell>
          <table:table-cell office:value-type="float" office:value="0.541541595352222" calcext:value-type="float">
            <text:p>0.541541595352222</text:p>
          </table:table-cell>
          <table:table-cell office:value-type="float" office:value="0.541112902206616" calcext:value-type="float">
            <text:p>0.541112902206616</text:p>
          </table:table-cell>
          <table:table-cell office:value-type="float" office:value="0.540513281872372" calcext:value-type="float">
            <text:p>0.540513281872372</text:p>
          </table:table-cell>
          <table:table-cell office:value-type="float" office:value="0.54046968222289" calcext:value-type="float">
            <text:p>0.54046968222289</text:p>
          </table:table-cell>
          <table:table-cell office:value-type="float" office:value="0.54049866987686" calcext:value-type="float">
            <text:p>0.54049866987686</text:p>
          </table:table-cell>
          <table:table-cell office:value-type="float" office:value="0.540755850501641" calcext:value-type="float">
            <text:p>0.540755850501641</text:p>
          </table:table-cell>
          <table:table-cell office:value-type="float" office:value="0.54094398650379" calcext:value-type="float">
            <text:p>0.54094398650379</text:p>
          </table:table-cell>
          <table:table-cell office:value-type="float" office:value="0.540429199222439" calcext:value-type="float">
            <text:p>0.540429199222439</text:p>
          </table:table-cell>
          <table:table-cell office:value-type="float" office:value="0.540567162489369" calcext:value-type="float">
            <text:p>0.540567162489369</text:p>
          </table:table-cell>
          <table:table-cell office:value-type="float" office:value="0.540699867549088" calcext:value-type="float">
            <text:p>0.540699867549088</text:p>
          </table:table-cell>
          <table:table-cell office:value-type="float" office:value="0.54106183492043" calcext:value-type="float">
            <text:p>0.54106183492043</text:p>
          </table:table-cell>
          <table:table-cell office:value-type="float" office:value="0.540801978528819" calcext:value-type="float">
            <text:p>0.540801978528819</text:p>
          </table:table-cell>
          <table:table-cell office:value-type="float" office:value="0.540633252752181" calcext:value-type="float">
            <text:p>0.540633252752181</text:p>
          </table:table-cell>
          <table:table-cell office:value-type="float" office:value="0.540828468530751" calcext:value-type="float">
            <text:p>0.540828468530751</text:p>
          </table:table-cell>
          <table:table-cell office:value-type="float" office:value="0.540558317699966" calcext:value-type="float">
            <text:p>0.540558317699966</text:p>
          </table:table-cell>
          <table:table-cell office:value-type="float" office:value="0.540915947546433" calcext:value-type="float">
            <text:p>0.540915947546433</text:p>
          </table:table-cell>
          <table:table-cell office:value-type="float" office:value="0.540655816112448" calcext:value-type="float">
            <text:p>0.540655816112448</text:p>
          </table:table-cell>
          <table:table-cell office:value-type="float" office:value="0.541011096803753" calcext:value-type="float">
            <text:p>0.541011096803753</text:p>
          </table:table-cell>
          <table:table-cell office:value-type="float" office:value="0.54058373551451" calcext:value-type="float">
            <text:p>0.54058373551451</text:p>
          </table:table-cell>
          <table:table-cell office:value-type="float" office:value="0.540476245149335" calcext:value-type="float">
            <text:p>0.540476245149335</text:p>
          </table:table-cell>
          <table:table-cell office:value-type="float" office:value="0.540797871413041" calcext:value-type="float">
            <text:p>0.540797871413041</text:p>
          </table:table-cell>
          <table:table-cell office:value-type="float" office:value="0.541050475675566" calcext:value-type="float">
            <text:p>0.541050475675566</text:p>
          </table:table-cell>
          <table:table-cell office:value-type="float" office:value="0.541032323898666" calcext:value-type="float">
            <text:p>0.541032323898666</text:p>
          </table:table-cell>
          <table:table-cell office:value-type="float" office:value="0.541103775922698" calcext:value-type="float">
            <text:p>0.541103775922698</text:p>
          </table:table-cell>
          <table:table-cell office:value-type="float" office:value="0.540986257582837" calcext:value-type="float">
            <text:p>0.540986257582837</text:p>
          </table:table-cell>
          <table:table-cell office:value-type="float" office:value="0.541058082289605" calcext:value-type="float">
            <text:p>0.541058082289605</text:p>
          </table:table-cell>
          <table:table-cell office:value-type="float" office:value="0.54062727834061" calcext:value-type="float">
            <text:p>0.54062727834061</text:p>
          </table:table-cell>
          <table:table-cell office:value-type="float" office:value="0.54057592844332" calcext:value-type="float">
            <text:p>0.54057592844332</text:p>
          </table:table-cell>
          <table:table-cell office:value-type="float" office:value="0.541082944265265" calcext:value-type="float">
            <text:p>0.541082944265265</text:p>
          </table:table-cell>
          <table:table-cell office:value-type="float" office:value="0.541162784283659" calcext:value-type="float">
            <text:p>0.541162784283659</text:p>
          </table:table-cell>
          <table:table-cell office:value-type="float" office:value="0.541368980711737" calcext:value-type="float">
            <text:p>0.541368980711737</text:p>
          </table:table-cell>
          <table:table-cell office:value-type="float" office:value="0.540773971725933" calcext:value-type="float">
            <text:p>0.540773971725933</text:p>
          </table:table-cell>
          <table:table-cell office:value-type="float" office:value="0.541014622598144" calcext:value-type="float">
            <text:p>0.541014622598144</text:p>
          </table:table-cell>
          <table:table-cell office:value-type="float" office:value="0.540947885220837" calcext:value-type="float">
            <text:p>0.540947885220837</text:p>
          </table:table-cell>
          <table:table-cell office:value-type="float" office:value="0.541307226910343" calcext:value-type="float">
            <text:p>0.541307226910343</text:p>
          </table:table-cell>
          <table:table-cell office:value-type="float" office:value="0.541112743115687" calcext:value-type="float">
            <text:p>0.541112743115687</text:p>
          </table:table-cell>
          <table:table-cell office:value-type="float" office:value="0.540900040128353" calcext:value-type="float">
            <text:p>0.540900040128353</text:p>
          </table:table-cell>
          <table:table-cell office:value-type="float" office:value="0.541260474307133" calcext:value-type="float">
            <text:p>0.541260474307133</text:p>
          </table:table-cell>
          <table:table-cell office:value-type="float" office:value="0.541378161446957" calcext:value-type="float">
            <text:p>0.541378161446957</text:p>
          </table:table-cell>
          <table:table-cell office:value-type="float" office:value="0.540789597377845" calcext:value-type="float">
            <text:p>0.540789597377845</text:p>
          </table:table-cell>
          <table:table-cell office:value-type="float" office:value="0.540930458363824" calcext:value-type="float">
            <text:p>0.540930458363824</text:p>
          </table:table-cell>
          <table:table-cell office:value-type="float" office:value="0.541194301525089" calcext:value-type="float">
            <text:p>0.541194301525089</text:p>
          </table:table-cell>
          <table:table-cell office:value-type="float" office:value="0.540711905565024" calcext:value-type="float">
            <text:p>0.540711905565024</text:p>
          </table:table-cell>
          <table:table-cell office:value-type="float" office:value="0.541210936500423" calcext:value-type="float">
            <text:p>0.541210936500423</text:p>
          </table:table-cell>
          <table:table-cell office:value-type="float" office:value="0.541515222214027" calcext:value-type="float">
            <text:p>0.541515222214027</text:p>
          </table:table-cell>
          <table:table-cell office:value-type="float" office:value="0.541327115039522" calcext:value-type="float">
            <text:p>0.541327115039522</text:p>
          </table:table-cell>
          <table:table-cell office:value-type="float" office:value="0.541027186496213" calcext:value-type="float">
            <text:p>0.541027186496213</text:p>
          </table:table-cell>
          <table:table-cell office:value-type="float" office:value="0.54135930509208" calcext:value-type="float">
            <text:p>0.54135930509208</text:p>
          </table:table-cell>
          <table:table-cell office:value-type="float" office:value="0.541033859609249" calcext:value-type="float">
            <text:p>0.541033859609249</text:p>
          </table:table-cell>
          <table:table-cell office:value-type="float" office:value="0.540855958581954" calcext:value-type="float">
            <text:p>0.540855958581954</text:p>
          </table:table-cell>
          <table:table-cell office:value-type="float" office:value="0.541089396034399" calcext:value-type="float">
            <text:p>0.541089396034399</text:p>
          </table:table-cell>
          <table:table-cell office:value-type="float" office:value="0.541397762613533" calcext:value-type="float">
            <text:p>0.541397762613533</text:p>
          </table:table-cell>
          <table:table-cell office:value-type="float" office:value="0.541063158974621" calcext:value-type="float">
            <text:p>0.541063158974621</text:p>
          </table:table-cell>
          <table:table-cell office:value-type="float" office:value="0.541102369091492" calcext:value-type="float">
            <text:p>0.541102369091492</text:p>
          </table:table-cell>
          <table:table-cell office:value-type="float" office:value="0.541079473231821" calcext:value-type="float">
            <text:p>0.541079473231821</text:p>
          </table:table-cell>
          <table:table-cell office:value-type="float" office:value="0.541280788293189" calcext:value-type="float">
            <text:p>0.541280788293189</text:p>
          </table:table-cell>
          <table:table-cell office:value-type="float" office:value="0.540953191468404" calcext:value-type="float">
            <text:p>0.540953191468404</text:p>
          </table:table-cell>
          <table:table-cell office:value-type="float" office:value="0.541031815239101" calcext:value-type="float">
            <text:p>0.541031815239101</text:p>
          </table:table-cell>
          <table:table-cell office:value-type="float" office:value="0.541119230182651" calcext:value-type="float">
            <text:p>0.541119230182651</text:p>
          </table:table-cell>
          <table:table-cell office:value-type="float" office:value="0.541365006598976" calcext:value-type="float">
            <text:p>0.541365006598976</text:p>
          </table:table-cell>
          <table:table-cell office:value-type="float" office:value="0.541061181494599" calcext:value-type="float">
            <text:p>0.541061181494599</text:p>
          </table:table-cell>
          <table:table-cell office:value-type="float" office:value="0.541158289449623" calcext:value-type="float">
            <text:p>0.541158289449623</text:p>
          </table:table-cell>
          <table:table-cell office:value-type="float" office:value="0.541200659375921" calcext:value-type="float">
            <text:p>0.541200659375921</text:p>
          </table:table-cell>
          <table:table-cell office:value-type="float" office:value="0.541054049381147" calcext:value-type="float">
            <text:p>0.541054049381147</text:p>
          </table:table-cell>
          <table:table-cell office:value-type="float" office:value="0.541491590204928" calcext:value-type="float">
            <text:p>0.541491590204928</text:p>
          </table:table-cell>
          <table:table-cell table:number-columns-repeated="579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12764117755748" calcext:value-type="float">
            <text:p>-0.212764117755748</text:p>
          </table:table-cell>
          <table:table-cell office:value-type="float" office:value="-0.212694731793699" calcext:value-type="float">
            <text:p>-0.212694731793699</text:p>
          </table:table-cell>
          <table:table-cell office:value-type="float" office:value="-0.212934052083355" calcext:value-type="float">
            <text:p>-0.212934052083355</text:p>
          </table:table-cell>
          <table:table-cell office:value-type="float" office:value="-0.213010522147166" calcext:value-type="float">
            <text:p>-0.213010522147166</text:p>
          </table:table-cell>
          <table:table-cell office:value-type="float" office:value="-0.212770802112568" calcext:value-type="float">
            <text:p>-0.212770802112568</text:p>
          </table:table-cell>
          <table:table-cell office:value-type="float" office:value="-0.213063711979984" calcext:value-type="float">
            <text:p>-0.213063711979984</text:p>
          </table:table-cell>
          <table:table-cell office:value-type="float" office:value="-0.21278876279193" calcext:value-type="float">
            <text:p>-0.21278876279193</text:p>
          </table:table-cell>
          <table:table-cell office:value-type="float" office:value="-0.212766212015601" calcext:value-type="float">
            <text:p>-0.212766212015601</text:p>
          </table:table-cell>
          <table:table-cell office:value-type="float" office:value="-0.212778233985909" calcext:value-type="float">
            <text:p>-0.212778233985909</text:p>
          </table:table-cell>
          <table:table-cell office:value-type="float" office:value="-0.212746740873414" calcext:value-type="float">
            <text:p>-0.212746740873414</text:p>
          </table:table-cell>
          <table:table-cell office:value-type="float" office:value="-0.212886625664779" calcext:value-type="float">
            <text:p>-0.212886625664779</text:p>
          </table:table-cell>
          <table:table-cell office:value-type="float" office:value="-0.21271436065494" calcext:value-type="float">
            <text:p>-0.21271436065494</text:p>
          </table:table-cell>
          <table:table-cell office:value-type="float" office:value="-0.212895628152045" calcext:value-type="float">
            <text:p>-0.212895628152045</text:p>
          </table:table-cell>
          <table:table-cell office:value-type="float" office:value="-0.21290767026434" calcext:value-type="float">
            <text:p>-0.21290767026434</text:p>
          </table:table-cell>
          <table:table-cell office:value-type="float" office:value="-0.212764945951686" calcext:value-type="float">
            <text:p>-0.212764945951686</text:p>
          </table:table-cell>
          <table:table-cell office:value-type="float" office:value="-0.21273487836475" calcext:value-type="float">
            <text:p>-0.21273487836475</text:p>
          </table:table-cell>
          <table:table-cell office:value-type="float" office:value="-0.21288216027715" calcext:value-type="float">
            <text:p>-0.21288216027715</text:p>
          </table:table-cell>
          <table:table-cell office:value-type="float" office:value="-0.21284559959236" calcext:value-type="float">
            <text:p>-0.21284559959236</text:p>
          </table:table-cell>
          <table:table-cell office:value-type="float" office:value="-0.212826912710745" calcext:value-type="float">
            <text:p>-0.212826912710745</text:p>
          </table:table-cell>
          <table:table-cell office:value-type="float" office:value="-0.212718210209951" calcext:value-type="float">
            <text:p>-0.212718210209951</text:p>
          </table:table-cell>
          <table:table-cell office:value-type="float" office:value="-0.21273439775971" calcext:value-type="float">
            <text:p>-0.21273439775971</text:p>
          </table:table-cell>
          <table:table-cell office:value-type="float" office:value="-0.212750605733107" calcext:value-type="float">
            <text:p>-0.212750605733107</text:p>
          </table:table-cell>
          <table:table-cell office:value-type="float" office:value="-0.212890873069844" calcext:value-type="float">
            <text:p>-0.212890873069844</text:p>
          </table:table-cell>
          <table:table-cell office:value-type="float" office:value="-0.212748122834486" calcext:value-type="float">
            <text:p>-0.212748122834486</text:p>
          </table:table-cell>
          <table:table-cell office:value-type="float" office:value="-0.212591289060359" calcext:value-type="float">
            <text:p>-0.212591289060359</text:p>
          </table:table-cell>
          <table:table-cell office:value-type="float" office:value="-0.21297824209555" calcext:value-type="float">
            <text:p>-0.21297824209555</text:p>
          </table:table-cell>
          <table:table-cell office:value-type="float" office:value="-0.212938159646826" calcext:value-type="float">
            <text:p>-0.212938159646826</text:p>
          </table:table-cell>
          <table:table-cell office:value-type="float" office:value="-0.213053474970593" calcext:value-type="float">
            <text:p>-0.213053474970593</text:p>
          </table:table-cell>
          <table:table-cell office:value-type="float" office:value="-0.212865026133628" calcext:value-type="float">
            <text:p>-0.212865026133628</text:p>
          </table:table-cell>
          <table:table-cell office:value-type="float" office:value="-0.2130246370992" calcext:value-type="float">
            <text:p>-0.2130246370992</text:p>
          </table:table-cell>
          <table:table-cell office:value-type="float" office:value="-0.212725055351943" calcext:value-type="float">
            <text:p>-0.212725055351943</text:p>
          </table:table-cell>
          <table:table-cell office:value-type="float" office:value="-0.212668573442127" calcext:value-type="float">
            <text:p>-0.212668573442127</text:p>
          </table:table-cell>
          <table:table-cell office:value-type="float" office:value="-0.212519334258056" calcext:value-type="float">
            <text:p>-0.212519334258056</text:p>
          </table:table-cell>
          <table:table-cell office:value-type="float" office:value="-0.214269361142441" calcext:value-type="float">
            <text:p>-0.214269361142441</text:p>
          </table:table-cell>
          <table:table-cell office:value-type="float" office:value="-0.21687638540069" calcext:value-type="float">
            <text:p>-0.21687638540069</text:p>
          </table:table-cell>
          <table:table-cell office:value-type="float" office:value="-0.22049600597426" calcext:value-type="float">
            <text:p>-0.22049600597426</text:p>
          </table:table-cell>
          <table:table-cell office:value-type="float" office:value="-0.220472445064201" calcext:value-type="float">
            <text:p>-0.220472445064201</text:p>
          </table:table-cell>
          <table:table-cell office:value-type="float" office:value="-0.216352184901407" calcext:value-type="float">
            <text:p>-0.216352184901407</text:p>
          </table:table-cell>
          <table:table-cell office:value-type="float" office:value="-0.212199350581323" calcext:value-type="float">
            <text:p>-0.212199350581323</text:p>
          </table:table-cell>
          <table:table-cell office:value-type="float" office:value="-0.213614837106564" calcext:value-type="float">
            <text:p>-0.213614837106564</text:p>
          </table:table-cell>
          <table:table-cell office:value-type="float" office:value="-0.251488836251147" calcext:value-type="float">
            <text:p>-0.251488836251147</text:p>
          </table:table-cell>
          <table:table-cell office:value-type="float" office:value="-0.246147772876428" calcext:value-type="float">
            <text:p>-0.246147772876428</text:p>
          </table:table-cell>
          <table:table-cell office:value-type="float" office:value="-0.244177599115275" calcext:value-type="float">
            <text:p>-0.244177599115275</text:p>
          </table:table-cell>
          <table:table-cell office:value-type="float" office:value="-0.247872029939834" calcext:value-type="float">
            <text:p>-0.247872029939834</text:p>
          </table:table-cell>
          <table:table-cell office:value-type="float" office:value="-0.251682277766257" calcext:value-type="float">
            <text:p>-0.251682277766257</text:p>
          </table:table-cell>
          <table:table-cell office:value-type="float" office:value="-0.257163873455346" calcext:value-type="float">
            <text:p>-0.257163873455346</text:p>
          </table:table-cell>
          <table:table-cell office:value-type="float" office:value="-0.264505826889962" calcext:value-type="float">
            <text:p>-0.264505826889962</text:p>
          </table:table-cell>
          <table:table-cell office:value-type="float" office:value="-0.256196884997468" calcext:value-type="float">
            <text:p>-0.256196884997468</text:p>
          </table:table-cell>
          <table:table-cell office:value-type="float" office:value="-0.243069010811968" calcext:value-type="float">
            <text:p>-0.243069010811968</text:p>
          </table:table-cell>
          <table:table-cell office:value-type="float" office:value="-0.249201649007889" calcext:value-type="float">
            <text:p>-0.249201649007889</text:p>
          </table:table-cell>
          <table:table-cell office:value-type="float" office:value="-0.247288702181864" calcext:value-type="float">
            <text:p>-0.247288702181864</text:p>
          </table:table-cell>
          <table:table-cell office:value-type="float" office:value="-0.243964635069054" calcext:value-type="float">
            <text:p>-0.243964635069054</text:p>
          </table:table-cell>
          <table:table-cell office:value-type="float" office:value="-0.187526530787928" calcext:value-type="float">
            <text:p>-0.187526530787928</text:p>
          </table:table-cell>
          <table:table-cell office:value-type="float" office:value="-0.178171929791619" calcext:value-type="float">
            <text:p>-0.178171929791619</text:p>
          </table:table-cell>
          <table:table-cell office:value-type="float" office:value="-0.182288876118694" calcext:value-type="float">
            <text:p>-0.182288876118694</text:p>
          </table:table-cell>
          <table:table-cell office:value-type="float" office:value="-0.179544368836253" calcext:value-type="float">
            <text:p>-0.179544368836253</text:p>
          </table:table-cell>
          <table:table-cell office:value-type="float" office:value="-0.180664037885113" calcext:value-type="float">
            <text:p>-0.180664037885113</text:p>
          </table:table-cell>
          <table:table-cell office:value-type="float" office:value="-0.18313401663258" calcext:value-type="float">
            <text:p>-0.18313401663258</text:p>
          </table:table-cell>
          <table:table-cell office:value-type="float" office:value="-0.188788291691172" calcext:value-type="float">
            <text:p>-0.188788291691172</text:p>
          </table:table-cell>
          <table:table-cell office:value-type="float" office:value="-0.189846511907762" calcext:value-type="float">
            <text:p>-0.189846511907762</text:p>
          </table:table-cell>
          <table:table-cell office:value-type="float" office:value="-0.18704480544596" calcext:value-type="float">
            <text:p>-0.18704480544596</text:p>
          </table:table-cell>
          <table:table-cell office:value-type="float" office:value="-0.179382142745611" calcext:value-type="float">
            <text:p>-0.179382142745611</text:p>
          </table:table-cell>
          <table:table-cell office:value-type="float" office:value="-0.170235859380481" calcext:value-type="float">
            <text:p>-0.170235859380481</text:p>
          </table:table-cell>
          <table:table-cell office:value-type="float" office:value="-0.164722512364331" calcext:value-type="float">
            <text:p>-0.164722512364331</text:p>
          </table:table-cell>
          <table:table-cell office:value-type="float" office:value="-0.178831794796909" calcext:value-type="float">
            <text:p>-0.178831794796909</text:p>
          </table:table-cell>
          <table:table-cell office:value-type="float" office:value="-0.195238695240723" calcext:value-type="float">
            <text:p>-0.195238695240723</text:p>
          </table:table-cell>
          <table:table-cell office:value-type="float" office:value="-0.199703065175248" calcext:value-type="float">
            <text:p>-0.199703065175248</text:p>
          </table:table-cell>
          <table:table-cell office:value-type="float" office:value="-0.212308762611704" calcext:value-type="float">
            <text:p>-0.212308762611704</text:p>
          </table:table-cell>
          <table:table-cell office:value-type="float" office:value="-0.220168036806671" calcext:value-type="float">
            <text:p>-0.220168036806671</text:p>
          </table:table-cell>
          <table:table-cell office:value-type="float" office:value="-0.227998544307599" calcext:value-type="float">
            <text:p>-0.227998544307599</text:p>
          </table:table-cell>
          <table:table-cell office:value-type="float" office:value="-0.239067188076084" calcext:value-type="float">
            <text:p>-0.239067188076084</text:p>
          </table:table-cell>
          <table:table-cell office:value-type="float" office:value="-0.197982299031069" calcext:value-type="float">
            <text:p>-0.197982299031069</text:p>
          </table:table-cell>
          <table:table-cell office:value-type="float" office:value="-0.198543092581077" calcext:value-type="float">
            <text:p>-0.198543092581077</text:p>
          </table:table-cell>
          <table:table-cell office:value-type="float" office:value="-0.202048612461829" calcext:value-type="float">
            <text:p>-0.202048612461829</text:p>
          </table:table-cell>
          <table:table-cell office:value-type="float" office:value="-0.205847537439939" calcext:value-type="float">
            <text:p>-0.205847537439939</text:p>
          </table:table-cell>
          <table:table-cell office:value-type="float" office:value="-0.20685106420542" calcext:value-type="float">
            <text:p>-0.20685106420542</text:p>
          </table:table-cell>
          <table:table-cell office:value-type="float" office:value="-0.211336290541225" calcext:value-type="float">
            <text:p>-0.211336290541225</text:p>
          </table:table-cell>
          <table:table-cell office:value-type="float" office:value="-0.18743246931441" calcext:value-type="float">
            <text:p>-0.18743246931441</text:p>
          </table:table-cell>
          <table:table-cell office:value-type="float" office:value="-0.189274895704052" calcext:value-type="float">
            <text:p>-0.189274895704052</text:p>
          </table:table-cell>
          <table:table-cell office:value-type="float" office:value="-0.18488416569216" calcext:value-type="float">
            <text:p>-0.18488416569216</text:p>
          </table:table-cell>
          <table:table-cell office:value-type="float" office:value="-0.182960632590042" calcext:value-type="float">
            <text:p>-0.182960632590042</text:p>
          </table:table-cell>
          <table:table-cell office:value-type="float" office:value="-0.179235003075166" calcext:value-type="float">
            <text:p>-0.179235003075166</text:p>
          </table:table-cell>
          <table:table-cell office:value-type="float" office:value="-0.184794742673126" calcext:value-type="float">
            <text:p>-0.184794742673126</text:p>
          </table:table-cell>
          <table:table-cell office:value-type="float" office:value="-0.194576606611703" calcext:value-type="float">
            <text:p>-0.194576606611703</text:p>
          </table:table-cell>
          <table:table-cell office:value-type="float" office:value="-0.201991526697481" calcext:value-type="float">
            <text:p>-0.201991526697481</text:p>
          </table:table-cell>
          <table:table-cell office:value-type="float" office:value="-0.202190093022966" calcext:value-type="float">
            <text:p>-0.202190093022966</text:p>
          </table:table-cell>
          <table:table-cell office:value-type="float" office:value="-0.199774244519883" calcext:value-type="float">
            <text:p>-0.199774244519883</text:p>
          </table:table-cell>
          <table:table-cell office:value-type="float" office:value="-0.19644357974727" calcext:value-type="float">
            <text:p>-0.19644357974727</text:p>
          </table:table-cell>
          <table:table-cell office:value-type="float" office:value="-0.190924445311122" calcext:value-type="float">
            <text:p>-0.190924445311122</text:p>
          </table:table-cell>
          <table:table-cell office:value-type="float" office:value="-0.184700089688604" calcext:value-type="float">
            <text:p>-0.184700089688604</text:p>
          </table:table-cell>
          <table:table-cell office:value-type="float" office:value="-0.195251953828737" calcext:value-type="float">
            <text:p>-0.195251953828737</text:p>
          </table:table-cell>
          <table:table-cell office:value-type="float" office:value="-0.215654555956363" calcext:value-type="float">
            <text:p>-0.215654555956363</text:p>
          </table:table-cell>
          <table:table-cell office:value-type="float" office:value="-0.223370362349257" calcext:value-type="float">
            <text:p>-0.223370362349257</text:p>
          </table:table-cell>
          <table:table-cell office:value-type="float" office:value="-0.225933083007292" calcext:value-type="float">
            <text:p>-0.225933083007292</text:p>
          </table:table-cell>
          <table:table-cell office:value-type="float" office:value="-0.22893816240622" calcext:value-type="float">
            <text:p>-0.22893816240622</text:p>
          </table:table-cell>
          <table:table-cell office:value-type="float" office:value="-0.235545999332653" calcext:value-type="float">
            <text:p>-0.235545999332653</text:p>
          </table:table-cell>
          <table:table-cell office:value-type="float" office:value="-0.244114712367956" calcext:value-type="float">
            <text:p>-0.244114712367956</text:p>
          </table:table-cell>
          <table:table-cell office:value-type="float" office:value="-0.223706420195068" calcext:value-type="float">
            <text:p>-0.223706420195068</text:p>
          </table:table-cell>
          <table:table-cell office:value-type="float" office:value="-0.239940476046537" calcext:value-type="float">
            <text:p>-0.239940476046537</text:p>
          </table:table-cell>
          <table:table-cell office:value-type="float" office:value="-0.23948311285749" calcext:value-type="float">
            <text:p>-0.23948311285749</text:p>
          </table:table-cell>
          <table:table-cell office:value-type="float" office:value="-0.241427519879122" calcext:value-type="float">
            <text:p>-0.241427519879122</text:p>
          </table:table-cell>
          <table:table-cell office:value-type="float" office:value="-0.252415465948066" calcext:value-type="float">
            <text:p>-0.252415465948066</text:p>
          </table:table-cell>
          <table:table-cell office:value-type="float" office:value="-0.220987677714009" calcext:value-type="float">
            <text:p>-0.220987677714009</text:p>
          </table:table-cell>
          <table:table-cell office:value-type="float" office:value="-0.230360686497502" calcext:value-type="float">
            <text:p>-0.230360686497502</text:p>
          </table:table-cell>
          <table:table-cell office:value-type="float" office:value="-0.220665755265484" calcext:value-type="float">
            <text:p>-0.220665755265484</text:p>
          </table:table-cell>
          <table:table-cell office:value-type="float" office:value="-0.19885377473603" calcext:value-type="float">
            <text:p>-0.19885377473603</text:p>
          </table:table-cell>
          <table:table-cell office:value-type="float" office:value="-0.198027018582873" calcext:value-type="float">
            <text:p>-0.198027018582873</text:p>
          </table:table-cell>
          <table:table-cell office:value-type="float" office:value="-0.200351148867224" calcext:value-type="float">
            <text:p>-0.200351148867224</text:p>
          </table:table-cell>
          <table:table-cell office:value-type="float" office:value="-0.20407274107253" calcext:value-type="float">
            <text:p>-0.20407274107253</text:p>
          </table:table-cell>
          <table:table-cell office:value-type="float" office:value="-0.207427097480432" calcext:value-type="float">
            <text:p>-0.207427097480432</text:p>
          </table:table-cell>
          <table:table-cell office:value-type="float" office:value="-0.206272354236655" calcext:value-type="float">
            <text:p>-0.206272354236655</text:p>
          </table:table-cell>
          <table:table-cell office:value-type="float" office:value="-0.202908802952383" calcext:value-type="float">
            <text:p>-0.202908802952383</text:p>
          </table:table-cell>
          <table:table-cell office:value-type="float" office:value="-0.193480099858195" calcext:value-type="float">
            <text:p>-0.193480099858195</text:p>
          </table:table-cell>
          <table:table-cell office:value-type="float" office:value="-0.208260434310004" calcext:value-type="float">
            <text:p>-0.208260434310004</text:p>
          </table:table-cell>
          <table:table-cell office:value-type="float" office:value="-0.223131266113202" calcext:value-type="float">
            <text:p>-0.223131266113202</text:p>
          </table:table-cell>
          <table:table-cell office:value-type="float" office:value="-0.231460839526039" calcext:value-type="float">
            <text:p>-0.231460839526039</text:p>
          </table:table-cell>
          <table:table-cell office:value-type="float" office:value="-0.23045313706521" calcext:value-type="float">
            <text:p>-0.23045313706521</text:p>
          </table:table-cell>
          <table:table-cell office:value-type="float" office:value="-0.229065276432919" calcext:value-type="float">
            <text:p>-0.229065276432919</text:p>
          </table:table-cell>
          <table:table-cell office:value-type="float" office:value="-0.225268260912811" calcext:value-type="float">
            <text:p>-0.225268260912811</text:p>
          </table:table-cell>
          <table:table-cell office:value-type="float" office:value="-0.235209429531349" calcext:value-type="float">
            <text:p>-0.235209429531349</text:p>
          </table:table-cell>
          <table:table-cell office:value-type="float" office:value="-0.241094322434762" calcext:value-type="float">
            <text:p>-0.241094322434762</text:p>
          </table:table-cell>
          <table:table-cell office:value-type="float" office:value="-0.237771223552139" calcext:value-type="float">
            <text:p>-0.237771223552139</text:p>
          </table:table-cell>
          <table:table-cell office:value-type="float" office:value="-0.23541389648713" calcext:value-type="float">
            <text:p>-0.23541389648713</text:p>
          </table:table-cell>
          <table:table-cell office:value-type="float" office:value="-0.235864327282323" calcext:value-type="float">
            <text:p>-0.235864327282323</text:p>
          </table:table-cell>
          <table:table-cell office:value-type="float" office:value="-0.240327761496194" calcext:value-type="float">
            <text:p>-0.240327761496194</text:p>
          </table:table-cell>
          <table:table-cell office:value-type="float" office:value="-0.241301643167911" calcext:value-type="float">
            <text:p>-0.241301643167911</text:p>
          </table:table-cell>
          <table:table-cell office:value-type="float" office:value="-0.239050087609156" calcext:value-type="float">
            <text:p>-0.239050087609156</text:p>
          </table:table-cell>
          <table:table-cell office:value-type="float" office:value="-0.242664633116364" calcext:value-type="float">
            <text:p>-0.242664633116364</text:p>
          </table:table-cell>
          <table:table-cell office:value-type="float" office:value="-0.181257262040518" calcext:value-type="float">
            <text:p>-0.181257262040518</text:p>
          </table:table-cell>
          <table:table-cell office:value-type="float" office:value="-0.171583419889116" calcext:value-type="float">
            <text:p>-0.171583419889116</text:p>
          </table:table-cell>
          <table:table-cell office:value-type="float" office:value="-0.169321482640743" calcext:value-type="float">
            <text:p>-0.169321482640743</text:p>
          </table:table-cell>
          <table:table-cell office:value-type="float" office:value="-0.168546746015358" calcext:value-type="float">
            <text:p>-0.168546746015358</text:p>
          </table:table-cell>
          <table:table-cell office:value-type="float" office:value="-0.172145212608782" calcext:value-type="float">
            <text:p>-0.172145212608782</text:p>
          </table:table-cell>
          <table:table-cell office:value-type="float" office:value="-0.179464917876208" calcext:value-type="float">
            <text:p>-0.179464917876208</text:p>
          </table:table-cell>
          <table:table-cell office:value-type="float" office:value="-0.187463505311971" calcext:value-type="float">
            <text:p>-0.187463505311971</text:p>
          </table:table-cell>
          <table:table-cell office:value-type="float" office:value="-0.193418645654198" calcext:value-type="float">
            <text:p>-0.193418645654198</text:p>
          </table:table-cell>
          <table:table-cell office:value-type="float" office:value="-0.19658684401566" calcext:value-type="float">
            <text:p>-0.19658684401566</text:p>
          </table:table-cell>
          <table:table-cell office:value-type="float" office:value="-0.193680657392667" calcext:value-type="float">
            <text:p>-0.193680657392667</text:p>
          </table:table-cell>
          <table:table-cell office:value-type="float" office:value="-0.182357269016225" calcext:value-type="float">
            <text:p>-0.182357269016225</text:p>
          </table:table-cell>
          <table:table-cell office:value-type="float" office:value="-0.174829363484709" calcext:value-type="float">
            <text:p>-0.174829363484709</text:p>
          </table:table-cell>
          <table:table-cell office:value-type="float" office:value="-0.186448877791302" calcext:value-type="float">
            <text:p>-0.186448877791302</text:p>
          </table:table-cell>
          <table:table-cell office:value-type="float" office:value="-0.224485500171108" calcext:value-type="float">
            <text:p>-0.224485500171108</text:p>
          </table:table-cell>
          <table:table-cell office:value-type="float" office:value="-0.237807175170013" calcext:value-type="float">
            <text:p>-0.237807175170013</text:p>
          </table:table-cell>
          <table:table-cell office:value-type="float" office:value="-0.241143151760432" calcext:value-type="float">
            <text:p>-0.241143151760432</text:p>
          </table:table-cell>
          <table:table-cell office:value-type="float" office:value="-0.242848970422695" calcext:value-type="float">
            <text:p>-0.242848970422695</text:p>
          </table:table-cell>
          <table:table-cell office:value-type="float" office:value="-0.246745277669056" calcext:value-type="float">
            <text:p>-0.246745277669056</text:p>
          </table:table-cell>
          <table:table-cell office:value-type="float" office:value="-0.248178734728717" calcext:value-type="float">
            <text:p>-0.248178734728717</text:p>
          </table:table-cell>
          <table:table-cell office:value-type="float" office:value="-0.261849386976339" calcext:value-type="float">
            <text:p>-0.261849386976339</text:p>
          </table:table-cell>
          <table:table-cell office:value-type="float" office:value="-0.259697799105112" calcext:value-type="float">
            <text:p>-0.259697799105112</text:p>
          </table:table-cell>
          <table:table-cell office:value-type="float" office:value="-0.252658338526476" calcext:value-type="float">
            <text:p>-0.252658338526476</text:p>
          </table:table-cell>
          <table:table-cell office:value-type="float" office:value="-0.256876620750316" calcext:value-type="float">
            <text:p>-0.256876620750316</text:p>
          </table:table-cell>
          <table:table-cell office:value-type="float" office:value="-0.265467914029763" calcext:value-type="float">
            <text:p>-0.265467914029763</text:p>
          </table:table-cell>
          <table:table-cell office:value-type="float" office:value="-0.270784501068068" calcext:value-type="float">
            <text:p>-0.270784501068068</text:p>
          </table:table-cell>
          <table:table-cell office:value-type="float" office:value="-0.268392606117251" calcext:value-type="float">
            <text:p>-0.268392606117251</text:p>
          </table:table-cell>
          <table:table-cell office:value-type="float" office:value="-0.185530669033338" calcext:value-type="float">
            <text:p>-0.185530669033338</text:p>
          </table:table-cell>
          <table:table-cell office:value-type="float" office:value="-0.172861407231133" calcext:value-type="float">
            <text:p>-0.172861407231133</text:p>
          </table:table-cell>
          <table:table-cell office:value-type="float" office:value="-0.174203951801897" calcext:value-type="float">
            <text:p>-0.174203951801897</text:p>
          </table:table-cell>
          <table:table-cell office:value-type="float" office:value="-0.173869796193373" calcext:value-type="float">
            <text:p>-0.173869796193373</text:p>
          </table:table-cell>
          <table:table-cell office:value-type="float" office:value="-0.176061305571761" calcext:value-type="float">
            <text:p>-0.176061305571761</text:p>
          </table:table-cell>
          <table:table-cell office:value-type="float" office:value="-0.186365299503514" calcext:value-type="float">
            <text:p>-0.186365299503514</text:p>
          </table:table-cell>
          <table:table-cell office:value-type="float" office:value="-0.194566075940158" calcext:value-type="float">
            <text:p>-0.194566075940158</text:p>
          </table:table-cell>
          <table:table-cell office:value-type="float" office:value="-0.199404415458481" calcext:value-type="float">
            <text:p>-0.199404415458481</text:p>
          </table:table-cell>
          <table:table-cell office:value-type="float" office:value="-0.203290648165086" calcext:value-type="float">
            <text:p>-0.203290648165086</text:p>
          </table:table-cell>
          <table:table-cell office:value-type="float" office:value="-0.199416274836332" calcext:value-type="float">
            <text:p>-0.199416274836332</text:p>
          </table:table-cell>
          <table:table-cell office:value-type="float" office:value="-0.188297735820344" calcext:value-type="float">
            <text:p>-0.188297735820344</text:p>
          </table:table-cell>
          <table:table-cell office:value-type="float" office:value="-0.177502532486295" calcext:value-type="float">
            <text:p>-0.177502532486295</text:p>
          </table:table-cell>
          <table:table-cell office:value-type="float" office:value="-0.186090998735078" calcext:value-type="float">
            <text:p>-0.186090998735078</text:p>
          </table:table-cell>
          <table:table-cell office:value-type="float" office:value="-0.191501455394435" calcext:value-type="float">
            <text:p>-0.191501455394435</text:p>
          </table:table-cell>
          <table:table-cell office:value-type="float" office:value="-0.198546082228991" calcext:value-type="float">
            <text:p>-0.198546082228991</text:p>
          </table:table-cell>
          <table:table-cell office:value-type="float" office:value="-0.216224232034185" calcext:value-type="float">
            <text:p>-0.216224232034185</text:p>
          </table:table-cell>
          <table:table-cell office:value-type="float" office:value="-0.222525100922641" calcext:value-type="float">
            <text:p>-0.222525100922641</text:p>
          </table:table-cell>
          <table:table-cell office:value-type="float" office:value="-0.232183159994821" calcext:value-type="float">
            <text:p>-0.232183159994821</text:p>
          </table:table-cell>
          <table:table-cell office:value-type="float" office:value="-0.268288744085449" calcext:value-type="float">
            <text:p>-0.268288744085449</text:p>
          </table:table-cell>
          <table:table-cell office:value-type="float" office:value="-0.2605680415839" calcext:value-type="float">
            <text:p>-0.2605680415839</text:p>
          </table:table-cell>
          <table:table-cell office:value-type="float" office:value="-0.257993905776888" calcext:value-type="float">
            <text:p>-0.257993905776888</text:p>
          </table:table-cell>
          <table:table-cell office:value-type="float" office:value="-0.26133349323699" calcext:value-type="float">
            <text:p>-0.26133349323699</text:p>
          </table:table-cell>
          <table:table-cell office:value-type="float" office:value="-0.270628889680325" calcext:value-type="float">
            <text:p>-0.270628889680325</text:p>
          </table:table-cell>
          <table:table-cell office:value-type="float" office:value="-0.272351831095487" calcext:value-type="float">
            <text:p>-0.272351831095487</text:p>
          </table:table-cell>
          <table:table-cell office:value-type="float" office:value="-0.26951463013902" calcext:value-type="float">
            <text:p>-0.26951463013902</text:p>
          </table:table-cell>
          <table:table-cell office:value-type="float" office:value="-0.266678175023505" calcext:value-type="float">
            <text:p>-0.266678175023505</text:p>
          </table:table-cell>
          <table:table-cell office:value-type="float" office:value="-0.171496278413444" calcext:value-type="float">
            <text:p>-0.171496278413444</text:p>
          </table:table-cell>
          <table:table-cell office:value-type="float" office:value="-0.172497509240764" calcext:value-type="float">
            <text:p>-0.172497509240764</text:p>
          </table:table-cell>
          <table:table-cell office:value-type="float" office:value="-0.169917518061188" calcext:value-type="float">
            <text:p>-0.169917518061188</text:p>
          </table:table-cell>
          <table:table-cell office:value-type="float" office:value="-0.171403773064033" calcext:value-type="float">
            <text:p>-0.171403773064033</text:p>
          </table:table-cell>
          <table:table-cell office:value-type="float" office:value="-0.175762692278268" calcext:value-type="float">
            <text:p>-0.175762692278268</text:p>
          </table:table-cell>
          <table:table-cell office:value-type="float" office:value="-0.180203501434466" calcext:value-type="float">
            <text:p>-0.180203501434466</text:p>
          </table:table-cell>
          <table:table-cell office:value-type="float" office:value="-0.186363109618656" calcext:value-type="float">
            <text:p>-0.186363109618656</text:p>
          </table:table-cell>
          <table:table-cell office:value-type="float" office:value="-0.189917986578172" calcext:value-type="float">
            <text:p>-0.189917986578172</text:p>
          </table:table-cell>
          <table:table-cell office:value-type="float" office:value="-0.191942971943145" calcext:value-type="float">
            <text:p>-0.191942971943145</text:p>
          </table:table-cell>
          <table:table-cell office:value-type="float" office:value="-0.191636993024287" calcext:value-type="float">
            <text:p>-0.191636993024287</text:p>
          </table:table-cell>
          <table:table-cell office:value-type="float" office:value="-0.188698186726886" calcext:value-type="float">
            <text:p>-0.188698186726886</text:p>
          </table:table-cell>
          <table:table-cell office:value-type="float" office:value="-0.184186009075248" calcext:value-type="float">
            <text:p>-0.184186009075248</text:p>
          </table:table-cell>
          <table:table-cell office:value-type="float" office:value="-0.185921140328679" calcext:value-type="float">
            <text:p>-0.185921140328679</text:p>
          </table:table-cell>
          <table:table-cell office:value-type="float" office:value="-0.18577387650605" calcext:value-type="float">
            <text:p>-0.18577387650605</text:p>
          </table:table-cell>
          <table:table-cell office:value-type="float" office:value="-0.185094010461629" calcext:value-type="float">
            <text:p>-0.185094010461629</text:p>
          </table:table-cell>
          <table:table-cell office:value-type="float" office:value="-0.184776731903259" calcext:value-type="float">
            <text:p>-0.184776731903259</text:p>
          </table:table-cell>
          <table:table-cell office:value-type="float" office:value="-0.18512496689382" calcext:value-type="float">
            <text:p>-0.18512496689382</text:p>
          </table:table-cell>
          <table:table-cell office:value-type="float" office:value="-0.185181839410949" calcext:value-type="float">
            <text:p>-0.185181839410949</text:p>
          </table:table-cell>
          <table:table-cell office:value-type="float" office:value="-0.185136862949499" calcext:value-type="float">
            <text:p>-0.185136862949499</text:p>
          </table:table-cell>
          <table:table-cell office:value-type="float" office:value="-0.185048767352454" calcext:value-type="float">
            <text:p>-0.185048767352454</text:p>
          </table:table-cell>
          <table:table-cell office:value-type="float" office:value="-0.184871638958142" calcext:value-type="float">
            <text:p>-0.184871638958142</text:p>
          </table:table-cell>
          <table:table-cell office:value-type="float" office:value="-0.184871377873882" calcext:value-type="float">
            <text:p>-0.184871377873882</text:p>
          </table:table-cell>
          <table:table-cell office:value-type="float" office:value="-0.184948859389749" calcext:value-type="float">
            <text:p>-0.184948859389749</text:p>
          </table:table-cell>
          <table:table-cell office:value-type="float" office:value="-0.18496133434228" calcext:value-type="float">
            <text:p>-0.18496133434228</text:p>
          </table:table-cell>
          <table:table-cell office:value-type="float" office:value="-0.184959420511554" calcext:value-type="float">
            <text:p>-0.184959420511554</text:p>
          </table:table-cell>
          <table:table-cell office:value-type="float" office:value="-0.184991629223717" calcext:value-type="float">
            <text:p>-0.184991629223717</text:p>
          </table:table-cell>
          <table:table-cell office:value-type="float" office:value="-0.184948963526191" calcext:value-type="float">
            <text:p>-0.184948963526191</text:p>
          </table:table-cell>
          <table:table-cell office:value-type="float" office:value="-0.184931435844689" calcext:value-type="float">
            <text:p>-0.184931435844689</text:p>
          </table:table-cell>
          <table:table-cell office:value-type="float" office:value="-0.184943298965082" calcext:value-type="float">
            <text:p>-0.184943298965082</text:p>
          </table:table-cell>
          <table:table-cell office:value-type="float" office:value="-0.185056282781979" calcext:value-type="float">
            <text:p>-0.185056282781979</text:p>
          </table:table-cell>
          <table:table-cell office:value-type="float" office:value="-0.185006000978675" calcext:value-type="float">
            <text:p>-0.185006000978675</text:p>
          </table:table-cell>
          <table:table-cell office:value-type="float" office:value="-0.184938700616177" calcext:value-type="float">
            <text:p>-0.184938700616177</text:p>
          </table:table-cell>
          <table:table-cell office:value-type="float" office:value="-0.184976766022182" calcext:value-type="float">
            <text:p>-0.184976766022182</text:p>
          </table:table-cell>
          <table:table-cell office:value-type="float" office:value="-0.184929406503652" calcext:value-type="float">
            <text:p>-0.184929406503652</text:p>
          </table:table-cell>
          <table:table-cell office:value-type="float" office:value="-0.184971630232838" calcext:value-type="float">
            <text:p>-0.184971630232838</text:p>
          </table:table-cell>
          <table:table-cell office:value-type="float" office:value="-0.184947051245499" calcext:value-type="float">
            <text:p>-0.184947051245499</text:p>
          </table:table-cell>
          <table:table-cell office:value-type="float" office:value="-0.185041400429002" calcext:value-type="float">
            <text:p>-0.185041400429002</text:p>
          </table:table-cell>
          <table:table-cell office:value-type="float" office:value="-0.184951525832035" calcext:value-type="float">
            <text:p>-0.184951525832035</text:p>
          </table:table-cell>
          <table:table-cell office:value-type="float" office:value="-0.184921107074418" calcext:value-type="float">
            <text:p>-0.184921107074418</text:p>
          </table:table-cell>
          <table:table-cell office:value-type="float" office:value="-0.184977120318023" calcext:value-type="float">
            <text:p>-0.184977120318023</text:p>
          </table:table-cell>
          <table:table-cell office:value-type="float" office:value="-0.185030313634881" calcext:value-type="float">
            <text:p>-0.185030313634881</text:p>
          </table:table-cell>
          <table:table-cell office:value-type="float" office:value="-0.185032107244908" calcext:value-type="float">
            <text:p>-0.185032107244908</text:p>
          </table:table-cell>
          <table:table-cell office:value-type="float" office:value="-0.185055890624564" calcext:value-type="float">
            <text:p>-0.185055890624564</text:p>
          </table:table-cell>
          <table:table-cell office:value-type="float" office:value="-0.185023852625655" calcext:value-type="float">
            <text:p>-0.185023852625655</text:p>
          </table:table-cell>
          <table:table-cell office:value-type="float" office:value="-0.185039267556854" calcext:value-type="float">
            <text:p>-0.185039267556854</text:p>
          </table:table-cell>
          <table:table-cell office:value-type="float" office:value="-0.184931043211177" calcext:value-type="float">
            <text:p>-0.184931043211177</text:p>
          </table:table-cell>
          <table:table-cell office:value-type="float" office:value="-0.184934991371717" calcext:value-type="float">
            <text:p>-0.184934991371717</text:p>
          </table:table-cell>
          <table:table-cell office:value-type="float" office:value="-0.18503126483932" calcext:value-type="float">
            <text:p>-0.18503126483932</text:p>
          </table:table-cell>
          <table:table-cell office:value-type="float" office:value="-0.185044515013414" calcext:value-type="float">
            <text:p>-0.185044515013414</text:p>
          </table:table-cell>
          <table:table-cell office:value-type="float" office:value="-0.185105508984757" calcext:value-type="float">
            <text:p>-0.185105508984757</text:p>
          </table:table-cell>
          <table:table-cell office:value-type="float" office:value="-0.184965187615096" calcext:value-type="float">
            <text:p>-0.184965187615096</text:p>
          </table:table-cell>
          <table:table-cell office:value-type="float" office:value="-0.185048505992658" calcext:value-type="float">
            <text:p>-0.185048505992658</text:p>
          </table:table-cell>
          <table:table-cell office:value-type="float" office:value="-0.184998632002595" calcext:value-type="float">
            <text:p>-0.184998632002595</text:p>
          </table:table-cell>
          <table:table-cell office:value-type="float" office:value="-0.185074672325881" calcext:value-type="float">
            <text:p>-0.185074672325881</text:p>
          </table:table-cell>
          <table:table-cell office:value-type="float" office:value="-0.185039434187322" calcext:value-type="float">
            <text:p>-0.185039434187322</text:p>
          </table:table-cell>
          <table:table-cell office:value-type="float" office:value="-0.184986637118838" calcext:value-type="float">
            <text:p>-0.184986637118838</text:p>
          </table:table-cell>
          <table:table-cell office:value-type="float" office:value="-0.185076485964113" calcext:value-type="float">
            <text:p>-0.185076485964113</text:p>
          </table:table-cell>
          <table:table-cell office:value-type="float" office:value="-0.185090992935023" calcext:value-type="float">
            <text:p>-0.185090992935023</text:p>
          </table:table-cell>
          <table:table-cell office:value-type="float" office:value="-0.184964353347537" calcext:value-type="float">
            <text:p>-0.184964353347537</text:p>
          </table:table-cell>
          <table:table-cell office:value-type="float" office:value="-0.185007410098865" calcext:value-type="float">
            <text:p>-0.185007410098865</text:p>
          </table:table-cell>
          <table:table-cell office:value-type="float" office:value="-0.185065845578969" calcext:value-type="float">
            <text:p>-0.185065845578969</text:p>
          </table:table-cell>
          <table:table-cell office:value-type="float" office:value="-0.184957379930759" calcext:value-type="float">
            <text:p>-0.184957379930759</text:p>
          </table:table-cell>
          <table:table-cell office:value-type="float" office:value="-0.185063123003419" calcext:value-type="float">
            <text:p>-0.185063123003419</text:p>
          </table:table-cell>
          <table:table-cell office:value-type="float" office:value="-0.185122264991255" calcext:value-type="float">
            <text:p>-0.185122264991255</text:p>
          </table:table-cell>
          <table:table-cell office:value-type="float" office:value="-0.185085140830144" calcext:value-type="float">
            <text:p>-0.185085140830144</text:p>
          </table:table-cell>
          <table:table-cell office:value-type="float" office:value="-0.185013096117652" calcext:value-type="float">
            <text:p>-0.185013096117652</text:p>
          </table:table-cell>
          <table:table-cell office:value-type="float" office:value="-0.18509274612569" calcext:value-type="float">
            <text:p>-0.18509274612569</text:p>
          </table:table-cell>
          <table:table-cell office:value-type="float" office:value="-0.185038609162007" calcext:value-type="float">
            <text:p>-0.185038609162007</text:p>
          </table:table-cell>
          <table:table-cell office:value-type="float" office:value="-0.184993953915564" calcext:value-type="float">
            <text:p>-0.184993953915564</text:p>
          </table:table-cell>
          <table:table-cell office:value-type="float" office:value="-0.185030826997156" calcext:value-type="float">
            <text:p>-0.185030826997156</text:p>
          </table:table-cell>
          <table:table-cell office:value-type="float" office:value="-0.185099471880061" calcext:value-type="float">
            <text:p>-0.185099471880061</text:p>
          </table:table-cell>
          <table:table-cell office:value-type="float" office:value="-0.185030320710898" calcext:value-type="float">
            <text:p>-0.185030320710898</text:p>
          </table:table-cell>
          <table:table-cell office:value-type="float" office:value="-0.185043882756173" calcext:value-type="float">
            <text:p>-0.185043882756173</text:p>
          </table:table-cell>
          <table:table-cell office:value-type="float" office:value="-0.185033852061317" calcext:value-type="float">
            <text:p>-0.185033852061317</text:p>
          </table:table-cell>
          <table:table-cell office:value-type="float" office:value="-0.185089462064257" calcext:value-type="float">
            <text:p>-0.185089462064257</text:p>
          </table:table-cell>
          <table:table-cell office:value-type="float" office:value="-0.184998975217545" calcext:value-type="float">
            <text:p>-0.184998975217545</text:p>
          </table:table-cell>
          <table:table-cell office:value-type="float" office:value="-0.185035010363243" calcext:value-type="float">
            <text:p>-0.185035010363243</text:p>
          </table:table-cell>
          <table:table-cell office:value-type="float" office:value="-0.185037690625962" calcext:value-type="float">
            <text:p>-0.185037690625962</text:p>
          </table:table-cell>
          <table:table-cell office:value-type="float" office:value="-0.185120546534046" calcext:value-type="float">
            <text:p>-0.185120546534046</text:p>
          </table:table-cell>
          <table:table-cell office:value-type="float" office:value="-0.185025933540002" calcext:value-type="float">
            <text:p>-0.185025933540002</text:p>
          </table:table-cell>
          <table:table-cell office:value-type="float" office:value="-0.185074306894507" calcext:value-type="float">
            <text:p>-0.185074306894507</text:p>
          </table:table-cell>
          <table:table-cell office:value-type="float" office:value="-0.185052889193332" calcext:value-type="float">
            <text:p>-0.185052889193332</text:p>
          </table:table-cell>
          <table:table-cell office:value-type="float" office:value="-0.185006626557734" calcext:value-type="float">
            <text:p>-0.185006626557734</text:p>
          </table:table-cell>
          <table:table-cell office:value-type="float" office:value="-0.185141016402868" calcext:value-type="float">
            <text:p>-0.185141016402868</text:p>
          </table:table-cell>
          <table:table-cell table:number-columns-repeated="579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850376846944" calcext:value-type="float">
            <text:p>0.29850376846944</text:p>
          </table:table-cell>
          <table:table-cell office:value-type="float" office:value="0.298474062532275" calcext:value-type="float">
            <text:p>0.298474062532275</text:p>
          </table:table-cell>
          <table:table-cell office:value-type="float" office:value="0.298561251050699" calcext:value-type="float">
            <text:p>0.298561251050699</text:p>
          </table:table-cell>
          <table:table-cell office:value-type="float" office:value="0.298507627809472" calcext:value-type="float">
            <text:p>0.298507627809472</text:p>
          </table:table-cell>
          <table:table-cell office:value-type="float" office:value="0.298552566170345" calcext:value-type="float">
            <text:p>0.298552566170345</text:p>
          </table:table-cell>
          <table:table-cell office:value-type="float" office:value="0.298515002556546" calcext:value-type="float">
            <text:p>0.298515002556546</text:p>
          </table:table-cell>
          <table:table-cell office:value-type="float" office:value="0.298555199534274" calcext:value-type="float">
            <text:p>0.298555199534274</text:p>
          </table:table-cell>
          <table:table-cell office:value-type="float" office:value="0.298554166801217" calcext:value-type="float">
            <text:p>0.298554166801217</text:p>
          </table:table-cell>
          <table:table-cell office:value-type="float" office:value="0.298515255191142" calcext:value-type="float">
            <text:p>0.298515255191142</text:p>
          </table:table-cell>
          <table:table-cell office:value-type="float" office:value="0.298559841621062" calcext:value-type="float">
            <text:p>0.298559841621062</text:p>
          </table:table-cell>
          <table:table-cell office:value-type="float" office:value="0.298499335811259" calcext:value-type="float">
            <text:p>0.298499335811259</text:p>
          </table:table-cell>
          <table:table-cell office:value-type="float" office:value="0.298496657711653" calcext:value-type="float">
            <text:p>0.298496657711653</text:p>
          </table:table-cell>
          <table:table-cell office:value-type="float" office:value="0.298564154572784" calcext:value-type="float">
            <text:p>0.298564154572784</text:p>
          </table:table-cell>
          <table:table-cell office:value-type="float" office:value="0.29849968455238" calcext:value-type="float">
            <text:p>0.29849968455238</text:p>
          </table:table-cell>
          <table:table-cell office:value-type="float" office:value="0.298559564805781" calcext:value-type="float">
            <text:p>0.298559564805781</text:p>
          </table:table-cell>
          <table:table-cell office:value-type="float" office:value="0.298483868711986" calcext:value-type="float">
            <text:p>0.298483868711986</text:p>
          </table:table-cell>
          <table:table-cell office:value-type="float" office:value="0.298504048908039" calcext:value-type="float">
            <text:p>0.298504048908039</text:p>
          </table:table-cell>
          <table:table-cell office:value-type="float" office:value="0.298499540830117" calcext:value-type="float">
            <text:p>0.298499540830117</text:p>
          </table:table-cell>
          <table:table-cell office:value-type="float" office:value="0.298565033897314" calcext:value-type="float">
            <text:p>0.298565033897314</text:p>
          </table:table-cell>
          <table:table-cell office:value-type="float" office:value="0.298551728706495" calcext:value-type="float">
            <text:p>0.298551728706495</text:p>
          </table:table-cell>
          <table:table-cell office:value-type="float" office:value="0.298490836317205" calcext:value-type="float">
            <text:p>0.298490836317205</text:p>
          </table:table-cell>
          <table:table-cell office:value-type="float" office:value="0.298489793777524" calcext:value-type="float">
            <text:p>0.298489793777524</text:p>
          </table:table-cell>
          <table:table-cell office:value-type="float" office:value="0.298527995425294" calcext:value-type="float">
            <text:p>0.298527995425294</text:p>
          </table:table-cell>
          <table:table-cell office:value-type="float" office:value="0.298507195914144" calcext:value-type="float">
            <text:p>0.298507195914144</text:p>
          </table:table-cell>
          <table:table-cell office:value-type="float" office:value="0.298552558810041" calcext:value-type="float">
            <text:p>0.298552558810041</text:p>
          </table:table-cell>
          <table:table-cell office:value-type="float" office:value="0.298577809733097" calcext:value-type="float">
            <text:p>0.298577809733097</text:p>
          </table:table-cell>
          <table:table-cell office:value-type="float" office:value="0.298517400191826" calcext:value-type="float">
            <text:p>0.298517400191826</text:p>
          </table:table-cell>
          <table:table-cell office:value-type="float" office:value="0.298519738757991" calcext:value-type="float">
            <text:p>0.298519738757991</text:p>
          </table:table-cell>
          <table:table-cell office:value-type="float" office:value="0.298503118420274" calcext:value-type="float">
            <text:p>0.298503118420274</text:p>
          </table:table-cell>
          <table:table-cell office:value-type="float" office:value="0.298509413498755" calcext:value-type="float">
            <text:p>0.298509413498755</text:p>
          </table:table-cell>
          <table:table-cell office:value-type="float" office:value="0.29855553859096" calcext:value-type="float">
            <text:p>0.29855553859096</text:p>
          </table:table-cell>
          <table:table-cell office:value-type="float" office:value="0.29781629597753" calcext:value-type="float">
            <text:p>0.29781629597753</text:p>
          </table:table-cell>
          <table:table-cell office:value-type="float" office:value="0.297727043322943" calcext:value-type="float">
            <text:p>0.297727043322943</text:p>
          </table:table-cell>
          <table:table-cell office:value-type="float" office:value="0.297203714270867" calcext:value-type="float">
            <text:p>0.297203714270867</text:p>
          </table:table-cell>
          <table:table-cell office:value-type="float" office:value="0.298518810469717" calcext:value-type="float">
            <text:p>0.298518810469717</text:p>
          </table:table-cell>
          <table:table-cell office:value-type="float" office:value="0.299524369309238" calcext:value-type="float">
            <text:p>0.299524369309238</text:p>
          </table:table-cell>
          <table:table-cell office:value-type="float" office:value="0.299735334764761" calcext:value-type="float">
            <text:p>0.299735334764761</text:p>
          </table:table-cell>
          <table:table-cell office:value-type="float" office:value="0.300798108498154" calcext:value-type="float">
            <text:p>0.300798108498154</text:p>
          </table:table-cell>
          <table:table-cell office:value-type="float" office:value="0.304473336859787" calcext:value-type="float">
            <text:p>0.304473336859787</text:p>
          </table:table-cell>
          <table:table-cell office:value-type="float" office:value="0.31423065421847" calcext:value-type="float">
            <text:p>0.31423065421847</text:p>
          </table:table-cell>
          <table:table-cell office:value-type="float" office:value="0.32438723144763" calcext:value-type="float">
            <text:p>0.32438723144763</text:p>
          </table:table-cell>
          <table:table-cell office:value-type="float" office:value="0.33954297650283" calcext:value-type="float">
            <text:p>0.33954297650283</text:p>
          </table:table-cell>
          <table:table-cell office:value-type="float" office:value="0.341711343790359" calcext:value-type="float">
            <text:p>0.341711343790359</text:p>
          </table:table-cell>
          <table:table-cell office:value-type="float" office:value="0.340274834693936" calcext:value-type="float">
            <text:p>0.340274834693936</text:p>
          </table:table-cell>
          <table:table-cell office:value-type="float" office:value="0.341951672330956" calcext:value-type="float">
            <text:p>0.341951672330956</text:p>
          </table:table-cell>
          <table:table-cell office:value-type="float" office:value="0.333819665767842" calcext:value-type="float">
            <text:p>0.333819665767842</text:p>
          </table:table-cell>
          <table:table-cell office:value-type="float" office:value="0.323303579623619" calcext:value-type="float">
            <text:p>0.323303579623619</text:p>
          </table:table-cell>
          <table:table-cell office:value-type="float" office:value="0.314111744181229" calcext:value-type="float">
            <text:p>0.314111744181229</text:p>
          </table:table-cell>
          <table:table-cell office:value-type="float" office:value="0.306800334329674" calcext:value-type="float">
            <text:p>0.306800334329674</text:p>
          </table:table-cell>
          <table:table-cell office:value-type="float" office:value="0.307816438974591" calcext:value-type="float">
            <text:p>0.307816438974591</text:p>
          </table:table-cell>
          <table:table-cell office:value-type="float" office:value="0.310826874260965" calcext:value-type="float">
            <text:p>0.310826874260965</text:p>
          </table:table-cell>
          <table:table-cell office:value-type="float" office:value="0.310747548844052" calcext:value-type="float">
            <text:p>0.310747548844052</text:p>
          </table:table-cell>
          <table:table-cell office:value-type="float" office:value="0.339025172540724" calcext:value-type="float">
            <text:p>0.339025172540724</text:p>
          </table:table-cell>
          <table:table-cell office:value-type="float" office:value="0.331552094505326" calcext:value-type="float">
            <text:p>0.331552094505326</text:p>
          </table:table-cell>
          <table:table-cell office:value-type="float" office:value="0.328677773102117" calcext:value-type="float">
            <text:p>0.328677773102117</text:p>
          </table:table-cell>
          <table:table-cell office:value-type="float" office:value="0.327005214388581" calcext:value-type="float">
            <text:p>0.327005214388581</text:p>
          </table:table-cell>
          <table:table-cell office:value-type="float" office:value="0.320213821452057" calcext:value-type="float">
            <text:p>0.320213821452057</text:p>
          </table:table-cell>
          <table:table-cell office:value-type="float" office:value="0.306808563534123" calcext:value-type="float">
            <text:p>0.306808563534123</text:p>
          </table:table-cell>
          <table:table-cell office:value-type="float" office:value="0.303670611750207" calcext:value-type="float">
            <text:p>0.303670611750207</text:p>
          </table:table-cell>
          <table:table-cell office:value-type="float" office:value="0.301708149720483" calcext:value-type="float">
            <text:p>0.301708149720483</text:p>
          </table:table-cell>
          <table:table-cell office:value-type="float" office:value="0.30144375305214" calcext:value-type="float">
            <text:p>0.30144375305214</text:p>
          </table:table-cell>
          <table:table-cell office:value-type="float" office:value="0.302717203772066" calcext:value-type="float">
            <text:p>0.302717203772066</text:p>
          </table:table-cell>
          <table:table-cell office:value-type="float" office:value="0.304011965372367" calcext:value-type="float">
            <text:p>0.304011965372367</text:p>
          </table:table-cell>
          <table:table-cell office:value-type="float" office:value="0.308442420981177" calcext:value-type="float">
            <text:p>0.308442420981177</text:p>
          </table:table-cell>
          <table:table-cell office:value-type="float" office:value="0.319034483450251" calcext:value-type="float">
            <text:p>0.319034483450251</text:p>
          </table:table-cell>
          <table:table-cell office:value-type="float" office:value="0.315761004040124" calcext:value-type="float">
            <text:p>0.315761004040124</text:p>
          </table:table-cell>
          <table:table-cell office:value-type="float" office:value="0.319354287397079" calcext:value-type="float">
            <text:p>0.319354287397079</text:p>
          </table:table-cell>
          <table:table-cell office:value-type="float" office:value="0.331772120607241" calcext:value-type="float">
            <text:p>0.331772120607241</text:p>
          </table:table-cell>
          <table:table-cell office:value-type="float" office:value="0.331493883295493" calcext:value-type="float">
            <text:p>0.331493883295493</text:p>
          </table:table-cell>
          <table:table-cell office:value-type="float" office:value="0.327812829406553" calcext:value-type="float">
            <text:p>0.327812829406553</text:p>
          </table:table-cell>
          <table:table-cell office:value-type="float" office:value="0.325658649792702" calcext:value-type="float">
            <text:p>0.325658649792702</text:p>
          </table:table-cell>
          <table:table-cell office:value-type="float" office:value="0.299620337991888" calcext:value-type="float">
            <text:p>0.299620337991888</text:p>
          </table:table-cell>
          <table:table-cell office:value-type="float" office:value="0.29840412394708" calcext:value-type="float">
            <text:p>0.29840412394708</text:p>
          </table:table-cell>
          <table:table-cell office:value-type="float" office:value="0.296771098148034" calcext:value-type="float">
            <text:p>0.296771098148034</text:p>
          </table:table-cell>
          <table:table-cell office:value-type="float" office:value="0.296169457819862" calcext:value-type="float">
            <text:p>0.296169457819862</text:p>
          </table:table-cell>
          <table:table-cell office:value-type="float" office:value="0.295647842419127" calcext:value-type="float">
            <text:p>0.295647842419127</text:p>
          </table:table-cell>
          <table:table-cell office:value-type="float" office:value="0.296576437496119" calcext:value-type="float">
            <text:p>0.296576437496119</text:p>
          </table:table-cell>
          <table:table-cell office:value-type="float" office:value="0.329159199807527" calcext:value-type="float">
            <text:p>0.329159199807527</text:p>
          </table:table-cell>
          <table:table-cell office:value-type="float" office:value="0.327927686882176" calcext:value-type="float">
            <text:p>0.327927686882176</text:p>
          </table:table-cell>
          <table:table-cell office:value-type="float" office:value="0.302064750948385" calcext:value-type="float">
            <text:p>0.302064750948385</text:p>
          </table:table-cell>
          <table:table-cell office:value-type="float" office:value="0.300600185901006" calcext:value-type="float">
            <text:p>0.300600185901006</text:p>
          </table:table-cell>
          <table:table-cell office:value-type="float" office:value="0.29703326811313" calcext:value-type="float">
            <text:p>0.29703326811313</text:p>
          </table:table-cell>
          <table:table-cell office:value-type="float" office:value="0.298340218293363" calcext:value-type="float">
            <text:p>0.298340218293363</text:p>
          </table:table-cell>
          <table:table-cell office:value-type="float" office:value="0.304910024742746" calcext:value-type="float">
            <text:p>0.304910024742746</text:p>
          </table:table-cell>
          <table:table-cell office:value-type="float" office:value="0.303993746370462" calcext:value-type="float">
            <text:p>0.303993746370462</text:p>
          </table:table-cell>
          <table:table-cell office:value-type="float" office:value="0.302303544970562" calcext:value-type="float">
            <text:p>0.302303544970562</text:p>
          </table:table-cell>
          <table:table-cell office:value-type="float" office:value="0.30120720044412" calcext:value-type="float">
            <text:p>0.30120720044412</text:p>
          </table:table-cell>
          <table:table-cell office:value-type="float" office:value="0.302712548941189" calcext:value-type="float">
            <text:p>0.302712548941189</text:p>
          </table:table-cell>
          <table:table-cell office:value-type="float" office:value="0.304575622296897" calcext:value-type="float">
            <text:p>0.304575622296897</text:p>
          </table:table-cell>
          <table:table-cell office:value-type="float" office:value="0.309697330427812" calcext:value-type="float">
            <text:p>0.309697330427812</text:p>
          </table:table-cell>
          <table:table-cell office:value-type="float" office:value="0.320903795792396" calcext:value-type="float">
            <text:p>0.320903795792396</text:p>
          </table:table-cell>
          <table:table-cell office:value-type="float" office:value="0.31799083616154" calcext:value-type="float">
            <text:p>0.31799083616154</text:p>
          </table:table-cell>
          <table:table-cell office:value-type="float" office:value="0.335922210039206" calcext:value-type="float">
            <text:p>0.335922210039206</text:p>
          </table:table-cell>
          <table:table-cell office:value-type="float" office:value="0.334857116536347" calcext:value-type="float">
            <text:p>0.334857116536347</text:p>
          </table:table-cell>
          <table:table-cell office:value-type="float" office:value="0.332516799997171" calcext:value-type="float">
            <text:p>0.332516799997171</text:p>
          </table:table-cell>
          <table:table-cell office:value-type="float" office:value="0.334252035084254" calcext:value-type="float">
            <text:p>0.334252035084254</text:p>
          </table:table-cell>
          <table:table-cell office:value-type="float" office:value="0.334094390492015" calcext:value-type="float">
            <text:p>0.334094390492015</text:p>
          </table:table-cell>
          <table:table-cell office:value-type="float" office:value="0.30047552329424" calcext:value-type="float">
            <text:p>0.30047552329424</text:p>
          </table:table-cell>
          <table:table-cell office:value-type="float" office:value="0.296151078949539" calcext:value-type="float">
            <text:p>0.296151078949539</text:p>
          </table:table-cell>
          <table:table-cell office:value-type="float" office:value="0.296092045863406" calcext:value-type="float">
            <text:p>0.296092045863406</text:p>
          </table:table-cell>
          <table:table-cell office:value-type="float" office:value="0.295808669709745" calcext:value-type="float">
            <text:p>0.295808669709745</text:p>
          </table:table-cell>
          <table:table-cell office:value-type="float" office:value="0.299685158213518" calcext:value-type="float">
            <text:p>0.299685158213518</text:p>
          </table:table-cell>
          <table:table-cell office:value-type="float" office:value="0.329128588282412" calcext:value-type="float">
            <text:p>0.329128588282412</text:p>
          </table:table-cell>
          <table:table-cell office:value-type="float" office:value="0.324433532765422" calcext:value-type="float">
            <text:p>0.324433532765422</text:p>
          </table:table-cell>
          <table:table-cell office:value-type="float" office:value="0.293779377645862" calcext:value-type="float">
            <text:p>0.293779377645862</text:p>
          </table:table-cell>
          <table:table-cell office:value-type="float" office:value="0.291495072047805" calcext:value-type="float">
            <text:p>0.291495072047805</text:p>
          </table:table-cell>
          <table:table-cell office:value-type="float" office:value="0.300467631133447" calcext:value-type="float">
            <text:p>0.300467631133447</text:p>
          </table:table-cell>
          <table:table-cell office:value-type="float" office:value="0.307686458966424" calcext:value-type="float">
            <text:p>0.307686458966424</text:p>
          </table:table-cell>
          <table:table-cell office:value-type="float" office:value="0.304846871025999" calcext:value-type="float">
            <text:p>0.304846871025999</text:p>
          </table:table-cell>
          <table:table-cell office:value-type="float" office:value="0.304196915221412" calcext:value-type="float">
            <text:p>0.304196915221412</text:p>
          </table:table-cell>
          <table:table-cell office:value-type="float" office:value="0.303658067189552" calcext:value-type="float">
            <text:p>0.303658067189552</text:p>
          </table:table-cell>
          <table:table-cell office:value-type="float" office:value="0.304254576434949" calcext:value-type="float">
            <text:p>0.304254576434949</text:p>
          </table:table-cell>
          <table:table-cell office:value-type="float" office:value="0.309980136422807" calcext:value-type="float">
            <text:p>0.309980136422807</text:p>
          </table:table-cell>
          <table:table-cell office:value-type="float" office:value="0.326409957085408" calcext:value-type="float">
            <text:p>0.326409957085408</text:p>
          </table:table-cell>
          <table:table-cell office:value-type="float" office:value="0.340715326476134" calcext:value-type="float">
            <text:p>0.340715326476134</text:p>
          </table:table-cell>
          <table:table-cell office:value-type="float" office:value="0.343166616612478" calcext:value-type="float">
            <text:p>0.343166616612478</text:p>
          </table:table-cell>
          <table:table-cell office:value-type="float" office:value="0.3416534974325" calcext:value-type="float">
            <text:p>0.3416534974325</text:p>
          </table:table-cell>
          <table:table-cell office:value-type="float" office:value="0.341863671127657" calcext:value-type="float">
            <text:p>0.341863671127657</text:p>
          </table:table-cell>
          <table:table-cell office:value-type="float" office:value="0.343530303302573" calcext:value-type="float">
            <text:p>0.343530303302573</text:p>
          </table:table-cell>
          <table:table-cell office:value-type="float" office:value="0.338689084060889" calcext:value-type="float">
            <text:p>0.338689084060889</text:p>
          </table:table-cell>
          <table:table-cell office:value-type="float" office:value="0.312057602728024" calcext:value-type="float">
            <text:p>0.312057602728024</text:p>
          </table:table-cell>
          <table:table-cell office:value-type="float" office:value="0.308260172526312" calcext:value-type="float">
            <text:p>0.308260172526312</text:p>
          </table:table-cell>
          <table:table-cell office:value-type="float" office:value="0.306370796914536" calcext:value-type="float">
            <text:p>0.306370796914536</text:p>
          </table:table-cell>
          <table:table-cell office:value-type="float" office:value="0.305534721278385" calcext:value-type="float">
            <text:p>0.305534721278385</text:p>
          </table:table-cell>
          <table:table-cell office:value-type="float" office:value="0.304286124143535" calcext:value-type="float">
            <text:p>0.304286124143535</text:p>
          </table:table-cell>
          <table:table-cell office:value-type="float" office:value="0.303973913038987" calcext:value-type="float">
            <text:p>0.303973913038987</text:p>
          </table:table-cell>
          <table:table-cell office:value-type="float" office:value="0.304053831990004" calcext:value-type="float">
            <text:p>0.304053831990004</text:p>
          </table:table-cell>
          <table:table-cell office:value-type="float" office:value="0.300325564740953" calcext:value-type="float">
            <text:p>0.300325564740953</text:p>
          </table:table-cell>
          <table:table-cell office:value-type="float" office:value="0.336892277757563" calcext:value-type="float">
            <text:p>0.336892277757563</text:p>
          </table:table-cell>
          <table:table-cell office:value-type="float" office:value="0.331040778427181" calcext:value-type="float">
            <text:p>0.331040778427181</text:p>
          </table:table-cell>
          <table:table-cell office:value-type="float" office:value="0.320105962390334" calcext:value-type="float">
            <text:p>0.320105962390334</text:p>
          </table:table-cell>
          <table:table-cell office:value-type="float" office:value="0.317500122279478" calcext:value-type="float">
            <text:p>0.317500122279478</text:p>
          </table:table-cell>
          <table:table-cell office:value-type="float" office:value="0.307184427329692" calcext:value-type="float">
            <text:p>0.307184427329692</text:p>
          </table:table-cell>
          <table:table-cell office:value-type="float" office:value="0.306850577075369" calcext:value-type="float">
            <text:p>0.306850577075369</text:p>
          </table:table-cell>
          <table:table-cell office:value-type="float" office:value="0.305615354707626" calcext:value-type="float">
            <text:p>0.305615354707626</text:p>
          </table:table-cell>
          <table:table-cell office:value-type="float" office:value="0.303080489846544" calcext:value-type="float">
            <text:p>0.303080489846544</text:p>
          </table:table-cell>
          <table:table-cell office:value-type="float" office:value="0.302672043030212" calcext:value-type="float">
            <text:p>0.302672043030212</text:p>
          </table:table-cell>
          <table:table-cell office:value-type="float" office:value="0.302368696297343" calcext:value-type="float">
            <text:p>0.302368696297343</text:p>
          </table:table-cell>
          <table:table-cell office:value-type="float" office:value="0.303790104803125" calcext:value-type="float">
            <text:p>0.303790104803125</text:p>
          </table:table-cell>
          <table:table-cell office:value-type="float" office:value="0.30846316340506" calcext:value-type="float">
            <text:p>0.30846316340506</text:p>
          </table:table-cell>
          <table:table-cell office:value-type="float" office:value="0.319764949770048" calcext:value-type="float">
            <text:p>0.319764949770048</text:p>
          </table:table-cell>
          <table:table-cell office:value-type="float" office:value="0.320651339827922" calcext:value-type="float">
            <text:p>0.320651339827922</text:p>
          </table:table-cell>
          <table:table-cell office:value-type="float" office:value="0.335195489827994" calcext:value-type="float">
            <text:p>0.335195489827994</text:p>
          </table:table-cell>
          <table:table-cell office:value-type="float" office:value="0.336425152909762" calcext:value-type="float">
            <text:p>0.336425152909762</text:p>
          </table:table-cell>
          <table:table-cell office:value-type="float" office:value="0.336080689456919" calcext:value-type="float">
            <text:p>0.336080689456919</text:p>
          </table:table-cell>
          <table:table-cell office:value-type="float" office:value="0.339367258325864" calcext:value-type="float">
            <text:p>0.339367258325864</text:p>
          </table:table-cell>
          <table:table-cell office:value-type="float" office:value="0.33638495859968" calcext:value-type="float">
            <text:p>0.33638495859968</text:p>
          </table:table-cell>
          <table:table-cell office:value-type="float" office:value="0.315298411830166" calcext:value-type="float">
            <text:p>0.315298411830166</text:p>
          </table:table-cell>
          <table:table-cell office:value-type="float" office:value="0.311790801315609" calcext:value-type="float">
            <text:p>0.311790801315609</text:p>
          </table:table-cell>
          <table:table-cell office:value-type="float" office:value="0.310218069024312" calcext:value-type="float">
            <text:p>0.310218069024312</text:p>
          </table:table-cell>
          <table:table-cell office:value-type="float" office:value="0.309914267072151" calcext:value-type="float">
            <text:p>0.309914267072151</text:p>
          </table:table-cell>
          <table:table-cell office:value-type="float" office:value="0.311063274283099" calcext:value-type="float">
            <text:p>0.311063274283099</text:p>
          </table:table-cell>
          <table:table-cell office:value-type="float" office:value="0.310032711205133" calcext:value-type="float">
            <text:p>0.310032711205133</text:p>
          </table:table-cell>
          <table:table-cell office:value-type="float" office:value="0.308100408471794" calcext:value-type="float">
            <text:p>0.308100408471794</text:p>
          </table:table-cell>
          <table:table-cell office:value-type="float" office:value="0.325698890576517" calcext:value-type="float">
            <text:p>0.325698890576517</text:p>
          </table:table-cell>
          <table:table-cell office:value-type="float" office:value="0.314736396629044" calcext:value-type="float">
            <text:p>0.314736396629044</text:p>
          </table:table-cell>
          <table:table-cell office:value-type="float" office:value="0.310856938464597" calcext:value-type="float">
            <text:p>0.310856938464597</text:p>
          </table:table-cell>
          <table:table-cell office:value-type="float" office:value="0.307241184588022" calcext:value-type="float">
            <text:p>0.307241184588022</text:p>
          </table:table-cell>
          <table:table-cell office:value-type="float" office:value="0.303444016625759" calcext:value-type="float">
            <text:p>0.303444016625759</text:p>
          </table:table-cell>
          <table:table-cell office:value-type="float" office:value="0.30596214372109" calcext:value-type="float">
            <text:p>0.30596214372109</text:p>
          </table:table-cell>
          <table:table-cell office:value-type="float" office:value="0.304166886576259" calcext:value-type="float">
            <text:p>0.304166886576259</text:p>
          </table:table-cell>
          <table:table-cell office:value-type="float" office:value="0.3032297939576" calcext:value-type="float">
            <text:p>0.3032297939576</text:p>
          </table:table-cell>
          <table:table-cell office:value-type="float" office:value="0.303319462517835" calcext:value-type="float">
            <text:p>0.303319462517835</text:p>
          </table:table-cell>
          <table:table-cell office:value-type="float" office:value="0.303931030251289" calcext:value-type="float">
            <text:p>0.303931030251289</text:p>
          </table:table-cell>
          <table:table-cell office:value-type="float" office:value="0.306520497600306" calcext:value-type="float">
            <text:p>0.306520497600306</text:p>
          </table:table-cell>
          <table:table-cell office:value-type="float" office:value="0.313779336877852" calcext:value-type="float">
            <text:p>0.313779336877852</text:p>
          </table:table-cell>
          <table:table-cell office:value-type="float" office:value="0.328311401532718" calcext:value-type="float">
            <text:p>0.328311401532718</text:p>
          </table:table-cell>
          <table:table-cell office:value-type="float" office:value="0.329389389854073" calcext:value-type="float">
            <text:p>0.329389389854073</text:p>
          </table:table-cell>
          <table:table-cell office:value-type="float" office:value="0.32714552818061" calcext:value-type="float">
            <text:p>0.32714552818061</text:p>
          </table:table-cell>
          <table:table-cell office:value-type="float" office:value="0.347372906662736" calcext:value-type="float">
            <text:p>0.347372906662736</text:p>
          </table:table-cell>
          <table:table-cell office:value-type="float" office:value="0.346292515618756" calcext:value-type="float">
            <text:p>0.346292515618756</text:p>
          </table:table-cell>
          <table:table-cell office:value-type="float" office:value="0.347650897086203" calcext:value-type="float">
            <text:p>0.347650897086203</text:p>
          </table:table-cell>
          <table:table-cell office:value-type="float" office:value="0.325754971863716" calcext:value-type="float">
            <text:p>0.325754971863716</text:p>
          </table:table-cell>
          <table:table-cell office:value-type="float" office:value="0.318931234143066" calcext:value-type="float">
            <text:p>0.318931234143066</text:p>
          </table:table-cell>
          <table:table-cell office:value-type="float" office:value="0.314235924112048" calcext:value-type="float">
            <text:p>0.314235924112048</text:p>
          </table:table-cell>
          <table:table-cell office:value-type="float" office:value="0.309716741637817" calcext:value-type="float">
            <text:p>0.309716741637817</text:p>
          </table:table-cell>
          <table:table-cell office:value-type="float" office:value="0.310499395598728" calcext:value-type="float">
            <text:p>0.310499395598728</text:p>
          </table:table-cell>
          <table:table-cell office:value-type="float" office:value="0.311666046926841" calcext:value-type="float">
            <text:p>0.311666046926841</text:p>
          </table:table-cell>
          <table:table-cell office:value-type="float" office:value="0.311176885398638" calcext:value-type="float">
            <text:p>0.311176885398638</text:p>
          </table:table-cell>
          <table:table-cell office:value-type="float" office:value="0.308407583798887" calcext:value-type="float">
            <text:p>0.308407583798887</text:p>
          </table:table-cell>
          <table:table-cell office:value-type="float" office:value="0.32030055531378" calcext:value-type="float">
            <text:p>0.32030055531378</text:p>
          </table:table-cell>
          <table:table-cell office:value-type="float" office:value="0.313375590220777" calcext:value-type="float">
            <text:p>0.313375590220777</text:p>
          </table:table-cell>
          <table:table-cell office:value-type="float" office:value="0.311997744202046" calcext:value-type="float">
            <text:p>0.311997744202046</text:p>
          </table:table-cell>
          <table:table-cell office:value-type="float" office:value="0.308068972645621" calcext:value-type="float">
            <text:p>0.308068972645621</text:p>
          </table:table-cell>
          <table:table-cell office:value-type="float" office:value="0.306580196535951" calcext:value-type="float">
            <text:p>0.306580196535951</text:p>
          </table:table-cell>
          <table:table-cell office:value-type="float" office:value="0.306696543665274" calcext:value-type="float">
            <text:p>0.306696543665274</text:p>
          </table:table-cell>
          <table:table-cell office:value-type="float" office:value="0.304970057414249" calcext:value-type="float">
            <text:p>0.304970057414249</text:p>
          </table:table-cell>
          <table:table-cell office:value-type="float" office:value="0.303830422122642" calcext:value-type="float">
            <text:p>0.303830422122642</text:p>
          </table:table-cell>
          <table:table-cell office:value-type="float" office:value="0.304881824782408" calcext:value-type="float">
            <text:p>0.304881824782408</text:p>
          </table:table-cell>
          <table:table-cell office:value-type="float" office:value="0.30482951356228" calcext:value-type="float">
            <text:p>0.30482951356228</text:p>
          </table:table-cell>
          <table:table-cell office:value-type="float" office:value="0.303726722816318" calcext:value-type="float">
            <text:p>0.303726722816318</text:p>
          </table:table-cell>
          <table:table-cell office:value-type="float" office:value="0.303127081081837" calcext:value-type="float">
            <text:p>0.303127081081837</text:p>
          </table:table-cell>
          <table:table-cell office:value-type="float" office:value="0.303570236277022" calcext:value-type="float">
            <text:p>0.303570236277022</text:p>
          </table:table-cell>
          <table:table-cell office:value-type="float" office:value="0.303719663945423" calcext:value-type="float">
            <text:p>0.303719663945423</text:p>
          </table:table-cell>
          <table:table-cell office:value-type="float" office:value="0.303786707295708" calcext:value-type="float">
            <text:p>0.303786707295708</text:p>
          </table:table-cell>
          <table:table-cell office:value-type="float" office:value="0.303584143876712" calcext:value-type="float">
            <text:p>0.303584143876712</text:p>
          </table:table-cell>
          <table:table-cell office:value-type="float" office:value="0.303571639252325" calcext:value-type="float">
            <text:p>0.303571639252325</text:p>
          </table:table-cell>
          <table:table-cell office:value-type="float" office:value="0.303580736009216" calcext:value-type="float">
            <text:p>0.303580736009216</text:p>
          </table:table-cell>
          <table:table-cell office:value-type="float" office:value="0.303610963963566" calcext:value-type="float">
            <text:p>0.303610963963566</text:p>
          </table:table-cell>
          <table:table-cell office:value-type="float" office:value="0.303640490244364" calcext:value-type="float">
            <text:p>0.303640490244364</text:p>
          </table:table-cell>
          <table:table-cell office:value-type="float" office:value="0.303604339861974" calcext:value-type="float">
            <text:p>0.303604339861974</text:p>
          </table:table-cell>
          <table:table-cell office:value-type="float" office:value="0.30359332481618" calcext:value-type="float">
            <text:p>0.30359332481618</text:p>
          </table:table-cell>
          <table:table-cell office:value-type="float" office:value="0.3035855132234" calcext:value-type="float">
            <text:p>0.3035855132234</text:p>
          </table:table-cell>
          <table:table-cell office:value-type="float" office:value="0.303591634537309" calcext:value-type="float">
            <text:p>0.303591634537309</text:p>
          </table:table-cell>
          <table:table-cell office:value-type="float" office:value="0.303598471727342" calcext:value-type="float">
            <text:p>0.303598471727342</text:p>
          </table:table-cell>
          <table:table-cell office:value-type="float" office:value="0.303598627163917" calcext:value-type="float">
            <text:p>0.303598627163917</text:p>
          </table:table-cell>
          <table:table-cell office:value-type="float" office:value="0.303580575274964" calcext:value-type="float">
            <text:p>0.303580575274964</text:p>
          </table:table-cell>
          <table:table-cell office:value-type="float" office:value="0.303585134983248" calcext:value-type="float">
            <text:p>0.303585134983248</text:p>
          </table:table-cell>
          <table:table-cell office:value-type="float" office:value="0.303594504726312" calcext:value-type="float">
            <text:p>0.303594504726312</text:p>
          </table:table-cell>
          <table:table-cell office:value-type="float" office:value="0.303616499797115" calcext:value-type="float">
            <text:p>0.303616499797115</text:p>
          </table:table-cell>
          <table:table-cell office:value-type="float" office:value="0.303605155170154" calcext:value-type="float">
            <text:p>0.303605155170154</text:p>
          </table:table-cell>
          <table:table-cell office:value-type="float" office:value="0.303598710506393" calcext:value-type="float">
            <text:p>0.303598710506393</text:p>
          </table:table-cell>
          <table:table-cell office:value-type="float" office:value="0.303601302427651" calcext:value-type="float">
            <text:p>0.303601302427651</text:p>
          </table:table-cell>
          <table:table-cell office:value-type="float" office:value="0.303597048881916" calcext:value-type="float">
            <text:p>0.303597048881916</text:p>
          </table:table-cell>
          <table:table-cell office:value-type="float" office:value="0.303590176712725" calcext:value-type="float">
            <text:p>0.303590176712725</text:p>
          </table:table-cell>
          <table:table-cell office:value-type="float" office:value="0.303585549925687" calcext:value-type="float">
            <text:p>0.303585549925687</text:p>
          </table:table-cell>
          <table:table-cell office:value-type="float" office:value="0.303596060181957" calcext:value-type="float">
            <text:p>0.303596060181957</text:p>
          </table:table-cell>
          <table:table-cell office:value-type="float" office:value="0.303591117954528" calcext:value-type="float">
            <text:p>0.303591117954528</text:p>
          </table:table-cell>
          <table:table-cell office:value-type="float" office:value="0.303589856360553" calcext:value-type="float">
            <text:p>0.303589856360553</text:p>
          </table:table-cell>
          <table:table-cell office:value-type="float" office:value="0.303584243329811" calcext:value-type="float">
            <text:p>0.303584243329811</text:p>
          </table:table-cell>
          <table:table-cell office:value-type="float" office:value="0.303596039457474" calcext:value-type="float">
            <text:p>0.303596039457474</text:p>
          </table:table-cell>
          <table:table-cell office:value-type="float" office:value="0.30359574616746" calcext:value-type="float">
            <text:p>0.30359574616746</text:p>
          </table:table-cell>
          <table:table-cell office:value-type="float" office:value="0.303637396924503" calcext:value-type="float">
            <text:p>0.303637396924503</text:p>
          </table:table-cell>
          <table:table-cell office:value-type="float" office:value="0.303600546975749" calcext:value-type="float">
            <text:p>0.303600546975749</text:p>
          </table:table-cell>
          <table:table-cell office:value-type="float" office:value="0.3036049165131" calcext:value-type="float">
            <text:p>0.3036049165131</text:p>
          </table:table-cell>
          <table:table-cell office:value-type="float" office:value="0.303584889393287" calcext:value-type="float">
            <text:p>0.303584889393287</text:p>
          </table:table-cell>
          <table:table-cell office:value-type="float" office:value="0.303579449651917" calcext:value-type="float">
            <text:p>0.303579449651917</text:p>
          </table:table-cell>
          <table:table-cell office:value-type="float" office:value="0.303590944821193" calcext:value-type="float">
            <text:p>0.303590944821193</text:p>
          </table:table-cell>
          <table:table-cell office:value-type="float" office:value="0.303614282591346" calcext:value-type="float">
            <text:p>0.303614282591346</text:p>
          </table:table-cell>
          <table:table-cell office:value-type="float" office:value="0.303599478581" calcext:value-type="float">
            <text:p>0.303599478581</text:p>
          </table:table-cell>
          <table:table-cell office:value-type="float" office:value="0.30359031191823" calcext:value-type="float">
            <text:p>0.30359031191823</text:p>
          </table:table-cell>
          <table:table-cell office:value-type="float" office:value="0.303602764214774" calcext:value-type="float">
            <text:p>0.303602764214774</text:p>
          </table:table-cell>
          <table:table-cell office:value-type="float" office:value="0.303588687700726" calcext:value-type="float">
            <text:p>0.303588687700726</text:p>
          </table:table-cell>
          <table:table-cell office:value-type="float" office:value="0.303610035493618" calcext:value-type="float">
            <text:p>0.303610035493618</text:p>
          </table:table-cell>
          <table:table-cell office:value-type="float" office:value="0.303597673803004" calcext:value-type="float">
            <text:p>0.303597673803004</text:p>
          </table:table-cell>
          <table:table-cell office:value-type="float" office:value="0.303592456935751" calcext:value-type="float">
            <text:p>0.303592456935751</text:p>
          </table:table-cell>
          <table:table-cell office:value-type="float" office:value="0.303599245704564" calcext:value-type="float">
            <text:p>0.303599245704564</text:p>
          </table:table-cell>
          <table:table-cell office:value-type="float" office:value="0.303605927607708" calcext:value-type="float">
            <text:p>0.303605927607708</text:p>
          </table:table-cell>
          <table:table-cell office:value-type="float" office:value="0.303600869835363" calcext:value-type="float">
            <text:p>0.303600869835363</text:p>
          </table:table-cell>
          <table:table-cell office:value-type="float" office:value="0.303571949898259" calcext:value-type="float">
            <text:p>0.303571949898259</text:p>
          </table:table-cell>
          <table:table-cell office:value-type="float" office:value="0.303601992713814" calcext:value-type="float">
            <text:p>0.303601992713814</text:p>
          </table:table-cell>
          <table:table-cell office:value-type="float" office:value="0.303592970729589" calcext:value-type="float">
            <text:p>0.303592970729589</text:p>
          </table:table-cell>
          <table:table-cell office:value-type="float" office:value="0.303618559327465" calcext:value-type="float">
            <text:p>0.303618559327465</text:p>
          </table:table-cell>
          <table:table-cell office:value-type="float" office:value="0.303620474602832" calcext:value-type="float">
            <text:p>0.303620474602832</text:p>
          </table:table-cell>
          <table:table-cell office:value-type="float" office:value="0.303607982183777" calcext:value-type="float">
            <text:p>0.303607982183777</text:p>
          </table:table-cell>
          <table:table-cell office:value-type="float" office:value="0.303589075680207" calcext:value-type="float">
            <text:p>0.303589075680207</text:p>
          </table:table-cell>
          <table:table-cell office:value-type="float" office:value="0.303605611303177" calcext:value-type="float">
            <text:p>0.303605611303177</text:p>
          </table:table-cell>
          <table:table-cell office:value-type="float" office:value="0.303599301556561" calcext:value-type="float">
            <text:p>0.303599301556561</text:p>
          </table:table-cell>
          <table:table-cell office:value-type="float" office:value="0.303578416203353" calcext:value-type="float">
            <text:p>0.303578416203353</text:p>
          </table:table-cell>
          <table:table-cell office:value-type="float" office:value="0.303591535944554" calcext:value-type="float">
            <text:p>0.303591535944554</text:p>
          </table:table-cell>
          <table:table-cell office:value-type="float" office:value="0.303611299161902" calcext:value-type="float">
            <text:p>0.303611299161902</text:p>
          </table:table-cell>
          <table:table-cell office:value-type="float" office:value="0.30361073524992" calcext:value-type="float">
            <text:p>0.30361073524992</text:p>
          </table:table-cell>
          <table:table-cell office:value-type="float" office:value="0.303603787745551" calcext:value-type="float">
            <text:p>0.303603787745551</text:p>
          </table:table-cell>
          <table:table-cell office:value-type="float" office:value="0.30360014213094" calcext:value-type="float">
            <text:p>0.30360014213094</text:p>
          </table:table-cell>
          <table:table-cell office:value-type="float" office:value="0.303598648319609" calcext:value-type="float">
            <text:p>0.303598648319609</text:p>
          </table:table-cell>
          <table:table-cell office:value-type="float" office:value="0.303602032060302" calcext:value-type="float">
            <text:p>0.303602032060302</text:p>
          </table:table-cell>
          <table:table-cell office:value-type="float" office:value="0.3036040095291" calcext:value-type="float">
            <text:p>0.3036040095291</text:p>
          </table:table-cell>
          <table:table-cell office:value-type="float" office:value="0.303600389669392" calcext:value-type="float">
            <text:p>0.303600389669392</text:p>
          </table:table-cell>
          <table:table-cell office:value-type="float" office:value="0.303618882479265" calcext:value-type="float">
            <text:p>0.303618882479265</text:p>
          </table:table-cell>
          <table:table-cell office:value-type="float" office:value="0.303608752881252" calcext:value-type="float">
            <text:p>0.303608752881252</text:p>
          </table:table-cell>
          <table:table-cell office:value-type="float" office:value="0.303598096725423" calcext:value-type="float">
            <text:p>0.303598096725423</text:p>
          </table:table-cell>
          <table:table-cell office:value-type="float" office:value="0.303604852565205" calcext:value-type="float">
            <text:p>0.303604852565205</text:p>
          </table:table-cell>
          <table:table-cell office:value-type="float" office:value="0.3035789779722" calcext:value-type="float">
            <text:p>0.3035789779722</text:p>
          </table:table-cell>
          <table:table-cell office:value-type="float" office:value="0.303625521202875" calcext:value-type="float">
            <text:p>0.303625521202875</text:p>
          </table:table-cell>
          <table:table-cell table:number-columns-repeated="579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8994375781131" calcext:value-type="float">
            <text:p>-0.38994375781131</text:p>
          </table:table-cell>
          <table:table-cell office:value-type="float" office:value="-0.389875554302968" calcext:value-type="float">
            <text:p>-0.389875554302968</text:p>
          </table:table-cell>
          <table:table-cell office:value-type="float" office:value="-0.391069985382827" calcext:value-type="float">
            <text:p>-0.391069985382827</text:p>
          </table:table-cell>
          <table:table-cell office:value-type="float" office:value="-0.391074921775645" calcext:value-type="float">
            <text:p>-0.391074921775645</text:p>
          </table:table-cell>
          <table:table-cell office:value-type="float" office:value="-0.390559195508218" calcext:value-type="float">
            <text:p>-0.390559195508218</text:p>
          </table:table-cell>
          <table:table-cell office:value-type="float" office:value="-0.391276754693056" calcext:value-type="float">
            <text:p>-0.391276754693056</text:p>
          </table:table-cell>
          <table:table-cell office:value-type="float" office:value="-0.39045188524899" calcext:value-type="float">
            <text:p>-0.39045188524899</text:p>
          </table:table-cell>
          <table:table-cell office:value-type="float" office:value="-0.390485046701176" calcext:value-type="float">
            <text:p>-0.390485046701176</text:p>
          </table:table-cell>
          <table:table-cell office:value-type="float" office:value="-0.390059113051946" calcext:value-type="float">
            <text:p>-0.390059113051946</text:p>
          </table:table-cell>
          <table:table-cell office:value-type="float" office:value="-0.390376904320179" calcext:value-type="float">
            <text:p>-0.390376904320179</text:p>
          </table:table-cell>
          <table:table-cell office:value-type="float" office:value="-0.390525460015047" calcext:value-type="float">
            <text:p>-0.390525460015047</text:p>
          </table:table-cell>
          <table:table-cell office:value-type="float" office:value="-0.389817618989294" calcext:value-type="float">
            <text:p>-0.389817618989294</text:p>
          </table:table-cell>
          <table:table-cell office:value-type="float" office:value="-0.390956500155295" calcext:value-type="float">
            <text:p>-0.390956500155295</text:p>
          </table:table-cell>
          <table:table-cell office:value-type="float" office:value="-0.39073640330777" calcext:value-type="float">
            <text:p>-0.39073640330777</text:p>
          </table:table-cell>
          <table:table-cell office:value-type="float" office:value="-0.390442456941742" calcext:value-type="float">
            <text:p>-0.390442456941742</text:p>
          </table:table-cell>
          <table:table-cell office:value-type="float" office:value="-0.389950846749106" calcext:value-type="float">
            <text:p>-0.389950846749106</text:p>
          </table:table-cell>
          <table:table-cell office:value-type="float" office:value="-0.390392073880516" calcext:value-type="float">
            <text:p>-0.390392073880516</text:p>
          </table:table-cell>
          <table:table-cell office:value-type="float" office:value="-0.390414534930274" calcext:value-type="float">
            <text:p>-0.390414534930274</text:p>
          </table:table-cell>
          <table:table-cell office:value-type="float" office:value="-0.390642398429292" calcext:value-type="float">
            <text:p>-0.390642398429292</text:p>
          </table:table-cell>
          <table:table-cell office:value-type="float" office:value="-0.390208847134006" calcext:value-type="float">
            <text:p>-0.390208847134006</text:p>
          </table:table-cell>
          <table:table-cell office:value-type="float" office:value="-0.389839892087174" calcext:value-type="float">
            <text:p>-0.389839892087174</text:p>
          </table:table-cell>
          <table:table-cell office:value-type="float" office:value="-0.390072995508472" calcext:value-type="float">
            <text:p>-0.390072995508472</text:p>
          </table:table-cell>
          <table:table-cell office:value-type="float" office:value="-0.390520680852459" calcext:value-type="float">
            <text:p>-0.390520680852459</text:p>
          </table:table-cell>
          <table:table-cell office:value-type="float" office:value="-0.390046718197553" calcext:value-type="float">
            <text:p>-0.390046718197553</text:p>
          </table:table-cell>
          <table:table-cell office:value-type="float" office:value="-0.389799896335077" calcext:value-type="float">
            <text:p>-0.389799896335077</text:p>
          </table:table-cell>
          <table:table-cell office:value-type="float" office:value="-0.39114588008346" calcext:value-type="float">
            <text:p>-0.39114588008346</text:p>
          </table:table-cell>
          <table:table-cell office:value-type="float" office:value="-0.390787017379542" calcext:value-type="float">
            <text:p>-0.390787017379542</text:p>
          </table:table-cell>
          <table:table-cell office:value-type="float" office:value="-0.39110108618688" calcext:value-type="float">
            <text:p>-0.39110108618688</text:p>
          </table:table-cell>
          <table:table-cell office:value-type="float" office:value="-0.39050925454155" calcext:value-type="float">
            <text:p>-0.39050925454155</text:p>
          </table:table-cell>
          <table:table-cell office:value-type="float" office:value="-0.39095084045145" calcext:value-type="float">
            <text:p>-0.39095084045145</text:p>
          </table:table-cell>
          <table:table-cell office:value-type="float" office:value="-0.390126762354069" calcext:value-type="float">
            <text:p>-0.390126762354069</text:p>
          </table:table-cell>
          <table:table-cell office:value-type="float" office:value="-0.389539555185713" calcext:value-type="float">
            <text:p>-0.389539555185713</text:p>
          </table:table-cell>
          <table:table-cell office:value-type="float" office:value="-0.389623726891122" calcext:value-type="float">
            <text:p>-0.389623726891122</text:p>
          </table:table-cell>
          <table:table-cell office:value-type="float" office:value="-0.396409530973526" calcext:value-type="float">
            <text:p>-0.396409530973526</text:p>
          </table:table-cell>
          <table:table-cell office:value-type="float" office:value="-0.404041627527695" calcext:value-type="float">
            <text:p>-0.404041627527695</text:p>
          </table:table-cell>
          <table:table-cell office:value-type="float" office:value="-0.410322158864842" calcext:value-type="float">
            <text:p>-0.410322158864842</text:p>
          </table:table-cell>
          <table:table-cell office:value-type="float" office:value="-0.402692692627457" calcext:value-type="float">
            <text:p>-0.402692692627457</text:p>
          </table:table-cell>
          <table:table-cell office:value-type="float" office:value="-0.38332114954304" calcext:value-type="float">
            <text:p>-0.38332114954304</text:p>
          </table:table-cell>
          <table:table-cell office:value-type="float" office:value="-0.367391102630651" calcext:value-type="float">
            <text:p>-0.367391102630651</text:p>
          </table:table-cell>
          <table:table-cell office:value-type="float" office:value="-0.364203385977417" calcext:value-type="float">
            <text:p>-0.364203385977417</text:p>
          </table:table-cell>
          <table:table-cell office:value-type="float" office:value="-0.381373741338377" calcext:value-type="float">
            <text:p>-0.381373741338377</text:p>
          </table:table-cell>
          <table:table-cell office:value-type="float" office:value="-0.422155166735605" calcext:value-type="float">
            <text:p>-0.422155166735605</text:p>
          </table:table-cell>
          <table:table-cell office:value-type="float" office:value="-0.420458775679959" calcext:value-type="float">
            <text:p>-0.420458775679959</text:p>
          </table:table-cell>
          <table:table-cell office:value-type="float" office:value="-0.41184611948108" calcext:value-type="float">
            <text:p>-0.41184611948108</text:p>
          </table:table-cell>
          <table:table-cell office:value-type="float" office:value="-0.425244596149806" calcext:value-type="float">
            <text:p>-0.425244596149806</text:p>
          </table:table-cell>
          <table:table-cell office:value-type="float" office:value="-0.417332037097378" calcext:value-type="float">
            <text:p>-0.417332037097378</text:p>
          </table:table-cell>
          <table:table-cell office:value-type="float" office:value="-0.405236301472249" calcext:value-type="float">
            <text:p>-0.405236301472249</text:p>
          </table:table-cell>
          <table:table-cell office:value-type="float" office:value="-0.374368343034045" calcext:value-type="float">
            <text:p>-0.374368343034045</text:p>
          </table:table-cell>
          <table:table-cell office:value-type="float" office:value="-0.370056419252061" calcext:value-type="float">
            <text:p>-0.370056419252061</text:p>
          </table:table-cell>
          <table:table-cell office:value-type="float" office:value="-0.360975664047378" calcext:value-type="float">
            <text:p>-0.360975664047378</text:p>
          </table:table-cell>
          <table:table-cell office:value-type="float" office:value="-0.35156187619281" calcext:value-type="float">
            <text:p>-0.35156187619281</text:p>
          </table:table-cell>
          <table:table-cell office:value-type="float" office:value="-0.346182213227001" calcext:value-type="float">
            <text:p>-0.346182213227001</text:p>
          </table:table-cell>
          <table:table-cell office:value-type="float" office:value="-0.389470948489611" calcext:value-type="float">
            <text:p>-0.389470948489611</text:p>
          </table:table-cell>
          <table:table-cell office:value-type="float" office:value="-0.352937972993085" calcext:value-type="float">
            <text:p>-0.352937972993085</text:p>
          </table:table-cell>
          <table:table-cell office:value-type="float" office:value="-0.328356749057137" calcext:value-type="float">
            <text:p>-0.328356749057137</text:p>
          </table:table-cell>
          <table:table-cell office:value-type="float" office:value="-0.315281179692221" calcext:value-type="float">
            <text:p>-0.315281179692221</text:p>
          </table:table-cell>
          <table:table-cell office:value-type="float" office:value="-0.317843915332789" calcext:value-type="float">
            <text:p>-0.317843915332789</text:p>
          </table:table-cell>
          <table:table-cell office:value-type="float" office:value="-0.32333315603339" calcext:value-type="float">
            <text:p>-0.32333315603339</text:p>
          </table:table-cell>
          <table:table-cell office:value-type="float" office:value="-0.346152408078627" calcext:value-type="float">
            <text:p>-0.346152408078627</text:p>
          </table:table-cell>
          <table:table-cell office:value-type="float" office:value="-0.364645712652958" calcext:value-type="float">
            <text:p>-0.364645712652958</text:p>
          </table:table-cell>
          <table:table-cell office:value-type="float" office:value="-0.386706767802362" calcext:value-type="float">
            <text:p>-0.386706767802362</text:p>
          </table:table-cell>
          <table:table-cell office:value-type="float" office:value="-0.384992476461858" calcext:value-type="float">
            <text:p>-0.384992476461858</text:p>
          </table:table-cell>
          <table:table-cell office:value-type="float" office:value="-0.372242237276179" calcext:value-type="float">
            <text:p>-0.372242237276179</text:p>
          </table:table-cell>
          <table:table-cell office:value-type="float" office:value="-0.354737450211751" calcext:value-type="float">
            <text:p>-0.354737450211751</text:p>
          </table:table-cell>
          <table:table-cell office:value-type="float" office:value="-0.377419437367988" calcext:value-type="float">
            <text:p>-0.377419437367988</text:p>
          </table:table-cell>
          <table:table-cell office:value-type="float" office:value="-0.369965200650543" calcext:value-type="float">
            <text:p>-0.369965200650543</text:p>
          </table:table-cell>
          <table:table-cell office:value-type="float" office:value="-0.367435898840045" calcext:value-type="float">
            <text:p>-0.367435898840045</text:p>
          </table:table-cell>
          <table:table-cell office:value-type="float" office:value="-0.391815829241706" calcext:value-type="float">
            <text:p>-0.391815829241706</text:p>
          </table:table-cell>
          <table:table-cell office:value-type="float" office:value="-0.400010899957121" calcext:value-type="float">
            <text:p>-0.400010899957121</text:p>
          </table:table-cell>
          <table:table-cell office:value-type="float" office:value="-0.406457661188127" calcext:value-type="float">
            <text:p>-0.406457661188127</text:p>
          </table:table-cell>
          <table:table-cell office:value-type="float" office:value="-0.396822669403305" calcext:value-type="float">
            <text:p>-0.396822669403305</text:p>
          </table:table-cell>
          <table:table-cell office:value-type="float" office:value="-0.427108010670847" calcext:value-type="float">
            <text:p>-0.427108010670847</text:p>
          </table:table-cell>
          <table:table-cell office:value-type="float" office:value="-0.416199702214154" calcext:value-type="float">
            <text:p>-0.416199702214154</text:p>
          </table:table-cell>
          <table:table-cell office:value-type="float" office:value="-0.402811423743449" calcext:value-type="float">
            <text:p>-0.402811423743449</text:p>
          </table:table-cell>
          <table:table-cell office:value-type="float" office:value="-0.3892113718857" calcext:value-type="float">
            <text:p>-0.3892113718857</text:p>
          </table:table-cell>
          <table:table-cell office:value-type="float" office:value="-0.38657559055026" calcext:value-type="float">
            <text:p>-0.38657559055026</text:p>
          </table:table-cell>
          <table:table-cell office:value-type="float" office:value="-0.39816238074565" calcext:value-type="float">
            <text:p>-0.39816238074565</text:p>
          </table:table-cell>
          <table:table-cell office:value-type="float" office:value="-0.421193670705159" calcext:value-type="float">
            <text:p>-0.421193670705159</text:p>
          </table:table-cell>
          <table:table-cell office:value-type="float" office:value="-0.409714130121202" calcext:value-type="float">
            <text:p>-0.409714130121202</text:p>
          </table:table-cell>
          <table:table-cell office:value-type="float" office:value="-0.352910581330271" calcext:value-type="float">
            <text:p>-0.352910581330271</text:p>
          </table:table-cell>
          <table:table-cell office:value-type="float" office:value="-0.360657316750556" calcext:value-type="float">
            <text:p>-0.360657316750556</text:p>
          </table:table-cell>
          <table:table-cell office:value-type="float" office:value="-0.359886435712874" calcext:value-type="float">
            <text:p>-0.359886435712874</text:p>
          </table:table-cell>
          <table:table-cell office:value-type="float" office:value="-0.368390927859324" calcext:value-type="float">
            <text:p>-0.368390927859324</text:p>
          </table:table-cell>
          <table:table-cell office:value-type="float" office:value="-0.393841137784568" calcext:value-type="float">
            <text:p>-0.393841137784568</text:p>
          </table:table-cell>
          <table:table-cell office:value-type="float" office:value="-0.418112696452619" calcext:value-type="float">
            <text:p>-0.418112696452619</text:p>
          </table:table-cell>
          <table:table-cell office:value-type="float" office:value="-0.421279901570593" calcext:value-type="float">
            <text:p>-0.421279901570593</text:p>
          </table:table-cell>
          <table:table-cell office:value-type="float" office:value="-0.424653257008323" calcext:value-type="float">
            <text:p>-0.424653257008323</text:p>
          </table:table-cell>
          <table:table-cell office:value-type="float" office:value="-0.425751562402764" calcext:value-type="float">
            <text:p>-0.425751562402764</text:p>
          </table:table-cell>
          <table:table-cell office:value-type="float" office:value="-0.410923769789621" calcext:value-type="float">
            <text:p>-0.410923769789621</text:p>
          </table:table-cell>
          <table:table-cell office:value-type="float" office:value="-0.392743999823892" calcext:value-type="float">
            <text:p>-0.392743999823892</text:p>
          </table:table-cell>
          <table:table-cell office:value-type="float" office:value="-0.41364074406164" calcext:value-type="float">
            <text:p>-0.41364074406164</text:p>
          </table:table-cell>
          <table:table-cell office:value-type="float" office:value="-0.401430493543365" calcext:value-type="float">
            <text:p>-0.401430493543365</text:p>
          </table:table-cell>
          <table:table-cell office:value-type="float" office:value="-0.418518318001154" calcext:value-type="float">
            <text:p>-0.418518318001154</text:p>
          </table:table-cell>
          <table:table-cell office:value-type="float" office:value="-0.419521468038799" calcext:value-type="float">
            <text:p>-0.419521468038799</text:p>
          </table:table-cell>
          <table:table-cell office:value-type="float" office:value="-0.416297820348571" calcext:value-type="float">
            <text:p>-0.416297820348571</text:p>
          </table:table-cell>
          <table:table-cell office:value-type="float" office:value="-0.421890710627826" calcext:value-type="float">
            <text:p>-0.421890710627826</text:p>
          </table:table-cell>
          <table:table-cell office:value-type="float" office:value="-0.424426760102135" calcext:value-type="float">
            <text:p>-0.424426760102135</text:p>
          </table:table-cell>
          <table:table-cell office:value-type="float" office:value="-0.419454631799374" calcext:value-type="float">
            <text:p>-0.419454631799374</text:p>
          </table:table-cell>
          <table:table-cell office:value-type="float" office:value="-0.396653421326998" calcext:value-type="float">
            <text:p>-0.396653421326998</text:p>
          </table:table-cell>
          <table:table-cell office:value-type="float" office:value="-0.39139006501502" calcext:value-type="float">
            <text:p>-0.39139006501502</text:p>
          </table:table-cell>
          <table:table-cell office:value-type="float" office:value="-0.395356524931854" calcext:value-type="float">
            <text:p>-0.395356524931854</text:p>
          </table:table-cell>
          <table:table-cell office:value-type="float" office:value="-0.429991405368164" calcext:value-type="float">
            <text:p>-0.429991405368164</text:p>
          </table:table-cell>
          <table:table-cell office:value-type="float" office:value="-0.436221679084663" calcext:value-type="float">
            <text:p>-0.436221679084663</text:p>
          </table:table-cell>
          <table:table-cell office:value-type="float" office:value="-0.438543952831517" calcext:value-type="float">
            <text:p>-0.438543952831517</text:p>
          </table:table-cell>
          <table:table-cell office:value-type="float" office:value="-0.368032283856618" calcext:value-type="float">
            <text:p>-0.368032283856618</text:p>
          </table:table-cell>
          <table:table-cell office:value-type="float" office:value="-0.384607463038794" calcext:value-type="float">
            <text:p>-0.384607463038794</text:p>
          </table:table-cell>
          <table:table-cell office:value-type="float" office:value="-0.393450934701077" calcext:value-type="float">
            <text:p>-0.393450934701077</text:p>
          </table:table-cell>
          <table:table-cell office:value-type="float" office:value="-0.4116526366506" calcext:value-type="float">
            <text:p>-0.4116526366506</text:p>
          </table:table-cell>
          <table:table-cell office:value-type="float" office:value="-0.43063671231537" calcext:value-type="float">
            <text:p>-0.43063671231537</text:p>
          </table:table-cell>
          <table:table-cell office:value-type="float" office:value="-0.432082495577346" calcext:value-type="float">
            <text:p>-0.432082495577346</text:p>
          </table:table-cell>
          <table:table-cell office:value-type="float" office:value="-0.433635342174887" calcext:value-type="float">
            <text:p>-0.433635342174887</text:p>
          </table:table-cell>
          <table:table-cell office:value-type="float" office:value="-0.431881163258938" calcext:value-type="float">
            <text:p>-0.431881163258938</text:p>
          </table:table-cell>
          <table:table-cell office:value-type="float" office:value="-0.406469998235196" calcext:value-type="float">
            <text:p>-0.406469998235196</text:p>
          </table:table-cell>
          <table:table-cell office:value-type="float" office:value="-0.38427883331248" calcext:value-type="float">
            <text:p>-0.38427883331248</text:p>
          </table:table-cell>
          <table:table-cell office:value-type="float" office:value="-0.418975735665393" calcext:value-type="float">
            <text:p>-0.418975735665393</text:p>
          </table:table-cell>
          <table:table-cell office:value-type="float" office:value="-0.423913560737111" calcext:value-type="float">
            <text:p>-0.423913560737111</text:p>
          </table:table-cell>
          <table:table-cell office:value-type="float" office:value="-0.423133273608153" calcext:value-type="float">
            <text:p>-0.423133273608153</text:p>
          </table:table-cell>
          <table:table-cell office:value-type="float" office:value="-0.421682580817593" calcext:value-type="float">
            <text:p>-0.421682580817593</text:p>
          </table:table-cell>
          <table:table-cell office:value-type="float" office:value="-0.412771291550663" calcext:value-type="float">
            <text:p>-0.412771291550663</text:p>
          </table:table-cell>
          <table:table-cell office:value-type="float" office:value="-0.425568017589865" calcext:value-type="float">
            <text:p>-0.425568017589865</text:p>
          </table:table-cell>
          <table:table-cell office:value-type="float" office:value="-0.357941494375709" calcext:value-type="float">
            <text:p>-0.357941494375709</text:p>
          </table:table-cell>
          <table:table-cell office:value-type="float" office:value="-0.351509136260893" calcext:value-type="float">
            <text:p>-0.351509136260893</text:p>
          </table:table-cell>
          <table:table-cell office:value-type="float" office:value="-0.35673995546097" calcext:value-type="float">
            <text:p>-0.35673995546097</text:p>
          </table:table-cell>
          <table:table-cell office:value-type="float" office:value="-0.360496807962039" calcext:value-type="float">
            <text:p>-0.360496807962039</text:p>
          </table:table-cell>
          <table:table-cell office:value-type="float" office:value="-0.367153093245083" calcext:value-type="float">
            <text:p>-0.367153093245083</text:p>
          </table:table-cell>
          <table:table-cell office:value-type="float" office:value="-0.359341787203442" calcext:value-type="float">
            <text:p>-0.359341787203442</text:p>
          </table:table-cell>
          <table:table-cell office:value-type="float" office:value="-0.353845966766617" calcext:value-type="float">
            <text:p>-0.353845966766617</text:p>
          </table:table-cell>
          <table:table-cell office:value-type="float" office:value="-0.350107607750096" calcext:value-type="float">
            <text:p>-0.350107607750096</text:p>
          </table:table-cell>
          <table:table-cell office:value-type="float" office:value="-0.40743647520971" calcext:value-type="float">
            <text:p>-0.40743647520971</text:p>
          </table:table-cell>
          <table:table-cell office:value-type="float" office:value="-0.39627721254664" calcext:value-type="float">
            <text:p>-0.39627721254664</text:p>
          </table:table-cell>
          <table:table-cell office:value-type="float" office:value="-0.361966349067754" calcext:value-type="float">
            <text:p>-0.361966349067754</text:p>
          </table:table-cell>
          <table:table-cell office:value-type="float" office:value="-0.324395855147579" calcext:value-type="float">
            <text:p>-0.324395855147579</text:p>
          </table:table-cell>
          <table:table-cell office:value-type="float" office:value="-0.319230575649776" calcext:value-type="float">
            <text:p>-0.319230575649776</text:p>
          </table:table-cell>
          <table:table-cell office:value-type="float" office:value="-0.334801404041262" calcext:value-type="float">
            <text:p>-0.334801404041262</text:p>
          </table:table-cell>
          <table:table-cell office:value-type="float" office:value="-0.343062731309087" calcext:value-type="float">
            <text:p>-0.343062731309087</text:p>
          </table:table-cell>
          <table:table-cell office:value-type="float" office:value="-0.365443728560025" calcext:value-type="float">
            <text:p>-0.365443728560025</text:p>
          </table:table-cell>
          <table:table-cell office:value-type="float" office:value="-0.383975576014642" calcext:value-type="float">
            <text:p>-0.383975576014642</text:p>
          </table:table-cell>
          <table:table-cell office:value-type="float" office:value="-0.390436319184504" calcext:value-type="float">
            <text:p>-0.390436319184504</text:p>
          </table:table-cell>
          <table:table-cell office:value-type="float" office:value="-0.376745032201267" calcext:value-type="float">
            <text:p>-0.376745032201267</text:p>
          </table:table-cell>
          <table:table-cell office:value-type="float" office:value="-0.358912846186542" calcext:value-type="float">
            <text:p>-0.358912846186542</text:p>
          </table:table-cell>
          <table:table-cell office:value-type="float" office:value="-0.388909101150131" calcext:value-type="float">
            <text:p>-0.388909101150131</text:p>
          </table:table-cell>
          <table:table-cell office:value-type="float" office:value="-0.383074430775968" calcext:value-type="float">
            <text:p>-0.383074430775968</text:p>
          </table:table-cell>
          <table:table-cell office:value-type="float" office:value="-0.386318279121883" calcext:value-type="float">
            <text:p>-0.386318279121883</text:p>
          </table:table-cell>
          <table:table-cell office:value-type="float" office:value="-0.399654451988408" calcext:value-type="float">
            <text:p>-0.399654451988408</text:p>
          </table:table-cell>
          <table:table-cell office:value-type="float" office:value="-0.407713112183238" calcext:value-type="float">
            <text:p>-0.407713112183238</text:p>
          </table:table-cell>
          <table:table-cell office:value-type="float" office:value="-0.41581362384548" calcext:value-type="float">
            <text:p>-0.41581362384548</text:p>
          </table:table-cell>
          <table:table-cell office:value-type="float" office:value="-0.397526875484026" calcext:value-type="float">
            <text:p>-0.397526875484026</text:p>
          </table:table-cell>
          <table:table-cell office:value-type="float" office:value="-0.353218896038393" calcext:value-type="float">
            <text:p>-0.353218896038393</text:p>
          </table:table-cell>
          <table:table-cell office:value-type="float" office:value="-0.359418555513292" calcext:value-type="float">
            <text:p>-0.359418555513292</text:p>
          </table:table-cell>
          <table:table-cell office:value-type="float" office:value="-0.354609870937541" calcext:value-type="float">
            <text:p>-0.354609870937541</text:p>
          </table:table-cell>
          <table:table-cell office:value-type="float" office:value="-0.372735881833075" calcext:value-type="float">
            <text:p>-0.372735881833075</text:p>
          </table:table-cell>
          <table:table-cell office:value-type="float" office:value="-0.381981348400263" calcext:value-type="float">
            <text:p>-0.381981348400263</text:p>
          </table:table-cell>
          <table:table-cell office:value-type="float" office:value="-0.354532119476803" calcext:value-type="float">
            <text:p>-0.354532119476803</text:p>
          </table:table-cell>
          <table:table-cell office:value-type="float" office:value="-0.346924209731831" calcext:value-type="float">
            <text:p>-0.346924209731831</text:p>
          </table:table-cell>
          <table:table-cell office:value-type="float" office:value="-0.366045633269691" calcext:value-type="float">
            <text:p>-0.366045633269691</text:p>
          </table:table-cell>
          <table:table-cell office:value-type="float" office:value="-0.324272247348081" calcext:value-type="float">
            <text:p>-0.324272247348081</text:p>
          </table:table-cell>
          <table:table-cell office:value-type="float" office:value="-0.308068005512336" calcext:value-type="float">
            <text:p>-0.308068005512336</text:p>
          </table:table-cell>
          <table:table-cell office:value-type="float" office:value="-0.296647416597586" calcext:value-type="float">
            <text:p>-0.296647416597586</text:p>
          </table:table-cell>
          <table:table-cell office:value-type="float" office:value="-0.303359982371237" calcext:value-type="float">
            <text:p>-0.303359982371237</text:p>
          </table:table-cell>
          <table:table-cell office:value-type="float" office:value="-0.328628309747162" calcext:value-type="float">
            <text:p>-0.328628309747162</text:p>
          </table:table-cell>
          <table:table-cell office:value-type="float" office:value="-0.348747153568805" calcext:value-type="float">
            <text:p>-0.348747153568805</text:p>
          </table:table-cell>
          <table:table-cell office:value-type="float" office:value="-0.364808641877778" calcext:value-type="float">
            <text:p>-0.364808641877778</text:p>
          </table:table-cell>
          <table:table-cell office:value-type="float" office:value="-0.369907603587366" calcext:value-type="float">
            <text:p>-0.369907603587366</text:p>
          </table:table-cell>
          <table:table-cell office:value-type="float" office:value="-0.374116522476127" calcext:value-type="float">
            <text:p>-0.374116522476127</text:p>
          </table:table-cell>
          <table:table-cell office:value-type="float" office:value="-0.356037477501268" calcext:value-type="float">
            <text:p>-0.356037477501268</text:p>
          </table:table-cell>
          <table:table-cell office:value-type="float" office:value="-0.332873802606648" calcext:value-type="float">
            <text:p>-0.332873802606648</text:p>
          </table:table-cell>
          <table:table-cell office:value-type="float" office:value="-0.356827950345515" calcext:value-type="float">
            <text:p>-0.356827950345515</text:p>
          </table:table-cell>
          <table:table-cell office:value-type="float" office:value="-0.339484266845201" calcext:value-type="float">
            <text:p>-0.339484266845201</text:p>
          </table:table-cell>
          <table:table-cell office:value-type="float" office:value="-0.336235850807159" calcext:value-type="float">
            <text:p>-0.336235850807159</text:p>
          </table:table-cell>
          <table:table-cell office:value-type="float" office:value="-0.388263442891928" calcext:value-type="float">
            <text:p>-0.388263442891928</text:p>
          </table:table-cell>
          <table:table-cell office:value-type="float" office:value="-0.396561178317744" calcext:value-type="float">
            <text:p>-0.396561178317744</text:p>
          </table:table-cell>
          <table:table-cell office:value-type="float" office:value="-0.389226049834798" calcext:value-type="float">
            <text:p>-0.389226049834798</text:p>
          </table:table-cell>
          <table:table-cell office:value-type="float" office:value="-0.345921107036067" calcext:value-type="float">
            <text:p>-0.345921107036067</text:p>
          </table:table-cell>
          <table:table-cell office:value-type="float" office:value="-0.334397413146684" calcext:value-type="float">
            <text:p>-0.334397413146684</text:p>
          </table:table-cell>
          <table:table-cell office:value-type="float" office:value="-0.337641858971521" calcext:value-type="float">
            <text:p>-0.337641858971521</text:p>
          </table:table-cell>
          <table:table-cell office:value-type="float" office:value="-0.338674789791548" calcext:value-type="float">
            <text:p>-0.338674789791548</text:p>
          </table:table-cell>
          <table:table-cell office:value-type="float" office:value="-0.347251283376373" calcext:value-type="float">
            <text:p>-0.347251283376373</text:p>
          </table:table-cell>
          <table:table-cell office:value-type="float" office:value="-0.345410869506114" calcext:value-type="float">
            <text:p>-0.345410869506114</text:p>
          </table:table-cell>
          <table:table-cell office:value-type="float" office:value="-0.340313605371659" calcext:value-type="float">
            <text:p>-0.340313605371659</text:p>
          </table:table-cell>
          <table:table-cell office:value-type="float" office:value="-0.340240729946039" calcext:value-type="float">
            <text:p>-0.340240729946039</text:p>
          </table:table-cell>
          <table:table-cell office:value-type="float" office:value="-0.344867085033825" calcext:value-type="float">
            <text:p>-0.344867085033825</text:p>
          </table:table-cell>
          <table:table-cell office:value-type="float" office:value="-0.342086761194485" calcext:value-type="float">
            <text:p>-0.342086761194485</text:p>
          </table:table-cell>
          <table:table-cell office:value-type="float" office:value="-0.297946392686269" calcext:value-type="float">
            <text:p>-0.297946392686269</text:p>
          </table:table-cell>
          <table:table-cell office:value-type="float" office:value="-0.295189964126736" calcext:value-type="float">
            <text:p>-0.295189964126736</text:p>
          </table:table-cell>
          <table:table-cell office:value-type="float" office:value="-0.303819136857992" calcext:value-type="float">
            <text:p>-0.303819136857992</text:p>
          </table:table-cell>
          <table:table-cell office:value-type="float" office:value="-0.313467620815377" calcext:value-type="float">
            <text:p>-0.313467620815377</text:p>
          </table:table-cell>
          <table:table-cell office:value-type="float" office:value="-0.328807714323829" calcext:value-type="float">
            <text:p>-0.328807714323829</text:p>
          </table:table-cell>
          <table:table-cell office:value-type="float" office:value="-0.345653876802171" calcext:value-type="float">
            <text:p>-0.345653876802171</text:p>
          </table:table-cell>
          <table:table-cell office:value-type="float" office:value="-0.354393992698495" calcext:value-type="float">
            <text:p>-0.354393992698495</text:p>
          </table:table-cell>
          <table:table-cell office:value-type="float" office:value="-0.352450345063082" calcext:value-type="float">
            <text:p>-0.352450345063082</text:p>
          </table:table-cell>
          <table:table-cell office:value-type="float" office:value="-0.351152223790956" calcext:value-type="float">
            <text:p>-0.351152223790956</text:p>
          </table:table-cell>
          <table:table-cell office:value-type="float" office:value="-0.341077539170838" calcext:value-type="float">
            <text:p>-0.341077539170838</text:p>
          </table:table-cell>
          <table:table-cell office:value-type="float" office:value="-0.33906758924911" calcext:value-type="float">
            <text:p>-0.33906758924911</text:p>
          </table:table-cell>
          <table:table-cell office:value-type="float" office:value="-0.33986763927613" calcext:value-type="float">
            <text:p>-0.33986763927613</text:p>
          </table:table-cell>
          <table:table-cell office:value-type="float" office:value="-0.341665798765896" calcext:value-type="float">
            <text:p>-0.341665798765896</text:p>
          </table:table-cell>
          <table:table-cell office:value-type="float" office:value="-0.341016807439611" calcext:value-type="float">
            <text:p>-0.341016807439611</text:p>
          </table:table-cell>
          <table:table-cell office:value-type="float" office:value="-0.339577155313894" calcext:value-type="float">
            <text:p>-0.339577155313894</text:p>
          </table:table-cell>
          <table:table-cell office:value-type="float" office:value="-0.339225022783083" calcext:value-type="float">
            <text:p>-0.339225022783083</text:p>
          </table:table-cell>
          <table:table-cell office:value-type="float" office:value="-0.339579306307341" calcext:value-type="float">
            <text:p>-0.339579306307341</text:p>
          </table:table-cell>
          <table:table-cell office:value-type="float" office:value="-0.340413398444783" calcext:value-type="float">
            <text:p>-0.340413398444783</text:p>
          </table:table-cell>
          <table:table-cell office:value-type="float" office:value="-0.340040892864731" calcext:value-type="float">
            <text:p>-0.340040892864731</text:p>
          </table:table-cell>
          <table:table-cell office:value-type="float" office:value="-0.339391897480751" calcext:value-type="float">
            <text:p>-0.339391897480751</text:p>
          </table:table-cell>
          <table:table-cell office:value-type="float" office:value="-0.339446477239169" calcext:value-type="float">
            <text:p>-0.339446477239169</text:p>
          </table:table-cell>
          <table:table-cell office:value-type="float" office:value="-0.339412805572759" calcext:value-type="float">
            <text:p>-0.339412805572759</text:p>
          </table:table-cell>
          <table:table-cell office:value-type="float" office:value="-0.339682012173298" calcext:value-type="float">
            <text:p>-0.339682012173298</text:p>
          </table:table-cell>
          <table:table-cell office:value-type="float" office:value="-0.339922262008341" calcext:value-type="float">
            <text:p>-0.339922262008341</text:p>
          </table:table-cell>
          <table:table-cell office:value-type="float" office:value="-0.339352269827839" calcext:value-type="float">
            <text:p>-0.339352269827839</text:p>
          </table:table-cell>
          <table:table-cell office:value-type="float" office:value="-0.339520500129874" calcext:value-type="float">
            <text:p>-0.339520500129874</text:p>
          </table:table-cell>
          <table:table-cell office:value-type="float" office:value="-0.339635541105171" calcext:value-type="float">
            <text:p>-0.339635541105171</text:p>
          </table:table-cell>
          <table:table-cell office:value-type="float" office:value="-0.339961353402845" calcext:value-type="float">
            <text:p>-0.339961353402845</text:p>
          </table:table-cell>
          <table:table-cell office:value-type="float" office:value="-0.339741814197256" calcext:value-type="float">
            <text:p>-0.339741814197256</text:p>
          </table:table-cell>
          <table:table-cell office:value-type="float" office:value="-0.339554195299671" calcext:value-type="float">
            <text:p>-0.339554195299671</text:p>
          </table:table-cell>
          <table:table-cell office:value-type="float" office:value="-0.33979080075477" calcext:value-type="float">
            <text:p>-0.33979080075477</text:p>
          </table:table-cell>
          <table:table-cell office:value-type="float" office:value="-0.33939939499651" calcext:value-type="float">
            <text:p>-0.33939939499651</text:p>
          </table:table-cell>
          <table:table-cell office:value-type="float" office:value="-0.339968074119214" calcext:value-type="float">
            <text:p>-0.339968074119214</text:p>
          </table:table-cell>
          <table:table-cell office:value-type="float" office:value="-0.339635488914556" calcext:value-type="float">
            <text:p>-0.339635488914556</text:p>
          </table:table-cell>
          <table:table-cell office:value-type="float" office:value="-0.339951868102803" calcext:value-type="float">
            <text:p>-0.339951868102803</text:p>
          </table:table-cell>
          <table:table-cell office:value-type="float" office:value="-0.339512780139013" calcext:value-type="float">
            <text:p>-0.339512780139013</text:p>
          </table:table-cell>
          <table:table-cell office:value-type="float" office:value="-0.339434351176066" calcext:value-type="float">
            <text:p>-0.339434351176066</text:p>
          </table:table-cell>
          <table:table-cell office:value-type="float" office:value="-0.33975644356003" calcext:value-type="float">
            <text:p>-0.33975644356003</text:p>
          </table:table-cell>
          <table:table-cell office:value-type="float" office:value="-0.340007550420974" calcext:value-type="float">
            <text:p>-0.340007550420974</text:p>
          </table:table-cell>
          <table:table-cell office:value-type="float" office:value="-0.339996137719188" calcext:value-type="float">
            <text:p>-0.339996137719188</text:p>
          </table:table-cell>
          <table:table-cell office:value-type="float" office:value="-0.340039732921773" calcext:value-type="float">
            <text:p>-0.340039732921773</text:p>
          </table:table-cell>
          <table:table-cell office:value-type="float" office:value="-0.339942001001007" calcext:value-type="float">
            <text:p>-0.339942001001007</text:p>
          </table:table-cell>
          <table:table-cell office:value-type="float" office:value="-0.340008697840022" calcext:value-type="float">
            <text:p>-0.340008697840022</text:p>
          </table:table-cell>
          <table:table-cell office:value-type="float" office:value="-0.339608205499734" calcext:value-type="float">
            <text:p>-0.339608205499734</text:p>
          </table:table-cell>
          <table:table-cell office:value-type="float" office:value="-0.339518270236701" calcext:value-type="float">
            <text:p>-0.339518270236701</text:p>
          </table:table-cell>
          <table:table-cell office:value-type="float" office:value="-0.340086999918746" calcext:value-type="float">
            <text:p>-0.340086999918746</text:p>
          </table:table-cell>
          <table:table-cell office:value-type="float" office:value="-0.340156541103447" calcext:value-type="float">
            <text:p>-0.340156541103447</text:p>
          </table:table-cell>
          <table:table-cell office:value-type="float" office:value="-0.340365999198583" calcext:value-type="float">
            <text:p>-0.340365999198583</text:p>
          </table:table-cell>
          <table:table-cell office:value-type="float" office:value="-0.339744975845624" calcext:value-type="float">
            <text:p>-0.339744975845624</text:p>
          </table:table-cell>
          <table:table-cell office:value-type="float" office:value="-0.339941610329649" calcext:value-type="float">
            <text:p>-0.339941610329649</text:p>
          </table:table-cell>
          <table:table-cell office:value-type="float" office:value="-0.339938161031159" calcext:value-type="float">
            <text:p>-0.339938161031159</text:p>
          </table:table-cell>
          <table:table-cell office:value-type="float" office:value="-0.340369456570489" calcext:value-type="float">
            <text:p>-0.340369456570489</text:p>
          </table:table-cell>
          <table:table-cell office:value-type="float" office:value="-0.340081503212085" calcext:value-type="float">
            <text:p>-0.340081503212085</text:p>
          </table:table-cell>
          <table:table-cell office:value-type="float" office:value="-0.339881563242307" calcext:value-type="float">
            <text:p>-0.339881563242307</text:p>
          </table:table-cell>
          <table:table-cell office:value-type="float" office:value="-0.340216721589723" calcext:value-type="float">
            <text:p>-0.340216721589723</text:p>
          </table:table-cell>
          <table:table-cell office:value-type="float" office:value="-0.340391684964118" calcext:value-type="float">
            <text:p>-0.340391684964118</text:p>
          </table:table-cell>
          <table:table-cell office:value-type="float" office:value="-0.33979205033655" calcext:value-type="float">
            <text:p>-0.33979205033655</text:p>
          </table:table-cell>
          <table:table-cell office:value-type="float" office:value="-0.33991110454767" calcext:value-type="float">
            <text:p>-0.33991110454767</text:p>
          </table:table-cell>
          <table:table-cell office:value-type="float" office:value="-0.340156756581744" calcext:value-type="float">
            <text:p>-0.340156756581744</text:p>
          </table:table-cell>
          <table:table-cell office:value-type="float" office:value="-0.339650616910253" calcext:value-type="float">
            <text:p>-0.339650616910253</text:p>
          </table:table-cell>
          <table:table-cell office:value-type="float" office:value="-0.34019622582609" calcext:value-type="float">
            <text:p>-0.34019622582609</text:p>
          </table:table-cell>
          <table:table-cell office:value-type="float" office:value="-0.340513031945484" calcext:value-type="float">
            <text:p>-0.340513031945484</text:p>
          </table:table-cell>
          <table:table-cell office:value-type="float" office:value="-0.340295236787616" calcext:value-type="float">
            <text:p>-0.340295236787616</text:p>
          </table:table-cell>
          <table:table-cell office:value-type="float" office:value="-0.340014124294633" calcext:value-type="float">
            <text:p>-0.340014124294633</text:p>
          </table:table-cell>
          <table:table-cell office:value-type="float" office:value="-0.340347010258569" calcext:value-type="float">
            <text:p>-0.340347010258569</text:p>
          </table:table-cell>
          <table:table-cell office:value-type="float" office:value="-0.33996922527068" calcext:value-type="float">
            <text:p>-0.33996922527068</text:p>
          </table:table-cell>
          <table:table-cell office:value-type="float" office:value="-0.339810071990121" calcext:value-type="float">
            <text:p>-0.339810071990121</text:p>
          </table:table-cell>
          <table:table-cell office:value-type="float" office:value="-0.340061976059771" calcext:value-type="float">
            <text:p>-0.340061976059771</text:p>
          </table:table-cell>
          <table:table-cell office:value-type="float" office:value="-0.340386506577565" calcext:value-type="float">
            <text:p>-0.340386506577565</text:p>
          </table:table-cell>
          <table:table-cell office:value-type="float" office:value="-0.340056679859046" calcext:value-type="float">
            <text:p>-0.340056679859046</text:p>
          </table:table-cell>
          <table:table-cell office:value-type="float" office:value="-0.340072950910298" calcext:value-type="float">
            <text:p>-0.340072950910298</text:p>
          </table:table-cell>
          <table:table-cell office:value-type="float" office:value="-0.340029014791918" calcext:value-type="float">
            <text:p>-0.340029014791918</text:p>
          </table:table-cell>
          <table:table-cell office:value-type="float" office:value="-0.340264710688125" calcext:value-type="float">
            <text:p>-0.340264710688125</text:p>
          </table:table-cell>
          <table:table-cell office:value-type="float" office:value="-0.339915727833332" calcext:value-type="float">
            <text:p>-0.339915727833332</text:p>
          </table:table-cell>
          <table:table-cell office:value-type="float" office:value="-0.339965608074111" calcext:value-type="float">
            <text:p>-0.339965608074111</text:p>
          </table:table-cell>
          <table:table-cell office:value-type="float" office:value="-0.340076661070891" calcext:value-type="float">
            <text:p>-0.340076661070891</text:p>
          </table:table-cell>
          <table:table-cell office:value-type="float" office:value="-0.340291766975887" calcext:value-type="float">
            <text:p>-0.340291766975887</text:p>
          </table:table-cell>
          <table:table-cell office:value-type="float" office:value="-0.340060338026276" calcext:value-type="float">
            <text:p>-0.340060338026276</text:p>
          </table:table-cell>
          <table:table-cell office:value-type="float" office:value="-0.340114366457288" calcext:value-type="float">
            <text:p>-0.340114366457288</text:p>
          </table:table-cell>
          <table:table-cell office:value-type="float" office:value="-0.3401797528881" calcext:value-type="float">
            <text:p>-0.3401797528881</text:p>
          </table:table-cell>
          <table:table-cell office:value-type="float" office:value="-0.340108505864744" calcext:value-type="float">
            <text:p>-0.340108505864744</text:p>
          </table:table-cell>
          <table:table-cell office:value-type="float" office:value="-0.340422351952832" calcext:value-type="float">
            <text:p>-0.340422351952832</text:p>
          </table:table-cell>
          <table:table-cell table:number-columns-repeated="579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366860058719776" calcext:value-type="float">
            <text:p>-3.66860058719776E-05</text:p>
          </table:table-cell>
          <table:table-cell office:value-type="float" office:value="-0.0000297059371645592" calcext:value-type="float">
            <text:p>-2.97059371645592E-05</text:p>
          </table:table-cell>
          <table:table-cell office:value-type="float" office:value="0.0000871885184238197" calcext:value-type="float">
            <text:p>8.71885184238197E-05</text:p>
          </table:table-cell>
          <table:table-cell office:value-type="float" office:value="-0.000053623241227152" calcext:value-type="float">
            <text:p>-5.3623241227152E-05</text:p>
          </table:table-cell>
          <table:table-cell office:value-type="float" office:value="0.000044938360872937" calcext:value-type="float">
            <text:p>4.4938360872937E-05</text:p>
          </table:table-cell>
          <table:table-cell office:value-type="float" office:value="-0.0000375636137987523" calcext:value-type="float">
            <text:p>-3.75636137987523E-05</text:p>
          </table:table-cell>
          <table:table-cell office:value-type="float" office:value="0.0000401969777274469" calcext:value-type="float">
            <text:p>4.01969777274469E-05</text:p>
          </table:table-cell>
          <table:table-cell office:value-type="float" office:value="-0.00000103273305673834" calcext:value-type="float">
            <text:p>-1.03273305673834E-06</text:p>
          </table:table-cell>
          <table:table-cell office:value-type="float" office:value="-0.0000389116100746878" calcext:value-type="float">
            <text:p>-3.89116100746878E-05</text:p>
          </table:table-cell>
          <table:table-cell office:value-type="float" office:value="0.0000445864299200571" calcext:value-type="float">
            <text:p>4.45864299200571E-05</text:p>
          </table:table-cell>
          <table:table-cell office:value-type="float" office:value="-0.0000605058098036571" calcext:value-type="float">
            <text:p>-6.05058098036571E-05</text:p>
          </table:table-cell>
          <table:table-cell office:value-type="float" office:value="-0.00000267809960546872" calcext:value-type="float">
            <text:p>-2.67809960546872E-06</text:p>
          </table:table-cell>
          <table:table-cell office:value-type="float" office:value="0.0000674968611312776" calcext:value-type="float">
            <text:p>6.74968611312776E-05</text:p>
          </table:table-cell>
          <table:table-cell office:value-type="float" office:value="-0.0000644700204044946" calcext:value-type="float">
            <text:p>-6.44700204044946E-05</text:p>
          </table:table-cell>
          <table:table-cell office:value-type="float" office:value="0.0000598802534013121" calcext:value-type="float">
            <text:p>5.98802534013121E-05</text:p>
          </table:table-cell>
          <table:table-cell office:value-type="float" office:value="-0.0000756960937953188" calcext:value-type="float">
            <text:p>-7.56960937953188E-05</text:p>
          </table:table-cell>
          <table:table-cell office:value-type="float" office:value="0.0000201801960534875" calcext:value-type="float">
            <text:p>2.01801960534875E-05</text:p>
          </table:table-cell>
          <table:table-cell office:value-type="float" office:value="-0.00000450807792218289" calcext:value-type="float">
            <text:p>-4.50807792218289E-06</text:p>
          </table:table-cell>
          <table:table-cell office:value-type="float" office:value="0.0000654930671963871" calcext:value-type="float">
            <text:p>6.54930671963871E-05</text:p>
          </table:table-cell>
          <table:table-cell office:value-type="float" office:value="-0.0000133051908187132" calcext:value-type="float">
            <text:p>-1.33051908187132E-05</text:p>
          </table:table-cell>
          <table:table-cell office:value-type="float" office:value="-0.0000608923892894131" calcext:value-type="float">
            <text:p>-6.08923892894131E-05</text:p>
          </table:table-cell>
          <table:table-cell office:value-type="float" office:value="-0.00000104253968097323" calcext:value-type="float">
            <text:p>-1.04253968097323E-06</text:p>
          </table:table-cell>
          <table:table-cell office:value-type="float" office:value="0.0000382016477696867" calcext:value-type="float">
            <text:p>3.82016477696867E-05</text:p>
          </table:table-cell>
          <table:table-cell office:value-type="float" office:value="-0.0000207995111496939" calcext:value-type="float">
            <text:p>-2.07995111496939E-05</text:p>
          </table:table-cell>
          <table:table-cell office:value-type="float" office:value="0.0000453628958964614" calcext:value-type="float">
            <text:p>4.53628958964614E-05</text:p>
          </table:table-cell>
          <table:table-cell office:value-type="float" office:value="0.0000252509230563858" calcext:value-type="float">
            <text:p>2.52509230563858E-05</text:p>
          </table:table-cell>
          <table:table-cell office:value-type="float" office:value="-0.000060409541270845" calcext:value-type="float">
            <text:p>-6.0409541270845E-05</text:p>
          </table:table-cell>
          <table:table-cell office:value-type="float" office:value="0.00000233856616493888" calcext:value-type="float">
            <text:p>2.33856616493888E-06</text:p>
          </table:table-cell>
          <table:table-cell office:value-type="float" office:value="-0.0000166203377178209" calcext:value-type="float">
            <text:p>-1.66203377178209E-05</text:p>
          </table:table-cell>
          <table:table-cell office:value-type="float" office:value="0.00000629507848093347" calcext:value-type="float">
            <text:p>6.29507848093347E-06</text:p>
          </table:table-cell>
          <table:table-cell office:value-type="float" office:value="0.0000461250922055845" calcext:value-type="float">
            <text:p>4.61250922055845E-05</text:p>
          </table:table-cell>
          <table:table-cell office:value-type="float" office:value="-0.000739242613430002" calcext:value-type="float">
            <text:p>-0.00073924261343</text:p>
          </table:table-cell>
          <table:table-cell office:value-type="float" office:value="-0.0000892526545867578" calcext:value-type="float">
            <text:p>-8.92526545867578E-05</text:p>
          </table:table-cell>
          <table:table-cell office:value-type="float" office:value="-0.000523329052076471" calcext:value-type="float">
            <text:p>-0.000523329052076</text:p>
          </table:table-cell>
          <table:table-cell office:value-type="float" office:value="0.00131509619885001" calcext:value-type="float">
            <text:p>0.00131509619885</text:p>
          </table:table-cell>
          <table:table-cell office:value-type="float" office:value="0.00100555883952108" calcext:value-type="float">
            <text:p>0.001005558839521</text:p>
          </table:table-cell>
          <table:table-cell office:value-type="float" office:value="0.000210965455522905" calcext:value-type="float">
            <text:p>0.000210965455523</text:p>
          </table:table-cell>
          <table:table-cell office:value-type="float" office:value="0.0010627737333932" calcext:value-type="float">
            <text:p>0.001062773733393</text:p>
          </table:table-cell>
          <table:table-cell office:value-type="float" office:value="0.00367522836163287" calcext:value-type="float">
            <text:p>0.003675228361633</text:p>
          </table:table-cell>
          <table:table-cell office:value-type="float" office:value="0.00975731735868279" calcext:value-type="float">
            <text:p>0.009757317358683</text:p>
          </table:table-cell>
          <table:table-cell office:value-type="float" office:value="0.0101565772291601" calcext:value-type="float">
            <text:p>0.01015657722916</text:p>
          </table:table-cell>
          <table:table-cell office:value-type="float" office:value="0.0151557450551997" calcext:value-type="float">
            <text:p>0.0151557450552</text:p>
          </table:table-cell>
          <table:table-cell office:value-type="float" office:value="0.00216836728752962" calcext:value-type="float">
            <text:p>0.00216836728753</text:p>
          </table:table-cell>
          <table:table-cell office:value-type="float" office:value="-0.00143650909642301" calcext:value-type="float">
            <text:p>-0.001436509096423</text:p>
          </table:table-cell>
          <table:table-cell office:value-type="float" office:value="0.00167683763702009" calcext:value-type="float">
            <text:p>0.00167683763702</text:p>
          </table:table-cell>
          <table:table-cell office:value-type="float" office:value="-0.0081320065631138" calcext:value-type="float">
            <text:p>-0.008132006563114</text:p>
          </table:table-cell>
          <table:table-cell office:value-type="float" office:value="-0.0105160861442231" calcext:value-type="float">
            <text:p>-0.010516086144223</text:p>
          </table:table-cell>
          <table:table-cell office:value-type="float" office:value="-0.00919183544239072" calcext:value-type="float">
            <text:p>-0.009191835442391</text:p>
          </table:table-cell>
          <table:table-cell office:value-type="float" office:value="-0.00731140985155437" calcext:value-type="float">
            <text:p>-0.007311409851554</text:p>
          </table:table-cell>
          <table:table-cell office:value-type="float" office:value="0.00101610464491692" calcext:value-type="float">
            <text:p>0.001016104644917</text:p>
          </table:table-cell>
          <table:table-cell office:value-type="float" office:value="0.00301043528637362" calcext:value-type="float">
            <text:p>0.003010435286374</text:p>
          </table:table-cell>
          <table:table-cell office:value-type="float" office:value="-0.000079325416912579" calcext:value-type="float">
            <text:p>-7.9325416912579E-05</text:p>
          </table:table-cell>
          <table:table-cell office:value-type="float" office:value="0.0282776236966714" calcext:value-type="float">
            <text:p>0.028277623696672</text:p>
          </table:table-cell>
          <table:table-cell office:value-type="float" office:value="-0.00747307803539743" calcext:value-type="float">
            <text:p>-0.007473078035397</text:p>
          </table:table-cell>
          <table:table-cell office:value-type="float" office:value="-0.0028743214032092" calcext:value-type="float">
            <text:p>-0.002874321403209</text:p>
          </table:table-cell>
          <table:table-cell office:value-type="float" office:value="-0.00167255871353633" calcext:value-type="float">
            <text:p>-0.001672558713536</text:p>
          </table:table-cell>
          <table:table-cell office:value-type="float" office:value="-0.00679139293652337" calcext:value-type="float">
            <text:p>-0.006791392936523</text:p>
          </table:table-cell>
          <table:table-cell office:value-type="float" office:value="-0.0134052579179345" calcext:value-type="float">
            <text:p>-0.013405257917935</text:p>
          </table:table-cell>
          <table:table-cell office:value-type="float" office:value="-0.00313795178391574" calcext:value-type="float">
            <text:p>-0.003137951783916</text:p>
          </table:table-cell>
          <table:table-cell office:value-type="float" office:value="-0.00196246202972372" calcext:value-type="float">
            <text:p>-0.001962462029724</text:p>
          </table:table-cell>
          <table:table-cell office:value-type="float" office:value="-0.000264396668343658" calcext:value-type="float">
            <text:p>-0.000264396668344</text:p>
          </table:table-cell>
          <table:table-cell office:value-type="float" office:value="0.00127345071992607" calcext:value-type="float">
            <text:p>0.001273450719926</text:p>
          </table:table-cell>
          <table:table-cell office:value-type="float" office:value="0.00129476160030134" calcext:value-type="float">
            <text:p>0.001294761600301</text:p>
          </table:table-cell>
          <table:table-cell office:value-type="float" office:value="0.00443045560881017" calcext:value-type="float">
            <text:p>0.00443045560881</text:p>
          </table:table-cell>
          <table:table-cell office:value-type="float" office:value="0.0105920624690739" calcext:value-type="float">
            <text:p>0.010592062469074</text:p>
          </table:table-cell>
          <table:table-cell office:value-type="float" office:value="-0.00327347941012718" calcext:value-type="float">
            <text:p>-0.003273479410127</text:p>
          </table:table-cell>
          <table:table-cell office:value-type="float" office:value="0.00359328335695514" calcext:value-type="float">
            <text:p>0.003593283356955</text:p>
          </table:table-cell>
          <table:table-cell office:value-type="float" office:value="0.0124178332101617" calcext:value-type="float">
            <text:p>0.012417833210162</text:p>
          </table:table-cell>
          <table:table-cell office:value-type="float" office:value="-0.000278237311747309" calcext:value-type="float">
            <text:p>-0.000278237311747</text:p>
          </table:table-cell>
          <table:table-cell office:value-type="float" office:value="-0.00368105388894019" calcext:value-type="float">
            <text:p>-0.00368105388894</text:p>
          </table:table-cell>
          <table:table-cell office:value-type="float" office:value="-0.00215417961385167" calcext:value-type="float">
            <text:p>-0.002154179613852</text:p>
          </table:table-cell>
          <table:table-cell office:value-type="float" office:value="-0.0260383118008137" calcext:value-type="float">
            <text:p>-0.026038311800814</text:p>
          </table:table-cell>
          <table:table-cell office:value-type="float" office:value="-0.00121621404480815" calcext:value-type="float">
            <text:p>-0.001216214044808</text:p>
          </table:table-cell>
          <table:table-cell office:value-type="float" office:value="-0.00163302579904567" calcext:value-type="float">
            <text:p>-0.001633025799046</text:p>
          </table:table-cell>
          <table:table-cell office:value-type="float" office:value="-0.000601640328171837" calcext:value-type="float">
            <text:p>-0.000601640328172</text:p>
          </table:table-cell>
          <table:table-cell office:value-type="float" office:value="-0.000521615400735031" calcext:value-type="float">
            <text:p>-0.000521615400735</text:p>
          </table:table-cell>
          <table:table-cell office:value-type="float" office:value="0.000928595076991501" calcext:value-type="float">
            <text:p>0.000928595076992</text:p>
          </table:table-cell>
          <table:table-cell office:value-type="float" office:value="0.0325827623114078" calcext:value-type="float">
            <text:p>0.032582762311408</text:p>
          </table:table-cell>
          <table:table-cell office:value-type="float" office:value="-0.00123151292535073" calcext:value-type="float">
            <text:p>-0.001231512925351</text:p>
          </table:table-cell>
          <table:table-cell office:value-type="float" office:value="-0.0258629359337907" calcext:value-type="float">
            <text:p>-0.025862935933791</text:p>
          </table:table-cell>
          <table:table-cell office:value-type="float" office:value="-0.0014645650473793" calcext:value-type="float">
            <text:p>-0.001464565047379</text:p>
          </table:table-cell>
          <table:table-cell office:value-type="float" office:value="-0.00356691778787577" calcext:value-type="float">
            <text:p>-0.003566917787876</text:p>
          </table:table-cell>
          <table:table-cell office:value-type="float" office:value="0.00130695018023314" calcext:value-type="float">
            <text:p>0.001306950180233</text:p>
          </table:table-cell>
          <table:table-cell office:value-type="float" office:value="0.00656980644938293" calcext:value-type="float">
            <text:p>0.006569806449383</text:p>
          </table:table-cell>
          <table:table-cell office:value-type="float" office:value="-0.00091627837228464" calcext:value-type="float">
            <text:p>-0.000916278372285</text:p>
          </table:table-cell>
          <table:table-cell office:value-type="float" office:value="-0.00169020139989978" calcext:value-type="float">
            <text:p>-0.0016902013999</text:p>
          </table:table-cell>
          <table:table-cell office:value-type="float" office:value="-0.00109634452644186" calcext:value-type="float">
            <text:p>-0.001096344526442</text:p>
          </table:table-cell>
          <table:table-cell office:value-type="float" office:value="0.00150534849706918" calcext:value-type="float">
            <text:p>0.001505348497069</text:p>
          </table:table-cell>
          <table:table-cell office:value-type="float" office:value="0.00186307335570812" calcext:value-type="float">
            <text:p>0.001863073355708</text:p>
          </table:table-cell>
          <table:table-cell office:value-type="float" office:value="0.00512170813091512" calcext:value-type="float">
            <text:p>0.005121708130915</text:p>
          </table:table-cell>
          <table:table-cell office:value-type="float" office:value="0.0112064653645842" calcext:value-type="float">
            <text:p>0.011206465364584</text:p>
          </table:table-cell>
          <table:table-cell office:value-type="float" office:value="-0.00291295963085603" calcext:value-type="float">
            <text:p>-0.002912959630856</text:p>
          </table:table-cell>
          <table:table-cell office:value-type="float" office:value="0.0179313738776652" calcext:value-type="float">
            <text:p>0.017931373877665</text:p>
          </table:table-cell>
          <table:table-cell office:value-type="float" office:value="-0.00106509350285905" calcext:value-type="float">
            <text:p>-0.001065093502859</text:p>
          </table:table-cell>
          <table:table-cell office:value-type="float" office:value="-0.00234031653917538" calcext:value-type="float">
            <text:p>-0.002340316539175</text:p>
          </table:table-cell>
          <table:table-cell office:value-type="float" office:value="0.00173523508708229" calcext:value-type="float">
            <text:p>0.001735235087082</text:p>
          </table:table-cell>
          <table:table-cell office:value-type="float" office:value="-0.000157644592238826" calcext:value-type="float">
            <text:p>-0.000157644592239</text:p>
          </table:table-cell>
          <table:table-cell office:value-type="float" office:value="-0.0336188671977745" calcext:value-type="float">
            <text:p>-0.033618867197775</text:p>
          </table:table-cell>
          <table:table-cell office:value-type="float" office:value="-0.00432444434470186" calcext:value-type="float">
            <text:p>-0.004324444344702</text:p>
          </table:table-cell>
          <table:table-cell office:value-type="float" office:value="-0.0000590330861325317" calcext:value-type="float">
            <text:p>-5.90330861325317E-05</text:p>
          </table:table-cell>
          <table:table-cell office:value-type="float" office:value="-0.000283376153660975" calcext:value-type="float">
            <text:p>-0.000283376153661</text:p>
          </table:table-cell>
          <table:table-cell office:value-type="float" office:value="0.00387648850377315" calcext:value-type="float">
            <text:p>0.003876488503773</text:p>
          </table:table-cell>
          <table:table-cell office:value-type="float" office:value="0.0294434300688942" calcext:value-type="float">
            <text:p>0.029443430068894</text:p>
          </table:table-cell>
          <table:table-cell office:value-type="float" office:value="-0.00469505551699073" calcext:value-type="float">
            <text:p>-0.004695055516991</text:p>
          </table:table-cell>
          <table:table-cell office:value-type="float" office:value="-0.0306541551195599" calcext:value-type="float">
            <text:p>-0.03065415511956</text:p>
          </table:table-cell>
          <table:table-cell office:value-type="float" office:value="-0.00228430559805698" calcext:value-type="float">
            <text:p>-0.002284305598057</text:p>
          </table:table-cell>
          <table:table-cell office:value-type="float" office:value="0.00897255908564232" calcext:value-type="float">
            <text:p>0.008972559085642</text:p>
          </table:table-cell>
          <table:table-cell office:value-type="float" office:value="0.00721882783297662" calcext:value-type="float">
            <text:p>0.007218827832977</text:p>
          </table:table-cell>
          <table:table-cell office:value-type="float" office:value="-0.00283958794042483" calcext:value-type="float">
            <text:p>-0.002839587940425</text:p>
          </table:table-cell>
          <table:table-cell office:value-type="float" office:value="-0.000649955804586544" calcext:value-type="float">
            <text:p>-0.000649955804587</text:p>
          </table:table-cell>
          <table:table-cell office:value-type="float" office:value="-0.000538848031859718" calcext:value-type="float">
            <text:p>-0.00053884803186</text:p>
          </table:table-cell>
          <table:table-cell office:value-type="float" office:value="0.000596509245396837" calcext:value-type="float">
            <text:p>0.000596509245397</text:p>
          </table:table-cell>
          <table:table-cell office:value-type="float" office:value="0.00572555998785751" calcext:value-type="float">
            <text:p>0.005725559987858</text:p>
          </table:table-cell>
          <table:table-cell office:value-type="float" office:value="0.016429820662601" calcext:value-type="float">
            <text:p>0.016429820662601</text:p>
          </table:table-cell>
          <table:table-cell office:value-type="float" office:value="0.0143053693907266" calcext:value-type="float">
            <text:p>0.014305369390727</text:p>
          </table:table-cell>
          <table:table-cell office:value-type="float" office:value="0.00245129013634349" calcext:value-type="float">
            <text:p>0.002451290136343</text:p>
          </table:table-cell>
          <table:table-cell office:value-type="float" office:value="-0.00151311917997782" calcext:value-type="float">
            <text:p>-0.001513119179978</text:p>
          </table:table-cell>
          <table:table-cell office:value-type="float" office:value="0.000210173695157356" calcext:value-type="float">
            <text:p>0.000210173695157</text:p>
          </table:table-cell>
          <table:table-cell office:value-type="float" office:value="0.00166663217491525" calcext:value-type="float">
            <text:p>0.001666632174915</text:p>
          </table:table-cell>
          <table:table-cell office:value-type="float" office:value="-0.00484121924168413" calcext:value-type="float">
            <text:p>-0.004841219241684</text:p>
          </table:table-cell>
          <table:table-cell office:value-type="float" office:value="-0.0266314813328648" calcext:value-type="float">
            <text:p>-0.026631481332865</text:p>
          </table:table-cell>
          <table:table-cell office:value-type="float" office:value="-0.00379743020171203" calcext:value-type="float">
            <text:p>-0.003797430201712</text:p>
          </table:table-cell>
          <table:table-cell office:value-type="float" office:value="-0.00188937561177593" calcext:value-type="float">
            <text:p>-0.001889375611776</text:p>
          </table:table-cell>
          <table:table-cell office:value-type="float" office:value="-0.000836075636151012" calcext:value-type="float">
            <text:p>-0.000836075636151</text:p>
          </table:table-cell>
          <table:table-cell office:value-type="float" office:value="-0.00124859713484943" calcext:value-type="float">
            <text:p>-0.001248597134849</text:p>
          </table:table-cell>
          <table:table-cell office:value-type="float" office:value="-0.000312211104548266" calcext:value-type="float">
            <text:p>-0.000312211104548</text:p>
          </table:table-cell>
          <table:table-cell office:value-type="float" office:value="0.0000799189510166665" calcext:value-type="float">
            <text:p>7.99189510166665E-05</text:p>
          </table:table-cell>
          <table:table-cell office:value-type="float" office:value="-0.00372826724905051" calcext:value-type="float">
            <text:p>-0.003728267249051</text:p>
          </table:table-cell>
          <table:table-cell office:value-type="float" office:value="0.0365667130166101" calcext:value-type="float">
            <text:p>0.03656671301661</text:p>
          </table:table-cell>
          <table:table-cell office:value-type="float" office:value="-0.00585149933038248" calcext:value-type="float">
            <text:p>-0.005851499330382</text:p>
          </table:table-cell>
          <table:table-cell office:value-type="float" office:value="-0.0109348160368468" calcext:value-type="float">
            <text:p>-0.010934816036847</text:p>
          </table:table-cell>
          <table:table-cell office:value-type="float" office:value="-0.00260584011085591" calcext:value-type="float">
            <text:p>-0.002605840110856</text:p>
          </table:table-cell>
          <table:table-cell office:value-type="float" office:value="-0.0103156949497859" calcext:value-type="float">
            <text:p>-0.010315694949786</text:p>
          </table:table-cell>
          <table:table-cell office:value-type="float" office:value="-0.000333850254323587" calcext:value-type="float">
            <text:p>-0.000333850254324</text:p>
          </table:table-cell>
          <table:table-cell office:value-type="float" office:value="-0.00123522236774215" calcext:value-type="float">
            <text:p>-0.001235222367742</text:p>
          </table:table-cell>
          <table:table-cell office:value-type="float" office:value="-0.00253486486108201" calcext:value-type="float">
            <text:p>-0.002534864861082</text:p>
          </table:table-cell>
          <table:table-cell office:value-type="float" office:value="-0.00040844681633273" calcext:value-type="float">
            <text:p>-0.000408446816333</text:p>
          </table:table-cell>
          <table:table-cell office:value-type="float" office:value="-0.000303346732868359" calcext:value-type="float">
            <text:p>-0.000303346732868</text:p>
          </table:table-cell>
          <table:table-cell office:value-type="float" office:value="0.00142140850578165" calcext:value-type="float">
            <text:p>0.001421408505782</text:p>
          </table:table-cell>
          <table:table-cell office:value-type="float" office:value="0.00467305860193484" calcext:value-type="float">
            <text:p>0.004673058601935</text:p>
          </table:table-cell>
          <table:table-cell office:value-type="float" office:value="0.0113017863649877" calcext:value-type="float">
            <text:p>0.011301786364988</text:p>
          </table:table-cell>
          <table:table-cell office:value-type="float" office:value="0.000886390057874165" calcext:value-type="float">
            <text:p>0.000886390057874</text:p>
          </table:table-cell>
          <table:table-cell office:value-type="float" office:value="0.0145441500000725" calcext:value-type="float">
            <text:p>0.014544150000073</text:p>
          </table:table-cell>
          <table:table-cell office:value-type="float" office:value="0.00122966308176742" calcext:value-type="float">
            <text:p>0.001229663081767</text:p>
          </table:table-cell>
          <table:table-cell office:value-type="float" office:value="-0.000344463452842225" calcext:value-type="float">
            <text:p>-0.000344463452842</text:p>
          </table:table-cell>
          <table:table-cell office:value-type="float" office:value="0.00328656886894413" calcext:value-type="float">
            <text:p>0.003286568868944</text:p>
          </table:table-cell>
          <table:table-cell office:value-type="float" office:value="-0.00298229972618314" calcext:value-type="float">
            <text:p>-0.002982299726183</text:p>
          </table:table-cell>
          <table:table-cell office:value-type="float" office:value="-0.0210865467695142" calcext:value-type="float">
            <text:p>-0.021086546769514</text:p>
          </table:table-cell>
          <table:table-cell office:value-type="float" office:value="-0.00350761051455767" calcext:value-type="float">
            <text:p>-0.003507610514558</text:p>
          </table:table-cell>
          <table:table-cell office:value-type="float" office:value="-0.00157273229129645" calcext:value-type="float">
            <text:p>-0.001572732291296</text:p>
          </table:table-cell>
          <table:table-cell office:value-type="float" office:value="-0.000303801952160732" calcext:value-type="float">
            <text:p>-0.000303801952161</text:p>
          </table:table-cell>
          <table:table-cell office:value-type="float" office:value="0.00114900721094746" calcext:value-type="float">
            <text:p>0.001149007210947</text:p>
          </table:table-cell>
          <table:table-cell office:value-type="float" office:value="-0.0010305630779654" calcext:value-type="float">
            <text:p>-0.001030563077965</text:p>
          </table:table-cell>
          <table:table-cell office:value-type="float" office:value="-0.00193230273333955" calcext:value-type="float">
            <text:p>-0.00193230273334</text:p>
          </table:table-cell>
          <table:table-cell office:value-type="float" office:value="0.017598482104723" calcext:value-type="float">
            <text:p>0.017598482104723</text:p>
          </table:table-cell>
          <table:table-cell office:value-type="float" office:value="-0.0109624939474728" calcext:value-type="float">
            <text:p>-0.010962493947473</text:p>
          </table:table-cell>
          <table:table-cell office:value-type="float" office:value="-0.00387945816444696" calcext:value-type="float">
            <text:p>-0.003879458164447</text:p>
          </table:table-cell>
          <table:table-cell office:value-type="float" office:value="-0.00361575387657481" calcext:value-type="float">
            <text:p>-0.003615753876575</text:p>
          </table:table-cell>
          <table:table-cell office:value-type="float" office:value="-0.00379716796226298" calcext:value-type="float">
            <text:p>-0.003797167962263</text:p>
          </table:table-cell>
          <table:table-cell office:value-type="float" office:value="0.00251812709533028" calcext:value-type="float">
            <text:p>0.00251812709533</text:p>
          </table:table-cell>
          <table:table-cell office:value-type="float" office:value="-0.0017952571448307" calcext:value-type="float">
            <text:p>-0.001795257144831</text:p>
          </table:table-cell>
          <table:table-cell office:value-type="float" office:value="-0.000937092618658708" calcext:value-type="float">
            <text:p>-0.000937092618659</text:p>
          </table:table-cell>
          <table:table-cell office:value-type="float" office:value="0.0000896685602351788" calcext:value-type="float">
            <text:p>8.96685602351788E-05</text:p>
          </table:table-cell>
          <table:table-cell office:value-type="float" office:value="0.00061156773345411" calcext:value-type="float">
            <text:p>0.000611567733454</text:p>
          </table:table-cell>
          <table:table-cell office:value-type="float" office:value="0.00258946734901649" calcext:value-type="float">
            <text:p>0.002589467349017</text:p>
          </table:table-cell>
          <table:table-cell office:value-type="float" office:value="0.00725883927754634" calcext:value-type="float">
            <text:p>0.007258839277546</text:p>
          </table:table-cell>
          <table:table-cell office:value-type="float" office:value="0.0145320646548656" calcext:value-type="float">
            <text:p>0.014532064654866</text:p>
          </table:table-cell>
          <table:table-cell office:value-type="float" office:value="0.00107798832135453" calcext:value-type="float">
            <text:p>0.001077988321355</text:p>
          </table:table-cell>
          <table:table-cell office:value-type="float" office:value="-0.00224386167346252" calcext:value-type="float">
            <text:p>-0.002243861673463</text:p>
          </table:table-cell>
          <table:table-cell office:value-type="float" office:value="0.0202273784821264" calcext:value-type="float">
            <text:p>0.020227378482126</text:p>
          </table:table-cell>
          <table:table-cell office:value-type="float" office:value="-0.00108039104398056" calcext:value-type="float">
            <text:p>-0.001080391043981</text:p>
          </table:table-cell>
          <table:table-cell office:value-type="float" office:value="0.00135838146744699" calcext:value-type="float">
            <text:p>0.001358381467447</text:p>
          </table:table-cell>
          <table:table-cell office:value-type="float" office:value="-0.0218959252224871" calcext:value-type="float">
            <text:p>-0.021895925222487</text:p>
          </table:table-cell>
          <table:table-cell office:value-type="float" office:value="-0.00682373772064976" calcext:value-type="float">
            <text:p>-0.00682373772065</text:p>
          </table:table-cell>
          <table:table-cell office:value-type="float" office:value="-0.00469531003101831" calcext:value-type="float">
            <text:p>-0.004695310031018</text:p>
          </table:table-cell>
          <table:table-cell office:value-type="float" office:value="-0.00451918247423044" calcext:value-type="float">
            <text:p>-0.00451918247423</text:p>
          </table:table-cell>
          <table:table-cell office:value-type="float" office:value="0.000782653960911039" calcext:value-type="float">
            <text:p>0.000782653960911</text:p>
          </table:table-cell>
          <table:table-cell office:value-type="float" office:value="0.00116665132811322" calcext:value-type="float">
            <text:p>0.001166651328113</text:p>
          </table:table-cell>
          <table:table-cell office:value-type="float" office:value="-0.000489161528203774" calcext:value-type="float">
            <text:p>-0.000489161528204</text:p>
          </table:table-cell>
          <table:table-cell office:value-type="float" office:value="-0.00276930159975081" calcext:value-type="float">
            <text:p>-0.002769301599751</text:p>
          </table:table-cell>
          <table:table-cell office:value-type="float" office:value="0.0118929715148932" calcext:value-type="float">
            <text:p>0.011892971514893</text:p>
          </table:table-cell>
          <table:table-cell office:value-type="float" office:value="-0.00692496509300317" calcext:value-type="float">
            <text:p>-0.006924965093003</text:p>
          </table:table-cell>
          <table:table-cell office:value-type="float" office:value="-0.00137784601873087" calcext:value-type="float">
            <text:p>-0.001377846018731</text:p>
          </table:table-cell>
          <table:table-cell office:value-type="float" office:value="-0.00392877155642496" calcext:value-type="float">
            <text:p>-0.003928771556425</text:p>
          </table:table-cell>
          <table:table-cell office:value-type="float" office:value="-0.00148877610966991" calcext:value-type="float">
            <text:p>-0.00148877610967</text:p>
          </table:table-cell>
          <table:table-cell office:value-type="float" office:value="0.000116347129323291" calcext:value-type="float">
            <text:p>0.000116347129323</text:p>
          </table:table-cell>
          <table:table-cell office:value-type="float" office:value="-0.00172648625102584" calcext:value-type="float">
            <text:p>-0.001726486251026</text:p>
          </table:table-cell>
          <table:table-cell office:value-type="float" office:value="-0.0011396352916061" calcext:value-type="float">
            <text:p>-0.001139635291606</text:p>
          </table:table-cell>
          <table:table-cell office:value-type="float" office:value="0.0010514026597655" calcext:value-type="float">
            <text:p>0.001051402659766</text:p>
          </table:table-cell>
          <table:table-cell office:value-type="float" office:value="-0.0000523112201282205" calcext:value-type="float">
            <text:p>-5.23112201282205E-05</text:p>
          </table:table-cell>
          <table:table-cell office:value-type="float" office:value="-0.0011027907459617" calcext:value-type="float">
            <text:p>-0.001102790745962</text:p>
          </table:table-cell>
          <table:table-cell office:value-type="float" office:value="-0.000599641734480627" calcext:value-type="float">
            <text:p>-0.000599641734481</text:p>
          </table:table-cell>
          <table:table-cell office:value-type="float" office:value="0.000443155195184564" calcext:value-type="float">
            <text:p>0.000443155195185</text:p>
          </table:table-cell>
          <table:table-cell office:value-type="float" office:value="0.000149427668401314" calcext:value-type="float">
            <text:p>0.000149427668401</text:p>
          </table:table-cell>
          <table:table-cell office:value-type="float" office:value="0.0000670433502849566" calcext:value-type="float">
            <text:p>6.70433502849566E-05</text:p>
          </table:table-cell>
          <table:table-cell office:value-type="float" office:value="-0.000202563418996271" calcext:value-type="float">
            <text:p>-0.000202563418996</text:p>
          </table:table-cell>
          <table:table-cell office:value-type="float" office:value="-0.0000125046243868443" calcext:value-type="float">
            <text:p>-1.25046243868443E-05</text:p>
          </table:table-cell>
          <table:table-cell office:value-type="float" office:value="0.00000909675689059197" calcext:value-type="float">
            <text:p>9.09675689059197E-06</text:p>
          </table:table-cell>
          <table:table-cell office:value-type="float" office:value="0.0000302279543505923" calcext:value-type="float">
            <text:p>3.02279543505923E-05</text:p>
          </table:table-cell>
          <table:table-cell office:value-type="float" office:value="0.0000295262807973873" calcext:value-type="float">
            <text:p>2.95262807973873E-05</text:p>
          </table:table-cell>
          <table:table-cell office:value-type="float" office:value="-0.0000361503823901321" calcext:value-type="float">
            <text:p>-3.61503823901321E-05</text:p>
          </table:table-cell>
          <table:table-cell office:value-type="float" office:value="-0.0000110150457930391" calcext:value-type="float">
            <text:p>-1.10150457930391E-05</text:p>
          </table:table-cell>
          <table:table-cell office:value-type="float" office:value="-0.00000781159278051558" calcext:value-type="float">
            <text:p>-7.81159278051558E-06</text:p>
          </table:table-cell>
          <table:table-cell office:value-type="float" office:value="0.00000612131390925752" calcext:value-type="float">
            <text:p>6.12131390925752E-06</text:p>
          </table:table-cell>
          <table:table-cell office:value-type="float" office:value="0.00000683719003258254" calcext:value-type="float">
            <text:p>6.83719003258254E-06</text:p>
          </table:table-cell>
          <table:table-cell office:value-type="float" office:value="0.000000155436575000056" calcext:value-type="float">
            <text:p>1.55436575000056E-07</text:p>
          </table:table-cell>
          <table:table-cell office:value-type="float" office:value="-0.0000180518889525971" calcext:value-type="float">
            <text:p>-1.80518889525971E-05</text:p>
          </table:table-cell>
          <table:table-cell office:value-type="float" office:value="0.00000455970828405761" calcext:value-type="float">
            <text:p>4.55970828405761E-06</text:p>
          </table:table-cell>
          <table:table-cell office:value-type="float" office:value="0.00000936974306414706" calcext:value-type="float">
            <text:p>9.36974306414706E-06</text:p>
          </table:table-cell>
          <table:table-cell office:value-type="float" office:value="0.0000219950708021388" calcext:value-type="float">
            <text:p>2.19950708021388E-05</text:p>
          </table:table-cell>
          <table:table-cell office:value-type="float" office:value="-0.0000113446269603412" calcext:value-type="float">
            <text:p>-1.13446269603412E-05</text:p>
          </table:table-cell>
          <table:table-cell office:value-type="float" office:value="-0.00000644466376142905" calcext:value-type="float">
            <text:p>-6.44466376142905E-06</text:p>
          </table:table-cell>
          <table:table-cell office:value-type="float" office:value="0.00000259192125778851" calcext:value-type="float">
            <text:p>2.59192125778851E-06</text:p>
          </table:table-cell>
          <table:table-cell office:value-type="float" office:value="-0.0000042535457343007" calcext:value-type="float">
            <text:p>-4.2535457343007E-06</text:p>
          </table:table-cell>
          <table:table-cell office:value-type="float" office:value="-0.00000687216919176281" calcext:value-type="float">
            <text:p>-6.87216919176281E-06</text:p>
          </table:table-cell>
          <table:table-cell office:value-type="float" office:value="-0.00000462678703727626" calcext:value-type="float">
            <text:p>-4.62678703727626E-06</text:p>
          </table:table-cell>
          <table:table-cell office:value-type="float" office:value="0.0000105102562702464" calcext:value-type="float">
            <text:p>1.05102562702464E-05</text:p>
          </table:table-cell>
          <table:table-cell office:value-type="float" office:value="-0.00000494222742941641" calcext:value-type="float">
            <text:p>-4.94222742941641E-06</text:p>
          </table:table-cell>
          <table:table-cell office:value-type="float" office:value="-0.00000126159397539904" calcext:value-type="float">
            <text:p>-1.26159397539904E-06</text:p>
          </table:table-cell>
          <table:table-cell office:value-type="float" office:value="-0.00000561303074136932" calcext:value-type="float">
            <text:p>-5.61303074136932E-06</text:p>
          </table:table-cell>
          <table:table-cell office:value-type="float" office:value="0.0000117961276632217" calcext:value-type="float">
            <text:p>1.17961276632217E-05</text:p>
          </table:table-cell>
          <table:table-cell office:value-type="float" office:value="-0.000000293290014274916" calcext:value-type="float">
            <text:p>-2.93290014274916E-07</text:p>
          </table:table-cell>
          <table:table-cell office:value-type="float" office:value="0.0000416507570430436" calcext:value-type="float">
            <text:p>4.16507570430436E-05</text:p>
          </table:table-cell>
          <table:table-cell office:value-type="float" office:value="-0.0000368499487546359" calcext:value-type="float">
            <text:p>-3.68499487546359E-05</text:p>
          </table:table-cell>
          <table:table-cell office:value-type="float" office:value="0.00000436953735177825" calcext:value-type="float">
            <text:p>4.36953735177825E-06</text:p>
          </table:table-cell>
          <table:table-cell office:value-type="float" office:value="-0.0000200271198138036" calcext:value-type="float">
            <text:p>-2.00271198138036E-05</text:p>
          </table:table-cell>
          <table:table-cell office:value-type="float" office:value="-0.00000543974136962833" calcext:value-type="float">
            <text:p>-5.43974136962833E-06</text:p>
          </table:table-cell>
          <table:table-cell office:value-type="float" office:value="0.0000114951692761212" calcext:value-type="float">
            <text:p>1.14951692761212E-05</text:p>
          </table:table-cell>
          <table:table-cell office:value-type="float" office:value="0.000023337770152787" calcext:value-type="float">
            <text:p>2.3337770152787E-05</text:p>
          </table:table-cell>
          <table:table-cell office:value-type="float" office:value="-0.0000148040103458702" calcext:value-type="float">
            <text:p>-1.48040103458702E-05</text:p>
          </table:table-cell>
          <table:table-cell office:value-type="float" office:value="-0.0000091666627703435" calcext:value-type="float">
            <text:p>-9.1666627703435E-06</text:p>
          </table:table-cell>
          <table:table-cell office:value-type="float" office:value="0.0000124522965443408" calcext:value-type="float">
            <text:p>1.24522965443408E-05</text:p>
          </table:table-cell>
          <table:table-cell office:value-type="float" office:value="-0.0000140765140475563" calcext:value-type="float">
            <text:p>-1.40765140475563E-05</text:p>
          </table:table-cell>
          <table:table-cell office:value-type="float" office:value="0.0000213477928919237" calcext:value-type="float">
            <text:p>2.13477928919237E-05</text:p>
          </table:table-cell>
          <table:table-cell office:value-type="float" office:value="-0.0000123616906145818" calcext:value-type="float">
            <text:p>-1.23616906145818E-05</text:p>
          </table:table-cell>
          <table:table-cell office:value-type="float" office:value="-0.00000521686725246662" calcext:value-type="float">
            <text:p>-5.21686725246662E-06</text:p>
          </table:table-cell>
          <table:table-cell office:value-type="float" office:value="0.00000678876881304857" calcext:value-type="float">
            <text:p>6.78876881304857E-06</text:p>
          </table:table-cell>
          <table:table-cell office:value-type="float" office:value="0.00000668190314379036" calcext:value-type="float">
            <text:p>6.68190314379036E-06</text:p>
          </table:table-cell>
          <table:table-cell office:value-type="float" office:value="-0.00000505777234549587" calcext:value-type="float">
            <text:p>-5.05777234549587E-06</text:p>
          </table:table-cell>
          <table:table-cell office:value-type="float" office:value="-0.0000289199371039661" calcext:value-type="float">
            <text:p>-2.89199371039661E-05</text:p>
          </table:table-cell>
          <table:table-cell office:value-type="float" office:value="0.0000300428155552979" calcext:value-type="float">
            <text:p>3.00428155552979E-05</text:p>
          </table:table-cell>
          <table:table-cell office:value-type="float" office:value="-0.0000090219842252548" calcext:value-type="float">
            <text:p>-9.0219842252548E-06</text:p>
          </table:table-cell>
          <table:table-cell office:value-type="float" office:value="0.0000255885978758807" calcext:value-type="float">
            <text:p>2.55885978758807E-05</text:p>
          </table:table-cell>
          <table:table-cell office:value-type="float" office:value="0.00000191527536747005" calcext:value-type="float">
            <text:p>1.91527536747005E-06</text:p>
          </table:table-cell>
          <table:table-cell office:value-type="float" office:value="-0.000012492419054877" calcext:value-type="float">
            <text:p>-1.2492419054877E-05</text:p>
          </table:table-cell>
          <table:table-cell office:value-type="float" office:value="-0.0000189065035703373" calcext:value-type="float">
            <text:p>-1.89065035703373E-05</text:p>
          </table:table-cell>
          <table:table-cell office:value-type="float" office:value="0.0000165356229705482" calcext:value-type="float">
            <text:p>1.65356229705482E-05</text:p>
          </table:table-cell>
          <table:table-cell office:value-type="float" office:value="-0.00000630974661686157" calcext:value-type="float">
            <text:p>-6.30974661686157E-06</text:p>
          </table:table-cell>
          <table:table-cell office:value-type="float" office:value="-0.0000208853532076003" calcext:value-type="float">
            <text:p>-2.08853532076003E-05</text:p>
          </table:table-cell>
          <table:table-cell office:value-type="float" office:value="0.0000131197412013284" calcext:value-type="float">
            <text:p>1.31197412013284E-05</text:p>
          </table:table-cell>
          <table:table-cell office:value-type="float" office:value="0.0000197632173476459" calcext:value-type="float">
            <text:p>1.97632173476459E-05</text:p>
          </table:table-cell>
          <table:table-cell office:value-type="float" office:value="-0.000000563911981665832" calcext:value-type="float">
            <text:p>-5.63911981665832E-07</text:p>
          </table:table-cell>
          <table:table-cell office:value-type="float" office:value="-0.00000694750436908143" calcext:value-type="float">
            <text:p>-6.94750436908143E-06</text:p>
          </table:table-cell>
          <table:table-cell office:value-type="float" office:value="-0.00000364561461141388" calcext:value-type="float">
            <text:p>-3.64561461141388E-06</text:p>
          </table:table-cell>
          <table:table-cell office:value-type="float" office:value="-0.00000149381133102144" calcext:value-type="float">
            <text:p>-1.49381133102144E-06</text:p>
          </table:table-cell>
          <table:table-cell office:value-type="float" office:value="0.00000338374069297487" calcext:value-type="float">
            <text:p>3.38374069297487E-06</text:p>
          </table:table-cell>
          <table:table-cell office:value-type="float" office:value="0.00000197746879859739" calcext:value-type="float">
            <text:p>1.97746879859739E-06</text:p>
          </table:table-cell>
          <table:table-cell office:value-type="float" office:value="-0.00000361985970848133" calcext:value-type="float">
            <text:p>-3.61985970848133E-06</text:p>
          </table:table-cell>
          <table:table-cell office:value-type="float" office:value="0.0000184928098730386" calcext:value-type="float">
            <text:p>1.84928098730386E-05</text:p>
          </table:table-cell>
          <table:table-cell office:value-type="float" office:value="-0.0000101295980124982" calcext:value-type="float">
            <text:p>-1.01295980124982E-05</text:p>
          </table:table-cell>
          <table:table-cell office:value-type="float" office:value="-0.0000106561558291252" calcext:value-type="float">
            <text:p>-1.06561558291252E-05</text:p>
          </table:table-cell>
          <table:table-cell office:value-type="float" office:value="0.00000675583978126948" calcext:value-type="float">
            <text:p>6.75583978126948E-06</text:p>
          </table:table-cell>
          <table:table-cell office:value-type="float" office:value="-0.0000258745930045157" calcext:value-type="float">
            <text:p>-2.58745930045157E-05</text:p>
          </table:table-cell>
          <table:table-cell office:value-type="float" office:value="0.0000465432306751556" calcext:value-type="float">
            <text:p>4.65432306751556E-05</text:p>
          </table:table-cell>
          <table:table-cell table:number-columns-repeated="579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881829541995423" calcext:value-type="float">
            <text:p>0.881829541995423</text:p>
          </table:table-cell>
          <table:table-cell table:formula="of:=[.B9]*9.8" office:value-type="float" office:value="8.64192951155514" calcext:value-type="float">
            <text:p>8.64192951155514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189299640891806" calcext:value-type="float">
            <text:p>1.89299640891806E-06</text:p>
          </table:table-cell>
          <table:table-cell table:formula="of:=0.5*[.D12]*(([.D5]-[.C5])/([.D1]-[.C1]))^2" office:value-type="float" office:value="0.0000225200165507358" calcext:value-type="float">
            <text:p>2.25200165507358E-05</text:p>
          </table:table-cell>
          <table:table-cell table:formula="of:=0.5*[.E12]*(([.E5]-[.D5])/([.E1]-[.D1]))^2" office:value-type="float" office:value="0.00000229928375495072" calcext:value-type="float">
            <text:p>2.29928375495072E-06</text:p>
          </table:table-cell>
          <table:table-cell table:formula="of:=0.5*[.F12]*(([.F5]-[.E5])/([.F1]-[.E1]))^2" office:value-type="float" office:value="0.0000225951498044088" calcext:value-type="float">
            <text:p>2.25951498044088E-05</text:p>
          </table:table-cell>
          <table:table-cell table:formula="of:=0.5*[.G12]*(([.G5]-[.F5])/([.G1]-[.F1]))^2" office:value-type="float" office:value="0.0000149931925138828" calcext:value-type="float">
            <text:p>1.49931925138828E-05</text:p>
          </table:table-cell>
          <table:table-cell table:formula="of:=0.5*[.H12]*(([.H5]-[.G5])/([.H1]-[.G1]))^2" office:value-type="float" office:value="0.0000297244993665883" calcext:value-type="float">
            <text:p>2.97244993665883E-05</text:p>
          </table:table-cell>
          <table:table-cell table:formula="of:=0.5*[.I12]*(([.I5]-[.H5])/([.I1]-[.H1]))^2" office:value-type="float" office:value="0.0000000888691808689897" calcext:value-type="float">
            <text:p>8.88691808689897E-08</text:p>
          </table:table-cell>
          <table:table-cell table:formula="of:=0.5*[.J12]*(([.J5]-[.I5])/([.J1]-[.I1]))^2" office:value-type="float" office:value="0.0000000568274101071117" calcext:value-type="float">
            <text:p>5.68274101071117E-08</text:p>
          </table:table-cell>
          <table:table-cell table:formula="of:=0.5*[.K12]*(([.K5]-[.J5])/([.K1]-[.J1]))^2" office:value-type="float" office:value="0.000000389981440285929" calcext:value-type="float">
            <text:p>3.89981440285929E-07</text:p>
          </table:table-cell>
          <table:table-cell table:formula="of:=0.5*[.L12]*(([.L5]-[.K5])/([.L1]-[.K1]))^2" office:value-type="float" office:value="0.00000769441308062904" calcext:value-type="float">
            <text:p>7.69441308062904E-06</text:p>
          </table:table-cell>
          <table:table-cell table:formula="of:=0.5*[.M12]*(([.M5]-[.L5])/([.M1]-[.L1]))^2" office:value-type="float" office:value="0.00000518644679390538" calcext:value-type="float">
            <text:p>5.18644679390538E-06</text:p>
          </table:table-cell>
          <table:table-cell table:formula="of:=0.5*[.N12]*(([.N5]-[.M5])/([.N1]-[.M1]))^2" office:value-type="float" office:value="0.0000129212764486601" calcext:value-type="float">
            <text:p>1.29212764486601E-05</text:p>
          </table:table-cell>
          <table:table-cell table:formula="of:=0.5*[.O12]*(([.O5]-[.N5])/([.O1]-[.N1]))^2" office:value-type="float" office:value="0.000000025344468935123" calcext:value-type="float">
            <text:p>2.5344468935123E-08</text:p>
          </table:table-cell>
          <table:table-cell table:formula="of:=0.5*[.P12]*(([.P5]-[.O5])/([.P1]-[.O1]))^2" office:value-type="float" office:value="0.00000801047663347056" calcext:value-type="float">
            <text:p>8.01047663347056E-06</text:p>
          </table:table-cell>
          <table:table-cell table:formula="of:=0.5*[.Q12]*(([.Q5]-[.P5])/([.Q1]-[.P1]))^2" office:value-type="float" office:value="0.000000158008023184725" calcext:value-type="float">
            <text:p>1.58008023184725E-07</text:p>
          </table:table-cell>
          <table:table-cell table:formula="of:=0.5*[.R12]*(([.R5]-[.Q5])/([.R1]-[.Q1]))^2" office:value-type="float" office:value="0.00000853036227616631" calcext:value-type="float">
            <text:p>8.53036227616631E-06</text:p>
          </table:table-cell>
          <table:table-cell table:formula="of:=0.5*[.S12]*(([.S5]-[.R5])/([.S1]-[.R1]))^2" office:value-type="float" office:value="0.000000233621442803541" calcext:value-type="float">
            <text:p>2.33621442803541E-07</text:p>
          </table:table-cell>
          <table:table-cell table:formula="of:=0.5*[.T12]*(([.T5]-[.S5])/([.T1]-[.S1]))^2" office:value-type="float" office:value="0.000000137322693991637" calcext:value-type="float">
            <text:p>1.37322693991637E-07</text:p>
          </table:table-cell>
          <table:table-cell table:formula="of:=0.5*[.U12]*(([.U5]-[.T5])/([.U1]-[.T1]))^2" office:value-type="float" office:value="0.00000464673298429145" calcext:value-type="float">
            <text:p>4.64673298429145E-06</text:p>
          </table:table-cell>
          <table:table-cell table:formula="of:=0.5*[.V12]*(([.V5]-[.U5])/([.V1]-[.U1]))^2" office:value-type="float" office:value="0.0000000457984131433257" calcext:value-type="float">
            <text:p>4.57984131433257E-08</text:p>
          </table:table-cell>
          <table:table-cell table:formula="of:=0.5*[.W12]*(([.W5]-[.V5])/([.W1]-[.V1]))^2" office:value-type="float" office:value="0.0000000459140526724231" calcext:value-type="float">
            <text:p>4.59140526724231E-08</text:p>
          </table:table-cell>
          <table:table-cell table:formula="of:=0.5*[.X12]*(([.X5]-[.W5])/([.X1]-[.W1]))^2" office:value-type="float" office:value="0.00000343850972475364" calcext:value-type="float">
            <text:p>3.43850972475364E-06</text:p>
          </table:table-cell>
          <table:table-cell table:formula="of:=0.5*[.Y12]*(([.Y5]-[.X5])/([.Y1]-[.X1]))^2" office:value-type="float" office:value="0.0000080125848969832" calcext:value-type="float">
            <text:p>8.0125848969832E-06</text:p>
          </table:table-cell>
          <table:table-cell table:formula="of:=0.5*[.Z12]*(([.Z5]-[.Y5])/([.Z1]-[.Y1]))^2" office:value-type="float" office:value="0.00000429852826015244" calcext:value-type="float">
            <text:p>4.29852826015244E-06</text:p>
          </table:table-cell>
          <table:table-cell table:formula="of:=0.5*[.AA12]*(([.AA5]-[.Z5])/([.AA1]-[.Z1]))^2" office:value-type="float" office:value="0.0000261670668910919" calcext:value-type="float">
            <text:p>2.61670668910919E-05</text:p>
          </table:table-cell>
          <table:table-cell table:formula="of:=0.5*[.AB12]*(([.AB5]-[.AA5])/([.AB1]-[.AA1]))^2" office:value-type="float" office:value="0.000000631728650479656" calcext:value-type="float">
            <text:p>6.31728650479656E-07</text:p>
          </table:table-cell>
          <table:table-cell table:formula="of:=0.5*[.AC12]*(([.AC5]-[.AB5])/([.AC1]-[.AB1]))^2" office:value-type="float" office:value="0.00000522876630573878" calcext:value-type="float">
            <text:p>5.22876630573878E-06</text:p>
          </table:table-cell>
          <table:table-cell table:formula="of:=0.5*[.AD12]*(([.AD5]-[.AC5])/([.AD1]-[.AC1]))^2" office:value-type="float" office:value="0.000013963873349688" calcext:value-type="float">
            <text:p>1.3963873349688E-05</text:p>
          </table:table-cell>
          <table:table-cell table:formula="of:=0.5*[.AE12]*(([.AE5]-[.AD5])/([.AE1]-[.AD1]))^2" office:value-type="float" office:value="0.0000100172273853948" calcext:value-type="float">
            <text:p>1.00172273853948E-05</text:p>
          </table:table-cell>
          <table:table-cell table:formula="of:=0.5*[.AF12]*(([.AF5]-[.AE5])/([.AF1]-[.AE1]))^2" office:value-type="float" office:value="0.0000156845223624079" calcext:value-type="float">
            <text:p>1.56845223624079E-05</text:p>
          </table:table-cell>
          <table:table-cell table:formula="of:=0.5*[.AG12]*(([.AG5]-[.AF5])/([.AG1]-[.AF1]))^2" office:value-type="float" office:value="0.00000125442278155028" calcext:value-type="float">
            <text:p>1.25442278155028E-06</text:p>
          </table:table-cell>
          <table:table-cell table:formula="of:=0.5*[.AH12]*(([.AH5]-[.AG5])/([.AH1]-[.AG1]))^2" office:value-type="float" office:value="0.00000875771722892469" calcext:value-type="float">
            <text:p>8.75771722892469E-06</text:p>
          </table:table-cell>
          <table:table-cell table:formula="of:=0.5*[.AI12]*(([.AI5]-[.AH5])/([.AI1]-[.AH1]))^2" office:value-type="float" office:value="0.00053521717321051" calcext:value-type="float">
            <text:p>0.000535217173211</text:p>
          </table:table-cell>
          <table:table-cell table:formula="of:=0.5*[.AJ12]*(([.AJ5]-[.AI5])/([.AJ1]-[.AI1]))^2" office:value-type="float" office:value="0.00267248533719769" calcext:value-type="float">
            <text:p>0.002672485337198</text:p>
          </table:table-cell>
          <table:table-cell table:formula="of:=0.5*[.AK12]*(([.AK5]-[.AJ5])/([.AK1]-[.AJ1]))^2" office:value-type="float" office:value="0.00228940821898958" calcext:value-type="float">
            <text:p>0.00228940821899</text:p>
          </table:table-cell>
          <table:table-cell table:formula="of:=0.5*[.AL12]*(([.AL5]-[.AK5])/([.AL1]-[.AK1]))^2" office:value-type="float" office:value="0.000000218255829258684" calcext:value-type="float">
            <text:p>2.18255829258684E-07</text:p>
          </table:table-cell>
          <table:table-cell table:formula="of:=0.5*[.AM12]*(([.AM5]-[.AL5])/([.AM1]-[.AL1]))^2" office:value-type="float" office:value="0.00296651412153869" calcext:value-type="float">
            <text:p>0.002966514121539</text:p>
          </table:table-cell>
          <table:table-cell table:formula="of:=0.5*[.AN12]*(([.AN5]-[.AM5])/([.AN1]-[.AM1]))^2" office:value-type="float" office:value="0.00678054700471525" calcext:value-type="float">
            <text:p>0.006780547004715</text:p>
          </table:table-cell>
          <table:table-cell table:formula="of:=0.5*[.AO12]*(([.AO5]-[.AN5])/([.AO1]-[.AN1]))^2" office:value-type="float" office:value="0.000787758699399603" calcext:value-type="float">
            <text:p>0.0007877586994</text:p>
          </table:table-cell>
          <table:table-cell table:formula="of:=0.5*[.AP12]*(([.AP5]-[.AO5])/([.AP1]-[.AO1]))^2" office:value-type="float" office:value="0.0902366159604603" calcext:value-type="float">
            <text:p>0.09023661596046</text:p>
          </table:table-cell>
          <table:table-cell table:formula="of:=0.5*[.AQ12]*(([.AQ5]-[.AP5])/([.AQ1]-[.AP1]))^2" office:value-type="float" office:value="0.00280397473373654" calcext:value-type="float">
            <text:p>0.002803974733737</text:p>
          </table:table-cell>
          <table:table-cell table:formula="of:=0.5*[.AR12]*(([.AR5]-[.AQ5])/([.AR1]-[.AQ1]))^2" office:value-type="float" office:value="0.00152612740325123" calcext:value-type="float">
            <text:p>0.001526127403251</text:p>
          </table:table-cell>
          <table:table-cell table:formula="of:=0.5*[.AS12]*(([.AS5]-[.AR5])/([.AS1]-[.AR1]))^2" office:value-type="float" office:value="0.00238502106845437" calcext:value-type="float">
            <text:p>0.002385021068454</text:p>
          </table:table-cell>
          <table:table-cell table:formula="of:=0.5*[.AT12]*(([.AT5]-[.AS5])/([.AT1]-[.AS1]))^2" office:value-type="float" office:value="0.000913249694652405" calcext:value-type="float">
            <text:p>0.000913249694652</text:p>
          </table:table-cell>
          <table:table-cell table:formula="of:=0.5*[.AU12]*(([.AU5]-[.AT5])/([.AU1]-[.AT1]))^2" office:value-type="float" office:value="0.0118115180021537" calcext:value-type="float">
            <text:p>0.011811518002154</text:p>
          </table:table-cell>
          <table:table-cell table:formula="of:=0.5*[.AV12]*(([.AV5]-[.AU5])/([.AV1]-[.AU1]))^2" office:value-type="float" office:value="0.0211892199047641" calcext:value-type="float">
            <text:p>0.021189219904764</text:p>
          </table:table-cell>
          <table:table-cell table:formula="of:=0.5*[.AW12]*(([.AW5]-[.AV5])/([.AW1]-[.AV1]))^2" office:value-type="float" office:value="0.0271381386279824" calcext:value-type="float">
            <text:p>0.027138138627983</text:p>
          </table:table-cell>
          <table:table-cell table:formula="of:=0.5*[.AX12]*(([.AX5]-[.AW5])/([.AX1]-[.AW1]))^2" office:value-type="float" office:value="0.00334536971306388" calcext:value-type="float">
            <text:p>0.003345369713064</text:p>
          </table:table-cell>
          <table:table-cell table:formula="of:=0.5*[.AY12]*(([.AY5]-[.AX5])/([.AY1]-[.AX1]))^2" office:value-type="float" office:value="0.014783071526932" calcext:value-type="float">
            <text:p>0.014783071526932</text:p>
          </table:table-cell>
          <table:table-cell table:formula="of:=0.5*[.AZ12]*(([.AZ5]-[.AY5])/([.AZ1]-[.AY1]))^2" office:value-type="float" office:value="0.000639280121412042" calcext:value-type="float">
            <text:p>0.000639280121412</text:p>
          </table:table-cell>
          <table:table-cell table:formula="of:=0.5*[.BA12]*(([.BA5]-[.AZ5])/([.BA1]-[.AZ1]))^2" office:value-type="float" office:value="0.00434310418251016" calcext:value-type="float">
            <text:p>0.00434310418251</text:p>
          </table:table-cell>
          <table:table-cell table:formula="of:=0.5*[.BB12]*(([.BB5]-[.BA5])/([.BB1]-[.BA1]))^2" office:value-type="float" office:value="0.0413931949644721" calcext:value-type="float">
            <text:p>0.041393194964472</text:p>
          </table:table-cell>
          <table:table-cell table:formula="of:=0.5*[.BC12]*(([.BC5]-[.BB5])/([.BC1]-[.BB1]))^2" office:value-type="float" office:value="0.0344075693475569" calcext:value-type="float">
            <text:p>0.034407569347557</text:p>
          </table:table-cell>
          <table:table-cell table:formula="of:=0.5*[.BD12]*(([.BD5]-[.BC5])/([.BD1]-[.BC1]))^2" office:value-type="float" office:value="0.0029618853626182" calcext:value-type="float">
            <text:p>0.002961885362618</text:p>
          </table:table-cell>
          <table:table-cell table:formula="of:=0.5*[.BE12]*(([.BE5]-[.BD5])/([.BE1]-[.BD1]))^2" office:value-type="float" office:value="0.00296163976444748" calcext:value-type="float">
            <text:p>0.002961639764447</text:p>
          </table:table-cell>
          <table:table-cell table:formula="of:=0.5*[.BF12]*(([.BF5]-[.BE5])/([.BF1]-[.BE1]))^2" office:value-type="float" office:value="0.000492927223054453" calcext:value-type="float">
            <text:p>0.000492927223054</text:p>
          </table:table-cell>
          <table:table-cell table:formula="of:=0.5*[.BG12]*(([.BG5]-[.BF5])/([.BG1]-[.BF1]))^2" office:value-type="float" office:value="0.00106611552626301" calcext:value-type="float">
            <text:p>0.001066115526263</text:p>
          </table:table-cell>
          <table:table-cell table:formula="of:=0.5*[.BH12]*(([.BH5]-[.BG5])/([.BH1]-[.BG1]))^2" office:value-type="float" office:value="0.0125706380071145" calcext:value-type="float">
            <text:p>0.012570638007115</text:p>
          </table:table-cell>
          <table:table-cell table:formula="of:=0.5*[.BI12]*(([.BI5]-[.BH5])/([.BI1]-[.BH1]))^2" office:value-type="float" office:value="0.000440303828530963" calcext:value-type="float">
            <text:p>0.000440303828531</text:p>
          </table:table-cell>
          <table:table-cell table:formula="of:=0.5*[.BJ12]*(([.BJ5]-[.BI5])/([.BJ1]-[.BI1]))^2" office:value-type="float" office:value="0.0013717125081332" calcext:value-type="float">
            <text:p>0.001371712508133</text:p>
          </table:table-cell>
          <table:table-cell table:formula="of:=0.5*[.BK12]*(([.BK5]-[.BJ5])/([.BK1]-[.BJ1]))^2" office:value-type="float" office:value="0.0230865889901614" calcext:value-type="float">
            <text:p>0.023086588990162</text:p>
          </table:table-cell>
          <table:table-cell table:formula="of:=0.5*[.BL12]*(([.BL5]-[.BK5])/([.BL1]-[.BK1]))^2" office:value-type="float" office:value="0.0328921878699709" calcext:value-type="float">
            <text:p>0.032892187869971</text:p>
          </table:table-cell>
          <table:table-cell table:formula="of:=0.5*[.BM12]*(([.BM5]-[.BL5])/([.BM1]-[.BL1]))^2" office:value-type="float" office:value="0.0119517365092499" calcext:value-type="float">
            <text:p>0.01195173650925</text:p>
          </table:table-cell>
          <table:table-cell table:formula="of:=0.5*[.BN12]*(([.BN5]-[.BM5])/([.BN1]-[.BM1]))^2" office:value-type="float" office:value="0.0782704428733726" calcext:value-type="float">
            <text:p>0.078270442873373</text:p>
          </table:table-cell>
          <table:table-cell table:formula="of:=0.5*[.BO12]*(([.BO5]-[.BN5])/([.BO1]-[.BN1]))^2" office:value-type="float" office:value="0.0470385976662825" calcext:value-type="float">
            <text:p>0.047038597666283</text:p>
          </table:table-cell>
          <table:table-cell table:formula="of:=0.5*[.BP12]*(([.BP5]-[.BO5])/([.BP1]-[.BO1]))^2" office:value-type="float" office:value="0.0078360260367293" calcext:value-type="float">
            <text:p>0.007836026036729</text:p>
          </table:table-cell>
          <table:table-cell table:formula="of:=0.5*[.BQ12]*(([.BQ5]-[.BP5])/([.BQ1]-[.BP1]))^2" office:value-type="float" office:value="0.062476326642511" calcext:value-type="float">
            <text:p>0.062476326642511</text:p>
          </table:table-cell>
          <table:table-cell table:formula="of:=0.5*[.BR12]*(([.BR5]-[.BQ5])/([.BR1]-[.BQ1]))^2" office:value-type="float" office:value="0.0242851283116091" calcext:value-type="float">
            <text:p>0.024285128311609</text:p>
          </table:table-cell>
          <table:table-cell table:formula="of:=0.5*[.BS12]*(([.BS5]-[.BR5])/([.BS1]-[.BR1]))^2" office:value-type="float" office:value="0.0241078480122955" calcext:value-type="float">
            <text:p>0.024107848012296</text:p>
          </table:table-cell>
          <table:table-cell table:formula="of:=0.5*[.BT12]*(([.BT5]-[.BS5])/([.BT1]-[.BS1]))^2" office:value-type="float" office:value="0.0214082823350387" calcext:value-type="float">
            <text:p>0.021408282335039</text:p>
          </table:table-cell>
          <table:table-cell table:formula="of:=0.5*[.BU12]*(([.BU5]-[.BT5])/([.BU1]-[.BT1]))^2" office:value-type="float" office:value="0.0117981726683128" calcext:value-type="float">
            <text:p>0.011798172668313</text:p>
          </table:table-cell>
          <table:table-cell table:formula="of:=0.5*[.BV12]*(([.BV5]-[.BU5])/([.BV1]-[.BU1]))^2" office:value-type="float" office:value="0.000123657023836195" calcext:value-type="float">
            <text:p>0.000123657023836</text:p>
          </table:table-cell>
          <table:table-cell table:formula="of:=0.5*[.BW12]*(([.BW5]-[.BV5])/([.BW1]-[.BV1]))^2" office:value-type="float" office:value="0.00483193121149101" calcext:value-type="float">
            <text:p>0.004831931211491</text:p>
          </table:table-cell>
          <table:table-cell table:formula="of:=0.5*[.BX12]*(([.BX5]-[.BW5])/([.BX1]-[.BW1]))^2" office:value-type="float" office:value="0.00252205036669236" calcext:value-type="float">
            <text:p>0.002522050366692</text:p>
          </table:table-cell>
          <table:table-cell table:formula="of:=0.5*[.BY12]*(([.BY5]-[.BX5])/([.BY1]-[.BX1]))^2" office:value-type="float" office:value="0.000395983325571144" calcext:value-type="float">
            <text:p>0.000395983325571</text:p>
          </table:table-cell>
          <table:table-cell table:formula="of:=0.5*[.BZ12]*(([.BZ5]-[.BY5])/([.BZ1]-[.BY1]))^2" office:value-type="float" office:value="0.00791014785047702" calcext:value-type="float">
            <text:p>0.007910147850477</text:p>
          </table:table-cell>
          <table:table-cell table:formula="of:=0.5*[.CA12]*(([.CA5]-[.BZ5])/([.CA1]-[.BZ1]))^2" office:value-type="float" office:value="0.018340657172642" calcext:value-type="float">
            <text:p>0.018340657172642</text:p>
          </table:table-cell>
          <table:table-cell table:formula="of:=0.5*[.CB12]*(([.CB5]-[.CA5])/([.CB1]-[.CA1]))^2" office:value-type="float" office:value="0.00133473843052871" calcext:value-type="float">
            <text:p>0.001334738430529</text:p>
          </table:table-cell>
          <table:table-cell table:formula="of:=0.5*[.CC12]*(([.CC5]-[.CB5])/([.CC1]-[.CB1]))^2" office:value-type="float" office:value="0.00121285796162107" calcext:value-type="float">
            <text:p>0.001212857961621</text:p>
          </table:table-cell>
          <table:table-cell table:formula="of:=0.5*[.CD12]*(([.CD5]-[.CC5])/([.CD1]-[.CC1]))^2" office:value-type="float" office:value="0.00145485029739614" calcext:value-type="float">
            <text:p>0.001454850297396</text:p>
          </table:table-cell>
          <table:table-cell table:formula="of:=0.5*[.CE12]*(([.CE5]-[.CD5])/([.CE1]-[.CD1]))^2" office:value-type="float" office:value="0.00545780869811424" calcext:value-type="float">
            <text:p>0.005457808698114</text:p>
          </table:table-cell>
          <table:table-cell table:formula="of:=0.5*[.CF12]*(([.CF5]-[.CE5])/([.CF1]-[.CE1]))^2" office:value-type="float" office:value="0.0486162731180546" calcext:value-type="float">
            <text:p>0.048616273118055</text:p>
          </table:table-cell>
          <table:table-cell table:formula="of:=0.5*[.CG12]*(([.CG5]-[.CF5])/([.CG1]-[.CF1]))^2" office:value-type="float" office:value="0.016721273417174" calcext:value-type="float">
            <text:p>0.016721273417174</text:p>
          </table:table-cell>
          <table:table-cell table:formula="of:=0.5*[.CH12]*(([.CH5]-[.CG5])/([.CH1]-[.CG1]))^2" office:value-type="float" office:value="0.0216181990442079" calcext:value-type="float">
            <text:p>0.021618199044208</text:p>
          </table:table-cell>
          <table:table-cell table:formula="of:=0.5*[.CI12]*(([.CI5]-[.CH5])/([.CI1]-[.CH1]))^2" office:value-type="float" office:value="0.0000155030718548758" calcext:value-type="float">
            <text:p>1.55030718548758E-05</text:p>
          </table:table-cell>
          <table:table-cell table:formula="of:=0.5*[.CJ12]*(([.CJ5]-[.CI5])/([.CJ1]-[.CI1]))^2" office:value-type="float" office:value="0.00101991858513973" calcext:value-type="float">
            <text:p>0.00101991858514</text:p>
          </table:table-cell>
          <table:table-cell table:formula="of:=0.5*[.CK12]*(([.CK5]-[.CJ5])/([.CK1]-[.CJ1]))^2" office:value-type="float" office:value="0.00436182672368898" calcext:value-type="float">
            <text:p>0.004361826723689</text:p>
          </table:table-cell>
          <table:table-cell table:formula="of:=0.5*[.CL12]*(([.CL5]-[.CK5])/([.CL1]-[.CK1]))^2" office:value-type="float" office:value="0.0119769270173202" calcext:value-type="float">
            <text:p>0.01197692701732</text:p>
          </table:table-cell>
          <table:table-cell table:formula="of:=0.5*[.CM12]*(([.CM5]-[.CL5])/([.CM1]-[.CL1]))^2" office:value-type="float" office:value="0.0152334566527053" calcext:value-type="float">
            <text:p>0.015233456652705</text:p>
          </table:table-cell>
          <table:table-cell table:formula="of:=0.5*[.CN12]*(([.CN5]-[.CM5])/([.CN1]-[.CM1]))^2" office:value-type="float" office:value="0.0437789098914612" calcext:value-type="float">
            <text:p>0.043778909891461</text:p>
          </table:table-cell>
          <table:table-cell table:formula="of:=0.5*[.CO12]*(([.CO5]-[.CN5])/([.CO1]-[.CN1]))^2" office:value-type="float" office:value="0.0409184565064826" calcext:value-type="float">
            <text:p>0.040918456506483</text:p>
          </table:table-cell>
          <table:table-cell table:formula="of:=0.5*[.CP12]*(([.CP5]-[.CO5])/([.CP1]-[.CO1]))^2" office:value-type="float" office:value="0.00585206597504648" calcext:value-type="float">
            <text:p>0.005852065975046</text:p>
          </table:table-cell>
          <table:table-cell table:formula="of:=0.5*[.CQ12]*(([.CQ5]-[.CP5])/([.CQ1]-[.CP1]))^2" office:value-type="float" office:value="0.00258231430524485" calcext:value-type="float">
            <text:p>0.002582314305245</text:p>
          </table:table-cell>
          <table:table-cell table:formula="of:=0.5*[.CR12]*(([.CR5]-[.CQ5])/([.CR1]-[.CQ1]))^2" office:value-type="float" office:value="0.00355073665990276" calcext:value-type="float">
            <text:p>0.003550736659903</text:p>
          </table:table-cell>
          <table:table-cell table:formula="of:=0.5*[.CS12]*(([.CS5]-[.CR5])/([.CS1]-[.CR1]))^2" office:value-type="float" office:value="0.0171679716135942" calcext:value-type="float">
            <text:p>0.017167971613594</text:p>
          </table:table-cell>
          <table:table-cell table:formula="of:=0.5*[.CT12]*(([.CT5]-[.CS5])/([.CT1]-[.CS1]))^2" office:value-type="float" office:value="0.0128307221952652" calcext:value-type="float">
            <text:p>0.012830722195265</text:p>
          </table:table-cell>
          <table:table-cell table:formula="of:=0.5*[.CU12]*(([.CU5]-[.CT5])/([.CU1]-[.CT1]))^2" office:value-type="float" office:value="0.00334209265993487" calcext:value-type="float">
            <text:p>0.003342092659935</text:p>
          </table:table-cell>
          <table:table-cell table:formula="of:=0.5*[.CV12]*(([.CV5]-[.CU5])/([.CV1]-[.CU1]))^2" office:value-type="float" office:value="0.0259058315784151" calcext:value-type="float">
            <text:p>0.025905831578415</text:p>
          </table:table-cell>
          <table:table-cell table:formula="of:=0.5*[.CW12]*(([.CW5]-[.CV5])/([.CW1]-[.CV1]))^2" office:value-type="float" office:value="0.000082247511786361" calcext:value-type="float">
            <text:p>8.2247511786361E-05</text:p>
          </table:table-cell>
          <table:table-cell table:formula="of:=0.5*[.CX12]*(([.CX5]-[.CW5])/([.CX1]-[.CW1]))^2" office:value-type="float" office:value="0.00148654417320061" calcext:value-type="float">
            <text:p>0.001486544173201</text:p>
          </table:table-cell>
          <table:table-cell table:formula="of:=0.5*[.CY12]*(([.CY5]-[.CX5])/([.CY1]-[.CX1]))^2" office:value-type="float" office:value="0.0474718870651614" calcext:value-type="float">
            <text:p>0.047471887065161</text:p>
          </table:table-cell>
          <table:table-cell table:formula="of:=0.5*[.CZ12]*(([.CZ5]-[.CY5])/([.CZ1]-[.CY1]))^2" office:value-type="float" office:value="0.0431509790383589" calcext:value-type="float">
            <text:p>0.043150979038359</text:p>
          </table:table-cell>
          <table:table-cell table:formula="of:=0.5*[.DA12]*(([.DA5]-[.CZ5])/([.DA1]-[.CZ1]))^2" office:value-type="float" office:value="0.0153526055376374" calcext:value-type="float">
            <text:p>0.015352605537637</text:p>
          </table:table-cell>
          <table:table-cell table:formula="of:=0.5*[.DB12]*(([.DB5]-[.DA5])/([.DB1]-[.DA1]))^2" office:value-type="float" office:value="0.00923923547946032" calcext:value-type="float">
            <text:p>0.00923923547946</text:p>
          </table:table-cell>
          <table:table-cell table:formula="of:=0.5*[.DC12]*(([.DC5]-[.DB5])/([.DC1]-[.DB1]))^2" office:value-type="float" office:value="0.0467668722059999" calcext:value-type="float">
            <text:p>0.046766872206</text:p>
          </table:table-cell>
          <table:table-cell table:formula="of:=0.5*[.DD12]*(([.DD5]-[.DC5])/([.DD1]-[.DC1]))^2" office:value-type="float" office:value="0.000268758020260491" calcext:value-type="float">
            <text:p>0.00026875802026</text:p>
          </table:table-cell>
          <table:table-cell table:formula="of:=0.5*[.DE12]*(([.DE5]-[.DD5])/([.DE1]-[.DD1]))^2" office:value-type="float" office:value="0.00212385271998399" calcext:value-type="float">
            <text:p>0.002123852719984</text:p>
          </table:table-cell>
          <table:table-cell table:formula="of:=0.5*[.DF12]*(([.DF5]-[.DE5])/([.DF1]-[.DE1]))^2" office:value-type="float" office:value="0.00242038069201993" calcext:value-type="float">
            <text:p>0.00242038069202</text:p>
          </table:table-cell>
          <table:table-cell table:formula="of:=0.5*[.DG12]*(([.DG5]-[.DF5])/([.DG1]-[.DF1]))^2" office:value-type="float" office:value="0.00442410038318347" calcext:value-type="float">
            <text:p>0.004424100383183</text:p>
          </table:table-cell>
          <table:table-cell table:formula="of:=0.5*[.DH12]*(([.DH5]-[.DG5])/([.DH1]-[.DG1]))^2" office:value-type="float" office:value="0.000524297058883482" calcext:value-type="float">
            <text:p>0.000524297058883</text:p>
          </table:table-cell>
          <table:table-cell table:formula="of:=0.5*[.DI12]*(([.DI5]-[.DH5])/([.DI1]-[.DH1]))^2" office:value-type="float" office:value="0.00444838808867003" calcext:value-type="float">
            <text:p>0.00444838808867</text:p>
          </table:table-cell>
          <table:table-cell table:formula="of:=0.5*[.DJ12]*(([.DJ5]-[.DI5])/([.DJ1]-[.DI1]))^2" office:value-type="float" office:value="0.0155358937204885" calcext:value-type="float">
            <text:p>0.015535893720489</text:p>
          </table:table-cell>
          <table:table-cell table:formula="of:=0.5*[.DK12]*(([.DK5]-[.DJ5])/([.DK1]-[.DJ1]))^2" office:value-type="float" office:value="0.00536865121793744" calcext:value-type="float">
            <text:p>0.005368651217937</text:p>
          </table:table-cell>
          <table:table-cell table:formula="of:=0.5*[.DL12]*(([.DL5]-[.DK5])/([.DL1]-[.DK1]))^2" office:value-type="float" office:value="0.0869539872613717" calcext:value-type="float">
            <text:p>0.086953987261372</text:p>
          </table:table-cell>
          <table:table-cell table:formula="of:=0.5*[.DM12]*(([.DM5]-[.DL5])/([.DM1]-[.DL1]))^2" office:value-type="float" office:value="0.0121250065110639" calcext:value-type="float">
            <text:p>0.012125006511064</text:p>
          </table:table-cell>
          <table:table-cell table:formula="of:=0.5*[.DN12]*(([.DN5]-[.DM5])/([.DN1]-[.DM1]))^2" office:value-type="float" office:value="0.000399285571058175" calcext:value-type="float">
            <text:p>0.000399285571058</text:p>
          </table:table-cell>
          <table:table-cell table:formula="of:=0.5*[.DO12]*(([.DO5]-[.DN5])/([.DO1]-[.DN1]))^2" office:value-type="float" office:value="0.000757374522827816" calcext:value-type="float">
            <text:p>0.000757374522828</text:p>
          </table:table-cell>
          <table:table-cell table:formula="of:=0.5*[.DP12]*(([.DP5]-[.DO5])/([.DP1]-[.DO1]))^2" office:value-type="float" office:value="0.00566896430956218" calcext:value-type="float">
            <text:p>0.005668964309562</text:p>
          </table:table-cell>
          <table:table-cell table:formula="of:=0.5*[.DQ12]*(([.DQ5]-[.DP5])/([.DQ1]-[.DP1]))^2" office:value-type="float" office:value="0.0172707556799475" calcext:value-type="float">
            <text:p>0.017270755679948</text:p>
          </table:table-cell>
          <table:table-cell table:formula="of:=0.5*[.DR12]*(([.DR5]-[.DQ5])/([.DR1]-[.DQ1]))^2" office:value-type="float" office:value="0.00217880604538671" calcext:value-type="float">
            <text:p>0.002178806045387</text:p>
          </table:table-cell>
          <table:table-cell table:formula="of:=0.5*[.DS12]*(([.DS5]-[.DR5])/([.DS1]-[.DR1]))^2" office:value-type="float" office:value="0.00434209477603696" calcext:value-type="float">
            <text:p>0.004342094776037</text:p>
          </table:table-cell>
          <table:table-cell table:formula="of:=0.5*[.DT12]*(([.DT5]-[.DS5])/([.DT1]-[.DS1]))^2" office:value-type="float" office:value="0.00218497386450277" calcext:value-type="float">
            <text:p>0.002184973864503</text:p>
          </table:table-cell>
          <table:table-cell table:formula="of:=0.5*[.DU12]*(([.DU5]-[.DT5])/([.DU1]-[.DT1]))^2" office:value-type="float" office:value="0.0000354550517631655" calcext:value-type="float">
            <text:p>3.54550517631655E-05</text:p>
          </table:table-cell>
          <table:table-cell table:formula="of:=0.5*[.DV12]*(([.DV5]-[.DU5])/([.DV1]-[.DU1]))^2" office:value-type="float" office:value="0.00783330141392109" calcext:value-type="float">
            <text:p>0.007833301413921</text:p>
          </table:table-cell>
          <table:table-cell table:formula="of:=0.5*[.DW12]*(([.DW5]-[.DV5])/([.DW1]-[.DV1]))^2" office:value-type="float" office:value="0.000372922808918146" calcext:value-type="float">
            <text:p>0.000372922808918</text:p>
          </table:table-cell>
          <table:table-cell table:formula="of:=0.5*[.DX12]*(([.DX5]-[.DW5])/([.DX1]-[.DW1]))^2" office:value-type="float" office:value="0.00199329646945654" calcext:value-type="float">
            <text:p>0.001993296469457</text:p>
          </table:table-cell>
          <table:table-cell table:formula="of:=0.5*[.DY12]*(([.DY5]-[.DX5])/([.DY1]-[.DX1]))^2" office:value-type="float" office:value="0.00228312330891286" calcext:value-type="float">
            <text:p>0.002283123308913</text:p>
          </table:table-cell>
          <table:table-cell table:formula="of:=0.5*[.DZ12]*(([.DZ5]-[.DY5])/([.DZ1]-[.DY1]))^2" office:value-type="float" office:value="0.0593072194545064" calcext:value-type="float">
            <text:p>0.059307219454507</text:p>
          </table:table-cell>
          <table:table-cell table:formula="of:=0.5*[.EA12]*(([.EA5]-[.DZ5])/([.EA1]-[.DZ1]))^2" office:value-type="float" office:value="0.0367965972345987" calcext:value-type="float">
            <text:p>0.036796597234599</text:p>
          </table:table-cell>
          <table:table-cell table:formula="of:=0.5*[.EB12]*(([.EB5]-[.EA5])/([.EB1]-[.EA1]))^2" office:value-type="float" office:value="0.000894093790768885" calcext:value-type="float">
            <text:p>0.000894093790769</text:p>
          </table:table-cell>
          <table:table-cell table:formula="of:=0.5*[.EC12]*(([.EC5]-[.EB5])/([.EC1]-[.EB1]))^2" office:value-type="float" office:value="0.000236003172391415" calcext:value-type="float">
            <text:p>0.000236003172391</text:p>
          </table:table-cell>
          <table:table-cell table:formula="of:=0.5*[.ED12]*(([.ED5]-[.EC5])/([.ED1]-[.EC1]))^2" office:value-type="float" office:value="0.00226288838260983" calcext:value-type="float">
            <text:p>0.00226288838261</text:p>
          </table:table-cell>
          <table:table-cell table:formula="of:=0.5*[.EE12]*(([.EE5]-[.ED5])/([.EE1]-[.ED1]))^2" office:value-type="float" office:value="0.0210667166642876" calcext:value-type="float">
            <text:p>0.021066716664288</text:p>
          </table:table-cell>
          <table:table-cell table:formula="of:=0.5*[.EF12]*(([.EF5]-[.EE5])/([.EF1]-[.EE1]))^2" office:value-type="float" office:value="0.025155511636463" calcext:value-type="float">
            <text:p>0.025155511636463</text:p>
          </table:table-cell>
          <table:table-cell table:formula="of:=0.5*[.EG12]*(([.EG5]-[.EF5])/([.EG1]-[.EF1]))^2" office:value-type="float" office:value="0.0139443017251928" calcext:value-type="float">
            <text:p>0.013944301725193</text:p>
          </table:table-cell>
          <table:table-cell table:formula="of:=0.5*[.EH12]*(([.EH5]-[.EG5])/([.EH1]-[.EG1]))^2" office:value-type="float" office:value="0.00394670254549892" calcext:value-type="float">
            <text:p>0.003946702545499</text:p>
          </table:table-cell>
          <table:table-cell table:formula="of:=0.5*[.EI12]*(([.EI5]-[.EH5])/([.EI1]-[.EH1]))^2" office:value-type="float" office:value="0.00332090662488637" calcext:value-type="float">
            <text:p>0.003320906624886</text:p>
          </table:table-cell>
          <table:table-cell table:formula="of:=0.5*[.EJ12]*(([.EJ5]-[.EI5])/([.EJ1]-[.EI1]))^2" office:value-type="float" office:value="0.022406859391852" calcext:value-type="float">
            <text:p>0.022406859391852</text:p>
          </table:table-cell>
          <table:table-cell table:formula="of:=0.5*[.EK12]*(([.EK5]-[.EJ5])/([.EK1]-[.EJ1]))^2" office:value-type="float" office:value="0.0222821958231362" calcext:value-type="float">
            <text:p>0.022282195823136</text:p>
          </table:table-cell>
          <table:table-cell table:formula="of:=0.5*[.EL12]*(([.EL5]-[.EK5])/([.EL1]-[.EK1]))^2" office:value-type="float" office:value="0.0530866861131096" calcext:value-type="float">
            <text:p>0.05308668611311</text:p>
          </table:table-cell>
          <table:table-cell table:formula="of:=0.5*[.EM12]*(([.EM5]-[.EL5])/([.EM1]-[.EL1]))^2" office:value-type="float" office:value="0.0910197002340554" calcext:value-type="float">
            <text:p>0.091019700234055</text:p>
          </table:table-cell>
          <table:table-cell table:formula="of:=0.5*[.EN12]*(([.EN5]-[.EM5])/([.EN1]-[.EM1]))^2" office:value-type="float" office:value="0.0310131479358412" calcext:value-type="float">
            <text:p>0.031013147935841</text:p>
          </table:table-cell>
          <table:table-cell table:formula="of:=0.5*[.EO12]*(([.EO5]-[.EN5])/([.EO1]-[.EN1]))^2" office:value-type="float" office:value="0.00194477799696439" calcext:value-type="float">
            <text:p>0.001944777996964</text:p>
          </table:table-cell>
          <table:table-cell table:formula="of:=0.5*[.EP12]*(([.EP5]-[.EO5])/([.EP1]-[.EO1]))^2" office:value-type="float" office:value="0.0011441218626825" calcext:value-type="float">
            <text:p>0.001144121862683</text:p>
          </table:table-cell>
          <table:table-cell table:formula="of:=0.5*[.EQ12]*(([.EQ5]-[.EP5])/([.EQ1]-[.EP1]))^2" office:value-type="float" office:value="0.00596911367854418" calcext:value-type="float">
            <text:p>0.005969113678544</text:p>
          </table:table-cell>
          <table:table-cell table:formula="of:=0.5*[.ER12]*(([.ER5]-[.EQ5])/([.ER1]-[.EQ1]))^2" office:value-type="float" office:value="0.000359083532235423" calcext:value-type="float">
            <text:p>0.000359083532235</text:p>
          </table:table-cell>
          <table:table-cell table:formula="of:=0.5*[.ES12]*(([.ES5]-[.ER5])/([.ES1]-[.ER1]))^2" office:value-type="float" office:value="0.0117572636669934" calcext:value-type="float">
            <text:p>0.011757263666994</text:p>
          </table:table-cell>
          <table:table-cell table:formula="of:=0.5*[.ET12]*(([.ET5]-[.ES5])/([.ET1]-[.ES1]))^2" office:value-type="float" office:value="0.00182021057162884" calcext:value-type="float">
            <text:p>0.001820210571629</text:p>
          </table:table-cell>
          <table:table-cell table:formula="of:=0.5*[.EU12]*(([.EU5]-[.ET5])/([.EU1]-[.ET1]))^2" office:value-type="float" office:value="0.0194844624252194" calcext:value-type="float">
            <text:p>0.019484462425219</text:p>
          </table:table-cell>
          <table:table-cell table:formula="of:=0.5*[.EV12]*(([.EV5]-[.EU5])/([.EV1]-[.EU1]))^2" office:value-type="float" office:value="0.00310954881217368" calcext:value-type="float">
            <text:p>0.003109548812174</text:p>
          </table:table-cell>
          <table:table-cell table:formula="of:=0.5*[.EW12]*(([.EW5]-[.EV5])/([.EW1]-[.EV1]))^2" office:value-type="float" office:value="0.0128984957092144" calcext:value-type="float">
            <text:p>0.012898495709215</text:p>
          </table:table-cell>
          <table:table-cell table:formula="of:=0.5*[.EX12]*(([.EX5]-[.EW5])/([.EX1]-[.EW1]))^2" office:value-type="float" office:value="0.00277853281785754" calcext:value-type="float">
            <text:p>0.002778532817858</text:p>
          </table:table-cell>
          <table:table-cell table:formula="of:=0.5*[.EY12]*(([.EY5]-[.EX5])/([.EY1]-[.EX1]))^2" office:value-type="float" office:value="0.0022495407763171" calcext:value-type="float">
            <text:p>0.002249540776317</text:p>
          </table:table-cell>
          <table:table-cell table:formula="of:=0.5*[.EZ12]*(([.EZ5]-[.EY5])/([.EZ1]-[.EY1]))^2" office:value-type="float" office:value="0.0638988959739645" calcext:value-type="float">
            <text:p>0.063898895973965</text:p>
          </table:table-cell>
          <table:table-cell table:formula="of:=0.5*[.FA12]*(([.FA5]-[.EZ5])/([.FA1]-[.EZ1]))^2" office:value-type="float" office:value="0.063112049990023" calcext:value-type="float">
            <text:p>0.063112049990023</text:p>
          </table:table-cell>
          <table:table-cell table:formula="of:=0.5*[.FB12]*(([.FB5]-[.FA5])/([.FB1]-[.FA1]))^2" office:value-type="float" office:value="0.000708712667092777" calcext:value-type="float">
            <text:p>0.000708712667093</text:p>
          </table:table-cell>
          <table:table-cell table:formula="of:=0.5*[.FC12]*(([.FC5]-[.FB5])/([.FC1]-[.FB1]))^2" office:value-type="float" office:value="0.0000439046257452773" calcext:value-type="float">
            <text:p>4.39046257452773E-05</text:p>
          </table:table-cell>
          <table:table-cell table:formula="of:=0.5*[.FD12]*(([.FD5]-[.FC5])/([.FD1]-[.FC1]))^2" office:value-type="float" office:value="0.00188841017927351" calcext:value-type="float">
            <text:p>0.001888410179274</text:p>
          </table:table-cell>
          <table:table-cell table:formula="of:=0.5*[.FE12]*(([.FE5]-[.FD5])/([.FE1]-[.FD1]))^2" office:value-type="float" office:value="0.0185540776937632" calcext:value-type="float">
            <text:p>0.018554077693763</text:p>
          </table:table-cell>
          <table:table-cell table:formula="of:=0.5*[.FF12]*(([.FF5]-[.FE5])/([.FF1]-[.FE1]))^2" office:value-type="float" office:value="0.0264437300590032" calcext:value-type="float">
            <text:p>0.026443730059003</text:p>
          </table:table-cell>
          <table:table-cell table:formula="of:=0.5*[.FG12]*(([.FG5]-[.FF5])/([.FG1]-[.FF1]))^2" office:value-type="float" office:value="0.00920461124994826" calcext:value-type="float">
            <text:p>0.009204611249948</text:p>
          </table:table-cell>
          <table:table-cell table:formula="of:=0.5*[.FH12]*(([.FH5]-[.FG5])/([.FH1]-[.FG1]))^2" office:value-type="float" office:value="0.00593790337084036" calcext:value-type="float">
            <text:p>0.00593790337084</text:p>
          </table:table-cell>
          <table:table-cell table:formula="of:=0.5*[.FI12]*(([.FI5]-[.FH5])/([.FI1]-[.FH1]))^2" office:value-type="float" office:value="0.0026227858184806" calcext:value-type="float">
            <text:p>0.002622785818481</text:p>
          </table:table-cell>
          <table:table-cell table:formula="of:=0.5*[.FJ12]*(([.FJ5]-[.FI5])/([.FJ1]-[.FI1]))^2" office:value-type="float" office:value="0.0486000623347192" calcext:value-type="float">
            <text:p>0.048600062334719</text:p>
          </table:table-cell>
          <table:table-cell table:formula="of:=0.5*[.FK12]*(([.FK5]-[.FJ5])/([.FK1]-[.FJ1]))^2" office:value-type="float" office:value="0.0458141810248699" calcext:value-type="float">
            <text:p>0.04581418102487</text:p>
          </table:table-cell>
          <table:table-cell table:formula="of:=0.5*[.FL12]*(([.FL5]-[.FK5])/([.FL1]-[.FK1]))^2" office:value-type="float" office:value="0.0289978898835142" calcext:value-type="float">
            <text:p>0.028997889883514</text:p>
          </table:table-cell>
          <table:table-cell table:formula="of:=0.5*[.FM12]*(([.FM5]-[.FL5])/([.FM1]-[.FL1]))^2" office:value-type="float" office:value="0.0115081660208261" calcext:value-type="float">
            <text:p>0.011508166020826</text:p>
          </table:table-cell>
          <table:table-cell table:formula="of:=0.5*[.FN12]*(([.FN5]-[.FM5])/([.FN1]-[.FM1]))^2" office:value-type="float" office:value="0.0195097253352335" calcext:value-type="float">
            <text:p>0.019509725335234</text:p>
          </table:table-cell>
          <table:table-cell table:formula="of:=0.5*[.FO12]*(([.FO5]-[.FN5])/([.FO1]-[.FN1]))^2" office:value-type="float" office:value="0.0196574939760599" calcext:value-type="float">
            <text:p>0.01965749397606</text:p>
          </table:table-cell>
          <table:table-cell table:formula="of:=0.5*[.FP12]*(([.FP5]-[.FO5])/([.FP1]-[.FO1]))^2" office:value-type="float" office:value="0.0156074859014569" calcext:value-type="float">
            <text:p>0.015607485901457</text:p>
          </table:table-cell>
          <table:table-cell table:formula="of:=0.5*[.FQ12]*(([.FQ5]-[.FP5])/([.FQ1]-[.FP1]))^2" office:value-type="float" office:value="0.00586717821706853" calcext:value-type="float">
            <text:p>0.005867178217069</text:p>
          </table:table-cell>
          <table:table-cell table:formula="of:=0.5*[.FR12]*(([.FR5]-[.FQ5])/([.FR1]-[.FQ1]))^2" office:value-type="float" office:value="0.0418388945002755" calcext:value-type="float">
            <text:p>0.041838894500276</text:p>
          </table:table-cell>
          <table:table-cell table:formula="of:=0.5*[.FS12]*(([.FS5]-[.FR5])/([.FS1]-[.FR1]))^2" office:value-type="float" office:value="0.0234386511252255" calcext:value-type="float">
            <text:p>0.023438651125226</text:p>
          </table:table-cell>
          <table:table-cell table:formula="of:=0.5*[.FT12]*(([.FT5]-[.FS5])/([.FT1]-[.FS1]))^2" office:value-type="float" office:value="0.0026054448800294" calcext:value-type="float">
            <text:p>0.002605444880029</text:p>
          </table:table-cell>
          <table:table-cell table:formula="of:=0.5*[.FU12]*(([.FU5]-[.FT5])/([.FU1]-[.FT1]))^2" office:value-type="float" office:value="0.00109633841087056" calcext:value-type="float">
            <text:p>0.001096338410871</text:p>
          </table:table-cell>
          <table:table-cell table:formula="of:=0.5*[.FV12]*(([.FV5]-[.FU5])/([.FV1]-[.FU1]))^2" office:value-type="float" office:value="0.0339748788042216" calcext:value-type="float">
            <text:p>0.033974878804222</text:p>
          </table:table-cell>
          <table:table-cell table:formula="of:=0.5*[.FW12]*(([.FW5]-[.FV5])/([.FW1]-[.FV1]))^2" office:value-type="float" office:value="0.00116723956245023" calcext:value-type="float">
            <text:p>0.00116723956245</text:p>
          </table:table-cell>
          <table:table-cell table:formula="of:=0.5*[.FX12]*(([.FX5]-[.FW5])/([.FX1]-[.FW1]))^2" office:value-type="float" office:value="0.00316520816615417" calcext:value-type="float">
            <text:p>0.003165208166154</text:p>
          </table:table-cell>
          <table:table-cell table:formula="of:=0.5*[.FY12]*(([.FY5]-[.FX5])/([.FY1]-[.FX1]))^2" office:value-type="float" office:value="0.00316354425047708" calcext:value-type="float">
            <text:p>0.003163544250477</text:p>
          </table:table-cell>
          <table:table-cell table:formula="of:=0.5*[.FZ12]*(([.FZ5]-[.FY5])/([.FZ1]-[.FY1]))^2" office:value-type="float" office:value="0.0843142485351967" calcext:value-type="float">
            <text:p>0.084314248535197</text:p>
          </table:table-cell>
          <table:table-cell table:formula="of:=0.5*[.GA12]*(([.GA5]-[.FZ5])/([.GA1]-[.FZ1]))^2" office:value-type="float" office:value="0.000394159395427464" calcext:value-type="float">
            <text:p>0.000394159395427</text:p>
          </table:table-cell>
          <table:table-cell table:formula="of:=0.5*[.GB12]*(([.GB5]-[.GA5])/([.GB1]-[.GA1]))^2" office:value-type="float" office:value="0.00261718059584072" calcext:value-type="float">
            <text:p>0.002617180595841</text:p>
          </table:table-cell>
          <table:table-cell table:formula="of:=0.5*[.GC12]*(([.GC5]-[.GB5])/([.GC1]-[.GB1]))^2" office:value-type="float" office:value="0.000868534376364427" calcext:value-type="float">
            <text:p>0.000868534376364</text:p>
          </table:table-cell>
          <table:table-cell table:formula="of:=0.5*[.GD12]*(([.GD5]-[.GC5])/([.GD1]-[.GC1]))^2" office:value-type="float" office:value="0.00747064317861959" calcext:value-type="float">
            <text:p>0.00747064317862</text:p>
          </table:table-cell>
          <table:table-cell table:formula="of:=0.5*[.GE12]*(([.GE5]-[.GD5])/([.GE1]-[.GD1]))^2" office:value-type="float" office:value="0.00775403357246152" calcext:value-type="float">
            <text:p>0.007754033572462</text:p>
          </table:table-cell>
          <table:table-cell table:formula="of:=0.5*[.GF12]*(([.GF5]-[.GE5])/([.GF1]-[.GE1]))^2" office:value-type="float" office:value="0.0149177534099396" calcext:value-type="float">
            <text:p>0.01491775340994</text:p>
          </table:table-cell>
          <table:table-cell table:formula="of:=0.5*[.GG12]*(([.GG5]-[.GF5])/([.GG1]-[.GF1]))^2" office:value-type="float" office:value="0.00496877693974103" calcext:value-type="float">
            <text:p>0.004968776939741</text:p>
          </table:table-cell>
          <table:table-cell table:formula="of:=0.5*[.GH12]*(([.GH5]-[.GG5])/([.GH1]-[.GG1]))^2" office:value-type="float" office:value="0.0016122936036092" calcext:value-type="float">
            <text:p>0.001612293603609</text:p>
          </table:table-cell>
          <table:table-cell table:formula="of:=0.5*[.GI12]*(([.GI5]-[.GH5])/([.GI1]-[.GH1]))^2" office:value-type="float" office:value="0.0000368112242149472" calcext:value-type="float">
            <text:p>3.68112242149472E-05</text:p>
          </table:table-cell>
          <table:table-cell table:formula="of:=0.5*[.GJ12]*(([.GJ5]-[.GI5])/([.GJ1]-[.GI1]))^2" office:value-type="float" office:value="0.0033958013526673" calcext:value-type="float">
            <text:p>0.003395801352667</text:p>
          </table:table-cell>
          <table:table-cell table:formula="of:=0.5*[.GK12]*(([.GK5]-[.GJ5])/([.GK1]-[.GJ1]))^2" office:value-type="float" office:value="0.00800526730075558" calcext:value-type="float">
            <text:p>0.008005267300756</text:p>
          </table:table-cell>
          <table:table-cell table:formula="of:=0.5*[.GL12]*(([.GL5]-[.GK5])/([.GL1]-[.GK1]))^2" office:value-type="float" office:value="0.000526114693096285" calcext:value-type="float">
            <text:p>0.000526114693096</text:p>
          </table:table-cell>
          <table:table-cell table:formula="of:=0.5*[.GM12]*(([.GM5]-[.GL5])/([.GM1]-[.GL1]))^2" office:value-type="float" office:value="0.00000852692597074752" calcext:value-type="float">
            <text:p>8.52692597074752E-06</text:p>
          </table:table-cell>
          <table:table-cell table:formula="of:=0.5*[.GN12]*(([.GN5]-[.GM5])/([.GN1]-[.GM1]))^2" office:value-type="float" office:value="0.000181720364503505" calcext:value-type="float">
            <text:p>0.000181720364504</text:p>
          </table:table-cell>
          <table:table-cell table:formula="of:=0.5*[.GO12]*(([.GO5]-[.GN5])/([.GO1]-[.GN1]))^2" office:value-type="float" office:value="0.0000175874993836455" calcext:value-type="float">
            <text:p>1.75874993836455E-05</text:p>
          </table:table-cell>
          <table:table-cell table:formula="of:=0.5*[.GP12]*(([.GP5]-[.GO5])/([.GP1]-[.GO1]))^2" office:value-type="float" office:value="0.00004767075705317" calcext:value-type="float">
            <text:p>4.767075705317E-05</text:p>
          </table:table-cell>
          <table:table-cell table:formula="of:=0.5*[.GQ12]*(([.GQ5]-[.GP5])/([.GQ1]-[.GP1]))^2" office:value-type="float" office:value="0.00000127147853253994" calcext:value-type="float">
            <text:p>1.27147853253994E-06</text:p>
          </table:table-cell>
          <table:table-cell table:formula="of:=0.5*[.GR12]*(([.GR5]-[.GQ5])/([.GR1]-[.GQ1]))^2" office:value-type="float" office:value="0.000000795191256289186" calcext:value-type="float">
            <text:p>7.95191256289186E-07</text:p>
          </table:table-cell>
          <table:table-cell table:formula="of:=0.5*[.GS12]*(([.GS5]-[.GR5])/([.GS1]-[.GR1]))^2" office:value-type="float" office:value="0.00000305076977028808" calcext:value-type="float">
            <text:p>3.05076977028808E-06</text:p>
          </table:table-cell>
          <table:table-cell table:formula="of:=0.5*[.GT12]*(([.GT5]-[.GS5])/([.GT1]-[.GS1]))^2" office:value-type="float" office:value="0.0000123332461501205" calcext:value-type="float">
            <text:p>1.23332461501205E-05</text:p>
          </table:table-cell>
          <table:table-cell table:formula="of:=0.5*[.GU12]*(([.GU5]-[.GT5])/([.GU1]-[.GT1]))^2" office:value-type="float" office:value="0.000000000026795342068975" calcext:value-type="float">
            <text:p>2.6795342068975E-11</text:p>
          </table:table-cell>
          <table:table-cell table:formula="of:=0.5*[.GV12]*(([.GV5]-[.GU5])/([.GV1]-[.GU1]))^2" office:value-type="float" office:value="0.00000235988607693044" calcext:value-type="float">
            <text:p>2.35988607693044E-06</text:p>
          </table:table-cell>
          <table:table-cell table:formula="of:=0.5*[.GW12]*(([.GW5]-[.GV5])/([.GW1]-[.GV1]))^2" office:value-type="float" office:value="0.000000027188674577144" calcext:value-type="float">
            <text:p>2.7188674577144E-08</text:p>
          </table:table-cell>
          <table:table-cell table:formula="of:=0.5*[.GX12]*(([.GX5]-[.GW5])/([.GX1]-[.GW1]))^2" office:value-type="float" office:value="0.0000000014397887040636" calcext:value-type="float">
            <text:p>1.4397887040636E-09</text:p>
          </table:table-cell>
          <table:table-cell table:formula="of:=0.5*[.GY12]*(([.GY5]-[.GX5])/([.GY1]-[.GX1]))^2" office:value-type="float" office:value="0.00000018123948333707" calcext:value-type="float">
            <text:p>1.8123948333707E-07</text:p>
          </table:table-cell>
          <table:table-cell table:formula="of:=0.5*[.GZ12]*(([.GZ5]-[.GY5])/([.GZ1]-[.GY1]))^2" office:value-type="float" office:value="0.000000715560424942783" calcext:value-type="float">
            <text:p>7.15560424942783E-07</text:p>
          </table:table-cell>
          <table:table-cell table:formula="of:=0.5*[.HA12]*(([.HA5]-[.GZ5])/([.HA1]-[.GZ1]))^2" office:value-type="float" office:value="0.000000120764019334883" calcext:value-type="float">
            <text:p>1.20764019334883E-07</text:p>
          </table:table-cell>
          <table:table-cell table:formula="of:=0.5*[.HB12]*(([.HB5]-[.HA5])/([.HB1]-[.HA1]))^2" office:value-type="float" office:value="0.0000000245933550909253" calcext:value-type="float">
            <text:p>2.45933550909253E-08</text:p>
          </table:table-cell>
          <table:table-cell table:formula="of:=0.5*[.HC12]*(([.HC5]-[.HB5])/([.HC1]-[.HB1]))^2" office:value-type="float" office:value="0.0000050192166504718" calcext:value-type="float">
            <text:p>5.0192166504718E-06</text:p>
          </table:table-cell>
          <table:table-cell table:formula="of:=0.5*[.HD12]*(([.HD5]-[.HC5])/([.HD1]-[.HC1]))^2" office:value-type="float" office:value="0.00000397626963007637" calcext:value-type="float">
            <text:p>3.97626963007637E-06</text:p>
          </table:table-cell>
          <table:table-cell table:formula="of:=0.5*[.HE12]*(([.HE5]-[.HD5])/([.HE1]-[.HD1]))^2" office:value-type="float" office:value="0.000000791510683202167" calcext:value-type="float">
            <text:p>7.91510683202167E-07</text:p>
          </table:table-cell>
          <table:table-cell table:formula="of:=0.5*[.HF12]*(([.HF5]-[.HE5])/([.HF1]-[.HE1]))^2" office:value-type="float" office:value="0.000000569723836508014" calcext:value-type="float">
            <text:p>5.69723836508014E-07</text:p>
          </table:table-cell>
          <table:table-cell table:formula="of:=0.5*[.HG12]*(([.HG5]-[.HF5])/([.HG1]-[.HF1]))^2" office:value-type="float" office:value="0.000000881891000095392" calcext:value-type="float">
            <text:p>8.81891000095392E-07</text:p>
          </table:table-cell>
          <table:table-cell table:formula="of:=0.5*[.HH12]*(([.HH5]-[.HG5])/([.HH1]-[.HG1]))^2" office:value-type="float" office:value="0.000000700997763437303" calcext:value-type="float">
            <text:p>7.00997763437303E-07</text:p>
          </table:table-cell>
          <table:table-cell table:formula="of:=0.5*[.HI12]*(([.HI5]-[.HH5])/([.HI1]-[.HH1]))^2" office:value-type="float" office:value="0.000000237537088622016" calcext:value-type="float">
            <text:p>2.37537088622016E-07</text:p>
          </table:table-cell>
          <table:table-cell table:formula="of:=0.5*[.HJ12]*(([.HJ5]-[.HI5])/([.HJ1]-[.HI1]))^2" office:value-type="float" office:value="0.00000155559377638788" calcext:value-type="float">
            <text:p>1.55559377638788E-06</text:p>
          </table:table-cell>
          <table:table-cell table:formula="of:=0.5*[.HK12]*(([.HK5]-[.HJ5])/([.HK1]-[.HJ1]))^2" office:value-type="float" office:value="0.00000317595445003641" calcext:value-type="float">
            <text:p>3.17595445003641E-06</text:p>
          </table:table-cell>
          <table:table-cell table:formula="of:=0.5*[.HL12]*(([.HL5]-[.HK5])/([.HL1]-[.HK1]))^2" office:value-type="float" office:value="0.00000036381985981803" calcext:value-type="float">
            <text:p>3.6381985981803E-07</text:p>
          </table:table-cell>
          <table:table-cell table:formula="of:=0.5*[.HM12]*(([.HM5]-[.HL5])/([.HM1]-[.HL1]))^2" office:value-type="float" office:value="0.0000012336299437046" calcext:value-type="float">
            <text:p>1.2336299437046E-06</text:p>
          </table:table-cell>
          <table:table-cell table:formula="of:=0.5*[.HN12]*(([.HN5]-[.HM5])/([.HN1]-[.HM1]))^2" office:value-type="float" office:value="0.000000494463282598524" calcext:value-type="float">
            <text:p>4.94463282598524E-07</text:p>
          </table:table-cell>
          <table:table-cell table:formula="of:=0.5*[.HO12]*(([.HO5]-[.HN5])/([.HO1]-[.HN1]))^2" office:value-type="float" office:value="0.0000000012649277261723" calcext:value-type="float">
            <text:p>1.2649277261723E-09</text:p>
          </table:table-cell>
          <table:table-cell table:formula="of:=0.5*[.HP12]*(([.HP5]-[.HO5])/([.HP1]-[.HO1]))^2" office:value-type="float" office:value="0.000000222412866328018" calcext:value-type="float">
            <text:p>2.22412866328018E-07</text:p>
          </table:table-cell>
          <table:table-cell table:formula="of:=0.5*[.HQ12]*(([.HQ5]-[.HP5])/([.HQ1]-[.HP1]))^2" office:value-type="float" office:value="0.000000403592915679331" calcext:value-type="float">
            <text:p>4.03592915679331E-07</text:p>
          </table:table-cell>
          <table:table-cell table:formula="of:=0.5*[.HR12]*(([.HR5]-[.HQ5])/([.HR1]-[.HQ1]))^2" office:value-type="float" office:value="0.0000000934327336142891" calcext:value-type="float">
            <text:p>9.34327336142891E-08</text:p>
          </table:table-cell>
          <table:table-cell table:formula="of:=0.5*[.HS12]*(([.HS5]-[.HR5])/([.HS1]-[.HR1]))^2" office:value-type="float" office:value="0.00000204681277935431" calcext:value-type="float">
            <text:p>2.04681277935431E-06</text:p>
          </table:table-cell>
          <table:table-cell table:formula="of:=0.5*[.HT12]*(([.HT5]-[.HS5])/([.HT1]-[.HS1]))^2" office:value-type="float" office:value="0.00000000612922382803143" calcext:value-type="float">
            <text:p>6.12922382803143E-09</text:p>
          </table:table-cell>
          <table:table-cell table:formula="of:=0.5*[.HU12]*(([.HU5]-[.HT5])/([.HU1]-[.HT1]))^2" office:value-type="float" office:value="0.00000364442572281478" calcext:value-type="float">
            <text:p>3.64442572281478E-06</text:p>
          </table:table-cell>
          <table:table-cell table:formula="of:=0.5*[.HV12]*(([.HV5]-[.HU5])/([.HV1]-[.HU1]))^2" office:value-type="float" office:value="0.000000069032871526824" calcext:value-type="float">
            <text:p>6.9032871526824E-08</text:p>
          </table:table-cell>
          <table:table-cell table:formula="of:=0.5*[.HW12]*(([.HW5]-[.HV5])/([.HW1]-[.HV1]))^2" office:value-type="float" office:value="0.000000234050222646801" calcext:value-type="float">
            <text:p>2.34050222646801E-07</text:p>
          </table:table-cell>
          <table:table-cell table:formula="of:=0.5*[.HX12]*(([.HX5]-[.HW5])/([.HX1]-[.HW1]))^2" office:value-type="float" office:value="0.00000344096259370607" calcext:value-type="float">
            <text:p>3.44096259370607E-06</text:p>
          </table:table-cell>
          <table:table-cell table:formula="of:=0.5*[.HY12]*(([.HY5]-[.HX5])/([.HY1]-[.HX1]))^2" office:value-type="float" office:value="0.00000272959040538004" calcext:value-type="float">
            <text:p>2.72959040538004E-06</text:p>
          </table:table-cell>
          <table:table-cell table:formula="of:=0.5*[.HZ12]*(([.HZ5]-[.HY5])/([.HZ1]-[.HY1]))^2" office:value-type="float" office:value="0.000000978056858506045" calcext:value-type="float">
            <text:p>9.78056858506045E-07</text:p>
          </table:table-cell>
          <table:table-cell table:formula="of:=0.5*[.IA12]*(([.IA5]-[.HZ5])/([.IA1]-[.HZ1]))^2" office:value-type="float" office:value="0.00000909424979016652" calcext:value-type="float">
            <text:p>9.09424979016652E-06</text:p>
          </table:table-cell>
          <table:table-cell table:formula="of:=0.5*[.IB12]*(([.IB5]-[.IA5])/([.IB1]-[.IA1]))^2" office:value-type="float" office:value="0.000000216985811563527" calcext:value-type="float">
            <text:p>2.16985811563527E-07</text:p>
          </table:table-cell>
          <table:table-cell table:formula="of:=0.5*[.IC12]*(([.IC5]-[.IB5])/([.IC1]-[.IB1]))^2" office:value-type="float" office:value="0.00000109596893326499" calcext:value-type="float">
            <text:p>1.09596893326499E-06</text:p>
          </table:table-cell>
          <table:table-cell table:formula="of:=0.5*[.ID12]*(([.ID5]-[.IC5])/([.ID1]-[.IC1]))^2" office:value-type="float" office:value="0.00000317395321567376" calcext:value-type="float">
            <text:p>3.17395321567376E-06</text:p>
          </table:table-cell>
          <table:table-cell table:formula="of:=0.5*[.IE12]*(([.IE5]-[.ID5])/([.IE1]-[.ID1]))^2" office:value-type="float" office:value="0.0000000827431604841774" calcext:value-type="float">
            <text:p>8.27431604841774E-08</text:p>
          </table:table-cell>
          <table:table-cell table:formula="of:=0.5*[.IF12]*(([.IF5]-[.IE5])/([.IF1]-[.IE1]))^2" office:value-type="float" office:value="0.00000630542690205345" calcext:value-type="float">
            <text:p>6.30542690205345E-06</text:p>
          </table:table-cell>
          <table:table-cell table:formula="of:=0.5*[.IG12]*(([.IG5]-[.IF5])/([.IG1]-[.IF1]))^2" office:value-type="float" office:value="0.000000728883364900736" calcext:value-type="float">
            <text:p>7.28883364900736E-07</text:p>
          </table:table-cell>
          <table:table-cell table:formula="of:=0.5*[.IH12]*(([.IH5]-[.IG5])/([.IH1]-[.IG1]))^2" office:value-type="float" office:value="0.00000134254469875538" calcext:value-type="float">
            <text:p>1.34254469875538E-06</text:p>
          </table:table-cell>
          <table:table-cell table:formula="of:=0.5*[.II12]*(([.II5]-[.IH5])/([.II1]-[.IH1]))^2" office:value-type="float" office:value="0.00000205579357408336" calcext:value-type="float">
            <text:p>2.05579357408336E-06</text:p>
          </table:table-cell>
          <table:table-cell table:formula="of:=0.5*[.IJ12]*(([.IJ5]-[.II5])/([.IJ1]-[.II1]))^2" office:value-type="float" office:value="0.00000439618812424005" calcext:value-type="float">
            <text:p>4.39618812424005E-06</text:p>
          </table:table-cell>
          <table:table-cell table:formula="of:=0.5*[.IK12]*(([.IK5]-[.IJ5])/([.IK1]-[.IJ1]))^2" office:value-type="float" office:value="0.00000137521455500766" calcext:value-type="float">
            <text:p>1.37521455500766E-06</text:p>
          </table:table-cell>
          <table:table-cell table:formula="of:=0.5*[.IL12]*(([.IL5]-[.IK5])/([.IL1]-[.IK1]))^2" office:value-type="float" office:value="0.000000240826476156934" calcext:value-type="float">
            <text:p>2.40826476156934E-07</text:p>
          </table:table-cell>
          <table:table-cell table:formula="of:=0.5*[.IM12]*(([.IM5]-[.IL5])/([.IM1]-[.IL1]))^2" office:value-type="float" office:value="0.00000204071731841172" calcext:value-type="float">
            <text:p>2.04071731841172E-06</text:p>
          </table:table-cell>
          <table:table-cell table:formula="of:=0.5*[.IN12]*(([.IN5]-[.IM5])/([.IN1]-[.IM1]))^2" office:value-type="float" office:value="0.00000249427345539354" calcext:value-type="float">
            <text:p>2.49427345539354E-06</text:p>
          </table:table-cell>
          <table:table-cell table:formula="of:=0.5*[.IO12]*(([.IO5]-[.IN5])/([.IO1]-[.IN1]))^2" office:value-type="float" office:value="0.00000115229402421527" calcext:value-type="float">
            <text:p>1.15229402421527E-06</text:p>
          </table:table-cell>
          <table:table-cell table:formula="of:=0.5*[.IP12]*(([.IP5]-[.IO5])/([.IP1]-[.IO1]))^2" office:value-type="float" office:value="0.00000078408646879837" calcext:value-type="float">
            <text:p>7.8408646879837E-07</text:p>
          </table:table-cell>
          <table:table-cell table:formula="of:=0.5*[.IQ12]*(([.IQ5]-[.IP5])/([.IQ1]-[.IP1]))^2" office:value-type="float" office:value="0.000000534614767723866" calcext:value-type="float">
            <text:p>5.34614767723866E-07</text:p>
          </table:table-cell>
          <table:table-cell table:formula="of:=0.5*[.IR12]*(([.IR5]-[.IQ5])/([.IR1]-[.IQ1]))^2" office:value-type="float" office:value="0.00000185284213966595" calcext:value-type="float">
            <text:p>1.85284213966595E-06</text:p>
          </table:table-cell>
          <table:table-cell table:formula="of:=0.5*[.IS12]*(([.IS5]-[.IR5])/([.IS1]-[.IR1]))^2" office:value-type="float" office:value="0.00000188027398332342" calcext:value-type="float">
            <text:p>1.88027398332342E-06</text:p>
          </table:table-cell>
          <table:table-cell table:formula="of:=0.5*[.IT12]*(([.IT5]-[.IS5])/([.IT1]-[.IS1]))^2" office:value-type="float" office:value="0.0000000723223387900313" calcext:value-type="float">
            <text:p>7.23223387900313E-08</text:p>
          </table:table-cell>
          <table:table-cell table:formula="of:=0.5*[.IU12]*(([.IU5]-[.IT5])/([.IU1]-[.IT1]))^2" office:value-type="float" office:value="0.0000000395628185626864" calcext:value-type="float">
            <text:p>3.95628185626864E-08</text:p>
          </table:table-cell>
          <table:table-cell table:formula="of:=0.5*[.IV12]*(([.IV5]-[.IU5])/([.IV1]-[.IU1]))^2" office:value-type="float" office:value="0.0000012159841621782" calcext:value-type="float">
            <text:p>1.2159841621782E-06</text:p>
          </table:table-cell>
          <table:table-cell table:formula="of:=0.5*[.IW12]*(([.IW5]-[.IV5])/([.IW1]-[.IV1]))^2" office:value-type="float" office:value="0.00000321955682579557" calcext:value-type="float">
            <text:p>3.21955682579557E-06</text:p>
          </table:table-cell>
          <table:table-cell table:formula="of:=0.5*[.IX12]*(([.IX5]-[.IW5])/([.IX1]-[.IW1]))^2" office:value-type="float" office:value="0.000000226930653437309" calcext:value-type="float">
            <text:p>2.26930653437309E-07</text:p>
          </table:table-cell>
          <table:table-cell table:formula="of:=0.5*[.IY12]*(([.IY5]-[.IX5])/([.IY1]-[.IX1]))^2" office:value-type="float" office:value="0.00000000282472916230569" calcext:value-type="float">
            <text:p>2.82472916230569E-09</text:p>
          </table:table-cell>
          <table:table-cell table:formula="of:=0.5*[.IZ12]*(([.IZ5]-[.IY5])/([.IZ1]-[.IY1]))^2" office:value-type="float" office:value="0.0000026994304932559" calcext:value-type="float">
            <text:p>2.6994304932559E-06</text:p>
          </table:table-cell>
          <table:table-cell table:formula="of:=0.5*[.JA12]*(([.JA5]-[.IZ5])/([.JA1]-[.IZ1]))^2" office:value-type="float" office:value="0.00000156439460633218" calcext:value-type="float">
            <text:p>1.56439460633218E-06</text:p>
          </table:table-cell>
          <table:table-cell table:formula="of:=0.5*[.JB12]*(([.JB5]-[.JA5])/([.JB1]-[.JA1]))^2" office:value-type="float" office:value="0.000000920105436356315" calcext:value-type="float">
            <text:p>9.20105436356315E-07</text:p>
          </table:table-cell>
          <table:table-cell table:formula="of:=0.5*[.JC12]*(([.JC5]-[.JB5])/([.JC1]-[.JB1]))^2" office:value-type="float" office:value="0.000000180372737387029" calcext:value-type="float">
            <text:p>1.80372737387029E-07</text:p>
          </table:table-cell>
          <table:table-cell table:formula="of:=0.5*[.JD12]*(([.JD5]-[.JC5])/([.JD1]-[.JC1]))^2" office:value-type="float" office:value="0.000000841489457204885" calcext:value-type="float">
            <text:p>8.41489457204885E-07</text:p>
          </table:table-cell>
          <table:table-cell table:formula="of:=0.5*[.JE12]*(([.JE5]-[.JD5])/([.JE1]-[.JD1]))^2" office:value-type="float" office:value="0.00000710092026318105" calcext:value-type="float">
            <text:p>7.10092026318105E-06</text:p>
          </table:table-cell>
          <table:table-cell table:formula="of:=0.5*[.JF12]*(([.JF5]-[.JE5])/([.JF1]-[.JE1]))^2" office:value-type="float" office:value="0.000105450375441689" calcext:value-type="float">
            <text:p>0.000105450375442</text:p>
          </table:table-cell>
          <table:table-cell table:formula="of:=0.5*[.JG12]*(([.JG5]-[.JF5])/([.JG1]-[.JF1]))^2" office:value-type="string" office:string-value="" calcext:value-type="error">
            <text:p>#DIV/0!</text:p>
          </table:table-cell>
          <table:table-cell table:formula="of:=0.5*[.JH12]*(([.JH5]-[.JG5])/([.JH1]-[.JG1]))^2" office:value-type="string" office:string-value="" calcext:value-type="error">
            <text:p>#DIV/0!</text:p>
          </table:table-cell>
          <table:table-cell table:formula="of:=0.5*[.JI12]*(([.JI5]-[.JH5])/([.JI1]-[.JH1]))^2" office:value-type="string" office:string-value="" calcext:value-type="error">
            <text:p>#DIV/0!</text:p>
          </table:table-cell>
          <table:table-cell table:formula="of:=0.5*[.JJ12]*(([.JJ5]-[.JI5])/([.JJ1]-[.JI1]))^2" office:value-type="string" office:string-value="" calcext:value-type="error">
            <text:p>#DIV/0!</text:p>
          </table:table-cell>
          <table:table-cell table:formula="of:=0.5*[.JK12]*(([.JK5]-[.JJ5])/([.JK1]-[.JJ1]))^2" office:value-type="string" office:string-value="" calcext:value-type="error">
            <text:p>#DIV/0!</text:p>
          </table:table-cell>
          <table:table-cell table:formula="of:=0.5*[.JL12]*(([.JL5]-[.JK5])/([.JL1]-[.JK1]))^2" office:value-type="string" office:string-value="" calcext:value-type="error">
            <text:p>#DIV/0!</text:p>
          </table:table-cell>
          <table:table-cell table:formula="of:=0.5*[.JM12]*(([.JM5]-[.JL5])/([.JM1]-[.JL1]))^2" office:value-type="string" office:string-value="" calcext:value-type="error">
            <text:p>#DIV/0!</text:p>
          </table:table-cell>
          <table:table-cell table:formula="of:=0.5*[.JN12]*(([.JN5]-[.JM5])/([.JN1]-[.JM1]))^2" office:value-type="string" office:string-value="" calcext:value-type="error">
            <text:p>#DIV/0!</text:p>
          </table:table-cell>
          <table:table-cell table:formula="of:=0.5*[.JO12]*(([.JO5]-[.JN5])/([.JO1]-[.JN1]))^2" office:value-type="string" office:string-value="" calcext:value-type="error">
            <text:p>#DIV/0!</text:p>
          </table:table-cell>
          <table:table-cell table:formula="of:=0.5*[.JP12]*(([.JP5]-[.JO5])/([.JP1]-[.JO1]))^2" office:value-type="string" office:string-value="" calcext:value-type="error">
            <text:p>#DIV/0!</text:p>
          </table:table-cell>
          <table:table-cell table:formula="of:=0.5*[.JQ12]*(([.JQ5]-[.JP5])/([.JQ1]-[.JP1]))^2" office:value-type="string" office:string-value="" calcext:value-type="error">
            <text:p>#DIV/0!</text:p>
          </table:table-cell>
          <table:table-cell table:formula="of:=0.5*[.JR12]*(([.JR5]-[.JQ5])/([.JR1]-[.JQ1]))^2" office:value-type="string" office:string-value="" calcext:value-type="error">
            <text:p>#DIV/0!</text:p>
          </table:table-cell>
          <table:table-cell table:formula="of:=0.5*[.JS12]*(([.JS5]-[.JR5])/([.JS1]-[.JR1]))^2" office:value-type="string" office:string-value="" calcext:value-type="error">
            <text:p>#DIV/0!</text:p>
          </table:table-cell>
          <table:table-cell table:formula="of:=0.5*[.JT12]*(([.JT5]-[.JS5])/([.JT1]-[.JS1]))^2" office:value-type="string" office:string-value="" calcext:value-type="error">
            <text:p>#DIV/0!</text:p>
          </table:table-cell>
          <table:table-cell table:formula="of:=0.5*[.JU12]*(([.JU5]-[.JT5])/([.JU1]-[.JT1]))^2" office:value-type="string" office:string-value="" calcext:value-type="error">
            <text:p>#DIV/0!</text:p>
          </table:table-cell>
          <table:table-cell table:formula="of:=0.5*[.JV12]*(([.JV5]-[.JU5])/([.JV1]-[.JU1]))^2" office:value-type="string" office:string-value="" calcext:value-type="error">
            <text:p>#DIV/0!</text:p>
          </table:table-cell>
          <table:table-cell table:formula="of:=0.5*[.JW12]*(([.JW5]-[.JV5])/([.JW1]-[.JV1]))^2" office:value-type="string" office:string-value="" calcext:value-type="error">
            <text:p>#DIV/0!</text:p>
          </table:table-cell>
          <table:table-cell table:formula="of:=0.5*[.JX12]*(([.JX5]-[.JW5])/([.JX1]-[.JW1]))^2" office:value-type="string" office:string-value="" calcext:value-type="error">
            <text:p>#DIV/0!</text:p>
          </table:table-cell>
          <table:table-cell table:formula="of:=0.5*[.JY12]*(([.JY5]-[.JX5])/([.JY1]-[.JX1]))^2" office:value-type="string" office:string-value="" calcext:value-type="error">
            <text:p>#DIV/0!</text:p>
          </table:table-cell>
          <table:table-cell table:formula="of:=0.5*[.JZ12]*(([.JZ5]-[.JY5])/([.JZ1]-[.JY1]))^2" office:value-type="string" office:string-value="" calcext:value-type="error">
            <text:p>#DIV/0!</text:p>
          </table:table-cell>
          <table:table-cell table:formula="of:=0.5*[.KA12]*(([.KA5]-[.JZ5])/([.KA1]-[.JZ1]))^2" office:value-type="string" office:string-value="" calcext:value-type="error">
            <text:p>#DIV/0!</text:p>
          </table:table-cell>
          <table:table-cell table:formula="of:=0.5*[.KB12]*(([.KB5]-[.KA5])/([.KB1]-[.KA1]))^2" office:value-type="string" office:string-value="" calcext:value-type="error">
            <text:p>#DIV/0!</text:p>
          </table:table-cell>
          <table:table-cell table:formula="of:=0.5*[.KC12]*(([.KC5]-[.KB5])/([.KC1]-[.KB1]))^2" office:value-type="string" office:string-value="" calcext:value-type="error">
            <text:p>#DIV/0!</text:p>
          </table:table-cell>
          <table:table-cell table:formula="of:=0.5*[.KD12]*(([.KD5]-[.KC5])/([.KD1]-[.KC1]))^2" office:value-type="string" office:string-value="" calcext:value-type="error">
            <text:p>#DIV/0!</text:p>
          </table:table-cell>
          <table:table-cell table:formula="of:=0.5*[.KE12]*(([.KE5]-[.KD5])/([.KE1]-[.KD1]))^2" office:value-type="string" office:string-value="" calcext:value-type="error">
            <text:p>#DIV/0!</text:p>
          </table:table-cell>
          <table:table-cell table:formula="of:=0.5*[.KF12]*(([.KF5]-[.KE5])/([.KF1]-[.KE1]))^2" office:value-type="string" office:string-value="" calcext:value-type="error">
            <text:p>#DIV/0!</text:p>
          </table:table-cell>
          <table:table-cell table:formula="of:=0.5*[.KG12]*(([.KG5]-[.KF5])/([.KG1]-[.KF1]))^2" office:value-type="string" office:string-value="" calcext:value-type="error">
            <text:p>#DIV/0!</text:p>
          </table:table-cell>
          <table:table-cell table:formula="of:=0.5*[.KH12]*(([.KH5]-[.KG5])/([.KH1]-[.KG1]))^2" office:value-type="string" office:string-value="" calcext:value-type="error">
            <text:p>#DIV/0!</text:p>
          </table:table-cell>
          <table:table-cell table:formula="of:=0.5*[.KI12]*(([.KI5]-[.KH5])/([.KI1]-[.KH1]))^2" office:value-type="string" office:string-value="" calcext:value-type="error">
            <text:p>#DIV/0!</text:p>
          </table:table-cell>
          <table:table-cell table:formula="of:=0.5*[.KJ12]*(([.KJ5]-[.KI5])/([.KJ1]-[.KI1]))^2" office:value-type="string" office:string-value="" calcext:value-type="error">
            <text:p>#DIV/0!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346970920101589" calcext:value-type="float">
            <text:p>3.46970920101589E-07</text:p>
          </table:table-cell>
          <table:table-cell table:formula="of:=0.5*[.D12]*(([.D6]-[.C6])/([.D1]-[.C1]))^2" office:value-type="float" office:value="0.00000298901614899097" calcext:value-type="float">
            <text:p>2.98901614899097E-06</text:p>
          </table:table-cell>
          <table:table-cell table:formula="of:=0.5*[.E12]*(([.E6]-[.D6])/([.E1]-[.D1]))^2" office:value-type="float" office:value="0.00000113061772049486" calcext:value-type="float">
            <text:p>1.13061772049486E-06</text:p>
          </table:table-cell>
          <table:table-cell table:formula="of:=0.5*[.F12]*(([.F6]-[.E6])/([.F1]-[.E1]))^2" office:value-type="float" office:value="0.000000794037505911212" calcext:value-type="float">
            <text:p>7.94037505911212E-07</text:p>
          </table:table-cell>
          <table:table-cell table:formula="of:=0.5*[.G12]*(([.G6]-[.F6])/([.G1]-[.F1]))^2" office:value-type="float" office:value="0.000000246581702342768" calcext:value-type="float">
            <text:p>2.46581702342768E-07</text:p>
          </table:table-cell>
          <table:table-cell table:formula="of:=0.5*[.H12]*(([.H6]-[.G6])/([.H1]-[.G1]))^2" office:value-type="float" office:value="0.000000635325765109831" calcext:value-type="float">
            <text:p>6.35325765109831E-07</text:p>
          </table:table-cell>
          <table:table-cell table:formula="of:=0.5*[.I12]*(([.I6]-[.H6])/([.I1]-[.H1]))^2" office:value-type="float" office:value="0.000000000186382159559196" calcext:value-type="float">
            <text:p>1.86382159559196E-10</text:p>
          </table:table-cell>
          <table:table-cell table:formula="of:=0.5*[.J12]*(([.J6]-[.I6])/([.J1]-[.I1]))^2" office:value-type="float" office:value="0.00000059533986441305" calcext:value-type="float">
            <text:p>5.9533986441305E-07</text:p>
          </table:table-cell>
          <table:table-cell table:formula="of:=0.5*[.K12]*(([.K6]-[.J6])/([.K1]-[.J1]))^2" office:value-type="float" office:value="0.000000781660504429486" calcext:value-type="float">
            <text:p>7.81660504429486E-07</text:p>
          </table:table-cell>
          <table:table-cell table:formula="of:=0.5*[.L12]*(([.L6]-[.K6])/([.L1]-[.K1]))^2" office:value-type="float" office:value="0.00000143955630132538" calcext:value-type="float">
            <text:p>1.43955630132538E-06</text:p>
          </table:table-cell>
          <table:table-cell table:formula="of:=0.5*[.M12]*(([.M6]-[.L6])/([.M1]-[.L1]))^2" office:value-type="float" office:value="0.00000000125351412312079" calcext:value-type="float">
            <text:p>1.25351412312079E-09</text:p>
          </table:table-cell>
          <table:table-cell table:formula="of:=0.5*[.N12]*(([.N6]-[.M6])/([.N1]-[.M1]))^2" office:value-type="float" office:value="0.00000179156552078327" calcext:value-type="float">
            <text:p>1.79156552078327E-06</text:p>
          </table:table-cell>
          <table:table-cell table:formula="of:=0.5*[.O12]*(([.O6]-[.N6])/([.O1]-[.N1]))^2" office:value-type="float" office:value="0.000000726429488076071" calcext:value-type="float">
            <text:p>7.26429488076071E-07</text:p>
          </table:table-cell>
          <table:table-cell table:formula="of:=0.5*[.P12]*(([.P6]-[.O6])/([.P1]-[.O1]))^2" office:value-type="float" office:value="0.00000141003436284382" calcext:value-type="float">
            <text:p>1.41003436284382E-06</text:p>
          </table:table-cell>
          <table:table-cell table:formula="of:=0.5*[.Q12]*(([.Q6]-[.P6])/([.Q1]-[.P1]))^2" office:value-type="float" office:value="0.00000100144920635245" calcext:value-type="float">
            <text:p>1.00144920635245E-06</text:p>
          </table:table-cell>
          <table:table-cell table:formula="of:=0.5*[.R12]*(([.R6]-[.Q6])/([.R1]-[.Q1]))^2" office:value-type="float" office:value="0.000000160147221632431" calcext:value-type="float">
            <text:p>1.60147221632431E-07</text:p>
          </table:table-cell>
          <table:table-cell table:formula="of:=0.5*[.S12]*(([.S6]-[.R6])/([.S1]-[.R1]))^2" office:value-type="float" office:value="0.00000000355195035452632" calcext:value-type="float">
            <text:p>3.55195035452632E-09</text:p>
          </table:table-cell>
          <table:table-cell table:formula="of:=0.5*[.T12]*(([.T6]-[.S6])/([.T1]-[.S1]))^2" office:value-type="float" office:value="0.00000168678335252474" calcext:value-type="float">
            <text:p>1.68678335252474E-06</text:p>
          </table:table-cell>
          <table:table-cell table:formula="of:=0.5*[.U12]*(([.U6]-[.T6])/([.U1]-[.T1]))^2" office:value-type="float" office:value="0.0000000696162877636117" calcext:value-type="float">
            <text:p>6.96162877636117E-08</text:p>
          </table:table-cell>
          <table:table-cell table:formula="of:=0.5*[.V12]*(([.V6]-[.U6])/([.V1]-[.U1]))^2" office:value-type="float" office:value="0.000000648058525140682" calcext:value-type="float">
            <text:p>6.48058525140682E-07</text:p>
          </table:table-cell>
          <table:table-cell table:formula="of:=0.5*[.W12]*(([.W6]-[.V6])/([.W1]-[.V1]))^2" office:value-type="float" office:value="0.000000000189964909803894" calcext:value-type="float">
            <text:p>1.89964909803894E-10</text:p>
          </table:table-cell>
          <table:table-cell table:formula="of:=0.5*[.X12]*(([.X6]-[.W6])/([.X1]-[.W1]))^2" office:value-type="float" office:value="0.000000255047661941882" calcext:value-type="float">
            <text:p>2.55047661941882E-07</text:p>
          </table:table-cell>
          <table:table-cell table:formula="of:=0.5*[.Y12]*(([.Y6]-[.X6])/([.Y1]-[.X1]))^2" office:value-type="float" office:value="0.000000170108194052296" calcext:value-type="float">
            <text:p>1.70108194052296E-07</text:p>
          </table:table-cell>
          <table:table-cell table:formula="of:=0.5*[.Z12]*(([.Z6]-[.Y6])/([.Z1]-[.Y1]))^2" office:value-type="float" office:value="0.000000359618596594072" calcext:value-type="float">
            <text:p>3.59618596594072E-07</text:p>
          </table:table-cell>
          <table:table-cell table:formula="of:=0.5*[.AA12]*(([.AA6]-[.Z6])/([.AA1]-[.Z1]))^2" office:value-type="float" office:value="0.000000111427669295626" calcext:value-type="float">
            <text:p>1.11427669295626E-07</text:p>
          </table:table-cell>
          <table:table-cell table:formula="of:=0.5*[.AB12]*(([.AB6]-[.AA6])/([.AB1]-[.AA1]))^2" office:value-type="float" office:value="0.00000143493807055763" calcext:value-type="float">
            <text:p>1.43493807055763E-06</text:p>
          </table:table-cell>
          <table:table-cell table:formula="of:=0.5*[.AC12]*(([.AC6]-[.AB6])/([.AC1]-[.AB1]))^2" office:value-type="float" office:value="0.00000000215042603962212" calcext:value-type="float">
            <text:p>2.15042603962212E-09</text:p>
          </table:table-cell>
          <table:table-cell table:formula="of:=0.5*[.AD12]*(([.AD6]-[.AC6])/([.AD1]-[.AC1]))^2" office:value-type="float" office:value="0.000000108617215882014" calcext:value-type="float">
            <text:p>1.08617215882014E-07</text:p>
          </table:table-cell>
          <table:table-cell table:formula="of:=0.5*[.AE12]*(([.AE6]-[.AD6])/([.AE1]-[.AD1]))^2" office:value-type="float" office:value="0.0000000155820423379944" calcext:value-type="float">
            <text:p>1.55820423379944E-08</text:p>
          </table:table-cell>
          <table:table-cell table:formula="of:=0.5*[.AF12]*(([.AF6]-[.AE6])/([.AF1]-[.AE1]))^2" office:value-type="float" office:value="0.000000371804886836019" calcext:value-type="float">
            <text:p>3.71804886836019E-07</text:p>
          </table:table-cell>
          <table:table-cell table:formula="of:=0.5*[.AG12]*(([.AG6]-[.AF6])/([.AG1]-[.AF1]))^2" office:value-type="float" office:value="0.000214881572734092" calcext:value-type="float">
            <text:p>0.000214881572734</text:p>
          </table:table-cell>
          <table:table-cell table:formula="of:=0.5*[.AH12]*(([.AH6]-[.AG6])/([.AH1]-[.AG1]))^2" office:value-type="float" office:value="0.00000313232971457288" calcext:value-type="float">
            <text:p>3.13232971457288E-06</text:p>
          </table:table-cell>
          <table:table-cell table:formula="of:=0.5*[.AI12]*(([.AI6]-[.AH6])/([.AI1]-[.AH1]))^2" office:value-type="float" office:value="0.0000478619389657239" calcext:value-type="float">
            <text:p>4.78619389657239E-05</text:p>
          </table:table-cell>
          <table:table-cell table:formula="of:=0.5*[.AJ12]*(([.AJ6]-[.AI6])/([.AJ1]-[.AI1]))^2" office:value-type="float" office:value="0.000680049039429138" calcext:value-type="float">
            <text:p>0.000680049039429</text:p>
          </table:table-cell>
          <table:table-cell table:formula="of:=0.5*[.AK12]*(([.AK6]-[.AJ6])/([.AK1]-[.AJ1]))^2" office:value-type="float" office:value="0.000176690059796579" calcext:value-type="float">
            <text:p>0.000176690059797</text:p>
          </table:table-cell>
          <table:table-cell table:formula="of:=0.5*[.AL12]*(([.AL6]-[.AK6])/([.AL1]-[.AK1]))^2" office:value-type="float" office:value="0.0000174986451533816" calcext:value-type="float">
            <text:p>1.74986451533816E-05</text:p>
          </table:table-cell>
          <table:table-cell table:formula="of:=0.5*[.AM12]*(([.AM6]-[.AL6])/([.AM1]-[.AL1]))^2" office:value-type="float" office:value="0.000197368920592791" calcext:value-type="float">
            <text:p>0.000197368920593</text:p>
          </table:table-cell>
          <table:table-cell table:formula="of:=0.5*[.AN12]*(([.AN6]-[.AM6])/([.AN1]-[.AM1]))^2" office:value-type="float" office:value="0.00531060719536657" calcext:value-type="float">
            <text:p>0.005310607195367</text:p>
          </table:table-cell>
          <table:table-cell table:formula="of:=0.5*[.AO12]*(([.AO6]-[.AN6])/([.AO1]-[.AN1]))^2" office:value-type="float" office:value="0.0374319619281899" calcext:value-type="float">
            <text:p>0.03743196192819</text:p>
          </table:table-cell>
          <table:table-cell table:formula="of:=0.5*[.AP12]*(([.AP6]-[.AO6])/([.AP1]-[.AO1]))^2" office:value-type="float" office:value="0.00648926067780564" calcext:value-type="float">
            <text:p>0.006489260677806</text:p>
          </table:table-cell>
          <table:table-cell table:formula="of:=0.5*[.AQ12]*(([.AQ6]-[.AP6])/([.AQ1]-[.AP1]))^2" office:value-type="float" office:value="0.0225773630112143" calcext:value-type="float">
            <text:p>0.022577363011214</text:p>
          </table:table-cell>
          <table:table-cell table:formula="of:=0.5*[.AR12]*(([.AR6]-[.AQ6])/([.AR1]-[.AQ1]))^2" office:value-type="float" office:value="0.00184861904346492" calcext:value-type="float">
            <text:p>0.001848619043465</text:p>
          </table:table-cell>
          <table:table-cell table:formula="of:=0.5*[.AS12]*(([.AS6]-[.AR6])/([.AS1]-[.AR1]))^2" office:value-type="float" office:value="0.000360590185841471" calcext:value-type="float">
            <text:p>0.000360590185841</text:p>
          </table:table-cell>
          <table:table-cell table:formula="of:=0.5*[.AT12]*(([.AT6]-[.AS6])/([.AT1]-[.AS1]))^2" office:value-type="float" office:value="0.00017687445479033" calcext:value-type="float">
            <text:p>0.00017687445479</text:p>
          </table:table-cell>
          <table:table-cell table:formula="of:=0.5*[.AU12]*(([.AU6]-[.AT6])/([.AU1]-[.AT1]))^2" office:value-type="float" office:value="0.0259948405389288" calcext:value-type="float">
            <text:p>0.025994840538929</text:p>
          </table:table-cell>
          <table:table-cell table:formula="of:=0.5*[.AV12]*(([.AV6]-[.AU6])/([.AV1]-[.AU1]))^2" office:value-type="float" office:value="0.0434710356402301" calcext:value-type="float">
            <text:p>0.04347103564023</text:p>
          </table:table-cell>
          <table:table-cell table:formula="of:=0.5*[.AW12]*(([.AW6]-[.AV6])/([.AW1]-[.AV1]))^2" office:value-type="float" office:value="0.0332118520455899" calcext:value-type="float">
            <text:p>0.03321185204559</text:p>
          </table:table-cell>
          <table:table-cell table:formula="of:=0.5*[.AX12]*(([.AX6]-[.AW6])/([.AX1]-[.AW1]))^2" office:value-type="float" office:value="0.00103766595509145" calcext:value-type="float">
            <text:p>0.001037665955091</text:p>
          </table:table-cell>
          <table:table-cell table:formula="of:=0.5*[.AY12]*(([.AY6]-[.AX6])/([.AY1]-[.AX1]))^2" office:value-type="float" office:value="0.000405832538262501" calcext:value-type="float">
            <text:p>0.000405832538263</text:p>
          </table:table-cell>
          <table:table-cell table:formula="of:=0.5*[.AZ12]*(([.AZ6]-[.AY6])/([.AZ1]-[.AY1]))^2" office:value-type="float" office:value="0.00158322994529044" calcext:value-type="float">
            <text:p>0.00158322994529</text:p>
          </table:table-cell>
          <table:table-cell table:formula="of:=0.5*[.BA12]*(([.BA6]-[.AZ6])/([.BA1]-[.AZ1]))^2" office:value-type="float" office:value="0.00000247334903029855" calcext:value-type="float">
            <text:p>2.47334903029855E-06</text:p>
          </table:table-cell>
          <table:table-cell table:formula="of:=0.5*[.BB12]*(([.BB6]-[.BA6])/([.BB1]-[.BA1]))^2" office:value-type="float" office:value="0.010391301247754" calcext:value-type="float">
            <text:p>0.010391301247754</text:p>
          </table:table-cell>
          <table:table-cell table:formula="of:=0.5*[.BC12]*(([.BC6]-[.BB6])/([.BC1]-[.BB1]))^2" office:value-type="float" office:value="0.0219584910100781" calcext:value-type="float">
            <text:p>0.021958491010078</text:p>
          </table:table-cell>
          <table:table-cell table:formula="of:=0.5*[.BD12]*(([.BD6]-[.BC6])/([.BD1]-[.BC1]))^2" office:value-type="float" office:value="0.0014437383503665" calcext:value-type="float">
            <text:p>0.001443738350367</text:p>
          </table:table-cell>
          <table:table-cell table:formula="of:=0.5*[.BE12]*(([.BE6]-[.BD6])/([.BE1]-[.BD1]))^2" office:value-type="float" office:value="0.00109993292403608" calcext:value-type="float">
            <text:p>0.001099932924036</text:p>
          </table:table-cell>
          <table:table-cell table:formula="of:=0.5*[.BF12]*(([.BF6]-[.BE6])/([.BF1]-[.BE1]))^2" office:value-type="float" office:value="0.0181351509453021" calcext:value-type="float">
            <text:p>0.018135150945302</text:p>
          </table:table-cell>
          <table:table-cell table:formula="of:=0.5*[.BG12]*(([.BG6]-[.BF6])/([.BG1]-[.BF1]))^2" office:value-type="float" office:value="0.0314027863004711" calcext:value-type="float">
            <text:p>0.031402786300471</text:p>
          </table:table-cell>
          <table:table-cell table:formula="of:=0.5*[.BH12]*(([.BH6]-[.BG6])/([.BH1]-[.BG1]))^2" office:value-type="float" office:value="0.00387164910814498" calcext:value-type="float">
            <text:p>0.003871649108145</text:p>
          </table:table-cell>
          <table:table-cell table:formula="of:=0.5*[.BI12]*(([.BI6]-[.BH6])/([.BI1]-[.BH1]))^2" office:value-type="float" office:value="0.0015142684668289" calcext:value-type="float">
            <text:p>0.001514268466829</text:p>
          </table:table-cell>
          <table:table-cell table:formula="of:=0.5*[.BJ12]*(([.BJ6]-[.BI6])/([.BJ1]-[.BI1]))^2" office:value-type="float" office:value="0.0000122160215986564" calcext:value-type="float">
            <text:p>1.22160215986564E-05</text:p>
          </table:table-cell>
          <table:table-cell table:formula="of:=0.5*[.BK12]*(([.BK6]-[.BJ6])/([.BK1]-[.BJ1]))^2" office:value-type="float" office:value="0.000637623977253617" calcext:value-type="float">
            <text:p>0.000637623977254</text:p>
          </table:table-cell>
          <table:table-cell table:formula="of:=0.5*[.BL12]*(([.BL6]-[.BK6])/([.BL1]-[.BK1]))^2" office:value-type="float" office:value="0.000659148212918437" calcext:value-type="float">
            <text:p>0.000659148212918</text:p>
          </table:table-cell>
          <table:table-cell table:formula="of:=0.5*[.BM12]*(([.BM6]-[.BL6])/([.BM1]-[.BL1]))^2" office:value-type="float" office:value="0.00771786419452148" calcext:value-type="float">
            <text:p>0.007717864194521</text:p>
          </table:table-cell>
          <table:table-cell table:formula="of:=0.5*[.BN12]*(([.BN6]-[.BM6])/([.BN1]-[.BM1]))^2" office:value-type="float" office:value="0.0441112133579833" calcext:value-type="float">
            <text:p>0.044111213357983</text:p>
          </table:table-cell>
          <table:table-cell table:formula="of:=0.5*[.BO12]*(([.BO6]-[.BN6])/([.BO1]-[.BN1]))^2" office:value-type="float" office:value="0.00187249431329916" calcext:value-type="float">
            <text:p>0.001872494313299</text:p>
          </table:table-cell>
          <table:table-cell table:formula="of:=0.5*[.BP12]*(([.BP6]-[.BO6])/([.BP1]-[.BO1]))^2" office:value-type="float" office:value="0.00507643059317137" calcext:value-type="float">
            <text:p>0.005076430593171</text:p>
          </table:table-cell>
          <table:table-cell table:formula="of:=0.5*[.BQ12]*(([.BQ6]-[.BP6])/([.BQ1]-[.BP1]))^2" office:value-type="float" office:value="0.0606280183889196" calcext:value-type="float">
            <text:p>0.06062801838892</text:p>
          </table:table-cell>
          <table:table-cell table:formula="of:=0.5*[.BR12]*(([.BR6]-[.BQ6])/([.BR1]-[.BQ1]))^2" office:value-type="float" office:value="0.0000304373093475973" calcext:value-type="float">
            <text:p>3.04373093475973E-05</text:p>
          </table:table-cell>
          <table:table-cell table:formula="of:=0.5*[.BS12]*(([.BS6]-[.BR6])/([.BS1]-[.BR1]))^2" office:value-type="float" office:value="0.00532749407890527" calcext:value-type="float">
            <text:p>0.005327494078905</text:p>
          </table:table-cell>
          <table:table-cell table:formula="of:=0.5*[.BT12]*(([.BT6]-[.BS6])/([.BT1]-[.BS1]))^2" office:value-type="float" office:value="0.000810880442890902" calcext:value-type="float">
            <text:p>0.000810880442891</text:p>
          </table:table-cell>
          <table:table-cell table:formula="of:=0.5*[.BU12]*(([.BU6]-[.BT6])/([.BU1]-[.BT1]))^2" office:value-type="float" office:value="0.00473888486663513" calcext:value-type="float">
            <text:p>0.004738884866635</text:p>
          </table:table-cell>
          <table:table-cell table:formula="of:=0.5*[.BV12]*(([.BV6]-[.BU6])/([.BV1]-[.BU1]))^2" office:value-type="float" office:value="0.000581611250160739" calcext:value-type="float">
            <text:p>0.000581611250161</text:p>
          </table:table-cell>
          <table:table-cell table:formula="of:=0.5*[.BW12]*(([.BW6]-[.BV6])/([.BW1]-[.BV1]))^2" office:value-type="float" office:value="0.00104858095579602" calcext:value-type="float">
            <text:p>0.001048580955796</text:p>
          </table:table-cell>
          <table:table-cell table:formula="of:=0.5*[.BX12]*(([.BX6]-[.BW6])/([.BX1]-[.BW1]))^2" office:value-type="float" office:value="0.0000632566517046894" calcext:value-type="float">
            <text:p>6.32566517046894E-05</text:p>
          </table:table-cell>
          <table:table-cell table:formula="of:=0.5*[.BY12]*(([.BY6]-[.BX6])/([.BY1]-[.BX1]))^2" office:value-type="float" office:value="0.000106984235887818" calcext:value-type="float">
            <text:p>0.000106984235888</text:p>
          </table:table-cell>
          <table:table-cell table:formula="of:=0.5*[.BZ12]*(([.BZ6]-[.BY6])/([.BZ1]-[.BY1]))^2" office:value-type="float" office:value="0.000339053809095628" calcext:value-type="float">
            <text:p>0.000339053809096</text:p>
          </table:table-cell>
          <table:table-cell table:formula="of:=0.5*[.CA12]*(([.CA6]-[.BZ6])/([.CA1]-[.BZ1]))^2" office:value-type="float" office:value="0.0340765821816927" calcext:value-type="float">
            <text:p>0.034076582181693</text:p>
          </table:table-cell>
          <table:table-cell table:formula="of:=0.5*[.CB12]*(([.CB6]-[.CA6])/([.CB1]-[.CA1]))^2" office:value-type="float" office:value="0.000596339837585392" calcext:value-type="float">
            <text:p>0.000596339837585</text:p>
          </table:table-cell>
          <table:table-cell table:formula="of:=0.5*[.CC12]*(([.CC6]-[.CB6])/([.CC1]-[.CB1]))^2" office:value-type="float" office:value="0.0420815885266054" calcext:value-type="float">
            <text:p>0.042081588526606</text:p>
          </table:table-cell>
          <table:table-cell table:formula="of:=0.5*[.CD12]*(([.CD6]-[.CC6])/([.CD1]-[.CC1]))^2" office:value-type="float" office:value="0.000843405266760252" calcext:value-type="float">
            <text:p>0.00084340526676</text:p>
          </table:table-cell>
          <table:table-cell table:formula="of:=0.5*[.CE12]*(([.CE6]-[.CD6])/([.CE1]-[.CD1]))^2" office:value-type="float" office:value="0.00500270826334104" calcext:value-type="float">
            <text:p>0.005002708263341</text:p>
          </table:table-cell>
          <table:table-cell table:formula="of:=0.5*[.CF12]*(([.CF6]-[.CE6])/([.CF1]-[.CE1]))^2" office:value-type="float" office:value="0.00268652463396233" calcext:value-type="float">
            <text:p>0.002686524633962</text:p>
          </table:table-cell>
          <table:table-cell table:formula="of:=0.5*[.CG12]*(([.CG6]-[.CF6])/([.CG1]-[.CF1]))^2" office:value-type="float" office:value="0.0075427769152884" calcext:value-type="float">
            <text:p>0.007542776915288</text:p>
          </table:table-cell>
          <table:table-cell table:formula="of:=0.5*[.CH12]*(([.CH6]-[.CG6])/([.CH1]-[.CG1]))^2" office:value-type="float" office:value="0.000330112092078203" calcext:value-type="float">
            <text:p>0.000330112092078</text:p>
          </table:table-cell>
          <table:table-cell table:formula="of:=0.5*[.CI12]*(([.CI6]-[.CH6])/([.CI1]-[.CH1]))^2" office:value-type="float" office:value="0.00112326823021363" calcext:value-type="float">
            <text:p>0.001123268230214</text:p>
          </table:table-cell>
          <table:table-cell table:formula="of:=0.5*[.CJ12]*(([.CJ6]-[.CI6])/([.CJ1]-[.CI1]))^2" office:value-type="float" office:value="0.000210048806556652" calcext:value-type="float">
            <text:p>0.000210048806557</text:p>
          </table:table-cell>
          <table:table-cell table:formula="of:=0.5*[.CK12]*(([.CK6]-[.CJ6])/([.CK1]-[.CJ1]))^2" office:value-type="float" office:value="0.000891006081364447" calcext:value-type="float">
            <text:p>0.000891006081364</text:p>
          </table:table-cell>
          <table:table-cell table:formula="of:=0.5*[.CL12]*(([.CL6]-[.CK6])/([.CL1]-[.CK1]))^2" office:value-type="float" office:value="0.00136478225567298" calcext:value-type="float">
            <text:p>0.001364782255673</text:p>
          </table:table-cell>
          <table:table-cell table:formula="of:=0.5*[.CM12]*(([.CM6]-[.CL6])/([.CM1]-[.CL1]))^2" office:value-type="float" office:value="0.0103142895110582" calcext:value-type="float">
            <text:p>0.010314289511058</text:p>
          </table:table-cell>
          <table:table-cell table:formula="of:=0.5*[.CN12]*(([.CN6]-[.CM6])/([.CN1]-[.CM1]))^2" office:value-type="float" office:value="0.0493791793576377" calcext:value-type="float">
            <text:p>0.049379179357638</text:p>
          </table:table-cell>
          <table:table-cell table:formula="of:=0.5*[.CO12]*(([.CO6]-[.CN6])/([.CO1]-[.CN1]))^2" office:value-type="float" office:value="0.000834097951086601" calcext:value-type="float">
            <text:p>0.000834097951087</text:p>
          </table:table-cell>
          <table:table-cell table:formula="of:=0.5*[.CP12]*(([.CP6]-[.CO6])/([.CP1]-[.CO1]))^2" office:value-type="float" office:value="0.0316063032063446" calcext:value-type="float">
            <text:p>0.031606303206345</text:p>
          </table:table-cell>
          <table:table-cell table:formula="of:=0.5*[.CQ12]*(([.CQ6]-[.CP6])/([.CQ1]-[.CP1]))^2" office:value-type="float" office:value="0.00044604844794151" calcext:value-type="float">
            <text:p>0.000446048447942</text:p>
          </table:table-cell>
          <table:table-cell table:formula="of:=0.5*[.CR12]*(([.CR6]-[.CQ6])/([.CR1]-[.CQ1]))^2" office:value-type="float" office:value="0.00215355399582397" calcext:value-type="float">
            <text:p>0.002153553995824</text:p>
          </table:table-cell>
          <table:table-cell table:formula="of:=0.5*[.CS12]*(([.CS6]-[.CR6])/([.CS1]-[.CR1]))^2" office:value-type="float" office:value="0.00118390538175593" calcext:value-type="float">
            <text:p>0.001183905381756</text:p>
          </table:table-cell>
          <table:table-cell table:formula="of:=0.5*[.CT12]*(([.CT6]-[.CS6])/([.CT1]-[.CS1]))^2" office:value-type="float" office:value="0.00000434288230368409" calcext:value-type="float">
            <text:p>4.34288230368409E-06</text:p>
          </table:table-cell>
          <table:table-cell table:formula="of:=0.5*[.CU12]*(([.CU6]-[.CT6])/([.CU1]-[.CT1]))^2" office:value-type="float" office:value="0.00906924870082311" calcext:value-type="float">
            <text:p>0.009069248700823</text:p>
          </table:table-cell>
          <table:table-cell table:formula="of:=0.5*[.CV12]*(([.CV6]-[.CU6])/([.CV1]-[.CU1]))^2" office:value-type="float" office:value="0.001838247950537" calcext:value-type="float">
            <text:p>0.001838247950537</text:p>
          </table:table-cell>
          <table:table-cell table:formula="of:=0.5*[.CW12]*(([.CW6]-[.CV6])/([.CW1]-[.CV1]))^2" office:value-type="float" office:value="0.00000137022323976846" calcext:value-type="float">
            <text:p>1.37022323976846E-06</text:p>
          </table:table-cell>
          <table:table-cell table:formula="of:=0.5*[.CX12]*(([.CX6]-[.CW6])/([.CX1]-[.CW1]))^2" office:value-type="float" office:value="0.0000315740330996856" calcext:value-type="float">
            <text:p>3.15740330996856E-05</text:p>
          </table:table-cell>
          <table:table-cell table:formula="of:=0.5*[.CY12]*(([.CY6]-[.CX6])/([.CY1]-[.CX1]))^2" office:value-type="float" office:value="0.005908543785034" calcext:value-type="float">
            <text:p>0.005908543785034</text:p>
          </table:table-cell>
          <table:table-cell table:formula="of:=0.5*[.CZ12]*(([.CZ6]-[.CY6])/([.CZ1]-[.CY1]))^2" office:value-type="float" office:value="0.0378738820767247" calcext:value-type="float">
            <text:p>0.037873882076725</text:p>
          </table:table-cell>
          <table:table-cell table:formula="of:=0.5*[.DA12]*(([.DA6]-[.CZ6])/([.DA1]-[.CZ1]))^2" office:value-type="float" office:value="0.0038521705565072" calcext:value-type="float">
            <text:p>0.003852170556507</text:p>
          </table:table-cell>
          <table:table-cell table:formula="of:=0.5*[.DB12]*(([.DB6]-[.DA6])/([.DB1]-[.DA1]))^2" office:value-type="float" office:value="0.0923687936601122" calcext:value-type="float">
            <text:p>0.092368793660112</text:p>
          </table:table-cell>
          <table:table-cell table:formula="of:=0.5*[.DC12]*(([.DC6]-[.DB6])/([.DC1]-[.DB1]))^2" office:value-type="float" office:value="0.0005129281455847" calcext:value-type="float">
            <text:p>0.000512928145585</text:p>
          </table:table-cell>
          <table:table-cell table:formula="of:=0.5*[.DD12]*(([.DD6]-[.DC6])/([.DD1]-[.DC1]))^2" office:value-type="float" office:value="0.0316547738700439" calcext:value-type="float">
            <text:p>0.031654773870044</text:p>
          </table:table-cell>
          <table:table-cell table:formula="of:=0.5*[.DE12]*(([.DE6]-[.DD6])/([.DE1]-[.DD1]))^2" office:value-type="float" office:value="0.0204897578439071" calcext:value-type="float">
            <text:p>0.020489757843907</text:p>
          </table:table-cell>
          <table:table-cell table:formula="of:=0.5*[.DF12]*(([.DF6]-[.DE6])/([.DF1]-[.DE1]))^2" office:value-type="float" office:value="0.00140908359610994" calcext:value-type="float">
            <text:p>0.00140908359611</text:p>
          </table:table-cell>
          <table:table-cell table:formula="of:=0.5*[.DG12]*(([.DG6]-[.DF6])/([.DG1]-[.DF1]))^2" office:value-type="float" office:value="0.000166101752636393" calcext:value-type="float">
            <text:p>0.000166101752636</text:p>
          </table:table-cell>
          <table:table-cell table:formula="of:=0.5*[.DH12]*(([.DH6]-[.DG6])/([.DH1]-[.DG1]))^2" office:value-type="float" office:value="0.000114166625231251" calcext:value-type="float">
            <text:p>0.000114166625231</text:p>
          </table:table-cell>
          <table:table-cell table:formula="of:=0.5*[.DI12]*(([.DI6]-[.DH6])/([.DI1]-[.DH1]))^2" office:value-type="float" office:value="0.000139907475472122" calcext:value-type="float">
            <text:p>0.000139907475472</text:p>
          </table:table-cell>
          <table:table-cell table:formula="of:=0.5*[.DJ12]*(([.DJ6]-[.DI6])/([.DJ1]-[.DI1]))^2" office:value-type="float" office:value="0.00572886066489119" calcext:value-type="float">
            <text:p>0.005728860664891</text:p>
          </table:table-cell>
          <table:table-cell table:formula="of:=0.5*[.DK12]*(([.DK6]-[.DJ6])/([.DK1]-[.DJ1]))^2" office:value-type="float" office:value="0.00663379907394249" calcext:value-type="float">
            <text:p>0.006633799073942</text:p>
          </table:table-cell>
          <table:table-cell table:formula="of:=0.5*[.DL12]*(([.DL6]-[.DK6])/([.DL1]-[.DK1]))^2" office:value-type="float" office:value="0.0804668742315652" calcext:value-type="float">
            <text:p>0.080466874231565</text:p>
          </table:table-cell>
          <table:table-cell table:formula="of:=0.5*[.DM12]*(([.DM6]-[.DL6])/([.DM1]-[.DL1]))^2" office:value-type="float" office:value="0.00105008848328504" calcext:value-type="float">
            <text:p>0.001050088483285</text:p>
          </table:table-cell>
          <table:table-cell table:formula="of:=0.5*[.DN12]*(([.DN6]-[.DM6])/([.DN1]-[.DM1]))^2" office:value-type="float" office:value="0.000900254396226963" calcext:value-type="float">
            <text:p>0.000900254396227</text:p>
          </table:table-cell>
          <table:table-cell table:formula="of:=0.5*[.DO12]*(([.DO6]-[.DN6])/([.DO1]-[.DN1]))^2" office:value-type="float" office:value="0.0000173690353010059" calcext:value-type="float">
            <text:p>1.73690353010059E-05</text:p>
          </table:table-cell>
          <table:table-cell table:formula="of:=0.5*[.DP12]*(([.DP6]-[.DO6])/([.DP1]-[.DO1]))^2" office:value-type="float" office:value="0.00109219076926015" calcext:value-type="float">
            <text:p>0.00109219076926</text:p>
          </table:table-cell>
          <table:table-cell table:formula="of:=0.5*[.DQ12]*(([.DQ6]-[.DP6])/([.DQ1]-[.DP1]))^2" office:value-type="float" office:value="0.00409586809094074" calcext:value-type="float">
            <text:p>0.004095868090941</text:p>
          </table:table-cell>
          <table:table-cell table:formula="of:=0.5*[.DR12]*(([.DR6]-[.DQ6])/([.DR1]-[.DQ1]))^2" office:value-type="float" office:value="0.0446202595562981" calcext:value-type="float">
            <text:p>0.044620259556298</text:p>
          </table:table-cell>
          <table:table-cell table:formula="of:=0.5*[.DS12]*(([.DS6]-[.DR6])/([.DS1]-[.DR1]))^2" office:value-type="float" office:value="0.00567012156497576" calcext:value-type="float">
            <text:p>0.005670121564976</text:p>
          </table:table-cell>
          <table:table-cell table:formula="of:=0.5*[.DT12]*(([.DT6]-[.DS6])/([.DT1]-[.DS1]))^2" office:value-type="float" office:value="0.00140359939356565" calcext:value-type="float">
            <text:p>0.001403599393566</text:p>
          </table:table-cell>
          <table:table-cell table:formula="of:=0.5*[.DU12]*(([.DU6]-[.DT6])/([.DU1]-[.DT1]))^2" office:value-type="float" office:value="0.000122155523721863" calcext:value-type="float">
            <text:p>0.000122155523722</text:p>
          </table:table-cell>
          <table:table-cell table:formula="of:=0.5*[.DV12]*(([.DV6]-[.DU6])/([.DV1]-[.DU1]))^2" office:value-type="float" office:value="0.000612986951159974" calcext:value-type="float">
            <text:p>0.00061298695116</text:p>
          </table:table-cell>
          <table:table-cell table:formula="of:=0.5*[.DW12]*(([.DW6]-[.DV6])/([.DW1]-[.DV1]))^2" office:value-type="float" office:value="0.0000383268611274727" calcext:value-type="float">
            <text:p>3.83268611274727E-05</text:p>
          </table:table-cell>
          <table:table-cell table:formula="of:=0.5*[.DX12]*(([.DX6]-[.DW6])/([.DX1]-[.DW1]))^2" office:value-type="float" office:value="0.00000251134345417814" calcext:value-type="float">
            <text:p>2.51134345417814E-06</text:p>
          </table:table-cell>
          <table:table-cell table:formula="of:=0.5*[.DY12]*(([.DY6]-[.DX6])/([.DY1]-[.DX1]))^2" office:value-type="float" office:value="0.00242904771380295" calcext:value-type="float">
            <text:p>0.002429047713803</text:p>
          </table:table-cell>
          <table:table-cell table:formula="of:=0.5*[.DZ12]*(([.DZ6]-[.DY6])/([.DZ1]-[.DY1]))^2" office:value-type="float" office:value="0.0210299577235519" calcext:value-type="float">
            <text:p>0.021029957723552</text:p>
          </table:table-cell>
          <table:table-cell table:formula="of:=0.5*[.EA12]*(([.EA6]-[.DZ6])/([.EA1]-[.DZ1]))^2" office:value-type="float" office:value="0.0134630663173524" calcext:value-type="float">
            <text:p>0.013463066317352</text:p>
          </table:table-cell>
          <table:table-cell table:formula="of:=0.5*[.EB12]*(([.EB6]-[.EA6])/([.EB1]-[.EA1]))^2" office:value-type="float" office:value="0.0208951232007499" calcext:value-type="float">
            <text:p>0.02089512320075</text:p>
          </table:table-cell>
          <table:table-cell table:formula="of:=0.5*[.EC12]*(([.EC6]-[.EB6])/([.EC1]-[.EB1]))^2" office:value-type="float" office:value="0.0026699627063409" calcext:value-type="float">
            <text:p>0.002669962706341</text:p>
          </table:table-cell>
          <table:table-cell table:formula="of:=0.5*[.ED12]*(([.ED6]-[.EC6])/([.ED1]-[.EC1]))^2" office:value-type="float" office:value="0.0185962409301395" calcext:value-type="float">
            <text:p>0.01859624093014</text:p>
          </table:table-cell>
          <table:table-cell table:formula="of:=0.5*[.EE12]*(([.EE6]-[.ED6])/([.EE1]-[.ED1]))^2" office:value-type="float" office:value="0.0000438241083405569" calcext:value-type="float">
            <text:p>4.38241083405569E-05</text:p>
          </table:table-cell>
          <table:table-cell table:formula="of:=0.5*[.EF12]*(([.EF6]-[.EE6])/([.EF1]-[.EE1]))^2" office:value-type="float" office:value="0.000599924856616994" calcext:value-type="float">
            <text:p>0.000599924856617</text:p>
          </table:table-cell>
          <table:table-cell table:formula="of:=0.5*[.EG12]*(([.EG6]-[.EF6])/([.EG1]-[.EF1]))^2" office:value-type="float" office:value="0.00252651797370409" calcext:value-type="float">
            <text:p>0.002526517973704</text:p>
          </table:table-cell>
          <table:table-cell table:formula="of:=0.5*[.EH12]*(([.EH6]-[.EG6])/([.EH1]-[.EG1]))^2" office:value-type="float" office:value="0.000065596504338123" calcext:value-type="float">
            <text:p>6.5596504338123E-05</text:p>
          </table:table-cell>
          <table:table-cell table:formula="of:=0.5*[.EI12]*(([.EI6]-[.EH6])/([.EI1]-[.EH1]))^2" office:value-type="float" office:value="0.0000361816451005608" calcext:value-type="float">
            <text:p>3.61816451005608E-05</text:p>
          </table:table-cell>
          <table:table-cell table:formula="of:=0.5*[.EJ12]*(([.EJ6]-[.EI6])/([.EJ1]-[.EI1]))^2" office:value-type="float" office:value="0.000353074215033525" calcext:value-type="float">
            <text:p>0.000353074215034</text:p>
          </table:table-cell>
          <table:table-cell table:formula="of:=0.5*[.EK12]*(([.EK6]-[.EJ6])/([.EK1]-[.EJ1]))^2" office:value-type="float" office:value="0.00858641984883901" calcext:value-type="float">
            <text:p>0.008586419848839</text:p>
          </table:table-cell>
          <table:table-cell table:formula="of:=0.5*[.EL12]*(([.EL6]-[.EK6])/([.EL1]-[.EK1]))^2" office:value-type="float" office:value="0.0502231389987656" calcext:value-type="float">
            <text:p>0.050223138998766</text:p>
          </table:table-cell>
          <table:table-cell table:formula="of:=0.5*[.EM12]*(([.EM6]-[.EL6])/([.EM1]-[.EL1]))^2" office:value-type="float" office:value="0.0000494289361406843" calcext:value-type="float">
            <text:p>4.94289361406843E-05</text:p>
          </table:table-cell>
          <table:table-cell table:formula="of:=0.5*[.EN12]*(([.EN6]-[.EM6])/([.EN1]-[.EM1]))^2" office:value-type="float" office:value="0.0369662053968912" calcext:value-type="float">
            <text:p>0.036966205396891</text:p>
          </table:table-cell>
          <table:table-cell table:formula="of:=0.5*[.EO12]*(([.EO6]-[.EN6])/([.EO1]-[.EN1]))^2" office:value-type="float" office:value="0.000264238631994564" calcext:value-type="float">
            <text:p>0.000264238631995</text:p>
          </table:table-cell>
          <table:table-cell table:formula="of:=0.5*[.EP12]*(([.EP6]-[.EO6])/([.EP1]-[.EO1]))^2" office:value-type="float" office:value="0.0000466544273075021" calcext:value-type="float">
            <text:p>4.66544273075021E-05</text:p>
          </table:table-cell>
          <table:table-cell table:formula="of:=0.5*[.EQ12]*(([.EQ6]-[.EP6])/([.EQ1]-[.EP1]))^2" office:value-type="float" office:value="0.00424706523594412" calcext:value-type="float">
            <text:p>0.004247065235944</text:p>
          </table:table-cell>
          <table:table-cell table:formula="of:=0.5*[.ER12]*(([.ER6]-[.EQ6])/([.ER1]-[.EQ1]))^2" office:value-type="float" office:value="0.00155427796552288" calcext:value-type="float">
            <text:p>0.001554277965523</text:p>
          </table:table-cell>
          <table:table-cell table:formula="of:=0.5*[.ES12]*(([.ES6]-[.ER6])/([.ES1]-[.ER1]))^2" office:value-type="float" office:value="0.0279729785874968" calcext:value-type="float">
            <text:p>0.027972978587497</text:p>
          </table:table-cell>
          <table:table-cell table:formula="of:=0.5*[.ET12]*(([.ET6]-[.ES6])/([.ET1]-[.ES1]))^2" office:value-type="float" office:value="0.00483755798873041" calcext:value-type="float">
            <text:p>0.00483755798873</text:p>
          </table:table-cell>
          <table:table-cell table:formula="of:=0.5*[.EU12]*(([.EU6]-[.ET6])/([.EU1]-[.ET1]))^2" office:value-type="float" office:value="0.000972566426325902" calcext:value-type="float">
            <text:p>0.000972566426326</text:p>
          </table:table-cell>
          <table:table-cell table:formula="of:=0.5*[.EV12]*(([.EV6]-[.EU6])/([.EV1]-[.EU1]))^2" office:value-type="float" office:value="0.0000161289922539727" calcext:value-type="float">
            <text:p>1.61289922539727E-05</text:p>
          </table:table-cell>
          <table:table-cell table:formula="of:=0.5*[.EW12]*(([.EW6]-[.EV6])/([.EW1]-[.EV1]))^2" office:value-type="float" office:value="0.000230710564905614" calcext:value-type="float">
            <text:p>0.000230710564906</text:p>
          </table:table-cell>
          <table:table-cell table:formula="of:=0.5*[.EX12]*(([.EX6]-[.EW6])/([.EX1]-[.EW1]))^2" office:value-type="float" office:value="0.00010439959940846" calcext:value-type="float">
            <text:p>0.000104399599408</text:p>
          </table:table-cell>
          <table:table-cell table:formula="of:=0.5*[.EY12]*(([.EY6]-[.EX6])/([.EY1]-[.EX1]))^2" office:value-type="float" office:value="0.00146811475052128" calcext:value-type="float">
            <text:p>0.001468114750521</text:p>
          </table:table-cell>
          <table:table-cell table:formula="of:=0.5*[.EZ12]*(([.EZ6]-[.EY6])/([.EZ1]-[.EY1]))^2" office:value-type="float" office:value="0.00288226304196002" calcext:value-type="float">
            <text:p>0.00288226304196</text:p>
          </table:table-cell>
          <table:table-cell table:formula="of:=0.5*[.FA12]*(([.FA6]-[.EZ6])/([.FA1]-[.EZ1]))^2" office:value-type="float" office:value="0.0472528925785431" calcext:value-type="float">
            <text:p>0.047252892578543</text:p>
          </table:table-cell>
          <table:table-cell table:formula="of:=0.5*[.FB12]*(([.FB6]-[.FA6])/([.FB1]-[.FA1]))^2" office:value-type="float" office:value="0.00591772685592701" calcext:value-type="float">
            <text:p>0.005917726855927</text:p>
          </table:table-cell>
          <table:table-cell table:formula="of:=0.5*[.FC12]*(([.FC6]-[.FB6])/([.FC1]-[.FB1]))^2" office:value-type="float" office:value="0.00514056069034276" calcext:value-type="float">
            <text:p>0.005140560690343</text:p>
          </table:table-cell>
          <table:table-cell table:formula="of:=0.5*[.FD12]*(([.FD6]-[.FC6])/([.FD1]-[.FC1]))^2" office:value-type="float" office:value="0.00566929794622929" calcext:value-type="float">
            <text:p>0.005669297946229</text:p>
          </table:table-cell>
          <table:table-cell table:formula="of:=0.5*[.FE12]*(([.FE6]-[.FD6])/([.FE1]-[.FD1]))^2" office:value-type="float" office:value="0.00110811153199751" calcext:value-type="float">
            <text:p>0.001108111531998</text:p>
          </table:table-cell>
          <table:table-cell table:formula="of:=0.5*[.FF12]*(([.FF6]-[.FE6])/([.FF1]-[.FE1]))^2" office:value-type="float" office:value="0.00126726108134421" calcext:value-type="float">
            <text:p>0.001267261081344</text:p>
          </table:table-cell>
          <table:table-cell table:formula="of:=0.5*[.FG12]*(([.FG6]-[.FF6])/([.FG1]-[.FF1]))^2" office:value-type="float" office:value="0.000345285073095109" calcext:value-type="float">
            <text:p>0.000345285073095</text:p>
          </table:table-cell>
          <table:table-cell table:formula="of:=0.5*[.FH12]*(([.FH6]-[.FG6])/([.FH1]-[.FG1]))^2" office:value-type="float" office:value="0.00000316122868497842" calcext:value-type="float">
            <text:p>3.16122868497842E-06</text:p>
          </table:table-cell>
          <table:table-cell table:formula="of:=0.5*[.FI12]*(([.FI6]-[.FH6])/([.FI1]-[.FH1]))^2" office:value-type="float" office:value="0.0000653505160859278" calcext:value-type="float">
            <text:p>6.53505160859278E-05</text:p>
          </table:table-cell>
          <table:table-cell table:formula="of:=0.5*[.FJ12]*(([.FJ6]-[.FI6])/([.FJ1]-[.FI1]))^2" office:value-type="float" office:value="0.00263610227620424" calcext:value-type="float">
            <text:p>0.002636102276204</text:p>
          </table:table-cell>
          <table:table-cell table:formula="of:=0.5*[.FK12]*(([.FK6]-[.FJ6])/([.FK1]-[.FJ1]))^2" office:value-type="float" office:value="0.020714413181659" calcext:value-type="float">
            <text:p>0.020714413181659</text:p>
          </table:table-cell>
          <table:table-cell table:formula="of:=0.5*[.FL12]*(([.FL6]-[.FK6])/([.FL1]-[.FK1]))^2" office:value-type="float" office:value="0.0830213541092379" calcext:value-type="float">
            <text:p>0.083021354109238</text:p>
          </table:table-cell>
          <table:table-cell table:formula="of:=0.5*[.FM12]*(([.FM6]-[.FL6])/([.FM1]-[.FL1]))^2" office:value-type="float" office:value="0.000456842379912453" calcext:value-type="float">
            <text:p>0.000456842379912</text:p>
          </table:table-cell>
          <table:table-cell table:formula="of:=0.5*[.FN12]*(([.FN6]-[.FM6])/([.FN1]-[.FM1]))^2" office:value-type="float" office:value="0.0019793715829758" calcext:value-type="float">
            <text:p>0.001979371582976</text:p>
          </table:table-cell>
          <table:table-cell table:formula="of:=0.5*[.FO12]*(([.FO6]-[.FN6])/([.FO1]-[.FN1]))^2" office:value-type="float" office:value="0.0257355665409074" calcext:value-type="float">
            <text:p>0.025735566540908</text:p>
          </table:table-cell>
          <table:table-cell table:formula="of:=0.5*[.FP12]*(([.FP6]-[.FO6])/([.FP1]-[.FO1]))^2" office:value-type="float" office:value="0.00045887459763254" calcext:value-type="float">
            <text:p>0.000458874597633</text:p>
          </table:table-cell>
          <table:table-cell table:formula="of:=0.5*[.FQ12]*(([.FQ6]-[.FP6])/([.FQ1]-[.FP1]))^2" office:value-type="float" office:value="0.000116062804662171" calcext:value-type="float">
            <text:p>0.000116062804662</text:p>
          </table:table-cell>
          <table:table-cell table:formula="of:=0.5*[.FR12]*(([.FR6]-[.FQ6])/([.FR1]-[.FQ1]))^2" office:value-type="float" office:value="0.0153871452358235" calcext:value-type="float">
            <text:p>0.015387145235824</text:p>
          </table:table-cell>
          <table:table-cell table:formula="of:=0.5*[.FS12]*(([.FS6]-[.FR6])/([.FS1]-[.FR1]))^2" office:value-type="float" office:value="0.0183089580573904" calcext:value-type="float">
            <text:p>0.01830895805739</text:p>
          </table:table-cell>
          <table:table-cell table:formula="of:=0.5*[.FT12]*(([.FT6]-[.FS6])/([.FT1]-[.FS1]))^2" office:value-type="float" office:value="0.00866857130993512" calcext:value-type="float">
            <text:p>0.008668571309935</text:p>
          </table:table-cell>
          <table:table-cell table:formula="of:=0.5*[.FU12]*(([.FU6]-[.FT6])/([.FU1]-[.FT1]))^2" office:value-type="float" office:value="0.00200760718756995" calcext:value-type="float">
            <text:p>0.00200760718757</text:p>
          </table:table-cell>
          <table:table-cell table:formula="of:=0.5*[.FV12]*(([.FV6]-[.FU6])/([.FV1]-[.FU1]))^2" office:value-type="float" office:value="0.00024085832251901" calcext:value-type="float">
            <text:p>0.000240858322519</text:p>
          </table:table-cell>
          <table:table-cell table:formula="of:=0.5*[.FW12]*(([.FW6]-[.FV6])/([.FW1]-[.FV1]))^2" office:value-type="float" office:value="0.000535181555813581" calcext:value-type="float">
            <text:p>0.000535181555814</text:p>
          </table:table-cell>
          <table:table-cell table:formula="of:=0.5*[.FX12]*(([.FX6]-[.FW6])/([.FX1]-[.FW1]))^2" office:value-type="float" office:value="0.0000940863603601302" calcext:value-type="float">
            <text:p>9.40863603601302E-05</text:p>
          </table:table-cell>
          <table:table-cell table:formula="of:=0.5*[.FY12]*(([.FY6]-[.FX6])/([.FY1]-[.FX1]))^2" office:value-type="float" office:value="0.00301552265435226" calcext:value-type="float">
            <text:p>0.003015522654352</text:p>
          </table:table-cell>
          <table:table-cell table:formula="of:=0.5*[.FZ12]*(([.FZ6]-[.FY6])/([.FZ1]-[.FY1]))^2" office:value-type="float" office:value="0.00131635498456455" calcext:value-type="float">
            <text:p>0.001316354984565</text:p>
          </table:table-cell>
          <table:table-cell table:formula="of:=0.5*[.GA12]*(([.GA6]-[.FZ6])/([.GA1]-[.FZ1]))^2" office:value-type="float" office:value="0.0188555252406614" calcext:value-type="float">
            <text:p>0.018855525240661</text:p>
          </table:table-cell>
          <table:table-cell table:formula="of:=0.5*[.GB12]*(([.GB6]-[.GA6])/([.GB1]-[.GA1]))^2" office:value-type="float" office:value="0.000746446387641599" calcext:value-type="float">
            <text:p>0.000746446387642</text:p>
          </table:table-cell>
          <table:table-cell table:formula="of:=0.5*[.GC12]*(([.GC6]-[.GB6])/([.GC1]-[.GB1]))^2" office:value-type="float" office:value="0.00606895485938883" calcext:value-type="float">
            <text:p>0.006068954859389</text:p>
          </table:table-cell>
          <table:table-cell table:formula="of:=0.5*[.GD12]*(([.GD6]-[.GC6])/([.GD1]-[.GC1]))^2" office:value-type="float" office:value="0.000871483433002158" calcext:value-type="float">
            <text:p>0.000871483433002</text:p>
          </table:table-cell>
          <table:table-cell table:formula="of:=0.5*[.GE12]*(([.GE6]-[.GD6])/([.GE1]-[.GD1]))^2" office:value-type="float" office:value="0.00000532248936066645" calcext:value-type="float">
            <text:p>5.32248936066645E-06</text:p>
          </table:table-cell>
          <table:table-cell table:formula="of:=0.5*[.GF12]*(([.GF6]-[.GE6])/([.GF1]-[.GE1]))^2" office:value-type="float" office:value="0.00117198889777241" calcext:value-type="float">
            <text:p>0.001171988897772</text:p>
          </table:table-cell>
          <table:table-cell table:formula="of:=0.5*[.GG12]*(([.GG6]-[.GF6])/([.GG1]-[.GF1]))^2" office:value-type="float" office:value="0.000510660343386483" calcext:value-type="float">
            <text:p>0.000510660343386</text:p>
          </table:table-cell>
          <table:table-cell table:formula="of:=0.5*[.GH12]*(([.GH6]-[.GG6])/([.GH1]-[.GG1]))^2" office:value-type="float" office:value="0.000434648811124148" calcext:value-type="float">
            <text:p>0.000434648811124</text:p>
          </table:table-cell>
          <table:table-cell table:formula="of:=0.5*[.GI12]*(([.GI6]-[.GH6])/([.GI1]-[.GH1]))^2" office:value-type="float" office:value="0.00000107593726347747" calcext:value-type="float">
            <text:p>1.07593726347747E-06</text:p>
          </table:table-cell>
          <table:table-cell table:formula="of:=0.5*[.GJ12]*(([.GJ6]-[.GI6])/([.GJ1]-[.GI1]))^2" office:value-type="float" office:value="0.000478174684013526" calcext:value-type="float">
            <text:p>0.000478174684014</text:p>
          </table:table-cell>
          <table:table-cell table:formula="of:=0.5*[.GK12]*(([.GK6]-[.GJ6])/([.GK1]-[.GJ1]))^2" office:value-type="float" office:value="0.000141379734221272" calcext:value-type="float">
            <text:p>0.000141379734221</text:p>
          </table:table-cell>
          <table:table-cell table:formula="of:=0.5*[.GL12]*(([.GL6]-[.GK6])/([.GL1]-[.GK1]))^2" office:value-type="float" office:value="0.0000343184335023035" calcext:value-type="float">
            <text:p>3.43184335023035E-05</text:p>
          </table:table-cell>
          <table:table-cell table:formula="of:=0.5*[.GM12]*(([.GM6]-[.GL6])/([.GM1]-[.GL1]))^2" office:value-type="float" office:value="0.00000877935061205035" calcext:value-type="float">
            <text:p>8.77935061205035E-06</text:p>
          </table:table-cell>
          <table:table-cell table:formula="of:=0.5*[.GN12]*(([.GN6]-[.GM6])/([.GN1]-[.GM1]))^2" office:value-type="float" office:value="0.00000176712924585407" calcext:value-type="float">
            <text:p>1.76712924585407E-06</text:p>
          </table:table-cell>
          <table:table-cell table:formula="of:=0.5*[.GO12]*(([.GO6]-[.GN6])/([.GO1]-[.GN1]))^2" office:value-type="float" office:value="0.00000716877063810172" calcext:value-type="float">
            <text:p>7.16877063810172E-06</text:p>
          </table:table-cell>
          <table:table-cell table:formula="of:=0.5*[.GP12]*(([.GP6]-[.GO6])/([.GP1]-[.GO1]))^2" office:value-type="float" office:value="0.0000000614679228238581" calcext:value-type="float">
            <text:p>6.14679228238581E-08</text:p>
          </table:table-cell>
          <table:table-cell table:formula="of:=0.5*[.GQ12]*(([.GQ6]-[.GP6])/([.GQ1]-[.GP1]))^2" office:value-type="float" office:value="0.0000000325294940485757" calcext:value-type="float">
            <text:p>3.25294940485757E-08</text:p>
          </table:table-cell>
          <table:table-cell table:formula="of:=0.5*[.GR12]*(([.GR6]-[.GQ6])/([.GR1]-[.GQ1]))^2" office:value-type="float" office:value="0.000000359185290766222" calcext:value-type="float">
            <text:p>3.59185290766222E-07</text:p>
          </table:table-cell>
          <table:table-cell table:formula="of:=0.5*[.GS12]*(([.GS6]-[.GR6])/([.GS1]-[.GR1]))^2" office:value-type="float" office:value="0.000000342703483642571" calcext:value-type="float">
            <text:p>3.42703483642571E-07</text:p>
          </table:table-cell>
          <table:table-cell table:formula="of:=0.5*[.GT12]*(([.GT6]-[.GS6])/([.GT1]-[.GS1]))^2" office:value-type="float" office:value="0.000000513720408165347" calcext:value-type="float">
            <text:p>5.13720408165347E-07</text:p>
          </table:table-cell>
          <table:table-cell table:formula="of:=0.5*[.GU12]*(([.GU6]-[.GT6])/([.GU1]-[.GT1]))^2" office:value-type="float" office:value="0.0000000476947457664283" calcext:value-type="float">
            <text:p>4.76947457664283E-08</text:p>
          </table:table-cell>
          <table:table-cell table:formula="of:=0.5*[.GV12]*(([.GV6]-[.GU6])/([.GV1]-[.GU1]))^2" office:value-type="float" office:value="0.0000000239868937363275" calcext:value-type="float">
            <text:p>2.39868937363275E-08</text:p>
          </table:table-cell>
          <table:table-cell table:formula="of:=0.5*[.GW12]*(([.GW6]-[.GV6])/([.GW1]-[.GV1]))^2" office:value-type="float" office:value="0.00000000654635474263896" calcext:value-type="float">
            <text:p>6.54635474263896E-09</text:p>
          </table:table-cell>
          <table:table-cell table:formula="of:=0.5*[.GX12]*(([.GX6]-[.GW6])/([.GX1]-[.GW1]))^2" office:value-type="float" office:value="0.0000000183758322832045" calcext:value-type="float">
            <text:p>1.83758322832045E-08</text:p>
          </table:table-cell>
          <table:table-cell table:formula="of:=0.5*[.GY12]*(([.GY6]-[.GX6])/([.GY1]-[.GX1]))^2" office:value-type="float" office:value="0.00000000000422097258258816" calcext:value-type="float">
            <text:p>4.22097258258816E-12</text:p>
          </table:table-cell>
          <table:table-cell table:formula="of:=0.5*[.GZ12]*(([.GZ6]-[.GY6])/([.GZ1]-[.GY1]))^2" office:value-type="float" office:value="0.000000128095513661472" calcext:value-type="float">
            <text:p>1.28095513661472E-07</text:p>
          </table:table-cell>
          <table:table-cell table:formula="of:=0.5*[.HA12]*(([.HA6]-[.GZ6])/([.HA1]-[.GZ1]))^2" office:value-type="float" office:value="0.00000000817264680436172" calcext:value-type="float">
            <text:p>8.17264680436172E-09</text:p>
          </table:table-cell>
          <table:table-cell table:formula="of:=0.5*[.HB12]*(([.HB6]-[.HA6])/([.HB1]-[.HA1]))^2" office:value-type="float" office:value="0.0000000153417629641586" calcext:value-type="float">
            <text:p>1.53417629641586E-08</text:p>
          </table:table-cell>
          <table:table-cell table:formula="of:=0.5*[.HC12]*(([.HC6]-[.HB6])/([.HC1]-[.HB1]))^2" office:value-type="float" office:value="0.000000190219127850728" calcext:value-type="float">
            <text:p>1.90219127850728E-07</text:p>
          </table:table-cell>
          <table:table-cell table:formula="of:=0.5*[.HD12]*(([.HD6]-[.HC6])/([.HD1]-[.HC1]))^2" office:value-type="float" office:value="0.00000020241121699933" calcext:value-type="float">
            <text:p>2.0241121699933E-07</text:p>
          </table:table-cell>
          <table:table-cell table:formula="of:=0.5*[.HE12]*(([.HE6]-[.HD6])/([.HE1]-[.HD1]))^2" office:value-type="float" office:value="0.00000000725809254823178" calcext:value-type="float">
            <text:p>7.25809254823178E-09</text:p>
          </table:table-cell>
          <table:table-cell table:formula="of:=0.5*[.HF12]*(([.HF6]-[.HE6])/([.HF1]-[.HE1]))^2" office:value-type="float" office:value="0.00000000264147840592276" calcext:value-type="float">
            <text:p>2.64147840592276E-09</text:p>
          </table:table-cell>
          <table:table-cell table:formula="of:=0.5*[.HG12]*(([.HG6]-[.HF6])/([.HG1]-[.HF1]))^2" office:value-type="float" office:value="0.00000000711381499968033" calcext:value-type="float">
            <text:p>7.11381499968033E-09</text:p>
          </table:table-cell>
          <table:table-cell table:formula="of:=0.5*[.HH12]*(([.HH6]-[.HG6])/([.HH1]-[.HG1]))^2" office:value-type="float" office:value="0.0000000185691123526161" calcext:value-type="float">
            <text:p>1.85691123526161E-08</text:p>
          </table:table-cell>
          <table:table-cell table:formula="of:=0.5*[.HI12]*(([.HI6]-[.HH6])/([.HI1]-[.HH1]))^2" office:value-type="float" office:value="0.00000000841709982433124" calcext:value-type="float">
            <text:p>8.41709982433124E-09</text:p>
          </table:table-cell>
          <table:table-cell table:formula="of:=0.5*[.HJ12]*(([.HJ6]-[.HI6])/([.HJ1]-[.HI1]))^2" office:value-type="float" office:value="0.0000000193039647424165" calcext:value-type="float">
            <text:p>1.93039647424165E-08</text:p>
          </table:table-cell>
          <table:table-cell table:formula="of:=0.5*[.HK12]*(([.HK6]-[.HJ6])/([.HK1]-[.HJ1]))^2" office:value-type="float" office:value="0.00000000960385969711359" calcext:value-type="float">
            <text:p>9.60385969711359E-09</text:p>
          </table:table-cell>
          <table:table-cell table:formula="of:=0.5*[.HL12]*(([.HL6]-[.HK6])/([.HL1]-[.HK1]))^2" office:value-type="float" office:value="0.000000000625810247438882" calcext:value-type="float">
            <text:p>6.25810247438882E-10</text:p>
          </table:table-cell>
          <table:table-cell table:formula="of:=0.5*[.HM12]*(([.HM6]-[.HL6])/([.HM1]-[.HL1]))^2" office:value-type="float" office:value="0.0000000123879173462093" calcext:value-type="float">
            <text:p>1.23879173462093E-08</text:p>
          </table:table-cell>
          <table:table-cell table:formula="of:=0.5*[.HN12]*(([.HN6]-[.HM6])/([.HN1]-[.HM1]))^2" office:value-type="float" office:value="0.0000000243163750248546" calcext:value-type="float">
            <text:p>2.43163750248546E-08</text:p>
          </table:table-cell>
          <table:table-cell table:formula="of:=0.5*[.HO12]*(([.HO6]-[.HN6])/([.HO1]-[.HN1]))^2" office:value-type="float" office:value="0.0000000000338223842329408" calcext:value-type="float">
            <text:p>3.38223842329408E-11</text:p>
          </table:table-cell>
          <table:table-cell table:formula="of:=0.5*[.HP12]*(([.HP6]-[.HO6])/([.HP1]-[.HO1]))^2" office:value-type="float" office:value="0.000000682116521935937" calcext:value-type="float">
            <text:p>6.82116521935937E-07</text:p>
          </table:table-cell>
          <table:table-cell table:formula="of:=0.5*[.HQ12]*(([.HQ6]-[.HP6])/([.HQ1]-[.HP1]))^2" office:value-type="float" office:value="0.000000533932733075399" calcext:value-type="float">
            <text:p>5.33932733075399E-07</text:p>
          </table:table-cell>
          <table:table-cell table:formula="of:=0.5*[.HR12]*(([.HR6]-[.HQ6])/([.HR1]-[.HQ1]))^2" office:value-type="float" office:value="0.00000000750735212179405" calcext:value-type="float">
            <text:p>7.50735212179405E-09</text:p>
          </table:table-cell>
          <table:table-cell table:formula="of:=0.5*[.HS12]*(([.HS6]-[.HR6])/([.HS1]-[.HR1]))^2" office:value-type="float" office:value="0.0000000700914709737661" calcext:value-type="float">
            <text:p>7.00914709737661E-08</text:p>
          </table:table-cell>
          <table:table-cell table:formula="of:=0.5*[.HT12]*(([.HT6]-[.HS6])/([.HT1]-[.HS1]))^2" office:value-type="float" office:value="0.0000000116351604782511" calcext:value-type="float">
            <text:p>1.16351604782511E-08</text:p>
          </table:table-cell>
          <table:table-cell table:formula="of:=0.5*[.HU12]*(([.HU6]-[.HT6])/([.HU1]-[.HT1]))^2" office:value-type="float" office:value="0.0000000519573049642758" calcext:value-type="float">
            <text:p>5.19573049642758E-08</text:p>
          </table:table-cell>
          <table:table-cell table:formula="of:=0.5*[.HV12]*(([.HV6]-[.HU6])/([.HV1]-[.HU1]))^2" office:value-type="float" office:value="0.000000214156611423865" calcext:value-type="float">
            <text:p>2.14156611423865E-07</text:p>
          </table:table-cell>
          <table:table-cell table:formula="of:=0.5*[.HW12]*(([.HW6]-[.HV6])/([.HW1]-[.HV1]))^2" office:value-type="float" office:value="0.000000013787768907295" calcext:value-type="float">
            <text:p>1.3787768907295E-08</text:p>
          </table:table-cell>
          <table:table-cell table:formula="of:=0.5*[.HX12]*(([.HX6]-[.HW6])/([.HX1]-[.HW1]))^2" office:value-type="float" office:value="0.0000000146843534794573" calcext:value-type="float">
            <text:p>1.46843534794573E-08</text:p>
          </table:table-cell>
          <table:table-cell table:formula="of:=0.5*[.HY12]*(([.HY6]-[.HX6])/([.HY1]-[.HX1]))^2" office:value-type="float" office:value="0.0000000609698018032989" calcext:value-type="float">
            <text:p>6.09698018032989E-08</text:p>
          </table:table-cell>
          <table:table-cell table:formula="of:=0.5*[.HZ12]*(([.HZ6]-[.HY6])/([.HZ1]-[.HY1]))^2" office:value-type="float" office:value="0.0000000779123152635818" calcext:value-type="float">
            <text:p>7.79123152635818E-08</text:p>
          </table:table-cell>
          <table:table-cell table:formula="of:=0.5*[.IA12]*(([.IA6]-[.HZ6])/([.IA1]-[.HZ1]))^2" office:value-type="float" office:value="0.000000716778435717783" calcext:value-type="float">
            <text:p>7.16778435717783E-07</text:p>
          </table:table-cell>
          <table:table-cell table:formula="of:=0.5*[.IB12]*(([.IB6]-[.IA6])/([.IB1]-[.IA1]))^2" office:value-type="float" office:value="0.0000000267030678290309" calcext:value-type="float">
            <text:p>2.67030678290309E-08</text:p>
          </table:table-cell>
          <table:table-cell table:formula="of:=0.5*[.IC12]*(([.IC6]-[.IB6])/([.IC1]-[.IB1]))^2" office:value-type="float" office:value="0.0000000107003552573735" calcext:value-type="float">
            <text:p>1.07003552573735E-08</text:p>
          </table:table-cell>
          <table:table-cell table:formula="of:=0.5*[.ID12]*(([.ID6]-[.IC6])/([.ID1]-[.IC1]))^2" office:value-type="float" office:value="0.000000018119973558087" calcext:value-type="float">
            <text:p>1.8119973558087E-08</text:p>
          </table:table-cell>
          <table:table-cell table:formula="of:=0.5*[.IE12]*(([.IE6]-[.ID6])/([.IE1]-[.ID1]))^2" office:value-type="float" office:value="0.0000000175541165378615" calcext:value-type="float">
            <text:p>1.75541165378615E-08</text:p>
          </table:table-cell>
          <table:table-cell table:formula="of:=0.5*[.IF12]*(([.IF6]-[.IE6])/([.IF1]-[.IE1]))^2" office:value-type="float" office:value="0.0000000100575934371092" calcext:value-type="float">
            <text:p>1.00575934371092E-08</text:p>
          </table:table-cell>
          <table:table-cell table:formula="of:=0.5*[.IG12]*(([.IG6]-[.IF6])/([.IG1]-[.IF1]))^2" office:value-type="float" office:value="0.000000328829073765612" calcext:value-type="float">
            <text:p>3.28829073765612E-07</text:p>
          </table:table-cell>
          <table:table-cell table:formula="of:=0.5*[.IH12]*(([.IH6]-[.IG6])/([.IH1]-[.IG1]))^2" office:value-type="float" office:value="0.000000354859784058875" calcext:value-type="float">
            <text:p>3.54859784058875E-07</text:p>
          </table:table-cell>
          <table:table-cell table:formula="of:=0.5*[.II12]*(([.II6]-[.IH6])/([.II1]-[.IH1]))^2" office:value-type="float" office:value="0.0000000142232616383278" calcext:value-type="float">
            <text:p>1.42232616383278E-08</text:p>
          </table:table-cell>
          <table:table-cell table:formula="of:=0.5*[.IJ12]*(([.IJ6]-[.II6])/([.IJ1]-[.II1]))^2" office:value-type="float" office:value="0.000000257433698287678" calcext:value-type="float">
            <text:p>2.57433698287678E-07</text:p>
          </table:table-cell>
          <table:table-cell table:formula="of:=0.5*[.IK12]*(([.IK6]-[.IJ6])/([.IK1]-[.IJ1]))^2" office:value-type="float" office:value="0.00000000144225173929825" calcext:value-type="float">
            <text:p>1.44225173929825E-09</text:p>
          </table:table-cell>
          <table:table-cell table:formula="of:=0.5*[.IL12]*(([.IL6]-[.IK6])/([.IL1]-[.IK1]))^2" office:value-type="float" office:value="0.0000000272699299092317" calcext:value-type="float">
            <text:p>2.72699299092317E-08</text:p>
          </table:table-cell>
          <table:table-cell table:formula="of:=0.5*[.IM12]*(([.IM6]-[.IL6])/([.IM1]-[.IL1]))^2" office:value-type="float" office:value="0.000000140540361746536" calcext:value-type="float">
            <text:p>1.40540361746536E-07</text:p>
          </table:table-cell>
          <table:table-cell table:formula="of:=0.5*[.IN12]*(([.IN6]-[.IM6])/([.IN1]-[.IM1]))^2" office:value-type="float" office:value="0.000000107501256317736" calcext:value-type="float">
            <text:p>1.07501256317736E-07</text:p>
          </table:table-cell>
          <table:table-cell table:formula="of:=0.5*[.IO12]*(([.IO6]-[.IN6])/([.IO1]-[.IN1]))^2" office:value-type="float" office:value="0.0000000156530639613102" calcext:value-type="float">
            <text:p>1.56530639613102E-08</text:p>
          </table:table-cell>
          <table:table-cell table:formula="of:=0.5*[.IP12]*(([.IP6]-[.IO6])/([.IP1]-[.IO1]))^2" office:value-type="float" office:value="0.000000171515205047649" calcext:value-type="float">
            <text:p>1.71515205047649E-07</text:p>
          </table:table-cell>
          <table:table-cell table:formula="of:=0.5*[.IQ12]*(([.IQ6]-[.IP6])/([.IQ1]-[.IP1]))^2" office:value-type="float" office:value="0.0000000676819119966137" calcext:value-type="float">
            <text:p>6.76819119966137E-08</text:p>
          </table:table-cell>
          <table:table-cell table:formula="of:=0.5*[.IR12]*(([.IR6]-[.IQ6])/([.IR1]-[.IQ1]))^2" office:value-type="float" office:value="0.000000153580959341867" calcext:value-type="float">
            <text:p>1.53580959341867E-07</text:p>
          </table:table-cell>
          <table:table-cell table:formula="of:=0.5*[.IS12]*(([.IS6]-[.IR6])/([.IS1]-[.IR1]))^2" office:value-type="float" office:value="0.000000000125038779864419" calcext:value-type="float">
            <text:p>1.25038779864419E-10</text:p>
          </table:table-cell>
          <table:table-cell table:formula="of:=0.5*[.IT12]*(([.IT6]-[.IS6])/([.IT1]-[.IS1]))^2" office:value-type="float" office:value="0.0000000189792802848071" calcext:value-type="float">
            <text:p>1.89792802848071E-08</text:p>
          </table:table-cell>
          <table:table-cell table:formula="of:=0.5*[.IU12]*(([.IU6]-[.IT6])/([.IU1]-[.IT1]))^2" office:value-type="float" office:value="0.00000000522596743248748" calcext:value-type="float">
            <text:p>5.22596743248748E-09</text:p>
          </table:table-cell>
          <table:table-cell table:formula="of:=0.5*[.IV12]*(([.IV6]-[.IU6])/([.IV1]-[.IU1]))^2" office:value-type="float" office:value="0.000000000877432226343044" calcext:value-type="float">
            <text:p>8.77432226343044E-10</text:p>
          </table:table-cell>
          <table:table-cell table:formula="of:=0.5*[.IW12]*(([.IW6]-[.IV6])/([.IW1]-[.IV1]))^2" office:value-type="float" office:value="0.00000000450214351631217" calcext:value-type="float">
            <text:p>4.50214351631217E-09</text:p>
          </table:table-cell>
          <table:table-cell table:formula="of:=0.5*[.IX12]*(([.IX6]-[.IW6])/([.IX1]-[.IW1]))^2" office:value-type="float" office:value="0.000000000683376245492707" calcext:value-type="float">
            <text:p>6.83376245492707E-10</text:p>
          </table:table-cell>
          <table:table-cell table:formula="of:=0.5*[.IY12]*(([.IY6]-[.IX6])/([.IY1]-[.IX1]))^2" office:value-type="float" office:value="0.00000000515235241941812" calcext:value-type="float">
            <text:p>5.15235241941812E-09</text:p>
          </table:table-cell>
          <table:table-cell table:formula="of:=0.5*[.IZ12]*(([.IZ6]-[.IY6])/([.IZ1]-[.IY1]))^2" office:value-type="float" office:value="0.000000134471731133125" calcext:value-type="float">
            <text:p>1.34471731133125E-07</text:p>
          </table:table-cell>
          <table:table-cell table:formula="of:=0.5*[.JA12]*(([.JA6]-[.IZ6])/([.JA1]-[.IZ1]))^2" office:value-type="float" office:value="0.0000000179320177392448" calcext:value-type="float">
            <text:p>1.79320177392448E-08</text:p>
          </table:table-cell>
          <table:table-cell table:formula="of:=0.5*[.JB12]*(([.JB6]-[.JA6])/([.JB1]-[.JA1]))^2" office:value-type="float" office:value="0.0000000446504985074001" calcext:value-type="float">
            <text:p>4.46504985074001E-08</text:p>
          </table:table-cell>
          <table:table-cell table:formula="of:=0.5*[.JC12]*(([.JC6]-[.JB6])/([.JC1]-[.JB1]))^2" office:value-type="float" office:value="0.0000000179466696826602" calcext:value-type="float">
            <text:p>1.79466696826602E-08</text:p>
          </table:table-cell>
          <table:table-cell table:formula="of:=0.5*[.JD12]*(([.JD6]-[.JC6])/([.JD1]-[.JC1]))^2" office:value-type="float" office:value="0.000000263229762310125" calcext:value-type="float">
            <text:p>2.63229762310125E-07</text:p>
          </table:table-cell>
          <table:table-cell table:formula="of:=0.5*[.JE12]*(([.JE6]-[.JD6])/([.JE1]-[.JD1]))^2" office:value-type="float" office:value="0.000000851715948985755" calcext:value-type="float">
            <text:p>8.51715948985755E-07</text:p>
          </table:table-cell>
          <table:table-cell table:formula="of:=0.5*[.JF12]*(([.JF6]-[.JE6])/([.JF1]-[.JE1]))^2" office:value-type="float" office:value="0.000283608595876633" calcext:value-type="float">
            <text:p>0.000283608595877</text:p>
          </table:table-cell>
          <table:table-cell table:formula="of:=0.5*[.JG12]*(([.JG6]-[.JF6])/([.JG1]-[.JF1]))^2" office:value-type="string" office:string-value="" calcext:value-type="error">
            <text:p>#DIV/0!</text:p>
          </table:table-cell>
          <table:table-cell table:formula="of:=0.5*[.JH12]*(([.JH6]-[.JG6])/([.JH1]-[.JG1]))^2" office:value-type="string" office:string-value="" calcext:value-type="error">
            <text:p>#DIV/0!</text:p>
          </table:table-cell>
          <table:table-cell table:formula="of:=0.5*[.JI12]*(([.JI6]-[.JH6])/([.JI1]-[.JH1]))^2" office:value-type="string" office:string-value="" calcext:value-type="error">
            <text:p>#DIV/0!</text:p>
          </table:table-cell>
          <table:table-cell table:formula="of:=0.5*[.JJ12]*(([.JJ6]-[.JI6])/([.JJ1]-[.JI1]))^2" office:value-type="string" office:string-value="" calcext:value-type="error">
            <text:p>#DIV/0!</text:p>
          </table:table-cell>
          <table:table-cell table:formula="of:=0.5*[.JK12]*(([.JK6]-[.JJ6])/([.JK1]-[.JJ1]))^2" office:value-type="string" office:string-value="" calcext:value-type="error">
            <text:p>#DIV/0!</text:p>
          </table:table-cell>
          <table:table-cell table:formula="of:=0.5*[.JL12]*(([.JL6]-[.JK6])/([.JL1]-[.JK1]))^2" office:value-type="string" office:string-value="" calcext:value-type="error">
            <text:p>#DIV/0!</text:p>
          </table:table-cell>
          <table:table-cell table:formula="of:=0.5*[.JM12]*(([.JM6]-[.JL6])/([.JM1]-[.JL1]))^2" office:value-type="string" office:string-value="" calcext:value-type="error">
            <text:p>#DIV/0!</text:p>
          </table:table-cell>
          <table:table-cell table:formula="of:=0.5*[.JN12]*(([.JN6]-[.JM6])/([.JN1]-[.JM1]))^2" office:value-type="string" office:string-value="" calcext:value-type="error">
            <text:p>#DIV/0!</text:p>
          </table:table-cell>
          <table:table-cell table:formula="of:=0.5*[.JO12]*(([.JO6]-[.JN6])/([.JO1]-[.JN1]))^2" office:value-type="string" office:string-value="" calcext:value-type="error">
            <text:p>#DIV/0!</text:p>
          </table:table-cell>
          <table:table-cell table:formula="of:=0.5*[.JP12]*(([.JP6]-[.JO6])/([.JP1]-[.JO1]))^2" office:value-type="string" office:string-value="" calcext:value-type="error">
            <text:p>#DIV/0!</text:p>
          </table:table-cell>
          <table:table-cell table:formula="of:=0.5*[.JQ12]*(([.JQ6]-[.JP6])/([.JQ1]-[.JP1]))^2" office:value-type="string" office:string-value="" calcext:value-type="error">
            <text:p>#DIV/0!</text:p>
          </table:table-cell>
          <table:table-cell table:formula="of:=0.5*[.JR12]*(([.JR6]-[.JQ6])/([.JR1]-[.JQ1]))^2" office:value-type="string" office:string-value="" calcext:value-type="error">
            <text:p>#DIV/0!</text:p>
          </table:table-cell>
          <table:table-cell table:formula="of:=0.5*[.JS12]*(([.JS6]-[.JR6])/([.JS1]-[.JR1]))^2" office:value-type="string" office:string-value="" calcext:value-type="error">
            <text:p>#DIV/0!</text:p>
          </table:table-cell>
          <table:table-cell table:formula="of:=0.5*[.JT12]*(([.JT6]-[.JS6])/([.JT1]-[.JS1]))^2" office:value-type="string" office:string-value="" calcext:value-type="error">
            <text:p>#DIV/0!</text:p>
          </table:table-cell>
          <table:table-cell table:formula="of:=0.5*[.JU12]*(([.JU6]-[.JT6])/([.JU1]-[.JT1]))^2" office:value-type="string" office:string-value="" calcext:value-type="error">
            <text:p>#DIV/0!</text:p>
          </table:table-cell>
          <table:table-cell table:formula="of:=0.5*[.JV12]*(([.JV6]-[.JU6])/([.JV1]-[.JU1]))^2" office:value-type="string" office:string-value="" calcext:value-type="error">
            <text:p>#DIV/0!</text:p>
          </table:table-cell>
          <table:table-cell table:formula="of:=0.5*[.JW12]*(([.JW6]-[.JV6])/([.JW1]-[.JV1]))^2" office:value-type="string" office:string-value="" calcext:value-type="error">
            <text:p>#DIV/0!</text:p>
          </table:table-cell>
          <table:table-cell table:formula="of:=0.5*[.JX12]*(([.JX6]-[.JW6])/([.JX1]-[.JW1]))^2" office:value-type="string" office:string-value="" calcext:value-type="error">
            <text:p>#DIV/0!</text:p>
          </table:table-cell>
          <table:table-cell table:formula="of:=0.5*[.JY12]*(([.JY6]-[.JX6])/([.JY1]-[.JX1]))^2" office:value-type="string" office:string-value="" calcext:value-type="error">
            <text:p>#DIV/0!</text:p>
          </table:table-cell>
          <table:table-cell table:formula="of:=0.5*[.JZ12]*(([.JZ6]-[.JY6])/([.JZ1]-[.JY1]))^2" office:value-type="string" office:string-value="" calcext:value-type="error">
            <text:p>#DIV/0!</text:p>
          </table:table-cell>
          <table:table-cell table:formula="of:=0.5*[.KA12]*(([.KA6]-[.JZ6])/([.KA1]-[.JZ1]))^2" office:value-type="string" office:string-value="" calcext:value-type="error">
            <text:p>#DIV/0!</text:p>
          </table:table-cell>
          <table:table-cell table:formula="of:=0.5*[.KB12]*(([.KB6]-[.KA6])/([.KB1]-[.KA1]))^2" office:value-type="string" office:string-value="" calcext:value-type="error">
            <text:p>#DIV/0!</text:p>
          </table:table-cell>
          <table:table-cell table:formula="of:=0.5*[.KC12]*(([.KC6]-[.KB6])/([.KC1]-[.KB1]))^2" office:value-type="string" office:string-value="" calcext:value-type="error">
            <text:p>#DIV/0!</text:p>
          </table:table-cell>
          <table:table-cell table:formula="of:=0.5*[.KD12]*(([.KD6]-[.KC6])/([.KD1]-[.KC1]))^2" office:value-type="string" office:string-value="" calcext:value-type="error">
            <text:p>#DIV/0!</text:p>
          </table:table-cell>
          <table:table-cell table:formula="of:=0.5*[.KE12]*(([.KE6]-[.KD6])/([.KE1]-[.KD1]))^2" office:value-type="string" office:string-value="" calcext:value-type="error">
            <text:p>#DIV/0!</text:p>
          </table:table-cell>
          <table:table-cell table:formula="of:=0.5*[.KF12]*(([.KF6]-[.KE6])/([.KF1]-[.KE1]))^2" office:value-type="string" office:string-value="" calcext:value-type="error">
            <text:p>#DIV/0!</text:p>
          </table:table-cell>
          <table:table-cell table:formula="of:=0.5*[.KG12]*(([.KG6]-[.KF6])/([.KG1]-[.KF1]))^2" office:value-type="string" office:string-value="" calcext:value-type="error">
            <text:p>#DIV/0!</text:p>
          </table:table-cell>
          <table:table-cell table:formula="of:=0.5*[.KH12]*(([.KH6]-[.KG6])/([.KH1]-[.KG1]))^2" office:value-type="string" office:string-value="" calcext:value-type="error">
            <text:p>#DIV/0!</text:p>
          </table:table-cell>
          <table:table-cell table:formula="of:=0.5*[.KI12]*(([.KI6]-[.KH6])/([.KI1]-[.KH1]))^2" office:value-type="string" office:string-value="" calcext:value-type="error">
            <text:p>#DIV/0!</text:p>
          </table:table-cell>
          <table:table-cell table:formula="of:=0.5*[.KJ12]*(([.KJ6]-[.KI6])/([.KJ1]-[.KI1]))^2" office:value-type="string" office:string-value="" calcext:value-type="error">
            <text:p>#DIV/0!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JE13])" office:value-type="float" office:value="2.38827697139834" calcext:value-type="float">
            <text:p>2.38827697139834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JE14])" office:value-type="float" office:value="1.45933365560324" calcext:value-type="float">
            <text:p>1.45933365560324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3.84761062700158" calcext:value-type="float">
            <text:p>3.84761062700158</text:p>
          </table:table-cell>
          <table:table-cell table:formula="of:=[.B17]+[.C9]" office:value-type="float" office:value="12.4895401385567" calcext:value-type="float">
            <text:p>12.4895401385567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6:28:11.682090489</dc:date>
    <meta:editing-duration>PT1M1S</meta:editing-duration>
    <meta:editing-cycles>1</meta:editing-cycles>
    <meta:document-statistic meta:table-count="1" meta:cell-count="4660" meta:object-count="0"/>
    <meta:generator>LibreOffice/6.4.7.2$Linux_X86_64 LibreOffice_project/40$Build-2</meta:generator>
  </office:meta>
</office:document-meta>
</file>